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2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Georgia" svg:font-family="Georgia"/>
    <style:font-face style:name="Tahoma" svg:font-family="Tahoma"/>
    <style:font-face style:name="Verdana" svg:font-family="Verdana"/>
  </office:font-face-decls>
  <office:automatic-styles>
    <style:style style:name="P1" style:family="paragraph" style:parent-style-name="Style-1">
      <style:paragraph-properties fo:text-align="left" fo:text-indent="0cm" fo:line-height="115%" fo:margin-top="0cm" fo:margin-bottom="0cm" fo:margin-left="0cm" fo:margin-right="0cm"/>
    </style:style>
    <style:style style:name="Table1" style:family="table">
      <style:table-properties table:align="left" style:width="16.545cm" fo:margin-left="-0.176cm"/>
    </style:style>
    <style:style style:name="Column1" style:family="table-column">
      <style:table-column-properties style:column-width="4.128cm"/>
    </style:style>
    <style:style style:name="Column2" style:family="table-column">
      <style:table-column-properties style:column-width="4.128cm"/>
    </style:style>
    <style:style style:name="Column3" style:family="table-column">
      <style:table-column-properties style:column-width="4.128cm"/>
    </style:style>
    <style:style style:name="Column4" style:family="table-column">
      <style:table-column-properties style:column-width="4.128cm"/>
    </style:style>
    <style:style style:name="Row1" style:family="table-row">
      <style:table-row-properties style:min-row-height="0cm"/>
    </style:style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yle-3">
      <style:paragraph-properties fo:text-align="center" fo:text-indent="0cm" fo:line-height="100%" fo:margin-top="0cm" fo:margin-bottom="0cm" fo:margin-left="0cm" fo:margin-right="0cm"/>
    </style:style>
    <style:style style:name="T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Row2" style:family="table-row">
      <style:table-row-properties style:min-row-height="0cm"/>
    </style:style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" style:family="paragraph" style:parent-style-name="Style-4">
      <style:paragraph-properties fo:text-align="center" fo:text-indent="0cm" fo:line-height="115%" fo:margin-top="0.494cm" fo:margin-bottom="0.141cm" fo:margin-left="0cm" fo:margin-right="0cm"/>
    </style:style>
    <style:style style:name="T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7" style:family="paragraph" style:parent-style-name="Style-5">
      <style:paragraph-properties fo:text-align="center" fo:text-indent="0cm" fo:line-height="115%" fo:margin-top="0cm" fo:margin-left="0cm" fo:margin-right="0cm"/>
    </style:style>
    <style:style style:name="T7_1" style:family="text" style:parent-style-name="Default_20_Paragraph_20_Font"/>
    <style:style style:name="T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_3" style:family="text" style:parent-style-name="Default_20_Paragraph_20_Font"/>
    <style:style style:name="T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_5" style:family="text" style:parent-style-name="Default_20_Paragraph_20_Font"/>
    <style:style style:name="T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_7" style:family="text" style:parent-style-name="Default_20_Paragraph_20_Font"/>
    <style:style style:name="T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_9" style:family="text" style:parent-style-name="Default_20_Paragraph_20_Font"/>
    <style:style style:name="T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7_11" style:family="text" style:parent-style-name="Default_20_Paragraph_20_Font"/>
    <style:style style:name="T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7_13" style:family="text" style:parent-style-name="Default_20_Paragraph_20_Font"/>
    <style:style style:name="T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7_15" style:family="text" style:parent-style-name="Default_20_Paragraph_20_Font"/>
    <style:style style:name="T7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7_17" style:family="text" style:parent-style-name="Default_20_Paragraph_20_Font"/>
    <style:style style:name="T7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7_19" style:family="text" style:parent-style-name="Default_20_Paragraph_20_Font"/>
    <style:style style:name="T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7_21" style:family="text" style:parent-style-name="Default_20_Paragraph_20_Font"/>
    <style:style style:name="T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solid" style:text-underline-color="font-color"/>
    </style:style>
    <style:style style:name="T7_23" style:family="text" style:parent-style-name="Default_20_Paragraph_20_Font"/>
    <style:style style:name="T7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_25" style:family="text" style:parent-style-name="Default_20_Paragraph_20_Font"/>
    <style:style style:name="T7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_27" style:family="text" style:parent-style-name="Default_20_Paragraph_20_Font"/>
    <style:style style:name="T7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_29" style:family="text" style:parent-style-name="Default_20_Paragraph_20_Font"/>
    <style:style style:name="T7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P8" style:family="paragraph" style:parent-style-name="Style-2">
      <style:paragraph-properties fo:text-align="left" fo:text-indent="0cm" fo:line-height="100%" fo:margin-top="0cm" fo:margin-bottom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" style:family="paragraph" style:parent-style-name="Style-2">
      <style:paragraph-properties fo:text-align="left" fo:text-indent="0cm" fo:line-height="100%" fo:margin-top="0cm" fo:margin-left="0cm" fo:margin-right="0cm"/>
    </style:style>
    <style:style style:name="T9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_1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_1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_1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9_1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0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10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_7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_8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_9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_10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_1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_1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" style:family="paragraph" style:parent-style-name="Style-2">
      <style:paragraph-properties fo:text-align="left" fo:text-indent="0cm" fo:line-height="100%" fo:margin-top="0cm" fo:margin-left="0cm" fo:margin-right="0cm"/>
    </style:style>
    <style:style style:name="P12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12_1" style:family="text" style:parent-style-name="Default_20_Paragraph_20_Font"/>
    <style:style style:name="T12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_3" style:family="text" style:parent-style-name="Default_20_Paragraph_20_Font"/>
    <style:style style:name="T12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_5" style:family="text" style:parent-style-name="Default_20_Paragraph_20_Font"/>
    <style:style style:name="T12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_7" style:family="text" style:parent-style-name="Default_20_Paragraph_20_Font"/>
    <style:style style:name="T12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_9" style:family="text" style:parent-style-name="Default_20_Paragraph_20_Font"/>
    <style:style style:name="T12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_11" style:family="text" style:parent-style-name="Default_20_Paragraph_20_Font"/>
    <style:style style:name="T12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_13" style:family="text" style:parent-style-name="Default_20_Paragraph_20_Font"/>
    <style:style style:name="T12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_15" style:family="text" style:parent-style-name="Default_20_Paragraph_20_Font"/>
    <style:style style:name="T12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" style:family="paragraph" style:parent-style-name="Style-6">
      <style:paragraph-properties fo:text-align="left" fo:text-indent="0cm" fo:line-height="115%" fo:margin-top="0.388cm" fo:margin-left="0cm" fo:margin-right="0cm"/>
    </style:style>
    <style:style style:name="T13_1" style:family="text" style:parent-style-name="Default_20_Paragraph_20_Font">
      <style:text-properties style:text-line-through-style="none" fo:font-style="normal" style:font-style-asian="normal" style:font-style-complex="normal" fo:color="#333333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13_2" style:family="text" style:parent-style-name="Default_20_Paragraph_20_Font">
      <style:text-properties style:text-line-through-style="none" fo:font-style="normal" style:font-style-asian="normal" style:font-style-complex="normal" fo:color="#333333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13_3" style:family="text" style:parent-style-name="Default_20_Paragraph_20_Font">
      <style:text-properties style:text-line-through-style="none" fo:font-style="normal" style:font-style-asian="normal" style:font-style-complex="normal" fo:color="#333333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13_4" style:family="text" style:parent-style-name="Default_20_Paragraph_20_Font">
      <style:text-properties style:text-line-through-style="none" fo:font-style="normal" style:font-style-asian="normal" style:font-style-complex="normal" fo:color="#333333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13_5" style:family="text" style:parent-style-name="Default_20_Paragraph_20_Font">
      <style:text-properties style:text-line-through-style="none" fo:font-style="normal" style:font-style-asian="normal" style:font-style-complex="normal" fo:color="#333333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13_6" style:family="text" style:parent-style-name="Default_20_Paragraph_20_Font">
      <style:text-properties style:text-line-through-style="none" fo:font-style="normal" style:font-style-asian="normal" style:font-style-complex="normal" fo:color="#333333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13_7" style:family="text" style:parent-style-name="Default_20_Paragraph_20_Font">
      <style:text-properties style:text-line-through-style="none" fo:font-style="normal" style:font-style-asian="normal" style:font-style-complex="normal" fo:color="#333333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13_8" style:family="text" style:parent-style-name="Default_20_Paragraph_20_Font">
      <style:text-properties style:text-line-through-style="none" fo:font-style="normal" style:font-style-asian="normal" style:font-style-complex="normal" fo:color="#333333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13_9" style:family="text" style:parent-style-name="Default_20_Paragraph_20_Font">
      <style:text-properties style:text-line-through-style="none" fo:font-style="normal" style:font-style-asian="normal" style:font-style-complex="normal" fo:color="#333333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13_10" style:family="text" style:parent-style-name="Default_20_Paragraph_20_Font">
      <style:text-properties style:text-line-through-style="none" fo:font-style="normal" style:font-style-asian="normal" style:font-style-complex="normal" fo:color="#333333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13_11" style:family="text" style:parent-style-name="Default_20_Paragraph_20_Font">
      <style:text-properties style:text-line-through-style="none" fo:font-style="normal" style:font-style-asian="normal" style:font-style-complex="normal" fo:color="#333333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P14" style:family="paragraph" style:parent-style-name="Style-6">
      <style:paragraph-properties fo:text-align="left" fo:text-indent="0cm" fo:line-height="115%" fo:margin-top="0.388cm" fo:margin-bottom="0.071cm" fo:margin-left="0cm" fo:margin-right="0cm"/>
    </style:style>
    <style:style style:name="T1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5" style:family="paragraph" style:parent-style-name="Style-1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6" style:family="paragraph" style:parent-style-name="Style-7">
      <style:paragraph-properties fo:text-align="left" fo:text-indent="0cm" fo:line-height="100%" fo:margin-top="0cm" fo:margin-bottom="0cm" fo:margin-left="0cm" fo:margin-right="0cm"/>
    </style:style>
    <style:style style:name="T16_1" style:family="text" style:parent-style-name="Default_20_Paragraph_20_Font"/>
    <style:style style:name="T1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6_3" style:family="text" style:parent-style-name="Default_20_Paragraph_20_Font"/>
    <style:style style:name="T1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6_5" style:family="text" style:parent-style-name="Default_20_Paragraph_20_Font"/>
    <style:style style:name="T1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6_7" style:family="text" style:parent-style-name="Default_20_Paragraph_20_Font"/>
    <style:style style:name="T1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6_9" style:family="text" style:parent-style-name="Default_20_Paragraph_20_Font"/>
    <style:style style:name="T1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6_11" style:family="text" style:parent-style-name="Default_20_Paragraph_20_Font"/>
    <style:style style:name="T1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6_13" style:family="text" style:parent-style-name="Default_20_Paragraph_20_Font"/>
    <style:style style:name="T1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6_15" style:family="text" style:parent-style-name="Default_20_Paragraph_20_Font"/>
    <style:style style:name="T1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6_17" style:family="text" style:parent-style-name="Default_20_Paragraph_20_Font"/>
    <style:style style:name="T1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6_19" style:family="text" style:parent-style-name="Default_20_Paragraph_20_Font"/>
    <style:style style:name="T1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6_21" style:family="text" style:parent-style-name="Default_20_Paragraph_20_Font"/>
    <style:style style:name="T1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6_23" style:family="text" style:parent-style-name="Default_20_Paragraph_20_Font"/>
    <style:style style:name="T16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6_25" style:family="text" style:parent-style-name="Default_20_Paragraph_20_Font"/>
    <style:style style:name="T16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6_27" style:family="text" style:parent-style-name="Default_20_Paragraph_20_Font"/>
    <style:style style:name="T16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6_29" style:family="text" style:parent-style-name="Default_20_Paragraph_20_Font"/>
    <style:style style:name="T16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6_31" style:family="text" style:parent-style-name="Default_20_Paragraph_20_Font"/>
    <style:style style:name="T16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6_33" style:family="text" style:parent-style-name="Default_20_Paragraph_20_Font"/>
    <style:style style:name="T16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Row3" style:family="table-row">
      <style:table-row-properties style:min-row-height="0cm"/>
    </style:style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7" style:family="paragraph" style:parent-style-name="Style-8">
      <style:paragraph-properties fo:text-align="left" fo:text-indent="0cm" fo:line-height="115%" fo:margin-top="0.635cm" fo:margin-bottom="0.141cm" fo:margin-left="0cm" fo:margin-right="0cm"/>
    </style:style>
    <style:style style:name="T1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8" style:family="paragraph" style:parent-style-name="Style-2">
      <style:paragraph-properties fo:text-align="left" fo:text-indent="0cm" fo:line-height="100%" fo:margin-top="0cm" fo:margin-left="0cm" fo:margin-right="0cm"/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9" style:family="paragraph" style:parent-style-name="Style-2">
      <style:paragraph-properties fo:text-align="left" fo:text-indent="0cm" fo:line-height="100%" fo:margin-top="0cm" fo:margin-left="0cm" fo:margin-right="0cm"/>
    </style:style>
    <style:style style:name="T19_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_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_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_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_5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_6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_7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_8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_9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_10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_11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_1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_1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9_14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0" style:family="paragraph" style:parent-style-name="Style-2">
      <style:paragraph-properties fo:text-align="left" fo:text-indent="0cm" fo:line-height="100%" fo:margin-top="0cm" fo:margin-bottom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1" style:family="paragraph" style:parent-style-name="Style-1">
      <style:paragraph-properties fo:text-align="left" fo:text-indent="0cm" fo:line-height="115%" fo:margin-top="0cm" fo:margin-left="0cm" fo:margin-right="0cm"/>
    </style:style>
    <style:style style:name="T21_1" style:family="text" style:parent-style-name="Default_20_Paragraph_20_Font">
      <style:text-properties style:text-line-through-style="none" fo:font-style="normal" style:font-style-asian="normal" style:font-style-complex="normal" fo:color="#5e5e5e" style:font-name="Tahoma" fo:font-size="10pt" style:font-name-asian="Tahoma" style:font-size-asian="10pt" style:font-name-complex="Tahoma" style:font-size-complex="10pt" fo:font-weight="bold" style:font-weight-asian="bold" style:font-weight-complex="bold" style:text-underline-style="none"/>
    </style:style>
    <style:style style:name="T21_2" style:family="text" style:parent-style-name="Default_20_Paragraph_20_Font">
      <style:text-properties style:text-line-through-style="none" fo:font-style="normal" style:font-style-asian="normal" style:font-style-complex="normal" fo:color="#5e5e5e" style:font-name="Tahoma" fo:font-size="10pt" style:font-name-asian="Tahoma" style:font-size-asian="10pt" style:font-name-complex="Tahoma" style:font-size-complex="10pt" fo:font-weight="bold" style:font-weight-asian="bold" style:font-weight-complex="bold" style:text-underline-style="none"/>
    </style:style>
    <style:style style:name="T21_3" style:family="text" style:parent-style-name="Default_20_Paragraph_20_Font">
      <style:text-properties style:text-line-through-style="none" fo:font-style="normal" style:font-style-asian="normal" style:font-style-complex="normal" fo:color="#5e5e5e" style:font-name="Tahoma" fo:font-size="10pt" style:font-name-asian="Tahoma" style:font-size-asian="10pt" style:font-name-complex="Tahoma" style:font-size-complex="10pt" fo:font-weight="bold" style:font-weight-asian="bold" style:font-weight-complex="bold" style:text-underline-style="none"/>
    </style:style>
    <style:style style:name="T21_4" style:family="text" style:parent-style-name="Default_20_Paragraph_20_Font">
      <style:text-properties style:text-line-through-style="none" fo:font-style="normal" style:font-style-asian="normal" style:font-style-complex="normal" fo:color="#5e5e5e" style:font-name="Tahoma" fo:font-size="10pt" style:font-name-asian="Tahoma" style:font-size-asian="10pt" style:font-name-complex="Tahoma" style:font-size-complex="10pt" fo:font-weight="bold" style:font-weight-asian="bold" style:font-weight-complex="bold" style:text-underline-style="none"/>
    </style:style>
    <style:style style:name="T21_5" style:family="text" style:parent-style-name="Default_20_Paragraph_20_Font">
      <style:text-properties style:text-line-through-style="none" fo:font-style="normal" style:font-style-asian="normal" style:font-style-complex="normal" fo:color="#5e5e5e" style:font-name="Tahoma" fo:font-size="10pt" style:font-name-asian="Tahoma" style:font-size-asian="10pt" style:font-name-complex="Tahoma" style:font-size-complex="10pt" fo:font-weight="bold" style:font-weight-asian="bold" style:font-weight-complex="bold" style:text-underline-style="none"/>
    </style:style>
    <style:style style:name="T21_6" style:family="text" style:parent-style-name="Default_20_Paragraph_20_Font">
      <style:text-properties style:text-line-through-style="none" fo:font-style="normal" style:font-style-asian="normal" style:font-style-complex="normal" fo:color="#5e5e5e" style:font-name="Tahoma" fo:font-size="10pt" style:font-name-asian="Tahoma" style:font-size-asian="10pt" style:font-name-complex="Tahoma" style:font-size-complex="10pt" fo:font-weight="bold" style:font-weight-asian="bold" style:font-weight-complex="bold" style:text-underline-style="none"/>
    </style:style>
    <style:style style:name="T21_7" style:family="text" style:parent-style-name="Default_20_Paragraph_20_Font">
      <style:text-properties style:text-line-through-style="none" fo:font-style="normal" style:font-style-asian="normal" style:font-style-complex="normal" fo:color="#5e5e5e" style:font-name="Tahoma" fo:font-size="10pt" style:font-name-asian="Tahoma" style:font-size-asian="10pt" style:font-name-complex="Tahoma" style:font-size-complex="10pt" fo:font-weight="bold" style:font-weight-asian="bold" style:font-weight-complex="bold" style:text-underline-style="none"/>
    </style:style>
    <style:style style:name="T21_8" style:family="text" style:parent-style-name="Default_20_Paragraph_20_Font">
      <style:text-properties style:text-line-through-style="none" fo:font-style="normal" style:font-style-asian="normal" style:font-style-complex="normal" fo:color="#5e5e5e" style:font-name="Tahoma" fo:font-size="10pt" style:font-name-asian="Tahoma" style:font-size-asian="10pt" style:font-name-complex="Tahoma" style:font-size-complex="10pt" fo:font-weight="bold" style:font-weight-asian="bold" style:font-weight-complex="bold" style:text-underline-style="none"/>
    </style:style>
    <style:style style:name="T21_9" style:family="text" style:parent-style-name="Default_20_Paragraph_20_Font">
      <style:text-properties style:text-line-through-style="none" fo:font-style="normal" style:font-style-asian="normal" style:font-style-complex="normal" fo:color="#5e5e5e" style:font-name="Tahoma" fo:font-size="10pt" style:font-name-asian="Tahoma" style:font-size-asian="10pt" style:font-name-complex="Tahoma" style:font-size-complex="10pt" fo:font-weight="bold" style:font-weight-asian="bold" style:font-weight-complex="bold" style:text-underline-style="none"/>
    </style:style>
    <style:style style:name="T21_10" style:family="text" style:parent-style-name="Default_20_Paragraph_20_Font">
      <style:text-properties style:text-line-through-style="none" fo:font-style="normal" style:font-style-asian="normal" style:font-style-complex="normal" fo:color="#5e5e5e" style:font-name="Tahoma" fo:font-size="10pt" style:font-name-asian="Tahoma" style:font-size-asian="10pt" style:font-name-complex="Tahoma" style:font-size-complex="10pt" fo:font-weight="bold" style:font-weight-asian="bold" style:font-weight-complex="bold" style:text-underline-style="none"/>
    </style:style>
    <style:style style:name="T21_11" style:family="text" style:parent-style-name="Default_20_Paragraph_20_Font">
      <style:text-properties style:text-line-through-style="none" fo:font-style="normal" style:font-style-asian="normal" style:font-style-complex="normal" fo:color="#5e5e5e" style:font-name="Tahoma" fo:font-size="10pt" style:font-name-asian="Tahoma" style:font-size-asian="10pt" style:font-name-complex="Tahoma" style:font-size-complex="10pt" fo:font-weight="bold" style:font-weight-asian="bold" style:font-weight-complex="bold" style:text-underline-style="none"/>
    </style:style>
    <style:style style:name="T21_12" style:family="text" style:parent-style-name="Default_20_Paragraph_20_Font">
      <style:text-properties style:text-line-through-style="none" fo:font-style="normal" style:font-style-asian="normal" style:font-style-complex="normal" fo:color="#5e5e5e" style:font-name="Tahoma" fo:font-size="10pt" style:font-name-asian="Tahoma" style:font-size-asian="10pt" style:font-name-complex="Tahoma" style:font-size-complex="10pt" fo:font-weight="bold" style:font-weight-asian="bold" style:font-weight-complex="bold" style:text-underline-style="none"/>
    </style:style>
    <style:style style:name="T21_13" style:family="text" style:parent-style-name="Default_20_Paragraph_20_Font">
      <style:text-properties style:text-line-through-style="none" fo:font-style="normal" style:font-style-asian="normal" style:font-style-complex="normal" fo:color="#5e5e5e" style:font-name="Tahoma" fo:font-size="10pt" style:font-name-asian="Tahoma" style:font-size-asian="10pt" style:font-name-complex="Tahoma" style:font-size-complex="10pt" fo:font-weight="bold" style:font-weight-asian="bold" style:font-weight-complex="bold" style:text-underline-style="none"/>
    </style:style>
    <style:style style:name="T21_14" style:family="text" style:parent-style-name="Default_20_Paragraph_20_Font">
      <style:text-properties style:text-line-through-style="none" fo:font-style="normal" style:font-style-asian="normal" style:font-style-complex="normal" fo:color="#5e5e5e" style:font-name="Tahoma" fo:font-size="10pt" style:font-name-asian="Tahoma" style:font-size-asian="10pt" style:font-name-complex="Tahoma" style:font-size-complex="10pt" fo:font-weight="bold" style:font-weight-asian="bold" style:font-weight-complex="bold" style:text-underline-style="none"/>
    </style:style>
    <style:style style:name="T21_15" style:family="text" style:parent-style-name="Default_20_Paragraph_20_Font">
      <style:text-properties style:text-line-through-style="none" fo:font-style="normal" style:font-style-asian="normal" style:font-style-complex="normal" fo:color="#5e5e5e" style:font-name="Tahoma" fo:font-size="10pt" style:font-name-asian="Tahoma" style:font-size-asian="10pt" style:font-name-complex="Tahoma" style:font-size-complex="10pt" fo:font-weight="bold" style:font-weight-asian="bold" style:font-weight-complex="bold" style:text-underline-style="none"/>
    </style:style>
    <style:style style:name="T21_16" style:family="text" style:parent-style-name="Default_20_Paragraph_20_Font">
      <style:text-properties style:text-line-through-style="none" fo:font-style="normal" style:font-style-asian="normal" style:font-style-complex="normal" fo:color="#5e5e5e" style:font-name="Tahoma" fo:font-size="10pt" style:font-name-asian="Tahoma" style:font-size-asian="10pt" style:font-name-complex="Tahoma" style:font-size-complex="10pt" fo:font-weight="bold" style:font-weight-asian="bold" style:font-weight-complex="bold" style:text-underline-style="none"/>
    </style:style>
    <style:style style:name="T21_17" style:family="text" style:parent-style-name="Default_20_Paragraph_20_Font">
      <style:text-properties style:text-line-through-style="none" fo:font-style="normal" style:font-style-asian="normal" style:font-style-complex="normal" fo:color="#5e5e5e" style:font-name="Tahoma" fo:font-size="10pt" style:font-name-asian="Tahoma" style:font-size-asian="10pt" style:font-name-complex="Tahoma" style:font-size-complex="10pt" fo:font-weight="bold" style:font-weight-asian="bold" style:font-weight-complex="bold" style:text-underline-style="none"/>
    </style:style>
    <style:style style:name="P22" style:family="paragraph" style:parent-style-name="Style-1">
      <style:paragraph-properties fo:text-align="left" fo:text-indent="0cm" fo:line-height="115%" fo:margin-top="0cm" fo:margin-left="0cm" fo:margin-right="0cm"/>
    </style:style>
    <style:style style:name="T22_1" style:family="text" style:parent-style-name="Default_20_Paragraph_20_Font">
      <style:text-properties style:text-line-through-style="none" fo:font-style="normal" style:font-style-asian="normal" style:font-style-complex="normal" fo:color="#5e5e5e" style:font-name="Tahoma" fo:font-size="10pt" style:font-name-asian="Tahoma" style:font-size-asian="10pt" style:font-name-complex="Tahoma" style:font-size-complex="10pt" fo:font-weight="bold" style:font-weight-asian="bold" style:font-weight-complex="bold" style:text-underline-style="none"/>
    </style:style>
    <style:style style:name="T22_2" style:family="text" style:parent-style-name="Default_20_Paragraph_20_Font">
      <style:text-properties style:text-line-through-style="none" fo:font-style="normal" style:font-style-asian="normal" style:font-style-complex="normal" fo:color="#5e5e5e" style:font-name="Tahoma" fo:font-size="10pt" style:font-name-asian="Tahoma" style:font-size-asian="10pt" style:font-name-complex="Tahoma" style:font-size-complex="10pt" fo:font-weight="bold" style:font-weight-asian="bold" style:font-weight-complex="bold" style:text-underline-style="none"/>
    </style:style>
    <style:style style:name="T22_3" style:family="text" style:parent-style-name="Default_20_Paragraph_20_Font">
      <style:text-properties style:text-line-through-style="none" fo:font-style="normal" style:font-style-asian="normal" style:font-style-complex="normal" fo:color="#5e5e5e" style:font-name="Tahoma" fo:font-size="10pt" style:font-name-asian="Tahoma" style:font-size-asian="10pt" style:font-name-complex="Tahoma" style:font-size-complex="10pt" fo:font-weight="bold" style:font-weight-asian="bold" style:font-weight-complex="bold" style:text-underline-style="none"/>
    </style:style>
    <style:style style:name="T22_4" style:family="text" style:parent-style-name="Default_20_Paragraph_20_Font">
      <style:text-properties style:text-line-through-style="none" fo:font-style="normal" style:font-style-asian="normal" style:font-style-complex="normal" fo:color="#5e5e5e" style:font-name="Tahoma" fo:font-size="10pt" style:font-name-asian="Tahoma" style:font-size-asian="10pt" style:font-name-complex="Tahoma" style:font-size-complex="10pt" fo:font-weight="bold" style:font-weight-asian="bold" style:font-weight-complex="bold" style:text-underline-style="none"/>
    </style:style>
    <style:style style:name="T22_5" style:family="text" style:parent-style-name="Default_20_Paragraph_20_Font">
      <style:text-properties style:text-line-through-style="none" fo:font-style="normal" style:font-style-asian="normal" style:font-style-complex="normal" fo:color="#5e5e5e" style:font-name="Tahoma" fo:font-size="10pt" style:font-name-asian="Tahoma" style:font-size-asian="10pt" style:font-name-complex="Tahoma" style:font-size-complex="10pt" fo:font-weight="bold" style:font-weight-asian="bold" style:font-weight-complex="bold" style:text-underline-style="none"/>
    </style:style>
    <style:style style:name="T22_6" style:family="text" style:parent-style-name="Default_20_Paragraph_20_Font">
      <style:text-properties style:text-line-through-style="none" fo:font-style="normal" style:font-style-asian="normal" style:font-style-complex="normal" fo:color="#5e5e5e" style:font-name="Tahoma" fo:font-size="10pt" style:font-name-asian="Tahoma" style:font-size-asian="10pt" style:font-name-complex="Tahoma" style:font-size-complex="10pt" fo:font-weight="bold" style:font-weight-asian="bold" style:font-weight-complex="bold" style:text-underline-style="none"/>
    </style:style>
    <style:style style:name="T22_7" style:family="text" style:parent-style-name="Default_20_Paragraph_20_Font">
      <style:text-properties style:text-line-through-style="none" fo:font-style="normal" style:font-style-asian="normal" style:font-style-complex="normal" fo:color="#5e5e5e" style:font-name="Tahoma" fo:font-size="10pt" style:font-name-asian="Tahoma" style:font-size-asian="10pt" style:font-name-complex="Tahoma" style:font-size-complex="10pt" fo:font-weight="bold" style:font-weight-asian="bold" style:font-weight-complex="bold" style:text-underline-style="none"/>
    </style:style>
    <style:style style:name="P23" style:family="paragraph" style:parent-style-name="Style-1">
      <style:paragraph-properties fo:text-align="left" fo:text-indent="0cm" fo:line-height="115%" fo:margin-top="0cm" fo:margin-left="0cm" fo:margin-right="0cm"/>
    </style:style>
    <style:style style:name="T23_1" style:family="text" style:parent-style-name="Default_20_Paragraph_20_Font">
      <style:text-properties style:text-line-through-style="none" fo:font-style="normal" style:font-style-asian="normal" style:font-style-complex="normal" fo:color="#5e5e5e" style:font-name="Tahoma" fo:font-size="10pt" style:font-name-asian="Tahoma" style:font-size-asian="10pt" style:font-name-complex="Tahoma" style:font-size-complex="10pt" fo:font-weight="bold" style:font-weight-asian="bold" style:font-weight-complex="bold" style:text-underline-style="none"/>
    </style:style>
    <style:style style:name="T23_2" style:family="text" style:parent-style-name="Default_20_Paragraph_20_Font">
      <style:text-properties style:text-line-through-style="none" fo:font-style="normal" style:font-style-asian="normal" style:font-style-complex="normal" fo:color="#5e5e5e" style:font-name="Tahoma" fo:font-size="10pt" style:font-name-asian="Tahoma" style:font-size-asian="10pt" style:font-name-complex="Tahoma" style:font-size-complex="10pt" fo:font-weight="bold" style:font-weight-asian="bold" style:font-weight-complex="bold" style:text-underline-style="none"/>
    </style:style>
    <style:style style:name="T23_3" style:family="text" style:parent-style-name="Default_20_Paragraph_20_Font">
      <style:text-properties style:text-line-through-style="none" fo:font-style="normal" style:font-style-asian="normal" style:font-style-complex="normal" fo:color="#5e5e5e" style:font-name="Tahoma" fo:font-size="10pt" style:font-name-asian="Tahoma" style:font-size-asian="10pt" style:font-name-complex="Tahoma" style:font-size-complex="10pt" fo:font-weight="bold" style:font-weight-asian="bold" style:font-weight-complex="bold" style:text-underline-style="none"/>
    </style:style>
    <style:style style:name="T23_4" style:family="text" style:parent-style-name="Default_20_Paragraph_20_Font">
      <style:text-properties style:text-line-through-style="none" fo:font-style="normal" style:font-style-asian="normal" style:font-style-complex="normal" fo:color="#5e5e5e" style:font-name="Tahoma" fo:font-size="10pt" style:font-name-asian="Tahoma" style:font-size-asian="10pt" style:font-name-complex="Tahoma" style:font-size-complex="10pt" fo:font-weight="bold" style:font-weight-asian="bold" style:font-weight-complex="bold" style:text-underline-style="none"/>
    </style:style>
    <style:style style:name="T23_5" style:family="text" style:parent-style-name="Default_20_Paragraph_20_Font">
      <style:text-properties style:text-line-through-style="none" fo:font-style="normal" style:font-style-asian="normal" style:font-style-complex="normal" fo:color="#5e5e5e" style:font-name="Tahoma" fo:font-size="10pt" style:font-name-asian="Tahoma" style:font-size-asian="10pt" style:font-name-complex="Tahoma" style:font-size-complex="10pt" fo:font-weight="bold" style:font-weight-asian="bold" style:font-weight-complex="bold" style:text-underline-style="none"/>
    </style:style>
    <style:style style:name="T23_6" style:family="text" style:parent-style-name="Default_20_Paragraph_20_Font">
      <style:text-properties style:text-line-through-style="none" fo:font-style="normal" style:font-style-asian="normal" style:font-style-complex="normal" fo:color="#5e5e5e" style:font-name="Tahoma" fo:font-size="10pt" style:font-name-asian="Tahoma" style:font-size-asian="10pt" style:font-name-complex="Tahoma" style:font-size-complex="10pt" fo:font-weight="bold" style:font-weight-asian="bold" style:font-weight-complex="bold" style:text-underline-style="none"/>
    </style:style>
    <style:style style:name="T23_7" style:family="text" style:parent-style-name="Default_20_Paragraph_20_Font">
      <style:text-properties style:text-line-through-style="none" fo:font-style="normal" style:font-style-asian="normal" style:font-style-complex="normal" fo:color="#5e5e5e" style:font-name="Tahoma" fo:font-size="10pt" style:font-name-asian="Tahoma" style:font-size-asian="10pt" style:font-name-complex="Tahoma" style:font-size-complex="10pt" fo:font-weight="bold" style:font-weight-asian="bold" style:font-weight-complex="bold" style:text-underline-style="none"/>
    </style:style>
    <style:style style:name="P24" style:family="paragraph" style:parent-style-name="Style-2">
      <style:paragraph-properties fo:text-align="left" fo:text-indent="0cm" fo:line-height="100%" fo:margin-top="0cm" fo:margin-bottom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25_1" style:family="text" style:parent-style-name="Default_20_Paragraph_20_Font"/>
    <style:style style:name="T25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25_3" style:family="text" style:parent-style-name="Default_20_Paragraph_20_Font"/>
    <style:style style:name="T25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25_5" style:family="text" style:parent-style-name="Default_20_Paragraph_20_Font"/>
    <style:style style:name="T25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25_7" style:family="text" style:parent-style-name="Default_20_Paragraph_20_Font"/>
    <style:style style:name="T25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25_9" style:family="text" style:parent-style-name="Default_20_Paragraph_20_Font"/>
    <style:style style:name="T25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25_11" style:family="text" style:parent-style-name="Default_20_Paragraph_20_Font"/>
    <style:style style:name="T25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25_13" style:family="text" style:parent-style-name="Default_20_Paragraph_20_Font"/>
    <style:style style:name="T25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25_15" style:family="text" style:parent-style-name="Default_20_Paragraph_20_Font"/>
    <style:style style:name="T25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25_17" style:family="text" style:parent-style-name="Default_20_Paragraph_20_Font"/>
    <style:style style:name="T25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25_19" style:family="text" style:parent-style-name="Default_20_Paragraph_20_Font"/>
    <style:style style:name="T25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25_21" style:family="text" style:parent-style-name="Default_20_Paragraph_20_Font"/>
    <style:style style:name="T25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25_23" style:family="text" style:parent-style-name="Default_20_Paragraph_20_Font"/>
    <style:style style:name="T25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25_25" style:family="text" style:parent-style-name="Default_20_Paragraph_20_Font"/>
    <style:style style:name="T25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25_27" style:family="text" style:parent-style-name="Default_20_Paragraph_20_Font"/>
    <style:style style:name="T25_2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25_29" style:family="text" style:parent-style-name="Default_20_Paragraph_20_Font"/>
    <style:style style:name="T25_3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" style:family="paragraph" style:parent-style-name="Style-2">
      <style:paragraph-properties fo:text-align="left" fo:text-indent="0cm" fo:line-height="100%" fo:margin-top="0cm" fo:margin-left="0cm" fo:margin-right="0cm"/>
    </style:style>
    <style:style style:name="T2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6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7" style:family="paragraph" style:parent-style-name="Style-2">
      <style:paragraph-properties fo:text-align="left" fo:text-indent="0cm" fo:line-height="100%" fo:margin-top="0cm" fo:margin-left="0cm" fo:margin-right="0cm"/>
    </style:style>
    <style:style style:name="T27_1" style:family="text" style:parent-style-name="Default_20_Paragraph_20_Font"/>
    <style:style style:name="T27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27_3" style:family="text" style:parent-style-name="Default_20_Paragraph_20_Font"/>
    <style:style style:name="T27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27_5" style:family="text" style:parent-style-name="Default_20_Paragraph_20_Font"/>
    <style:style style:name="T27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27_7" style:family="text" style:parent-style-name="Default_20_Paragraph_20_Font"/>
    <style:style style:name="T27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27_9" style:family="text" style:parent-style-name="Default_20_Paragraph_20_Font"/>
    <style:style style:name="T27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27_11" style:family="text" style:parent-style-name="Default_20_Paragraph_20_Font"/>
    <style:style style:name="T27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27_13" style:family="text" style:parent-style-name="Default_20_Paragraph_20_Font"/>
    <style:style style:name="T27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27_15" style:family="text" style:parent-style-name="Default_20_Paragraph_20_Font"/>
    <style:style style:name="T27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27_17" style:family="text" style:parent-style-name="Default_20_Paragraph_20_Font"/>
    <style:style style:name="T27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27_19" style:family="text" style:parent-style-name="Default_20_Paragraph_20_Font"/>
    <style:style style:name="T27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27_21" style:family="text" style:parent-style-name="Default_20_Paragraph_20_Font"/>
    <style:style style:name="T27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27_23" style:family="text" style:parent-style-name="Default_20_Paragraph_20_Font"/>
    <style:style style:name="T27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27_25" style:family="text" style:parent-style-name="Default_20_Paragraph_20_Font"/>
    <style:style style:name="T27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27_27" style:family="text" style:parent-style-name="Default_20_Paragraph_20_Font"/>
    <style:style style:name="T27_2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27_29" style:family="text" style:parent-style-name="Default_20_Paragraph_20_Font"/>
    <style:style style:name="T27_3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P28" style:family="paragraph" style:parent-style-name="Style-2">
      <style:paragraph-properties fo:text-align="left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29" style:family="paragraph" style:parent-style-name="Style-2">
      <style:paragraph-properties fo:text-align="left" fo:text-indent="0cm" fo:line-height="100%" fo:margin-top="0cm" fo:margin-left="0cm" fo:margin-right="0cm"/>
    </style:style>
    <style:style style:name="T2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0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30_1" style:family="text" style:parent-style-name="Default_20_Paragraph_20_Font"/>
    <style:style style:name="T30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0_3" style:family="text" style:parent-style-name="Default_20_Paragraph_20_Font"/>
    <style:style style:name="T30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0_5" style:family="text" style:parent-style-name="Default_20_Paragraph_20_Font"/>
    <style:style style:name="T30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0_7" style:family="text" style:parent-style-name="Default_20_Paragraph_20_Font"/>
    <style:style style:name="T30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0_9" style:family="text" style:parent-style-name="Default_20_Paragraph_20_Font"/>
    <style:style style:name="T30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0_11" style:family="text" style:parent-style-name="Default_20_Paragraph_20_Font"/>
    <style:style style:name="T30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0_13" style:family="text" style:parent-style-name="Default_20_Paragraph_20_Font"/>
    <style:style style:name="T30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0_15" style:family="text" style:parent-style-name="Default_20_Paragraph_20_Font"/>
    <style:style style:name="T30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0_17" style:family="text" style:parent-style-name="Default_20_Paragraph_20_Font"/>
    <style:style style:name="T30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0_19" style:family="text" style:parent-style-name="Default_20_Paragraph_20_Font"/>
    <style:style style:name="T30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0_21" style:family="text" style:parent-style-name="Default_20_Paragraph_20_Font"/>
    <style:style style:name="T30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0_23" style:family="text" style:parent-style-name="Default_20_Paragraph_20_Font"/>
    <style:style style:name="T30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0_25" style:family="text" style:parent-style-name="Default_20_Paragraph_20_Font"/>
    <style:style style:name="T30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0_27" style:family="text" style:parent-style-name="Default_20_Paragraph_20_Font"/>
    <style:style style:name="T30_2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0_29" style:family="text" style:parent-style-name="Default_20_Paragraph_20_Font"/>
    <style:style style:name="T30_3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0_31" style:family="text" style:parent-style-name="Default_20_Paragraph_20_Font"/>
    <style:style style:name="T30_3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0_33" style:family="text" style:parent-style-name="Default_20_Paragraph_20_Font"/>
    <style:style style:name="T30_3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0_35" style:family="text" style:parent-style-name="Default_20_Paragraph_20_Font"/>
    <style:style style:name="T30_3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0_37" style:family="text" style:parent-style-name="Default_20_Paragraph_20_Font"/>
    <style:style style:name="T30_3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0_39" style:family="text" style:parent-style-name="Default_20_Paragraph_20_Font"/>
    <style:style style:name="T30_4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Row4" style:family="table-row">
      <style:table-row-properties style:min-row-height="0cm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yle-2">
      <style:paragraph-properties fo:text-align="left" fo:text-indent="0cm" fo:line-height="100%" fo:margin-top="0cm" fo:margin-left="0cm" fo:margin-right="0cm"/>
    </style:style>
    <style:style style:name="T3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32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3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yle-2">
      <style:paragraph-properties fo:text-align="left" fo:text-indent="0cm" fo:line-height="100%" fo:margin-top="0cm" fo:margin-left="0cm" fo:margin-right="0cm"/>
    </style:style>
    <style:style style:name="T33_1" style:family="text" style:parent-style-name="Default_20_Paragraph_20_Font">
      <style:text-properties style:text-line-through-style="none" fo:font-style="normal" style:font-style-asian="normal" style:font-style-complex="normal" fo:color="#004214" style:font-name="Tahoma" fo:font-size="10pt" style:font-name-asian="Tahoma" style:font-size-asian="10pt" style:font-name-complex="Tahoma" style:font-size-complex="10pt" fo:font-weight="bold" style:font-weight-asian="bold" style:font-weight-complex="bold" style:text-underline-style="none"/>
    </style:style>
    <style:style style:name="T33_2" style:family="text" style:parent-style-name="Default_20_Paragraph_20_Font">
      <style:text-properties style:text-line-through-style="none" fo:font-style="normal" style:font-style-asian="normal" style:font-style-complex="normal" fo:color="#004214" style:font-name="Tahoma" fo:font-size="10pt" style:font-name-asian="Tahoma" style:font-size-asian="10pt" style:font-name-complex="Tahoma" style:font-size-complex="10pt" fo:font-weight="bold" style:font-weight-asian="bold" style:font-weight-complex="bold" style:text-underline-style="none"/>
    </style:style>
    <style:style style:name="P34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34_1" style:family="text" style:parent-style-name="Default_20_Paragraph_20_Font">
      <style:text-properties style:text-line-through-style="none" fo:font-style="normal" style:font-style-asian="normal" style:font-style-complex="normal" fo:color="#004214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34_2" style:family="text" style:parent-style-name="Default_20_Paragraph_20_Font">
      <style:text-properties style:text-line-through-style="none" fo:font-style="normal" style:font-style-asian="normal" style:font-style-complex="normal" fo:color="#004214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34_3" style:family="text" style:parent-style-name="Default_20_Paragraph_20_Font">
      <style:text-properties style:text-line-through-style="none" fo:font-style="normal" style:font-style-asian="normal" style:font-style-complex="normal" fo:color="#004214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34_4" style:family="text" style:parent-style-name="Default_20_Paragraph_20_Font">
      <style:text-properties style:text-line-through-style="none" fo:font-style="normal" style:font-style-asian="normal" style:font-style-complex="normal" fo:color="#004214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34_5" style:family="text" style:parent-style-name="Default_20_Paragraph_20_Font">
      <style:text-properties style:text-line-through-style="none" fo:font-style="normal" style:font-style-asian="normal" style:font-style-complex="normal" fo:color="#004214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34_6" style:family="text" style:parent-style-name="Default_20_Paragraph_20_Font">
      <style:text-properties style:text-line-through-style="none" fo:font-style="normal" style:font-style-asian="normal" style:font-style-complex="normal" fo:color="#004214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T34_7" style:family="text" style:parent-style-name="Default_20_Paragraph_20_Font">
      <style:text-properties style:text-line-through-style="none" fo:font-style="normal" style:font-style-asian="normal" style:font-style-complex="normal" fo:color="#004214" style:font-name="Tahoma" fo:font-size="10pt" style:font-name-asian="Tahoma" style:font-size-asian="10pt" style:font-name-complex="Tahoma" style:font-size-complex="10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35_1" style:family="text" style:parent-style-name="Default_20_Paragraph_20_Font"/>
    <style:style style:name="T3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5_3" style:family="text" style:parent-style-name="Default_20_Paragraph_20_Font"/>
    <style:style style:name="T3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5_5" style:family="text" style:parent-style-name="Default_20_Paragraph_20_Font"/>
    <style:style style:name="T3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5_7" style:family="text" style:parent-style-name="Default_20_Paragraph_20_Font"/>
    <style:style style:name="T3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5_9" style:family="text" style:parent-style-name="Default_20_Paragraph_20_Font"/>
    <style:style style:name="T3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5_11" style:family="text" style:parent-style-name="Default_20_Paragraph_20_Font"/>
    <style:style style:name="T3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5_13" style:family="text" style:parent-style-name="Default_20_Paragraph_20_Font"/>
    <style:style style:name="T3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5_15" style:family="text" style:parent-style-name="Default_20_Paragraph_20_Font"/>
    <style:style style:name="T3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5_17" style:family="text" style:parent-style-name="Default_20_Paragraph_20_Font"/>
    <style:style style:name="T3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5_19" style:family="text" style:parent-style-name="Default_20_Paragraph_20_Font"/>
    <style:style style:name="T3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5_21" style:family="text" style:parent-style-name="Default_20_Paragraph_20_Font"/>
    <style:style style:name="T35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5_23" style:family="text" style:parent-style-name="Default_20_Paragraph_20_Font"/>
    <style:style style:name="T35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5_25" style:family="text" style:parent-style-name="Default_20_Paragraph_20_Font"/>
    <style:style style:name="T35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Cell1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36_1" style:family="text" style:parent-style-name="Default_20_Paragraph_20_Font"/>
    <style:style style:name="T3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6_3" style:family="text" style:parent-style-name="Default_20_Paragraph_20_Font"/>
    <style:style style:name="T36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6_5" style:family="text" style:parent-style-name="Default_20_Paragraph_20_Font"/>
    <style:style style:name="T36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6_7" style:family="text" style:parent-style-name="Default_20_Paragraph_20_Font"/>
    <style:style style:name="T36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6_9" style:family="text" style:parent-style-name="Default_20_Paragraph_20_Font"/>
    <style:style style:name="T36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6_11" style:family="text" style:parent-style-name="Default_20_Paragraph_20_Font"/>
    <style:style style:name="T3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6_13" style:family="text" style:parent-style-name="Default_20_Paragraph_20_Font"/>
    <style:style style:name="T36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6_15" style:family="text" style:parent-style-name="Default_20_Paragraph_20_Font"/>
    <style:style style:name="T36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6_17" style:family="text" style:parent-style-name="Default_20_Paragraph_20_Font"/>
    <style:style style:name="T36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6_19" style:family="text" style:parent-style-name="Default_20_Paragraph_20_Font"/>
    <style:style style:name="T36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6_21" style:family="text" style:parent-style-name="Default_20_Paragraph_20_Font"/>
    <style:style style:name="T36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6_23" style:family="text" style:parent-style-name="Default_20_Paragraph_20_Font"/>
    <style:style style:name="T36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6_25" style:family="text" style:parent-style-name="Default_20_Paragraph_20_Font"/>
    <style:style style:name="T36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6_27" style:family="text" style:parent-style-name="Default_20_Paragraph_20_Font"/>
    <style:style style:name="T36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Row5" style:family="table-row">
      <style:table-row-properties style:min-row-height="0cm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yle-8">
      <style:paragraph-properties fo:text-align="left" fo:text-indent="0cm" fo:line-height="115%" fo:margin-top="0.635cm" fo:margin-bottom="0.141cm" fo:margin-left="0cm" fo:margin-right="0cm"/>
    </style:style>
    <style:style style:name="T3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7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7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7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7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7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7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7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38" style:family="paragraph" style:parent-style-name="Style-2">
      <style:paragraph-properties fo:text-align="left" fo:text-indent="0cm" fo:line-height="100%" fo:margin-top="0cm" fo:margin-bottom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" style:family="paragraph" style:parent-style-name="Style-5">
      <style:paragraph-properties fo:text-align="center" fo:text-indent="0cm" fo:line-height="115%" fo:margin-top="0cm" fo:margin-left="0cm" fo:margin-right="0cm"/>
    </style:style>
    <style:style style:name="T39_1" style:family="text" style:parent-style-name="Default_20_Paragraph_20_Font">
      <style:text-properties style:text-line-through-style="none" fo:font-style="normal" style:font-style-asian="normal" style:font-style-complex="normal" fo:color="#111111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9_2" style:family="text" style:parent-style-name="Default_20_Paragraph_20_Font">
      <style:text-properties style:text-line-through-style="none" fo:font-style="normal" style:font-style-asian="normal" style:font-style-complex="normal" fo:color="#111111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39_3" style:family="text" style:parent-style-name="Default_20_Paragraph_20_Font">
      <style:text-properties style:text-line-through-style="none" fo:font-style="normal" style:font-style-asian="normal" style:font-style-complex="normal" fo:color="#111111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40" style:family="paragraph" style:parent-style-name="Style-5">
      <style:paragraph-properties fo:text-align="center" fo:text-indent="0cm" fo:line-height="115%" fo:margin-top="0cm" fo:margin-left="0cm" fo:margin-right="0cm"/>
      <style:text-properties style:text-line-through-style="none" fo:font-style="normal" style:font-style-asian="normal" style:font-style-complex="normal" fo:color="#111111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41" style:family="paragraph" style:parent-style-name="Style-5">
      <style:paragraph-properties fo:text-align="center" fo:text-indent="0cm" fo:line-height="115%" fo:margin-top="0cm" fo:margin-bottom="0cm" fo:margin-left="0cm" fo:margin-right="0cm"/>
    </style:style>
    <style:style style:name="T41_1" style:family="text" style:parent-style-name="Default_20_Paragraph_20_Font">
      <style:text-properties style:text-line-through-style="none" fo:font-style="normal" style:font-style-asian="normal" style:font-style-complex="normal" fo:color="#111111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41_2" style:family="text" style:parent-style-name="Default_20_Paragraph_20_Font">
      <style:text-properties style:text-line-through-style="none" fo:font-style="normal" style:font-style-asian="normal" style:font-style-complex="normal" fo:color="#111111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2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3" style:family="paragraph" style:parent-style-name="Style-2">
      <style:paragraph-properties fo:text-align="left" fo:text-indent="0cm" fo:line-height="100%" fo:margin-top="0cm" fo:margin-left="0cm" fo:margin-right="0cm"/>
    </style:style>
    <style:style style:name="T4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44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44_1" style:family="text" style:parent-style-name="Default_20_Paragraph_20_Font"/>
    <style:style style:name="T44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44_3" style:family="text" style:parent-style-name="Default_20_Paragraph_20_Font"/>
    <style:style style:name="T44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44_5" style:family="text" style:parent-style-name="Default_20_Paragraph_20_Font"/>
    <style:style style:name="T44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44_7" style:family="text" style:parent-style-name="Default_20_Paragraph_20_Font"/>
    <style:style style:name="T44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44_9" style:family="text" style:parent-style-name="Default_20_Paragraph_20_Font"/>
    <style:style style:name="T44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44_11" style:family="text" style:parent-style-name="Default_20_Paragraph_20_Font"/>
    <style:style style:name="T44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44_13" style:family="text" style:parent-style-name="Default_20_Paragraph_20_Font"/>
    <style:style style:name="T44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44_15" style:family="text" style:parent-style-name="Default_20_Paragraph_20_Font"/>
    <style:style style:name="T44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44_17" style:family="text" style:parent-style-name="Default_20_Paragraph_20_Font"/>
    <style:style style:name="T44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44_19" style:family="text" style:parent-style-name="Default_20_Paragraph_20_Font"/>
    <style:style style:name="T44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44_21" style:family="text" style:parent-style-name="Default_20_Paragraph_20_Font"/>
    <style:style style:name="T44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44_23" style:family="text" style:parent-style-name="Default_20_Paragraph_20_Font"/>
    <style:style style:name="T44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44_25" style:family="text" style:parent-style-name="Default_20_Paragraph_20_Font"/>
    <style:style style:name="T44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44_27" style:family="text" style:parent-style-name="Default_20_Paragraph_20_Font"/>
    <style:style style:name="T44_2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44_29" style:family="text" style:parent-style-name="Default_20_Paragraph_20_Font"/>
    <style:style style:name="T44_3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44_31" style:family="text" style:parent-style-name="Default_20_Paragraph_20_Font"/>
    <style:style style:name="T44_3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44_33" style:family="text" style:parent-style-name="Default_20_Paragraph_20_Font"/>
    <style:style style:name="T44_3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Row6" style:family="table-row">
      <style:table-row-properties style:min-row-height="0cm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" style:family="paragraph" style:parent-style-name="Style-2">
      <style:paragraph-properties fo:text-align="left" fo:text-indent="0cm" fo:line-height="100%" fo:margin-top="0cm" fo:margin-left="0cm" fo:margin-right="0cm"/>
    </style:style>
    <style:style style:name="T45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5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5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5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5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5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5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5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5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5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5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46" style:family="paragraph" style:parent-style-name="Style-1">
      <style:paragraph-properties fo:text-align="left" fo:text-indent="0cm" fo:line-height="115%" fo:margin-top="0cm" fo:margin-left="0cm" fo:margin-right="0cm"/>
    </style:style>
    <style:style style:name="T46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2" style:family="text" style:parent-style-name="Default_20_Paragraph_20_Font">
      <style:text-properties style:text-line-through-style="none" fo:font-style="italic" style:font-style-asian="italic" style:font-style-complex="italic" fo:color="#cc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3" style:family="text" style:parent-style-name="Default_20_Paragraph_20_Font">
      <style:text-properties style:text-line-through-style="none" fo:font-style="italic" style:font-style-asian="italic" style:font-style-complex="italic" fo:color="#cc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7" style:family="paragraph" style:parent-style-name="Style-2">
      <style:paragraph-properties fo:text-align="left" fo:text-indent="0cm" fo:line-height="100%" fo:margin-top="0cm" fo:margin-bottom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8" style:family="paragraph" style:parent-style-name="Style-2">
      <style:paragraph-properties fo:text-align="left" fo:text-indent="0cm" fo:line-height="100%" fo:margin-top="0cm" fo:margin-left="0cm" fo:margin-right="0cm"/>
    </style:style>
    <style:style style:name="T48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8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8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8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8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8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8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8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8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8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8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8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8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8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8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8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8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8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8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48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P49" style:family="paragraph" style:parent-style-name="Style-2">
      <style:paragraph-properties fo:text-align="left" fo:text-indent="0cm" fo:line-height="100%" fo:margin-top="0cm" fo:margin-bottom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0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50_1" style:family="text" style:parent-style-name="Default_20_Paragraph_20_Font"/>
    <style:style style:name="T50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0_3" style:family="text" style:parent-style-name="Default_20_Paragraph_20_Font"/>
    <style:style style:name="T50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0_5" style:family="text" style:parent-style-name="Default_20_Paragraph_20_Font"/>
    <style:style style:name="T50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0_7" style:family="text" style:parent-style-name="Default_20_Paragraph_20_Font"/>
    <style:style style:name="T50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0_9" style:family="text" style:parent-style-name="Default_20_Paragraph_20_Font"/>
    <style:style style:name="T50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0_11" style:family="text" style:parent-style-name="Default_20_Paragraph_20_Font"/>
    <style:style style:name="T50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0_13" style:family="text" style:parent-style-name="Default_20_Paragraph_20_Font"/>
    <style:style style:name="T50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0_15" style:family="text" style:parent-style-name="Default_20_Paragraph_20_Font"/>
    <style:style style:name="T50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0_17" style:family="text" style:parent-style-name="Default_20_Paragraph_20_Font"/>
    <style:style style:name="T50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0_19" style:family="text" style:parent-style-name="Default_20_Paragraph_20_Font"/>
    <style:style style:name="T50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0_21" style:family="text" style:parent-style-name="Default_20_Paragraph_20_Font"/>
    <style:style style:name="T50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0_23" style:family="text" style:parent-style-name="Default_20_Paragraph_20_Font"/>
    <style:style style:name="T50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Cell2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1" style:family="paragraph" style:parent-style-name="Style-2">
      <style:paragraph-properties fo:text-align="left" fo:text-indent="0cm" fo:line-height="100%" fo:margin-top="0cm" fo:margin-left="0cm" fo:margin-right="0cm"/>
    </style:style>
    <style:style style:name="T51_1" style:family="text" style:parent-style-name="Default_20_Paragraph_20_Font"/>
    <style:style style:name="T51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1_3" style:family="text" style:parent-style-name="Default_20_Paragraph_20_Font"/>
    <style:style style:name="T51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1_5" style:family="text" style:parent-style-name="Default_20_Paragraph_20_Font"/>
    <style:style style:name="T51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1_7" style:family="text" style:parent-style-name="Default_20_Paragraph_20_Font"/>
    <style:style style:name="T51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1_9" style:family="text" style:parent-style-name="Default_20_Paragraph_20_Font"/>
    <style:style style:name="T51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1_11" style:family="text" style:parent-style-name="Default_20_Paragraph_20_Font"/>
    <style:style style:name="T51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1_13" style:family="text" style:parent-style-name="Default_20_Paragraph_20_Font"/>
    <style:style style:name="T51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1_15" style:family="text" style:parent-style-name="Default_20_Paragraph_20_Font"/>
    <style:style style:name="T51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1_17" style:family="text" style:parent-style-name="Default_20_Paragraph_20_Font"/>
    <style:style style:name="T51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1_19" style:family="text" style:parent-style-name="Default_20_Paragraph_20_Font"/>
    <style:style style:name="T51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1_21" style:family="text" style:parent-style-name="Default_20_Paragraph_20_Font"/>
    <style:style style:name="T51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1_23" style:family="text" style:parent-style-name="Default_20_Paragraph_20_Font"/>
    <style:style style:name="T51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1_25" style:family="text" style:parent-style-name="Default_20_Paragraph_20_Font"/>
    <style:style style:name="T51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1_27" style:family="text" style:parent-style-name="Default_20_Paragraph_20_Font"/>
    <style:style style:name="T51_2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1_29" style:family="text" style:parent-style-name="Default_20_Paragraph_20_Font"/>
    <style:style style:name="T51_3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1_31" style:family="text" style:parent-style-name="Default_20_Paragraph_20_Font"/>
    <style:style style:name="T51_3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1_33" style:family="text" style:parent-style-name="Default_20_Paragraph_20_Font"/>
    <style:style style:name="T51_3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1_35" style:family="text" style:parent-style-name="Default_20_Paragraph_20_Font"/>
    <style:style style:name="T51_3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51_37" style:family="text" style:parent-style-name="Default_20_Paragraph_20_Font"/>
    <style:style style:name="T51_3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P52" style:family="paragraph" style:parent-style-name="Style-2">
      <style:paragraph-properties fo:text-align="left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3" style:family="paragraph" style:parent-style-name="Style-2">
      <style:paragraph-properties fo:text-align="left" fo:text-indent="0cm" fo:line-height="100%" fo:margin-top="0cm" fo:margin-left="0cm" fo:margin-right="0cm"/>
    </style:style>
    <style:style style:name="T5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3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4" style:family="paragraph" style:parent-style-name="Style-2">
      <style:paragraph-properties fo:text-align="left" fo:text-indent="0cm" fo:line-height="100%" fo:margin-top="0cm" fo:margin-left="0cm" fo:margin-right="0cm"/>
    </style:style>
    <style:style style:name="T5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5" style:family="paragraph" style:parent-style-name="Style-2">
      <style:paragraph-properties fo:text-align="left" fo:text-indent="0cm" fo:line-height="100%" fo:margin-top="0cm" fo:margin-left="0cm" fo:margin-right="0cm"/>
    </style:style>
    <style:style style:name="T5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6" style:family="paragraph" style:parent-style-name="Style-2">
      <style:paragraph-properties fo:text-align="left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7" style:family="paragraph" style:parent-style-name="Style-2">
      <style:paragraph-properties fo:text-align="left" fo:text-indent="0cm" fo:line-height="100%" fo:margin-top="0cm" fo:margin-left="0cm" fo:margin-right="0cm"/>
    </style:style>
    <style:style style:name="T5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7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8" style:family="paragraph" style:parent-style-name="Style-2">
      <style:paragraph-properties fo:text-align="left" fo:text-indent="0cm" fo:line-height="100%" fo:margin-top="0cm" fo:margin-left="0cm" fo:margin-right="0cm"/>
    </style:style>
    <style:style style:name="T5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59" style:family="paragraph" style:parent-style-name="Style-2">
      <style:paragraph-properties fo:text-align="left" fo:text-indent="0cm" fo:line-height="100%" fo:margin-top="0cm" fo:margin-left="0cm" fo:margin-right="0cm"/>
    </style:style>
    <style:style style:name="T5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0" style:family="paragraph" style:parent-style-name="Style-2">
      <style:paragraph-properties fo:text-align="left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1" style:family="paragraph" style:parent-style-name="Style-2">
      <style:paragraph-properties fo:text-align="left" fo:text-indent="0cm" fo:line-height="100%" fo:margin-top="0cm" fo:margin-left="0cm" fo:margin-right="0cm"/>
    </style:style>
    <style:style style:name="T6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2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6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7" style:family="table-row">
      <style:table-row-properties style:min-row-height="0cm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3" style:family="paragraph" style:parent-style-name="Style-2">
      <style:paragraph-properties fo:text-align="left" fo:text-indent="0cm" fo:line-height="100%" fo:margin-top="0cm" fo:margin-left="0cm" fo:margin-right="0cm"/>
    </style:style>
    <style:style style:name="T6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64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64_1" style:family="text" style:parent-style-name="Default_20_Paragraph_20_Font"/>
    <style:style style:name="T64_2" style:family="text" style:parent-style-name="Default_20_Paragraph_20_Font">
      <style:text-properties style:text-line-through-style="none" fo:font-style="normal" style:font-style-asian="normal" style:font-style-complex="normal" fo:color="#1111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4_3" style:family="text" style:parent-style-name="Default_20_Paragraph_20_Font"/>
    <style:style style:name="T64_4" style:family="text" style:parent-style-name="Default_20_Paragraph_20_Font">
      <style:text-properties style:text-line-through-style="none" fo:font-style="normal" style:font-style-asian="normal" style:font-style-complex="normal" fo:color="#1111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4_5" style:family="text" style:parent-style-name="Default_20_Paragraph_20_Font"/>
    <style:style style:name="T64_6" style:family="text" style:parent-style-name="Default_20_Paragraph_20_Font">
      <style:text-properties style:text-line-through-style="none" fo:font-style="normal" style:font-style-asian="normal" style:font-style-complex="normal" fo:color="#1111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4_7" style:family="text" style:parent-style-name="Default_20_Paragraph_20_Font"/>
    <style:style style:name="T64_8" style:family="text" style:parent-style-name="Default_20_Paragraph_20_Font">
      <style:text-properties style:text-line-through-style="none" fo:font-style="normal" style:font-style-asian="normal" style:font-style-complex="normal" fo:color="#1111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4_9" style:family="text" style:parent-style-name="Default_20_Paragraph_20_Font"/>
    <style:style style:name="T64_10" style:family="text" style:parent-style-name="Default_20_Paragraph_20_Font">
      <style:text-properties style:text-line-through-style="none" fo:font-style="normal" style:font-style-asian="normal" style:font-style-complex="normal" fo:color="#1111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4_11" style:family="text" style:parent-style-name="Default_20_Paragraph_20_Font"/>
    <style:style style:name="T64_12" style:family="text" style:parent-style-name="Default_20_Paragraph_20_Font">
      <style:text-properties style:text-line-through-style="none" fo:font-style="normal" style:font-style-asian="normal" style:font-style-complex="normal" fo:color="#1111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4_13" style:family="text" style:parent-style-name="Default_20_Paragraph_20_Font"/>
    <style:style style:name="T64_14" style:family="text" style:parent-style-name="Default_20_Paragraph_20_Font">
      <style:text-properties style:text-line-through-style="none" fo:font-style="normal" style:font-style-asian="normal" style:font-style-complex="normal" fo:color="#1111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4_15" style:family="text" style:parent-style-name="Default_20_Paragraph_20_Font"/>
    <style:style style:name="T64_16" style:family="text" style:parent-style-name="Default_20_Paragraph_20_Font">
      <style:text-properties style:text-line-through-style="none" fo:font-style="normal" style:font-style-asian="normal" style:font-style-complex="normal" fo:color="#1111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4_17" style:family="text" style:parent-style-name="Default_20_Paragraph_20_Font"/>
    <style:style style:name="T64_18" style:family="text" style:parent-style-name="Default_20_Paragraph_20_Font">
      <style:text-properties style:text-line-through-style="none" fo:font-style="normal" style:font-style-asian="normal" style:font-style-complex="normal" fo:color="#1111cc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4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4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5" style:family="paragraph" style:parent-style-name="Style-2">
      <style:paragraph-properties fo:text-align="left" fo:text-indent="0cm" fo:line-height="100%" fo:margin-top="0cm" fo:margin-left="0cm" fo:margin-right="0cm"/>
    </style:style>
    <style:style style:name="T65_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5_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5_3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5_4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5_5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5_6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5_7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5_8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5_9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5_10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5_1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5_1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6" style:family="paragraph" style:parent-style-name="Style-2">
      <style:paragraph-properties fo:text-align="left" fo:text-indent="0cm" fo:line-height="100%" fo:margin-top="0cm" fo:margin-bottom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7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67_1" style:family="text" style:parent-style-name="Default_20_Paragraph_20_Font"/>
    <style:style style:name="T67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3" style:family="text" style:parent-style-name="Default_20_Paragraph_20_Font"/>
    <style:style style:name="T67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5" style:family="text" style:parent-style-name="Default_20_Paragraph_20_Font"/>
    <style:style style:name="T67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7" style:family="text" style:parent-style-name="Default_20_Paragraph_20_Font"/>
    <style:style style:name="T67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9" style:family="text" style:parent-style-name="Default_20_Paragraph_20_Font"/>
    <style:style style:name="T67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11" style:family="text" style:parent-style-name="Default_20_Paragraph_20_Font"/>
    <style:style style:name="T67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13" style:family="text" style:parent-style-name="Default_20_Paragraph_20_Font"/>
    <style:style style:name="T67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15" style:family="text" style:parent-style-name="Default_20_Paragraph_20_Font"/>
    <style:style style:name="T67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17" style:family="text" style:parent-style-name="Default_20_Paragraph_20_Font"/>
    <style:style style:name="T67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19" style:family="text" style:parent-style-name="Default_20_Paragraph_20_Font"/>
    <style:style style:name="T67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21" style:family="text" style:parent-style-name="Default_20_Paragraph_20_Font"/>
    <style:style style:name="T67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23" style:family="text" style:parent-style-name="Default_20_Paragraph_20_Font"/>
    <style:style style:name="T67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25" style:family="text" style:parent-style-name="Default_20_Paragraph_20_Font"/>
    <style:style style:name="T67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27" style:family="text" style:parent-style-name="Default_20_Paragraph_20_Font"/>
    <style:style style:name="T67_2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29" style:family="text" style:parent-style-name="Default_20_Paragraph_20_Font"/>
    <style:style style:name="T67_3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31" style:family="text" style:parent-style-name="Default_20_Paragraph_20_Font"/>
    <style:style style:name="T67_3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33" style:family="text" style:parent-style-name="Default_20_Paragraph_20_Font"/>
    <style:style style:name="T67_3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35" style:family="text" style:parent-style-name="Default_20_Paragraph_20_Font"/>
    <style:style style:name="T67_3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37" style:family="text" style:parent-style-name="Default_20_Paragraph_20_Font"/>
    <style:style style:name="T67_3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39" style:family="text" style:parent-style-name="Default_20_Paragraph_20_Font"/>
    <style:style style:name="T67_4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41" style:family="text" style:parent-style-name="Default_20_Paragraph_20_Font"/>
    <style:style style:name="T67_4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43" style:family="text" style:parent-style-name="Default_20_Paragraph_20_Font"/>
    <style:style style:name="T67_4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45" style:family="text" style:parent-style-name="Default_20_Paragraph_20_Font"/>
    <style:style style:name="T67_4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47" style:family="text" style:parent-style-name="Default_20_Paragraph_20_Font"/>
    <style:style style:name="T67_4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49" style:family="text" style:parent-style-name="Default_20_Paragraph_20_Font"/>
    <style:style style:name="T67_5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7_51" style:family="text" style:parent-style-name="Default_20_Paragraph_20_Font"/>
    <style:style style:name="T67_5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68" style:family="paragraph" style:parent-style-name="Style-2">
      <style:paragraph-properties fo:text-align="left" fo:text-indent="0cm" fo:line-height="100%" fo:margin-top="0cm" fo:margin-left="0cm" fo:margin-right="0cm"/>
    </style:style>
    <style:style style:name="T6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69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69_1" style:family="text" style:parent-style-name="Default_20_Paragraph_20_Font"/>
    <style:style style:name="T69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9_3" style:family="text" style:parent-style-name="Default_20_Paragraph_20_Font"/>
    <style:style style:name="T69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9_5" style:family="text" style:parent-style-name="Default_20_Paragraph_20_Font"/>
    <style:style style:name="T69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9_7" style:family="text" style:parent-style-name="Default_20_Paragraph_20_Font"/>
    <style:style style:name="T69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9_9" style:family="text" style:parent-style-name="Default_20_Paragraph_20_Font"/>
    <style:style style:name="T69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9_11" style:family="text" style:parent-style-name="Default_20_Paragraph_20_Font"/>
    <style:style style:name="T69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9_13" style:family="text" style:parent-style-name="Default_20_Paragraph_20_Font"/>
    <style:style style:name="T69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9_15" style:family="text" style:parent-style-name="Default_20_Paragraph_20_Font"/>
    <style:style style:name="T69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9_17" style:family="text" style:parent-style-name="Default_20_Paragraph_20_Font"/>
    <style:style style:name="T69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9_19" style:family="text" style:parent-style-name="Default_20_Paragraph_20_Font"/>
    <style:style style:name="T69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9_21" style:family="text" style:parent-style-name="Default_20_Paragraph_20_Font"/>
    <style:style style:name="T69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9_23" style:family="text" style:parent-style-name="Default_20_Paragraph_20_Font"/>
    <style:style style:name="T69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9_25" style:family="text" style:parent-style-name="Default_20_Paragraph_20_Font"/>
    <style:style style:name="T69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9_27" style:family="text" style:parent-style-name="Default_20_Paragraph_20_Font"/>
    <style:style style:name="T69_2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9_29" style:family="text" style:parent-style-name="Default_20_Paragraph_20_Font"/>
    <style:style style:name="T69_3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9_31" style:family="text" style:parent-style-name="Default_20_Paragraph_20_Font"/>
    <style:style style:name="T69_3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69_33" style:family="text" style:parent-style-name="Default_20_Paragraph_20_Font"/>
    <style:style style:name="T69_3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Row8" style:family="table-row">
      <style:table-row-properties style:min-row-height="0cm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0" style:family="paragraph" style:parent-style-name="Style-4">
      <style:paragraph-properties fo:text-align="center" fo:text-indent="0cm" fo:line-height="115%" fo:margin-top="0.494cm" fo:margin-bottom="0.141cm" fo:margin-left="0cm" fo:margin-right="0cm"/>
    </style:style>
    <style:style style:name="T70_1" style:family="text" style:parent-style-name="Default_20_Paragraph_20_Font">
      <style:text-properties style:text-line-through-style="none" fo:font-style="normal" style:font-style-asian="normal" style:font-style-complex="normal" fo:color="#008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70_2" style:family="text" style:parent-style-name="Default_20_Paragraph_20_Font">
      <style:text-properties style:text-line-through-style="none" fo:font-style="normal" style:font-style-asian="normal" style:font-style-complex="normal" fo:color="#008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70_3" style:family="text" style:parent-style-name="Default_20_Paragraph_20_Font">
      <style:text-properties style:text-line-through-style="none" fo:font-style="normal" style:font-style-asian="normal" style:font-style-complex="normal" fo:color="#008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70_4" style:family="text" style:parent-style-name="Default_20_Paragraph_20_Font">
      <style:text-properties style:text-line-through-style="none" fo:font-style="normal" style:font-style-asian="normal" style:font-style-complex="normal" fo:color="#008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70_5" style:family="text" style:parent-style-name="Default_20_Paragraph_20_Font">
      <style:text-properties style:text-line-through-style="none" fo:font-style="normal" style:font-style-asian="normal" style:font-style-complex="normal" fo:color="#008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70_6" style:family="text" style:parent-style-name="Default_20_Paragraph_20_Font">
      <style:text-properties style:text-line-through-style="none" fo:font-style="normal" style:font-style-asian="normal" style:font-style-complex="normal" fo:color="#008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70_7" style:family="text" style:parent-style-name="Default_20_Paragraph_20_Font">
      <style:text-properties style:text-line-through-style="none" fo:font-style="normal" style:font-style-asian="normal" style:font-style-complex="normal" fo:color="#008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70_8" style:family="text" style:parent-style-name="Default_20_Paragraph_20_Font">
      <style:text-properties style:text-line-through-style="none" fo:font-style="normal" style:font-style-asian="normal" style:font-style-complex="normal" fo:color="#008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70_9" style:family="text" style:parent-style-name="Default_20_Paragraph_20_Font">
      <style:text-properties style:text-line-through-style="none" fo:font-style="normal" style:font-style-asian="normal" style:font-style-complex="normal" fo:color="#008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70_10" style:family="text" style:parent-style-name="Default_20_Paragraph_20_Font">
      <style:text-properties style:text-line-through-style="none" fo:font-style="normal" style:font-style-asian="normal" style:font-style-complex="normal" fo:color="#008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70_11" style:family="text" style:parent-style-name="Default_20_Paragraph_20_Font">
      <style:text-properties style:text-line-through-style="none" fo:font-style="normal" style:font-style-asian="normal" style:font-style-complex="normal" fo:color="#008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70_12" style:family="text" style:parent-style-name="Default_20_Paragraph_20_Font">
      <style:text-properties style:text-line-through-style="none" fo:font-style="normal" style:font-style-asian="normal" style:font-style-complex="normal" fo:color="#008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70_13" style:family="text" style:parent-style-name="Default_20_Paragraph_20_Font">
      <style:text-properties style:text-line-through-style="none" fo:font-style="normal" style:font-style-asian="normal" style:font-style-complex="normal" fo:color="#008000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1" style:family="paragraph" style:parent-style-name="Style-9">
      <style:paragraph-properties fo:text-align="center" fo:text-indent="0cm" fo:line-height="100%" fo:margin-top="0cm" fo:margin-bottom="0cm" fo:margin-left="0cm" fo:margin-right="0cm"/>
    </style:style>
    <style:style style:name="T7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2" style:family="paragraph" style:parent-style-name="Style-9">
      <style:paragraph-properties fo:text-align="center" fo:text-indent="0cm" fo:line-height="100%" fo:margin-top="0cm" fo:margin-bottom="0cm" fo:margin-left="0cm" fo:margin-right="0cm"/>
    </style:style>
    <style:style style:name="T72_1" style:family="text" style:parent-style-name="Default_20_Paragraph_20_Font"/>
    <style:style style:name="T72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2_3" style:family="text" style:parent-style-name="Default_20_Paragraph_20_Font"/>
    <style:style style:name="T72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2_5" style:family="text" style:parent-style-name="Default_20_Paragraph_20_Font"/>
    <style:style style:name="T72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2_7" style:family="text" style:parent-style-name="Default_20_Paragraph_20_Font"/>
    <style:style style:name="T72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2_9" style:family="text" style:parent-style-name="Default_20_Paragraph_20_Font"/>
    <style:style style:name="T72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2_11" style:family="text" style:parent-style-name="Default_20_Paragraph_20_Font"/>
    <style:style style:name="T72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2_13" style:family="text" style:parent-style-name="Default_20_Paragraph_20_Font"/>
    <style:style style:name="T72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2_15" style:family="text" style:parent-style-name="Default_20_Paragraph_20_Font"/>
    <style:style style:name="T72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2_17" style:family="text" style:parent-style-name="Default_20_Paragraph_20_Font"/>
    <style:style style:name="T72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2_19" style:family="text" style:parent-style-name="Default_20_Paragraph_20_Font"/>
    <style:style style:name="T72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2_21" style:family="text" style:parent-style-name="Default_20_Paragraph_20_Font"/>
    <style:style style:name="T72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2_23" style:family="text" style:parent-style-name="Default_20_Paragraph_20_Font"/>
    <style:style style:name="T72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2_25" style:family="text" style:parent-style-name="Default_20_Paragraph_20_Font"/>
    <style:style style:name="T72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2_27" style:family="text" style:parent-style-name="Default_20_Paragraph_20_Font"/>
    <style:style style:name="T72_2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3" style:family="paragraph" style:parent-style-name="Style-9">
      <style:paragraph-properties fo:text-align="center" fo:text-indent="0cm" fo:line-height="100%" fo:margin-top="0cm" fo:margin-bottom="0cm" fo:margin-left="0cm" fo:margin-right="0cm"/>
    </style:style>
    <style:style style:name="Row9" style:family="table-row">
      <style:table-row-properties style:min-row-height="0cm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4" style:family="paragraph" style:parent-style-name="Style-10">
      <style:paragraph-properties fo:text-align="center" fo:text-indent="0cm" fo:line-height="100%" fo:margin-top="0cm" fo:margin-bottom="0cm" fo:margin-left="0cm" fo:margin-right="0cm"/>
    </style:style>
    <style:style style:name="T74_1" style:family="text" style:parent-style-name="Default_20_Paragraph_20_Font">
      <style:text-properties style:text-line-through-style="none" fo:font-style="normal" style:font-style-asian="normal" style:font-style-complex="normal" fo:color="#0066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2" style:family="text" style:parent-style-name="Default_20_Paragraph_20_Font">
      <style:text-properties style:text-line-through-style="none" fo:font-style="normal" style:font-style-asian="normal" style:font-style-complex="normal" fo:color="#0066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3" style:family="text" style:parent-style-name="Default_20_Paragraph_20_Font">
      <style:text-properties style:text-line-through-style="none" fo:font-style="normal" style:font-style-asian="normal" style:font-style-complex="normal" fo:color="#0066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4" style:family="text" style:parent-style-name="Default_20_Paragraph_20_Font">
      <style:text-properties style:text-line-through-style="none" fo:font-style="normal" style:font-style-asian="normal" style:font-style-complex="normal" fo:color="#0066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5" style:family="text" style:parent-style-name="Default_20_Paragraph_20_Font">
      <style:text-properties style:text-line-through-style="none" fo:font-style="normal" style:font-style-asian="normal" style:font-style-complex="normal" fo:color="#0066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6" style:family="text" style:parent-style-name="Default_20_Paragraph_20_Font">
      <style:text-properties style:text-line-through-style="none" fo:font-style="normal" style:font-style-asian="normal" style:font-style-complex="normal" fo:color="#0066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7" style:family="text" style:parent-style-name="Default_20_Paragraph_20_Font">
      <style:text-properties style:text-line-through-style="none" fo:font-style="normal" style:font-style-asian="normal" style:font-style-complex="normal" fo:color="#0066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8" style:family="text" style:parent-style-name="Default_20_Paragraph_20_Font">
      <style:text-properties style:text-line-through-style="none" fo:font-style="normal" style:font-style-asian="normal" style:font-style-complex="normal" fo:color="#0066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9" style:family="text" style:parent-style-name="Default_20_Paragraph_20_Font">
      <style:text-properties style:text-line-through-style="none" fo:font-style="normal" style:font-style-asian="normal" style:font-style-complex="normal" fo:color="#0066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10" style:family="text" style:parent-style-name="Default_20_Paragraph_20_Font">
      <style:text-properties style:text-line-through-style="none" fo:font-style="normal" style:font-style-asian="normal" style:font-style-complex="normal" fo:color="#0066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11" style:family="text" style:parent-style-name="Default_20_Paragraph_20_Font">
      <style:text-properties style:text-line-through-style="none" fo:font-style="normal" style:font-style-asian="normal" style:font-style-complex="normal" fo:color="#0066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12" style:family="text" style:parent-style-name="Default_20_Paragraph_20_Font">
      <style:text-properties style:text-line-through-style="none" fo:font-style="normal" style:font-style-asian="normal" style:font-style-complex="normal" fo:color="#0066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13" style:family="text" style:parent-style-name="Default_20_Paragraph_20_Font">
      <style:text-properties style:text-line-through-style="none" fo:font-style="normal" style:font-style-asian="normal" style:font-style-complex="normal" fo:color="#0066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14" style:family="text" style:parent-style-name="Default_20_Paragraph_20_Font">
      <style:text-properties style:text-line-through-style="none" fo:font-style="normal" style:font-style-asian="normal" style:font-style-complex="normal" fo:color="#0066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15" style:family="text" style:parent-style-name="Default_20_Paragraph_20_Font">
      <style:text-properties style:text-line-through-style="none" fo:font-style="normal" style:font-style-asian="normal" style:font-style-complex="normal" fo:color="#0066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16" style:family="text" style:parent-style-name="Default_20_Paragraph_20_Font">
      <style:text-properties style:text-line-through-style="none" fo:font-style="normal" style:font-style-asian="normal" style:font-style-complex="normal" fo:color="#0066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17" style:family="text" style:parent-style-name="Default_20_Paragraph_20_Font">
      <style:text-properties style:text-line-through-style="none" fo:font-style="normal" style:font-style-asian="normal" style:font-style-complex="normal" fo:color="#0066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18" style:family="text" style:parent-style-name="Default_20_Paragraph_20_Font">
      <style:text-properties style:text-line-through-style="none" fo:font-style="normal" style:font-style-asian="normal" style:font-style-complex="normal" fo:color="#0066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19" style:family="text" style:parent-style-name="Default_20_Paragraph_20_Font">
      <style:text-properties style:text-line-through-style="none" fo:font-style="normal" style:font-style-asian="normal" style:font-style-complex="normal" fo:color="#0066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20" style:family="text" style:parent-style-name="Default_20_Paragraph_20_Font">
      <style:text-properties style:text-line-through-style="none" fo:font-style="normal" style:font-style-asian="normal" style:font-style-complex="normal" fo:color="#0066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21" style:family="text" style:parent-style-name="Default_20_Paragraph_20_Font">
      <style:text-properties style:text-line-through-style="none" fo:font-style="normal" style:font-style-asian="normal" style:font-style-complex="normal" fo:color="#0066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22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23" style:family="text" style:parent-style-name="Default_20_Paragraph_20_Font">
      <style:text-properties style:text-line-through-style="none" fo:font-style="italic" style:font-style-asian="italic" style:font-style-complex="italic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5" style:family="paragraph" style:parent-style-name="Style-9">
      <style:paragraph-properties fo:text-align="center" fo:text-indent="0cm" fo:line-height="100%" fo:margin-top="0cm" fo:margin-left="0cm" fo:margin-right="0cm"/>
    </style:style>
    <style:style style:name="T75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5_7" style:family="text" style:parent-style-name="Default_20_Paragraph_20_Font">
      <style:text-properties fo:background-color="#00ff00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8" style:family="text" style:parent-style-name="Default_20_Paragraph_20_Font">
      <style:text-properties fo:background-color="#00ff00"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76" style:family="paragraph" style:parent-style-name="Style-10">
      <style:paragraph-properties fo:text-align="center" fo:text-indent="0cm" fo:line-height="100%" fo:margin-top="0cm" fo:margin-bottom="0cm" fo:margin-left="0cm" fo:margin-right="0cm"/>
    </style:style>
    <style:style style:name="T76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6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6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6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6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6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6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6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6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6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76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7" style:family="paragraph" style:parent-style-name="Style-9">
      <style:paragraph-properties fo:text-align="center" fo:text-indent="0cm" fo:line-height="100%" fo:margin-top="0cm" fo:margin-bottom="0cm" fo:margin-left="0cm" fo:margin-right="0cm"/>
    </style:style>
    <style:style style:name="T77_1" style:family="text" style:parent-style-name="Default_20_Paragraph_20_Font"/>
    <style:style style:name="T77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7_3" style:family="text" style:parent-style-name="Default_20_Paragraph_20_Font"/>
    <style:style style:name="T77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7_5" style:family="text" style:parent-style-name="Default_20_Paragraph_20_Font"/>
    <style:style style:name="T77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7_7" style:family="text" style:parent-style-name="Default_20_Paragraph_20_Font"/>
    <style:style style:name="T77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7_9" style:family="text" style:parent-style-name="Default_20_Paragraph_20_Font"/>
    <style:style style:name="T77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7_11" style:family="text" style:parent-style-name="Default_20_Paragraph_20_Font"/>
    <style:style style:name="T77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7_13" style:family="text" style:parent-style-name="Default_20_Paragraph_20_Font"/>
    <style:style style:name="T77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7_15" style:family="text" style:parent-style-name="Default_20_Paragraph_20_Font"/>
    <style:style style:name="T77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8" style:family="paragraph" style:parent-style-name="Style-9">
      <style:paragraph-properties fo:text-align="center" fo:text-indent="0cm" fo:line-height="100%" fo:margin-top="0cm" fo:margin-bottom="0cm" fo:margin-left="0cm" fo:margin-right="0cm"/>
    </style:style>
    <style:style style:name="T78_1" style:family="text" style:parent-style-name="Default_20_Paragraph_20_Font"/>
    <style:style style:name="T78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8_3" style:family="text" style:parent-style-name="Default_20_Paragraph_20_Font"/>
    <style:style style:name="T78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8_5" style:family="text" style:parent-style-name="Default_20_Paragraph_20_Font"/>
    <style:style style:name="T78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8_7" style:family="text" style:parent-style-name="Default_20_Paragraph_20_Font"/>
    <style:style style:name="T78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8_9" style:family="text" style:parent-style-name="Default_20_Paragraph_20_Font"/>
    <style:style style:name="T78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8_11" style:family="text" style:parent-style-name="Default_20_Paragraph_20_Font"/>
    <style:style style:name="T78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8_13" style:family="text" style:parent-style-name="Default_20_Paragraph_20_Font"/>
    <style:style style:name="T78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8_15" style:family="text" style:parent-style-name="Default_20_Paragraph_20_Font"/>
    <style:style style:name="T78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8_17" style:family="text" style:parent-style-name="Default_20_Paragraph_20_Font"/>
    <style:style style:name="T78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8_19" style:family="text" style:parent-style-name="Default_20_Paragraph_20_Font"/>
    <style:style style:name="T78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78_21" style:family="text" style:parent-style-name="Default_20_Paragraph_20_Font"/>
    <style:style style:name="T78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Row10" style:family="table-row">
      <style:table-row-properties style:min-row-height="0cm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79" style:family="paragraph" style:parent-style-name="Style-5">
      <style:paragraph-properties fo:text-align="center" fo:text-indent="0cm" fo:line-height="115%" fo:margin-top="0cm" fo:margin-bottom="0cm" fo:margin-left="0cm" fo:margin-right="0cm"/>
    </style:style>
    <style:style style:name="T79_1" style:family="text" style:parent-style-name="Default_20_Paragraph_20_Font">
      <style:text-properties style:text-line-through-style="none" fo:font-style="normal" style:font-style-asian="normal" style:font-style-complex="normal" fo:color="#8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2" style:family="text" style:parent-style-name="Default_20_Paragraph_20_Font">
      <style:text-properties style:text-line-through-style="none" fo:font-style="normal" style:font-style-asian="normal" style:font-style-complex="normal" fo:color="#8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3" style:family="text" style:parent-style-name="Default_20_Paragraph_20_Font">
      <style:text-properties style:text-line-through-style="none" fo:font-style="normal" style:font-style-asian="normal" style:font-style-complex="normal" fo:color="#8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4" style:family="text" style:parent-style-name="Default_20_Paragraph_20_Font">
      <style:text-properties style:text-line-through-style="none" fo:font-style="normal" style:font-style-asian="normal" style:font-style-complex="normal" fo:color="#8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5" style:family="text" style:parent-style-name="Default_20_Paragraph_20_Font">
      <style:text-properties style:text-line-through-style="none" fo:font-style="normal" style:font-style-asian="normal" style:font-style-complex="normal" fo:color="#8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6" style:family="text" style:parent-style-name="Default_20_Paragraph_20_Font">
      <style:text-properties style:text-line-through-style="none" fo:font-style="normal" style:font-style-asian="normal" style:font-style-complex="normal" fo:color="#8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7" style:family="text" style:parent-style-name="Default_20_Paragraph_20_Font">
      <style:text-properties style:text-line-through-style="none" fo:font-style="normal" style:font-style-asian="normal" style:font-style-complex="normal" fo:color="#8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8" style:family="text" style:parent-style-name="Default_20_Paragraph_20_Font">
      <style:text-properties style:text-line-through-style="none" fo:font-style="normal" style:font-style-asian="normal" style:font-style-complex="normal" fo:color="#8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9" style:family="text" style:parent-style-name="Default_20_Paragraph_20_Font">
      <style:text-properties style:text-line-through-style="none" fo:font-style="normal" style:font-style-asian="normal" style:font-style-complex="normal" fo:color="#8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10" style:family="text" style:parent-style-name="Default_20_Paragraph_20_Font">
      <style:text-properties style:text-line-through-style="none" fo:font-style="normal" style:font-style-asian="normal" style:font-style-complex="normal" fo:color="#8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11" style:family="text" style:parent-style-name="Default_20_Paragraph_20_Font">
      <style:text-properties style:text-line-through-style="none" fo:font-style="normal" style:font-style-asian="normal" style:font-style-complex="normal" fo:color="#8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12" style:family="text" style:parent-style-name="Default_20_Paragraph_20_Font">
      <style:text-properties style:text-line-through-style="none" fo:font-style="normal" style:font-style-asian="normal" style:font-style-complex="normal" fo:color="#8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13" style:family="text" style:parent-style-name="Default_20_Paragraph_20_Font">
      <style:text-properties style:text-line-through-style="none" fo:font-style="normal" style:font-style-asian="normal" style:font-style-complex="normal" fo:color="#8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14" style:family="text" style:parent-style-name="Default_20_Paragraph_20_Font">
      <style:text-properties style:text-line-through-style="none" fo:font-style="normal" style:font-style-asian="normal" style:font-style-complex="normal" fo:color="#8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15" style:family="text" style:parent-style-name="Default_20_Paragraph_20_Font">
      <style:text-properties style:text-line-through-style="none" fo:font-style="normal" style:font-style-asian="normal" style:font-style-complex="normal" fo:color="#8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79_16" style:family="text" style:parent-style-name="Default_20_Paragraph_20_Font">
      <style:text-properties style:text-line-through-style="none" fo:font-style="normal" style:font-style-asian="normal" style:font-style-complex="normal" fo:color="#8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0" style:family="paragraph" style:parent-style-name="Style-2">
      <style:paragraph-properties fo:text-align="left" fo:text-indent="0cm" fo:line-height="100%" fo:margin-top="0cm" fo:margin-left="0cm" fo:margin-right="0cm"/>
    </style:style>
    <style:style style:name="T80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0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81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81_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_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_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_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_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_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_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_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_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_1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_1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_1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_1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_1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_15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_16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_17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_18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_19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_20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_21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_22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_23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81_24" style:family="text" style:parent-style-name="Default_20_Paragraph_20_Fon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2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82_1" style:family="text" style:parent-style-name="Default_20_Paragraph_20_Font"/>
    <style:style style:name="T82_2" style:family="text" style:parent-style-name="Default_20_Paragraph_20_Font">
      <style:text-properties style:text-line-through-style="none" fo:font-style="normal" style:font-style-asian="normal" style:font-style-complex="normal" fo:color="#33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82_3" style:family="text" style:parent-style-name="Default_20_Paragraph_20_Font"/>
    <style:style style:name="T82_4" style:family="text" style:parent-style-name="Default_20_Paragraph_20_Font">
      <style:text-properties style:text-line-through-style="none" fo:font-style="normal" style:font-style-asian="normal" style:font-style-complex="normal" fo:color="#33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82_5" style:family="text" style:parent-style-name="Default_20_Paragraph_20_Font"/>
    <style:style style:name="T82_6" style:family="text" style:parent-style-name="Default_20_Paragraph_20_Font">
      <style:text-properties style:text-line-through-style="none" fo:font-style="normal" style:font-style-asian="normal" style:font-style-complex="normal" fo:color="#33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82_7" style:family="text" style:parent-style-name="Default_20_Paragraph_20_Font"/>
    <style:style style:name="T82_8" style:family="text" style:parent-style-name="Default_20_Paragraph_20_Font">
      <style:text-properties style:text-line-through-style="none" fo:font-style="normal" style:font-style-asian="normal" style:font-style-complex="normal" fo:color="#33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82_9" style:family="text" style:parent-style-name="Default_20_Paragraph_20_Font"/>
    <style:style style:name="T82_10" style:family="text" style:parent-style-name="Default_20_Paragraph_20_Font">
      <style:text-properties style:text-line-through-style="none" fo:font-style="normal" style:font-style-asian="normal" style:font-style-complex="normal" fo:color="#33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82_11" style:family="text" style:parent-style-name="Default_20_Paragraph_20_Font"/>
    <style:style style:name="T82_12" style:family="text" style:parent-style-name="Default_20_Paragraph_20_Font">
      <style:text-properties style:text-line-through-style="none" fo:font-style="normal" style:font-style-asian="normal" style:font-style-complex="normal" fo:color="#33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82_13" style:family="text" style:parent-style-name="Default_20_Paragraph_20_Font"/>
    <style:style style:name="T82_14" style:family="text" style:parent-style-name="Default_20_Paragraph_20_Font">
      <style:text-properties style:text-line-through-style="none" fo:font-style="normal" style:font-style-asian="normal" style:font-style-complex="normal" fo:color="#33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82_15" style:family="text" style:parent-style-name="Default_20_Paragraph_20_Font"/>
    <style:style style:name="T82_16" style:family="text" style:parent-style-name="Default_20_Paragraph_20_Font">
      <style:text-properties style:text-line-through-style="none" fo:font-style="normal" style:font-style-asian="normal" style:font-style-complex="normal" fo:color="#33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82_17" style:family="text" style:parent-style-name="Default_20_Paragraph_20_Font"/>
    <style:style style:name="T82_18" style:family="text" style:parent-style-name="Default_20_Paragraph_20_Font">
      <style:text-properties style:text-line-through-style="none" fo:font-style="normal" style:font-style-asian="normal" style:font-style-complex="normal" fo:color="#33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82_19" style:family="text" style:parent-style-name="Default_20_Paragraph_20_Font"/>
    <style:style style:name="T82_20" style:family="text" style:parent-style-name="Default_20_Paragraph_20_Font">
      <style:text-properties style:text-line-through-style="none" fo:font-style="normal" style:font-style-asian="normal" style:font-style-complex="normal" fo:color="#33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82_21" style:family="text" style:parent-style-name="Default_20_Paragraph_20_Font"/>
    <style:style style:name="T82_22" style:family="text" style:parent-style-name="Default_20_Paragraph_20_Font">
      <style:text-properties style:text-line-through-style="none" fo:font-style="normal" style:font-style-asian="normal" style:font-style-complex="normal" fo:color="#33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3" style:family="paragraph" style:parent-style-name="Style-2">
      <style:paragraph-properties fo:text-align="left" fo:text-indent="0cm" fo:line-height="100%" fo:margin-top="0cm" fo:margin-left="0cm" fo:margin-right="0cm"/>
    </style:style>
    <style:style style:name="T83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4" style:family="paragraph" style:parent-style-name="Style-2">
      <style:paragraph-properties fo:text-align="left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5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85_1" style:family="text" style:parent-style-name="Default_20_Paragraph_20_Font"/>
    <style:style style:name="T85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5_3" style:family="text" style:parent-style-name="Default_20_Paragraph_20_Font"/>
    <style:style style:name="T85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5_5" style:family="text" style:parent-style-name="Default_20_Paragraph_20_Font"/>
    <style:style style:name="T85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5_7" style:family="text" style:parent-style-name="Default_20_Paragraph_20_Font"/>
    <style:style style:name="T85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5_9" style:family="text" style:parent-style-name="Default_20_Paragraph_20_Font"/>
    <style:style style:name="T85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5_11" style:family="text" style:parent-style-name="Default_20_Paragraph_20_Font"/>
    <style:style style:name="T85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5_13" style:family="text" style:parent-style-name="Default_20_Paragraph_20_Font"/>
    <style:style style:name="T85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5_15" style:family="text" style:parent-style-name="Default_20_Paragraph_20_Font"/>
    <style:style style:name="T85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5_17" style:family="text" style:parent-style-name="Default_20_Paragraph_20_Font"/>
    <style:style style:name="T85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5_19" style:family="text" style:parent-style-name="Default_20_Paragraph_20_Font"/>
    <style:style style:name="T85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5_21" style:family="text" style:parent-style-name="Default_20_Paragraph_20_Font"/>
    <style:style style:name="T85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5_23" style:family="text" style:parent-style-name="Default_20_Paragraph_20_Font"/>
    <style:style style:name="T85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5_25" style:family="text" style:parent-style-name="Default_20_Paragraph_20_Font"/>
    <style:style style:name="T85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5_27" style:family="text" style:parent-style-name="Default_20_Paragraph_20_Font"/>
    <style:style style:name="T85_2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85_29" style:family="text" style:parent-style-name="Default_20_Paragraph_20_Font"/>
    <style:style style:name="T85_3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Row11" style:family="table-row">
      <style:table-row-properties style:min-row-height="0cm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6" style:family="paragraph" style:parent-style-name="Style-1">
      <style:paragraph-properties fo:text-align="left" fo:text-indent="0cm" fo:line-height="115%" fo:margin-top="0cm" fo:margin-left="0cm" fo:margin-right="0cm"/>
    </style:style>
    <style:style style:name="T86_1" style:family="text" style:parent-style-name="Default_20_Paragraph_20_Font">
      <style:text-properties style:text-line-through-style="none" fo:font-style="normal" style:font-style-asian="normal" style:font-style-complex="normal" fo:color="#3184a6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2" style:family="text" style:parent-style-name="Default_20_Paragraph_20_Font">
      <style:text-properties style:text-line-through-style="none" fo:font-style="normal" style:font-style-asian="normal" style:font-style-complex="normal" fo:color="#3184a6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87" style:family="paragraph" style:parent-style-name="Style-1">
      <style:paragraph-properties fo:text-align="left" fo:text-indent="0cm" fo:line-height="115%" fo:margin-top="0cm" fo:margin-bottom="0cm" fo:margin-left="0cm" fo:margin-right="0cm"/>
    </style:style>
    <style:style style:name="T87_1" style:family="text" style:parent-style-name="Default_20_Paragraph_20_Font">
      <style:text-properties style:text-line-through-style="none" fo:font-style="normal" style:font-style-asian="normal" style:font-style-complex="normal" fo:color="#3184a6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2" style:family="text" style:parent-style-name="Default_20_Paragraph_20_Font">
      <style:text-properties style:text-line-through-style="none" fo:font-style="normal" style:font-style-asian="normal" style:font-style-complex="normal" fo:color="#3184a6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3" style:family="text" style:parent-style-name="Default_20_Paragraph_20_Font">
      <style:text-properties style:text-line-through-style="none" fo:font-style="normal" style:font-style-asian="normal" style:font-style-complex="normal" fo:color="#3184a6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4" style:family="text" style:parent-style-name="Default_20_Paragraph_20_Font">
      <style:text-properties style:text-line-through-style="none" fo:font-style="normal" style:font-style-asian="normal" style:font-style-complex="normal" fo:color="#3184a6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5" style:family="text" style:parent-style-name="Default_20_Paragraph_20_Font">
      <style:text-properties style:text-line-through-style="none" fo:font-style="normal" style:font-style-asian="normal" style:font-style-complex="normal" fo:color="#3184a6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6" style:family="text" style:parent-style-name="Default_20_Paragraph_20_Font">
      <style:text-properties style:text-line-through-style="none" fo:font-style="normal" style:font-style-asian="normal" style:font-style-complex="normal" fo:color="#3184a6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7" style:family="text" style:parent-style-name="Default_20_Paragraph_20_Font">
      <style:text-properties style:text-line-through-style="none" fo:font-style="normal" style:font-style-asian="normal" style:font-style-complex="normal" fo:color="#3184a6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8" style:family="text" style:parent-style-name="Default_20_Paragraph_20_Font">
      <style:text-properties style:text-line-through-style="none" fo:font-style="normal" style:font-style-asian="normal" style:font-style-complex="normal" fo:color="#3184a6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7_9" style:family="text" style:parent-style-name="Default_20_Paragraph_20_Font">
      <style:text-properties style:text-line-through-style="none" fo:font-style="normal" style:font-style-asian="normal" style:font-style-complex="normal" fo:color="#3184a6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8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88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88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89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89_1" style:family="text" style:parent-style-name="Default_20_Paragraph_20_Font"/>
    <style:style style:name="T89_2" style:family="text" style:parent-style-name="Default_20_Paragraph_20_Font">
      <style:text-properties style:text-line-through-style="none" fo:font-style="normal" style:font-style-asian="normal" style:font-style-complex="normal" fo:color="#33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89_3" style:family="text" style:parent-style-name="Default_20_Paragraph_20_Font"/>
    <style:style style:name="T89_4" style:family="text" style:parent-style-name="Default_20_Paragraph_20_Font">
      <style:text-properties style:text-line-through-style="none" fo:font-style="normal" style:font-style-asian="normal" style:font-style-complex="normal" fo:color="#33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89_5" style:family="text" style:parent-style-name="Default_20_Paragraph_20_Font"/>
    <style:style style:name="T89_6" style:family="text" style:parent-style-name="Default_20_Paragraph_20_Font">
      <style:text-properties style:text-line-through-style="none" fo:font-style="normal" style:font-style-asian="normal" style:font-style-complex="normal" fo:color="#33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89_7" style:family="text" style:parent-style-name="Default_20_Paragraph_20_Font"/>
    <style:style style:name="T89_8" style:family="text" style:parent-style-name="Default_20_Paragraph_20_Font">
      <style:text-properties style:text-line-through-style="none" fo:font-style="normal" style:font-style-asian="normal" style:font-style-complex="normal" fo:color="#33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89_9" style:family="text" style:parent-style-name="Default_20_Paragraph_20_Font"/>
    <style:style style:name="T89_10" style:family="text" style:parent-style-name="Default_20_Paragraph_20_Font">
      <style:text-properties style:text-line-through-style="none" fo:font-style="normal" style:font-style-asian="normal" style:font-style-complex="normal" fo:color="#33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89_11" style:family="text" style:parent-style-name="Default_20_Paragraph_20_Font"/>
    <style:style style:name="T89_12" style:family="text" style:parent-style-name="Default_20_Paragraph_20_Font">
      <style:text-properties style:text-line-through-style="none" fo:font-style="normal" style:font-style-asian="normal" style:font-style-complex="normal" fo:color="#33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89_13" style:family="text" style:parent-style-name="Default_20_Paragraph_20_Font"/>
    <style:style style:name="T89_14" style:family="text" style:parent-style-name="Default_20_Paragraph_20_Font">
      <style:text-properties style:text-line-through-style="none" fo:font-style="normal" style:font-style-asian="normal" style:font-style-complex="normal" fo:color="#33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89_15" style:family="text" style:parent-style-name="Default_20_Paragraph_20_Font"/>
    <style:style style:name="T89_16" style:family="text" style:parent-style-name="Default_20_Paragraph_20_Font">
      <style:text-properties style:text-line-through-style="none" fo:font-style="normal" style:font-style-asian="normal" style:font-style-complex="normal" fo:color="#33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89_17" style:family="text" style:parent-style-name="Default_20_Paragraph_20_Font"/>
    <style:style style:name="T89_18" style:family="text" style:parent-style-name="Default_20_Paragraph_20_Font">
      <style:text-properties style:text-line-through-style="none" fo:font-style="normal" style:font-style-asian="normal" style:font-style-complex="normal" fo:color="#33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89_19" style:family="text" style:parent-style-name="Default_20_Paragraph_20_Font"/>
    <style:style style:name="T89_20" style:family="text" style:parent-style-name="Default_20_Paragraph_20_Font">
      <style:text-properties style:text-line-through-style="none" fo:font-style="normal" style:font-style-asian="normal" style:font-style-complex="normal" fo:color="#33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89_21" style:family="text" style:parent-style-name="Default_20_Paragraph_20_Font"/>
    <style:style style:name="T89_22" style:family="text" style:parent-style-name="Default_20_Paragraph_20_Font">
      <style:text-properties style:text-line-through-style="none" fo:font-style="normal" style:font-style-asian="normal" style:font-style-complex="normal" fo:color="#33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89_23" style:family="text" style:parent-style-name="Default_20_Paragraph_20_Font"/>
    <style:style style:name="T89_24" style:family="text" style:parent-style-name="Default_20_Paragraph_20_Font">
      <style:text-properties style:text-line-through-style="none" fo:font-style="normal" style:font-style-asian="normal" style:font-style-complex="normal" fo:color="#33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89_25" style:family="text" style:parent-style-name="Default_20_Paragraph_20_Font"/>
    <style:style style:name="T89_26" style:family="text" style:parent-style-name="Default_20_Paragraph_20_Font">
      <style:text-properties style:text-line-through-style="none" fo:font-style="normal" style:font-style-asian="normal" style:font-style-complex="normal" fo:color="#33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89_27" style:family="text" style:parent-style-name="Default_20_Paragraph_20_Font"/>
    <style:style style:name="T89_28" style:family="text" style:parent-style-name="Default_20_Paragraph_20_Font">
      <style:text-properties style:text-line-through-style="none" fo:font-style="normal" style:font-style-asian="normal" style:font-style-complex="normal" fo:color="#33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89_29" style:family="text" style:parent-style-name="Default_20_Paragraph_20_Font"/>
    <style:style style:name="T89_30" style:family="text" style:parent-style-name="Default_20_Paragraph_20_Font">
      <style:text-properties style:text-line-through-style="none" fo:font-style="normal" style:font-style-asian="normal" style:font-style-complex="normal" fo:color="#330099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0" style:family="paragraph" style:parent-style-name="Style-2">
      <style:paragraph-properties fo:text-align="left" fo:text-indent="0cm" fo:line-height="100%" fo:margin-top="0cm" fo:margin-left="0cm" fo:margin-right="0cm"/>
    </style:style>
    <style:style style:name="T90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1" style:family="paragraph" style:parent-style-name="Style-2">
      <style:paragraph-properties fo:text-align="left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2" style:family="paragraph" style:parent-style-name="Style-2">
      <style:paragraph-properties fo:text-align="left" fo:text-indent="0cm" fo:line-height="100%" fo:margin-top="0cm" fo:margin-left="0cm" fo:margin-right="0cm"/>
    </style:style>
    <style:style style:name="T92_1" style:family="text" style:parent-style-name="Default_20_Paragraph_20_Font"/>
    <style:style style:name="T92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2_3" style:family="text" style:parent-style-name="Default_20_Paragraph_20_Font"/>
    <style:style style:name="T92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2_5" style:family="text" style:parent-style-name="Default_20_Paragraph_20_Font"/>
    <style:style style:name="T92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2_7" style:family="text" style:parent-style-name="Default_20_Paragraph_20_Font"/>
    <style:style style:name="T92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2_9" style:family="text" style:parent-style-name="Default_20_Paragraph_20_Font"/>
    <style:style style:name="T92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2_11" style:family="text" style:parent-style-name="Default_20_Paragraph_20_Font"/>
    <style:style style:name="T92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2_13" style:family="text" style:parent-style-name="Default_20_Paragraph_20_Font"/>
    <style:style style:name="T92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2_15" style:family="text" style:parent-style-name="Default_20_Paragraph_20_Font"/>
    <style:style style:name="T92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2_17" style:family="text" style:parent-style-name="Default_20_Paragraph_20_Font"/>
    <style:style style:name="T92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2_19" style:family="text" style:parent-style-name="Default_20_Paragraph_20_Font"/>
    <style:style style:name="T92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2_21" style:family="text" style:parent-style-name="Default_20_Paragraph_20_Font"/>
    <style:style style:name="T92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2_23" style:family="text" style:parent-style-name="Default_20_Paragraph_20_Font"/>
    <style:style style:name="T92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2_25" style:family="text" style:parent-style-name="Default_20_Paragraph_20_Font"/>
    <style:style style:name="T92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2_27" style:family="text" style:parent-style-name="Default_20_Paragraph_20_Font"/>
    <style:style style:name="T92_2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2_29" style:family="text" style:parent-style-name="Default_20_Paragraph_20_Font"/>
    <style:style style:name="T92_3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2_31" style:family="text" style:parent-style-name="Default_20_Paragraph_20_Font"/>
    <style:style style:name="T92_3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2_33" style:family="text" style:parent-style-name="Default_20_Paragraph_20_Font"/>
    <style:style style:name="T92_3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2_35" style:family="text" style:parent-style-name="Default_20_Paragraph_20_Font"/>
    <style:style style:name="T92_3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2_37" style:family="text" style:parent-style-name="Default_20_Paragraph_20_Font"/>
    <style:style style:name="T92_3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P93" style:family="paragraph" style:parent-style-name="Style-2">
      <style:paragraph-properties fo:text-align="left" fo:text-indent="0cm" fo:line-height="100%" fo:margin-top="0cm" fo:margin-bottom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2" style:family="table-row">
      <style:table-row-properties style:min-row-height="1.27cm"/>
    </style:style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4" style:family="paragraph" style:parent-style-name="Style-2">
      <style:paragraph-properties fo:text-align="left" fo:text-indent="0cm" fo:line-height="100%" fo:margin-top="0cm" fo:margin-left="0cm" fo:margin-right="0cm"/>
    </style:style>
    <style:style style:name="T9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94_2" style:family="text" style:parent-style-name="Default_20_Paragraph_20_Font"/>
    <style:style style:name="T94_3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94_4" style:family="text" style:parent-style-name="Default_20_Paragraph_20_Font"/>
    <style:style style:name="T94_5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94_6" style:family="text" style:parent-style-name="Default_20_Paragraph_20_Font"/>
    <style:style style:name="T94_7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9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95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95_1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95_2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95_3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95_4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95_5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95_6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95_7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95_8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95_9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95_10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95_11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95_12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95_13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95_14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95_15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95_16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95_17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95_18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95_19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95_20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95_21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95_22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95_23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95_24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95_25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6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96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97_1" style:family="text" style:parent-style-name="Default_20_Paragraph_20_Font"/>
    <style:style style:name="T97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7_3" style:family="text" style:parent-style-name="Default_20_Paragraph_20_Font"/>
    <style:style style:name="T97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7_5" style:family="text" style:parent-style-name="Default_20_Paragraph_20_Font"/>
    <style:style style:name="T97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7_7" style:family="text" style:parent-style-name="Default_20_Paragraph_20_Font"/>
    <style:style style:name="T97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7_9" style:family="text" style:parent-style-name="Default_20_Paragraph_20_Font"/>
    <style:style style:name="T97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7_11" style:family="text" style:parent-style-name="Default_20_Paragraph_20_Font"/>
    <style:style style:name="T97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7_13" style:family="text" style:parent-style-name="Default_20_Paragraph_20_Font"/>
    <style:style style:name="T97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7_15" style:family="text" style:parent-style-name="Default_20_Paragraph_20_Font"/>
    <style:style style:name="T97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7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98_1" style:family="text" style:parent-style-name="Default_20_Paragraph_20_Font"/>
    <style:style style:name="T98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8_3" style:family="text" style:parent-style-name="Default_20_Paragraph_20_Font"/>
    <style:style style:name="T98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8_5" style:family="text" style:parent-style-name="Default_20_Paragraph_20_Font"/>
    <style:style style:name="T98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8_7" style:family="text" style:parent-style-name="Default_20_Paragraph_20_Font"/>
    <style:style style:name="T98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8_9" style:family="text" style:parent-style-name="Default_20_Paragraph_20_Font"/>
    <style:style style:name="T98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8_11" style:family="text" style:parent-style-name="Default_20_Paragraph_20_Font"/>
    <style:style style:name="T98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8_13" style:family="text" style:parent-style-name="Default_20_Paragraph_20_Font"/>
    <style:style style:name="T98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8_15" style:family="text" style:parent-style-name="Default_20_Paragraph_20_Font"/>
    <style:style style:name="T98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8_17" style:family="text" style:parent-style-name="Default_20_Paragraph_20_Font"/>
    <style:style style:name="T98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8_19" style:family="text" style:parent-style-name="Default_20_Paragraph_20_Font"/>
    <style:style style:name="T98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98_21" style:family="text" style:parent-style-name="Default_20_Paragraph_20_Font"/>
    <style:style style:name="T98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Row13" style:family="table-row">
      <style:table-row-properties style:min-row-height="0cm"/>
    </style:style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yle-8">
      <style:paragraph-properties fo:text-align="left" fo:text-indent="0cm" fo:line-height="115%" fo:margin-top="0.635cm" fo:margin-bottom="0.141cm" fo:margin-left="0cm" fo:margin-right="0cm"/>
    </style:style>
    <style:style style:name="T99_1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99_2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99_3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99_4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99_5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99_6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99_7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99_8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99_9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99_10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99_11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99_12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99_13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99_14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99_15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99_16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99_17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99_18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99_19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99_20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P100" style:family="paragraph" style:parent-style-name="Style-1">
      <style:paragraph-properties fo:text-align="left" fo:text-indent="0cm" fo:line-height="115%" fo:margin-top="0cm" fo:margin-left="0cm" fo:margin-right="0cm"/>
    </style:style>
    <style:style style:name="T100_1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2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T100_3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none"/>
    </style:style>
    <style:style style:name="P101" style:family="paragraph" style:parent-style-name="Style-2">
      <style:paragraph-properties fo:text-align="left" fo:text-indent="0cm" fo:line-height="100%" fo:margin-top="0cm" fo:margin-bottom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2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102_1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2_2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2_3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2_4" style:family="text" style:parent-style-name="Default_20_Paragraph_20_Font">
      <style:text-properties style:text-line-through-style="none" fo:font-style="normal" style:font-style-asian="normal" style:font-style-complex="normal" fo:color="#0000ff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3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103_1" style:family="text" style:parent-style-name="Default_20_Paragraph_20_Font"/>
    <style:style style:name="T103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3_3" style:family="text" style:parent-style-name="Default_20_Paragraph_20_Font"/>
    <style:style style:name="T103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3_5" style:family="text" style:parent-style-name="Default_20_Paragraph_20_Font"/>
    <style:style style:name="T103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3_7" style:family="text" style:parent-style-name="Default_20_Paragraph_20_Font"/>
    <style:style style:name="T103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3_9" style:family="text" style:parent-style-name="Default_20_Paragraph_20_Font"/>
    <style:style style:name="T103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3_11" style:family="text" style:parent-style-name="Default_20_Paragraph_20_Font"/>
    <style:style style:name="T103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3_13" style:family="text" style:parent-style-name="Default_20_Paragraph_20_Font"/>
    <style:style style:name="T103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3_15" style:family="text" style:parent-style-name="Default_20_Paragraph_20_Font"/>
    <style:style style:name="T103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3_17" style:family="text" style:parent-style-name="Default_20_Paragraph_20_Font"/>
    <style:style style:name="T103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3_19" style:family="text" style:parent-style-name="Default_20_Paragraph_20_Font"/>
    <style:style style:name="T103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4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104_1" style:family="text" style:parent-style-name="Default_20_Paragraph_20_Font"/>
    <style:style style:name="T104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4_3" style:family="text" style:parent-style-name="Default_20_Paragraph_20_Font"/>
    <style:style style:name="T104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4_5" style:family="text" style:parent-style-name="Default_20_Paragraph_20_Font"/>
    <style:style style:name="T104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4_7" style:family="text" style:parent-style-name="Default_20_Paragraph_20_Font"/>
    <style:style style:name="T104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4_9" style:family="text" style:parent-style-name="Default_20_Paragraph_20_Font"/>
    <style:style style:name="T104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4_11" style:family="text" style:parent-style-name="Default_20_Paragraph_20_Font"/>
    <style:style style:name="T104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4_13" style:family="text" style:parent-style-name="Default_20_Paragraph_20_Font"/>
    <style:style style:name="T104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4_15" style:family="text" style:parent-style-name="Default_20_Paragraph_20_Font"/>
    <style:style style:name="T104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4_17" style:family="text" style:parent-style-name="Default_20_Paragraph_20_Font"/>
    <style:style style:name="T104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4_19" style:family="text" style:parent-style-name="Default_20_Paragraph_20_Font"/>
    <style:style style:name="T104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4_21" style:family="text" style:parent-style-name="Default_20_Paragraph_20_Font"/>
    <style:style style:name="T104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4_23" style:family="text" style:parent-style-name="Default_20_Paragraph_20_Font"/>
    <style:style style:name="T104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4_25" style:family="text" style:parent-style-name="Default_20_Paragraph_20_Font"/>
    <style:style style:name="T104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Row14" style:family="table-row">
      <style:table-row-properties style:min-row-height="0cm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5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10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6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106_1" style:family="text" style:parent-style-name="Default_20_Paragraph_20_Font">
      <style:text-properties style:text-line-through-style="none" fo:font-style="normal" style:font-style-asian="normal" style:font-style-complex="normal" fo:color="#111111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6_2" style:family="text" style:parent-style-name="Default_20_Paragraph_20_Font">
      <style:text-properties style:text-line-through-style="none" fo:font-style="normal" style:font-style-asian="normal" style:font-style-complex="normal" fo:color="#111111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7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107_1" style:family="text" style:parent-style-name="Default_20_Paragraph_20_Font"/>
    <style:style style:name="T107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3" style:family="text" style:parent-style-name="Default_20_Paragraph_20_Font"/>
    <style:style style:name="T107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5" style:family="text" style:parent-style-name="Default_20_Paragraph_20_Font"/>
    <style:style style:name="T107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7" style:family="text" style:parent-style-name="Default_20_Paragraph_20_Font"/>
    <style:style style:name="T107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9" style:family="text" style:parent-style-name="Default_20_Paragraph_20_Font"/>
    <style:style style:name="T107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11" style:family="text" style:parent-style-name="Default_20_Paragraph_20_Font"/>
    <style:style style:name="T107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13" style:family="text" style:parent-style-name="Default_20_Paragraph_20_Font"/>
    <style:style style:name="T107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15" style:family="text" style:parent-style-name="Default_20_Paragraph_20_Font"/>
    <style:style style:name="T107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17" style:family="text" style:parent-style-name="Default_20_Paragraph_20_Font"/>
    <style:style style:name="T107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19" style:family="text" style:parent-style-name="Default_20_Paragraph_20_Font"/>
    <style:style style:name="T107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21" style:family="text" style:parent-style-name="Default_20_Paragraph_20_Font"/>
    <style:style style:name="T107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23" style:family="text" style:parent-style-name="Default_20_Paragraph_20_Font"/>
    <style:style style:name="T107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25" style:family="text" style:parent-style-name="Default_20_Paragraph_20_Font"/>
    <style:style style:name="T107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27" style:family="text" style:parent-style-name="Default_20_Paragraph_20_Font"/>
    <style:style style:name="T107_2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29" style:family="text" style:parent-style-name="Default_20_Paragraph_20_Font"/>
    <style:style style:name="T107_3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31" style:family="text" style:parent-style-name="Default_20_Paragraph_20_Font"/>
    <style:style style:name="T107_3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33" style:family="text" style:parent-style-name="Default_20_Paragraph_20_Font"/>
    <style:style style:name="T107_3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07_35" style:family="text" style:parent-style-name="Default_20_Paragraph_20_Font"/>
    <style:style style:name="T107_3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8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10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8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8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8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8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8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8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8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8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8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8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8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8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8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8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08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5" style:family="table-row">
      <style:table-row-properties style:min-row-height="0cm"/>
    </style:style>
    <style:style style:name="Cell5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9" style:family="paragraph" style:parent-style-name="Style-2">
      <style:paragraph-properties fo:text-align="left" fo:text-indent="0cm" fo:line-height="100%" fo:margin-top="0cm" fo:margin-left="0cm" fo:margin-right="0cm"/>
    </style:style>
    <style:style style:name="T109_1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109_2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109_3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109_4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P110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110_1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110_2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110_3" style:family="text" style:parent-style-name="Default_20_Paragraph_20_Font">
      <style:text-properties style:text-line-through-style="none" fo:font-style="normal" style:font-style-asian="normal" style:font-style-complex="normal" fo:color="#966c52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5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1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111_1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0pt" style:font-name-asian="Georgia" style:font-size-asian="10pt" style:font-name-complex="Georgia" style:font-size-complex="10pt" fo:font-weight="normal" style:font-weight-asian="normal" style:font-weight-complex="normal" style:text-underline-style="none"/>
    </style:style>
    <style:style style:name="T111_2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0pt" style:font-name-asian="Georgia" style:font-size-asian="10pt" style:font-name-complex="Georgia" style:font-size-complex="10pt" fo:font-weight="normal" style:font-weight-asian="normal" style:font-weight-complex="normal" style:text-underline-style="none"/>
    </style:style>
    <style:style style:name="T111_3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0pt" style:font-name-asian="Georgia" style:font-size-asian="10pt" style:font-name-complex="Georgia" style:font-size-complex="10pt" fo:font-weight="normal" style:font-weight-asian="normal" style:font-weight-complex="normal" style:text-underline-style="none"/>
    </style:style>
    <style:style style:name="T111_4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0pt" style:font-name-asian="Georgia" style:font-size-asian="10pt" style:font-name-complex="Georgia" style:font-size-complex="10pt" fo:font-weight="normal" style:font-weight-asian="normal" style:font-weight-complex="normal" style:text-underline-style="none"/>
    </style:style>
    <style:style style:name="T111_5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0pt" style:font-name-asian="Georgia" style:font-size-asian="10pt" style:font-name-complex="Georgia" style:font-size-complex="10pt" fo:font-weight="normal" style:font-weight-asian="normal" style:font-weight-complex="normal" style:text-underline-style="none"/>
    </style:style>
    <style:style style:name="T111_6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0pt" style:font-name-asian="Georgia" style:font-size-asian="10pt" style:font-name-complex="Georgia" style:font-size-complex="10pt" fo:font-weight="normal" style:font-weight-asian="normal" style:font-weight-complex="normal" style:text-underline-style="none"/>
    </style:style>
    <style:style style:name="T111_7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0pt" style:font-name-asian="Georgia" style:font-size-asian="10pt" style:font-name-complex="Georgia" style:font-size-complex="10pt" fo:font-weight="normal" style:font-weight-asian="normal" style:font-weight-complex="normal" style:text-underline-style="none"/>
    </style:style>
    <style:style style:name="T111_8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0pt" style:font-name-asian="Georgia" style:font-size-asian="10pt" style:font-name-complex="Georgia" style:font-size-complex="10pt" fo:font-weight="normal" style:font-weight-asian="normal" style:font-weight-complex="normal" style:text-underline-style="none"/>
    </style:style>
    <style:style style:name="T111_9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0pt" style:font-name-asian="Georgia" style:font-size-asian="10pt" style:font-name-complex="Georgia" style:font-size-complex="10pt" fo:font-weight="normal" style:font-weight-asian="normal" style:font-weight-complex="normal" style:text-underline-style="none"/>
    </style:style>
    <style:style style:name="T111_10" style:family="text" style:parent-style-name="Default_20_Paragraph_20_Font">
      <style:text-properties style:text-line-through-style="none" fo:font-style="normal" style:font-style-asian="normal" style:font-style-complex="normal" fo:color="#000000" style:font-name="Georgia" fo:font-size="10pt" style:font-name-asian="Georgia" style:font-size-asian="10pt" style:font-name-complex="Georgia" style:font-size-complex="10pt" fo:font-weight="normal" style:font-weight-asian="normal" style:font-weight-complex="normal" style:text-underline-style="none"/>
    </style:style>
    <style:style style:name="Cell5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2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112_1" style:family="text" style:parent-style-name="Default_20_Paragraph_20_Font"/>
    <style:style style:name="T112_2" style:family="text" style:parent-style-name="Default_20_Paragraph_20_Font">
      <style:text-properties style:text-line-through-style="none" fo:font-style="normal" style:font-style-asian="normal" style:font-style-complex="normal" fo:color="#664444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112_3" style:family="text" style:parent-style-name="Default_20_Paragraph_20_Font"/>
    <style:style style:name="T112_4" style:family="text" style:parent-style-name="Default_20_Paragraph_20_Font">
      <style:text-properties style:text-line-through-style="none" fo:font-style="normal" style:font-style-asian="normal" style:font-style-complex="normal" fo:color="#664444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112_5" style:family="text" style:parent-style-name="Default_20_Paragraph_20_Font"/>
    <style:style style:name="T112_6" style:family="text" style:parent-style-name="Default_20_Paragraph_20_Font">
      <style:text-properties style:text-line-through-style="none" fo:font-style="normal" style:font-style-asian="normal" style:font-style-complex="normal" fo:color="#664444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112_7" style:family="text" style:parent-style-name="Default_20_Paragraph_20_Font"/>
    <style:style style:name="T112_8" style:family="text" style:parent-style-name="Default_20_Paragraph_20_Font">
      <style:text-properties style:text-line-through-style="none" fo:font-style="normal" style:font-style-asian="normal" style:font-style-complex="normal" fo:color="#664444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112_9" style:family="text" style:parent-style-name="Default_20_Paragraph_20_Font"/>
    <style:style style:name="T112_10" style:family="text" style:parent-style-name="Default_20_Paragraph_20_Font">
      <style:text-properties style:text-line-through-style="none" fo:font-style="normal" style:font-style-asian="normal" style:font-style-complex="normal" fo:color="#664444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112_11" style:family="text" style:parent-style-name="Default_20_Paragraph_20_Font"/>
    <style:style style:name="T112_12" style:family="text" style:parent-style-name="Default_20_Paragraph_20_Font">
      <style:text-properties style:text-line-through-style="none" fo:font-style="normal" style:font-style-asian="normal" style:font-style-complex="normal" fo:color="#664444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112_13" style:family="text" style:parent-style-name="Default_20_Paragraph_20_Font"/>
    <style:style style:name="T112_14" style:family="text" style:parent-style-name="Default_20_Paragraph_20_Font">
      <style:text-properties style:text-line-through-style="none" fo:font-style="normal" style:font-style-asian="normal" style:font-style-complex="normal" fo:color="#664444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T112_15" style:family="text" style:parent-style-name="Default_20_Paragraph_20_Font"/>
    <style:style style:name="T112_16" style:family="text" style:parent-style-name="Default_20_Paragraph_20_Font">
      <style:text-properties style:text-line-through-style="none" fo:font-style="normal" style:font-style-asian="normal" style:font-style-complex="normal" fo:color="#664444" style:font-name="Verdana" fo:font-size="10pt" style:font-name-asian="Verdana" style:font-size-asian="10pt" style:font-name-complex="Verdana" style:font-size-complex="10pt" fo:font-weight="normal" style:font-weight-asian="normal" style:font-weight-complex="normal" style:text-underline-style="solid" style:text-underline-color="font-color"/>
    </style:style>
    <style:style style:name="Cell6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3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113_1" style:family="text" style:parent-style-name="Default_20_Paragraph_20_Font"/>
    <style:style style:name="T113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3_3" style:family="text" style:parent-style-name="Default_20_Paragraph_20_Font"/>
    <style:style style:name="T113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3_5" style:family="text" style:parent-style-name="Default_20_Paragraph_20_Font"/>
    <style:style style:name="T113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3_7" style:family="text" style:parent-style-name="Default_20_Paragraph_20_Font"/>
    <style:style style:name="T113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3_9" style:family="text" style:parent-style-name="Default_20_Paragraph_20_Font"/>
    <style:style style:name="T113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3_11" style:family="text" style:parent-style-name="Default_20_Paragraph_20_Font"/>
    <style:style style:name="T113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3_13" style:family="text" style:parent-style-name="Default_20_Paragraph_20_Font"/>
    <style:style style:name="T113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3_15" style:family="text" style:parent-style-name="Default_20_Paragraph_20_Font"/>
    <style:style style:name="T113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3_17" style:family="text" style:parent-style-name="Default_20_Paragraph_20_Font"/>
    <style:style style:name="T113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3_19" style:family="text" style:parent-style-name="Default_20_Paragraph_20_Font"/>
    <style:style style:name="T113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3_21" style:family="text" style:parent-style-name="Default_20_Paragraph_20_Font"/>
    <style:style style:name="T113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3_23" style:family="text" style:parent-style-name="Default_20_Paragraph_20_Font"/>
    <style:style style:name="T113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3_25" style:family="text" style:parent-style-name="Default_20_Paragraph_20_Font"/>
    <style:style style:name="T113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3_27" style:family="text" style:parent-style-name="Default_20_Paragraph_20_Font"/>
    <style:style style:name="T113_2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Row16" style:family="table-row">
      <style:table-row-properties style:min-row-height="0cm"/>
    </style:style>
    <style:style style:name="Cell6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4" style:family="paragraph" style:parent-style-name="Style-2">
      <style:paragraph-properties fo:text-align="left" fo:text-indent="0cm" fo:line-height="100%" fo:margin-top="0cm" fo:margin-left="0cm" fo:margin-right="0cm"/>
    </style:style>
    <style:style style:name="T114_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3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4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5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6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7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8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9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10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1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1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4_13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15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115_1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5_2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5_3" style:family="text" style:parent-style-name="Default_20_Paragraph_20_Font">
      <style:text-properties style:text-line-through-style="none" fo:font-style="normal" style:font-style-asian="normal" style:font-style-complex="normal" fo:color="#444444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6" style:family="paragraph" style:parent-style-name="Style-1">
      <style:paragraph-properties fo:text-align="left" fo:text-indent="0cm" fo:line-height="115%" fo:margin-top="0cm" fo:margin-left="0cm" fo:margin-right="0cm"/>
    </style:style>
    <style:style style:name="T116_1" style:family="text" style:parent-style-name="Default_20_Paragraph_20_Font">
      <style:text-properties fo:background-color="#00ff00"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2" style:family="text" style:parent-style-name="Default_20_Paragraph_20_Font">
      <style:text-properties fo:background-color="#00ff00"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3" style:family="text" style:parent-style-name="Default_20_Paragraph_20_Font">
      <style:text-properties fo:background-color="#00ff00"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4" style:family="text" style:parent-style-name="Default_20_Paragraph_20_Font">
      <style:text-properties fo:background-color="#00ff00"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5" style:family="text" style:parent-style-name="Default_20_Paragraph_20_Font">
      <style:text-properties fo:background-color="#00ff00"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6" style:family="text" style:parent-style-name="Default_20_Paragraph_20_Fon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7" style:family="text" style:parent-style-name="Default_20_Paragraph_20_Fon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8" style:family="text" style:parent-style-name="Default_20_Paragraph_20_Fon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9" style:family="text" style:parent-style-name="Default_20_Paragraph_20_Fon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6_10" style:family="text" style:parent-style-name="Default_20_Paragraph_20_Fon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17" style:family="paragraph" style:parent-style-name="Style-1">
      <style:paragraph-properties fo:text-align="left" fo:text-indent="0cm" fo:line-height="115%" fo:margin-top="0cm" fo:margin-bottom="0cm" fo:margin-left="0cm" fo:margin-right="0cm"/>
    </style:style>
    <style:style style:name="T117_1" style:family="text" style:parent-style-name="Default_20_Paragraph_20_Font">
      <style:text-properties fo:background-color="#00ff00"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7_2" style:family="text" style:parent-style-name="Default_20_Paragraph_20_Font">
      <style:text-properties fo:background-color="#00ff00"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7_3" style:family="text" style:parent-style-name="Default_20_Paragraph_20_Font">
      <style:text-properties fo:background-color="#00ff00"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7_4" style:family="text" style:parent-style-name="Default_20_Paragraph_20_Font">
      <style:text-properties fo:background-color="#00ff00"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7_5" style:family="text" style:parent-style-name="Default_20_Paragraph_20_Font">
      <style:text-properties fo:background-color="#00ff00"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7_6" style:family="text" style:parent-style-name="Default_20_Paragraph_20_Font">
      <style:text-properties style:text-line-through-style="none" fo:font-style="normal" style:font-style-asian="normal" style:font-style-complex="normal" fo:color="#666666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7_7" style:family="text" style:parent-style-name="Default_20_Paragraph_20_Fon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7_8" style:family="text" style:parent-style-name="Default_20_Paragraph_20_Fon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7_9" style:family="text" style:parent-style-name="Default_20_Paragraph_20_Fon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7_10" style:family="text" style:parent-style-name="Default_20_Paragraph_20_Fon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7_11" style:family="text" style:parent-style-name="Default_20_Paragraph_20_Fon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7_12" style:family="text" style:parent-style-name="Default_20_Paragraph_20_Fon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17_13" style:family="text" style:parent-style-name="Default_20_Paragraph_20_Font">
      <style:text-properties style:text-line-through-style="none" fo:font-style="normal" style:font-style-asian="normal" style:font-style-complex="normal" fo:color="#333333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8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118_1" style:family="text" style:parent-style-name="Default_20_Paragraph_20_Font"/>
    <style:style style:name="T118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8_3" style:family="text" style:parent-style-name="Default_20_Paragraph_20_Font"/>
    <style:style style:name="T118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8_5" style:family="text" style:parent-style-name="Default_20_Paragraph_20_Font"/>
    <style:style style:name="T118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8_7" style:family="text" style:parent-style-name="Default_20_Paragraph_20_Font"/>
    <style:style style:name="T118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8_9" style:family="text" style:parent-style-name="Default_20_Paragraph_20_Font"/>
    <style:style style:name="T118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8_11" style:family="text" style:parent-style-name="Default_20_Paragraph_20_Font"/>
    <style:style style:name="T118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8_13" style:family="text" style:parent-style-name="Default_20_Paragraph_20_Font"/>
    <style:style style:name="T118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8_15" style:family="text" style:parent-style-name="Default_20_Paragraph_20_Font"/>
    <style:style style:name="T118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8_17" style:family="text" style:parent-style-name="Default_20_Paragraph_20_Font"/>
    <style:style style:name="T118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18_19" style:family="text" style:parent-style-name="Default_20_Paragraph_20_Font"/>
    <style:style style:name="T118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Cell6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19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Row17" style:family="table-row">
      <style:table-row-properties style:min-row-height="0cm"/>
    </style:style>
    <style:style style:name="Cell6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0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120_1" style:family="text" style:parent-style-name="Default_20_Paragraph_20_Font">
      <style:text-properties style:text-line-through-style="none" fo:font-style="normal" style:font-style-asian="normal" style:font-style-complex="normal" fo:color="#b81818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120_2" style:family="text" style:parent-style-name="Default_20_Paragraph_20_Font">
      <style:text-properties style:text-line-through-style="none" fo:font-style="normal" style:font-style-asian="normal" style:font-style-complex="normal" fo:color="#b81818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120_3" style:family="text" style:parent-style-name="Default_20_Paragraph_20_Font">
      <style:text-properties style:text-line-through-style="none" fo:font-style="normal" style:font-style-asian="normal" style:font-style-complex="normal" fo:color="#b81818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120_4" style:family="text" style:parent-style-name="Default_20_Paragraph_20_Font">
      <style:text-properties style:text-line-through-style="none" fo:font-style="normal" style:font-style-asian="normal" style:font-style-complex="normal" fo:color="#b81818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120_5" style:family="text" style:parent-style-name="Default_20_Paragraph_20_Font">
      <style:text-properties style:text-line-through-style="none" fo:font-style="normal" style:font-style-asian="normal" style:font-style-complex="normal" fo:color="#b81818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120_6" style:family="text" style:parent-style-name="Default_20_Paragraph_20_Font">
      <style:text-properties style:text-line-through-style="none" fo:font-style="normal" style:font-style-asian="normal" style:font-style-complex="normal" fo:color="#b81818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120_7" style:family="text" style:parent-style-name="Default_20_Paragraph_20_Font">
      <style:text-properties style:text-line-through-style="none" fo:font-style="normal" style:font-style-asian="normal" style:font-style-complex="normal" fo:color="#b81818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120_8" style:family="text" style:parent-style-name="Default_20_Paragraph_20_Font">
      <style:text-properties style:text-line-through-style="none" fo:font-style="normal" style:font-style-asian="normal" style:font-style-complex="normal" fo:color="#b81818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120_9" style:family="text" style:parent-style-name="Default_20_Paragraph_20_Font">
      <style:text-properties style:text-line-through-style="none" fo:font-style="normal" style:font-style-asian="normal" style:font-style-complex="normal" fo:color="#b81818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120_10" style:family="text" style:parent-style-name="Default_20_Paragraph_20_Font">
      <style:text-properties style:text-line-through-style="none" fo:font-style="normal" style:font-style-asian="normal" style:font-style-complex="normal" fo:color="#b81818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120_11" style:family="text" style:parent-style-name="Default_20_Paragraph_20_Font">
      <style:text-properties style:text-line-through-style="none" fo:font-style="normal" style:font-style-asian="normal" style:font-style-complex="normal" fo:color="#b81818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120_12" style:family="text" style:parent-style-name="Default_20_Paragraph_20_Font">
      <style:text-properties style:text-line-through-style="none" fo:font-style="normal" style:font-style-asian="normal" style:font-style-complex="normal" fo:color="#b81818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120_13" style:family="text" style:parent-style-name="Default_20_Paragraph_20_Font">
      <style:text-properties style:text-line-through-style="none" fo:font-style="normal" style:font-style-asian="normal" style:font-style-complex="normal" fo:color="#b81818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120_14" style:family="text" style:parent-style-name="Default_20_Paragraph_20_Font">
      <style:text-properties style:text-line-through-style="none" fo:font-style="normal" style:font-style-asian="normal" style:font-style-complex="normal" fo:color="#b81818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6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1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121_1" style:family="text" style:parent-style-name="Default_20_Paragraph_20_Font">
      <style:text-properties style:text-line-through-style="none" fo:font-style="normal" style:font-style-asian="normal" style:font-style-complex="normal" fo:color="#b81818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121_2" style:family="text" style:parent-style-name="Default_20_Paragraph_20_Font">
      <style:text-properties style:text-line-through-style="none" fo:font-style="normal" style:font-style-asian="normal" style:font-style-complex="normal" fo:color="#b81818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T121_3" style:family="text" style:parent-style-name="Default_20_Paragraph_20_Font">
      <style:text-properties style:text-line-through-style="none" fo:font-style="normal" style:font-style-asian="normal" style:font-style-complex="normal" fo:color="#b81818" style:font-name="Verdana" fo:font-size="10pt" style:font-name-asian="Verdana" style:font-size-asian="10pt" style:font-name-complex="Verdana" style:font-size-complex="10pt" fo:font-weight="bold" style:font-weight-asian="bold" style:font-weight-complex="bold" style:text-underline-style="none"/>
    </style:style>
    <style:style style:name="Cell6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2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122_1" style:family="text" style:parent-style-name="Default_20_Paragraph_20_Font"/>
    <style:style style:name="T122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2_3" style:family="text" style:parent-style-name="Default_20_Paragraph_20_Font"/>
    <style:style style:name="T122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2_5" style:family="text" style:parent-style-name="Default_20_Paragraph_20_Font"/>
    <style:style style:name="T122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2_7" style:family="text" style:parent-style-name="Default_20_Paragraph_20_Font"/>
    <style:style style:name="T122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2_9" style:family="text" style:parent-style-name="Default_20_Paragraph_20_Font"/>
    <style:style style:name="T122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2_11" style:family="text" style:parent-style-name="Default_20_Paragraph_20_Font"/>
    <style:style style:name="T122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2_13" style:family="text" style:parent-style-name="Default_20_Paragraph_20_Font"/>
    <style:style style:name="T122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2_15" style:family="text" style:parent-style-name="Default_20_Paragraph_20_Font"/>
    <style:style style:name="T122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2_17" style:family="text" style:parent-style-name="Default_20_Paragraph_20_Font"/>
    <style:style style:name="T122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2_19" style:family="text" style:parent-style-name="Default_20_Paragraph_20_Font"/>
    <style:style style:name="T122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2_21" style:family="text" style:parent-style-name="Default_20_Paragraph_20_Font"/>
    <style:style style:name="T122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2_23" style:family="text" style:parent-style-name="Default_20_Paragraph_20_Font"/>
    <style:style style:name="T122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2_25" style:family="text" style:parent-style-name="Default_20_Paragraph_20_Font"/>
    <style:style style:name="T122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2_27" style:family="text" style:parent-style-name="Default_20_Paragraph_20_Font"/>
    <style:style style:name="T122_2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2_29" style:family="text" style:parent-style-name="Default_20_Paragraph_20_Font"/>
    <style:style style:name="T122_3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2_31" style:family="text" style:parent-style-name="Default_20_Paragraph_20_Font"/>
    <style:style style:name="T122_3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2_33" style:family="text" style:parent-style-name="Default_20_Paragraph_20_Font"/>
    <style:style style:name="T122_3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2_35" style:family="text" style:parent-style-name="Default_20_Paragraph_20_Font"/>
    <style:style style:name="T122_3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2_37" style:family="text" style:parent-style-name="Default_20_Paragraph_20_Font"/>
    <style:style style:name="T122_3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2_39" style:family="text" style:parent-style-name="Default_20_Paragraph_20_Font"/>
    <style:style style:name="T122_4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2_41" style:family="text" style:parent-style-name="Default_20_Paragraph_20_Font"/>
    <style:style style:name="T122_4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2_43" style:family="text" style:parent-style-name="Default_20_Paragraph_20_Font"/>
    <style:style style:name="T122_4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22_45" style:family="text" style:parent-style-name="Default_20_Paragraph_20_Font"/>
    <style:style style:name="T122_4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Cell6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3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Row18" style:family="table-row">
      <style:table-row-properties style:min-row-height="0cm"/>
    </style:style>
    <style:style style:name="Cell6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4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124_1" style:family="text" style:parent-style-name="Default_20_Paragraph_20_Font"/>
    <style:style style:name="T124_2" style:family="text" style:parent-style-name="Default_20_Paragraph_20_Font">
      <style:text-properties style:text-line-through-style="none" fo:font-style="normal" style:font-style-asian="normal" style:font-style-complex="normal" fo:color="#330099" style:font-name="Verdana" fo:font-size="13pt" style:font-name-asian="Verdana" style:font-size-asian="13pt" style:font-name-complex="Verdana" style:font-size-complex="13pt" fo:font-weight="normal" style:font-weight-asian="normal" style:font-weight-complex="normal" style:text-underline-style="solid" style:text-underline-color="font-color"/>
    </style:style>
    <style:style style:name="T124_3" style:family="text" style:parent-style-name="Default_20_Paragraph_20_Font"/>
    <style:style style:name="T124_4" style:family="text" style:parent-style-name="Default_20_Paragraph_20_Font">
      <style:text-properties style:text-line-through-style="none" fo:font-style="normal" style:font-style-asian="normal" style:font-style-complex="normal" fo:color="#330099" style:font-name="Verdana" fo:font-size="13pt" style:font-name-asian="Verdana" style:font-size-asian="13pt" style:font-name-complex="Verdana" style:font-size-complex="13pt" fo:font-weight="normal" style:font-weight-asian="normal" style:font-weight-complex="normal" style:text-underline-style="solid" style:text-underline-color="font-color"/>
    </style:style>
    <style:style style:name="T124_5" style:family="text" style:parent-style-name="Default_20_Paragraph_20_Font"/>
    <style:style style:name="T124_6" style:family="text" style:parent-style-name="Default_20_Paragraph_20_Font">
      <style:text-properties style:text-line-through-style="none" fo:font-style="normal" style:font-style-asian="normal" style:font-style-complex="normal" fo:color="#330099" style:font-name="Verdana" fo:font-size="13pt" style:font-name-asian="Verdana" style:font-size-asian="13pt" style:font-name-complex="Verdana" style:font-size-complex="13pt" fo:font-weight="normal" style:font-weight-asian="normal" style:font-weight-complex="normal" style:text-underline-style="solid" style:text-underline-color="font-color"/>
    </style:style>
    <style:style style:name="T124_7" style:family="text" style:parent-style-name="Default_20_Paragraph_20_Font"/>
    <style:style style:name="T124_8" style:family="text" style:parent-style-name="Default_20_Paragraph_20_Font">
      <style:text-properties style:text-line-through-style="none" fo:font-style="normal" style:font-style-asian="normal" style:font-style-complex="normal" fo:color="#330099" style:font-name="Verdana" fo:font-size="13pt" style:font-name-asian="Verdana" style:font-size-asian="13pt" style:font-name-complex="Verdana" style:font-size-complex="13pt" fo:font-weight="normal" style:font-weight-asian="normal" style:font-weight-complex="normal" style:text-underline-style="solid" style:text-underline-color="font-color"/>
    </style:style>
    <style:style style:name="T124_9" style:family="text" style:parent-style-name="Default_20_Paragraph_20_Font"/>
    <style:style style:name="T124_10" style:family="text" style:parent-style-name="Default_20_Paragraph_20_Font">
      <style:text-properties style:text-line-through-style="none" fo:font-style="normal" style:font-style-asian="normal" style:font-style-complex="normal" fo:color="#330099" style:font-name="Verdana" fo:font-size="13pt" style:font-name-asian="Verdana" style:font-size-asian="13pt" style:font-name-complex="Verdana" style:font-size-complex="13pt" fo:font-weight="normal" style:font-weight-asian="normal" style:font-weight-complex="normal" style:text-underline-style="solid" style:text-underline-color="font-color"/>
    </style:style>
    <style:style style:name="T124_11" style:family="text" style:parent-style-name="Default_20_Paragraph_20_Font"/>
    <style:style style:name="T124_12" style:family="text" style:parent-style-name="Default_20_Paragraph_20_Font">
      <style:text-properties style:text-line-through-style="none" fo:font-style="normal" style:font-style-asian="normal" style:font-style-complex="normal" fo:color="#330099" style:font-name="Verdana" fo:font-size="13pt" style:font-name-asian="Verdana" style:font-size-asian="13pt" style:font-name-complex="Verdana" style:font-size-complex="13pt" fo:font-weight="normal" style:font-weight-asian="normal" style:font-weight-complex="normal" style:text-underline-style="solid" style:text-underline-color="font-color"/>
    </style:style>
    <style:style style:name="T124_13" style:family="text" style:parent-style-name="Default_20_Paragraph_20_Font"/>
    <style:style style:name="T124_14" style:family="text" style:parent-style-name="Default_20_Paragraph_20_Font">
      <style:text-properties style:text-line-through-style="none" fo:font-style="normal" style:font-style-asian="normal" style:font-style-complex="normal" fo:color="#330099" style:font-name="Verdana" fo:font-size="13pt" style:font-name-asian="Verdana" style:font-size-asian="13pt" style:font-name-complex="Verdana" style:font-size-complex="13pt" fo:font-weight="normal" style:font-weight-asian="normal" style:font-weight-complex="normal" style:text-underline-style="solid" style:text-underline-color="font-color"/>
    </style:style>
    <style:style style:name="T124_15" style:family="text" style:parent-style-name="Default_20_Paragraph_20_Font"/>
    <style:style style:name="T124_16" style:family="text" style:parent-style-name="Default_20_Paragraph_20_Font">
      <style:text-properties style:text-line-through-style="none" fo:font-style="normal" style:font-style-asian="normal" style:font-style-complex="normal" fo:color="#330099" style:font-name="Verdana" fo:font-size="13pt" style:font-name-asian="Verdana" style:font-size-asian="13pt" style:font-name-complex="Verdana" style:font-size-complex="13pt" fo:font-weight="normal" style:font-weight-asian="normal" style:font-weight-complex="normal" style:text-underline-style="solid" style:text-underline-color="font-color"/>
    </style:style>
    <style:style style:name="Cell7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5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125_1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3pt" style:font-name-asian="Verdana" style:font-size-asian="13pt" style:font-name-complex="Verdana" style:font-size-complex="13pt" fo:font-weight="normal" style:font-weight-asian="normal" style:font-weight-complex="normal" style:text-underline-style="none"/>
    </style:style>
    <style:style style:name="T125_2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3pt" style:font-name-asian="Verdana" style:font-size-asian="13pt" style:font-name-complex="Verdana" style:font-size-complex="13pt" fo:font-weight="normal" style:font-weight-asian="normal" style:font-weight-complex="normal" style:text-underline-style="none"/>
    </style:style>
    <style:style style:name="T125_3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3pt" style:font-name-asian="Verdana" style:font-size-asian="13pt" style:font-name-complex="Verdana" style:font-size-complex="13pt" fo:font-weight="normal" style:font-weight-asian="normal" style:font-weight-complex="normal" style:text-underline-style="none"/>
    </style:style>
    <style:style style:name="T125_4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3pt" style:font-name-asian="Verdana" style:font-size-asian="13pt" style:font-name-complex="Verdana" style:font-size-complex="13pt" fo:font-weight="normal" style:font-weight-asian="normal" style:font-weight-complex="normal" style:text-underline-style="none"/>
    </style:style>
    <style:style style:name="T125_5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3pt" style:font-name-asian="Verdana" style:font-size-asian="13pt" style:font-name-complex="Verdana" style:font-size-complex="13pt" fo:font-weight="normal" style:font-weight-asian="normal" style:font-weight-complex="normal" style:text-underline-style="none"/>
    </style:style>
    <style:style style:name="T125_6" style:family="text" style:parent-style-name="Default_20_Paragraph_20_Font">
      <style:text-properties style:text-line-through-style="none" fo:font-style="normal" style:font-style-asian="normal" style:font-style-complex="normal" fo:color="#000000" style:font-name="Verdana" fo:font-size="13pt" style:font-name-asian="Verdana" style:font-size-asian="13pt" style:font-name-complex="Verdana" style:font-size-complex="13pt" fo:font-weight="normal" style:font-weight-asian="normal" style:font-weight-complex="normal" style:text-underline-style="none"/>
    </style:style>
    <style:style style:name="Cell7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6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Cell7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7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127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7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7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7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7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9" style:family="table-row">
      <style:table-row-properties style:min-row-height="0cm"/>
    </style:style>
    <style:style style:name="Cell7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8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128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28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29" style:family="paragraph" style:parent-style-name="Style-2">
      <style:paragraph-properties fo:text-align="left" fo:text-indent="0cm" fo:line-height="100%" fo:margin-top="0cm" fo:margin-left="0cm" fo:margin-right="0cm"/>
    </style:style>
    <style:style style:name="T129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9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0" style:family="paragraph" style:parent-style-name="Style-2">
      <style:paragraph-properties fo:text-align="left" fo:text-indent="0cm" fo:line-height="100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31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131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31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2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132_1" style:family="text" style:parent-style-name="Default_20_Paragraph_20_Font"/>
    <style:style style:name="T132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2_3" style:family="text" style:parent-style-name="Default_20_Paragraph_20_Font"/>
    <style:style style:name="T132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2_5" style:family="text" style:parent-style-name="Default_20_Paragraph_20_Font"/>
    <style:style style:name="T132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2_7" style:family="text" style:parent-style-name="Default_20_Paragraph_20_Font"/>
    <style:style style:name="T132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2_9" style:family="text" style:parent-style-name="Default_20_Paragraph_20_Font"/>
    <style:style style:name="T132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2_11" style:family="text" style:parent-style-name="Default_20_Paragraph_20_Font"/>
    <style:style style:name="T132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2_13" style:family="text" style:parent-style-name="Default_20_Paragraph_20_Font"/>
    <style:style style:name="T132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2_15" style:family="text" style:parent-style-name="Default_20_Paragraph_20_Font"/>
    <style:style style:name="T132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2_17" style:family="text" style:parent-style-name="Default_20_Paragraph_20_Font"/>
    <style:style style:name="T132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2_19" style:family="text" style:parent-style-name="Default_20_Paragraph_20_Font"/>
    <style:style style:name="T132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2_21" style:family="text" style:parent-style-name="Default_20_Paragraph_20_Font"/>
    <style:style style:name="T132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2_23" style:family="text" style:parent-style-name="Default_20_Paragraph_20_Font"/>
    <style:style style:name="T132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2_25" style:family="text" style:parent-style-name="Default_20_Paragraph_20_Font"/>
    <style:style style:name="T132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2_27" style:family="text" style:parent-style-name="Default_20_Paragraph_20_Font"/>
    <style:style style:name="T132_2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2_29" style:family="text" style:parent-style-name="Default_20_Paragraph_20_Font"/>
    <style:style style:name="T132_3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2_31" style:family="text" style:parent-style-name="Default_20_Paragraph_20_Font"/>
    <style:style style:name="T132_3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2_33" style:family="text" style:parent-style-name="Default_20_Paragraph_20_Font"/>
    <style:style style:name="T132_3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Cell7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3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Row20" style:family="table-row">
      <style:table-row-properties style:min-row-height="0cm"/>
    </style:style>
    <style:style style:name="Cell7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4" style:family="paragraph" style:parent-style-name="Style-8">
      <style:paragraph-properties fo:text-align="left" fo:text-indent="0cm" fo:line-height="115%" fo:margin-top="0.635cm" fo:margin-bottom="0.141cm" fo:margin-left="0cm" fo:margin-right="0cm"/>
    </style:style>
    <style:style style:name="T134_1" style:family="text" style:parent-style-name="Default_20_Paragraph_20_Font">
      <style:text-properties style:text-line-through-style="none" fo:font-style="normal" style:font-style-asian="normal" style:font-style-complex="normal" fo:color="#003366" style:font-name="Georgia" fo:font-size="14pt" style:font-name-asian="Georgia" style:font-size-asian="14pt" style:font-name-complex="Georgia" style:font-size-complex="14pt" fo:font-weight="bold" style:font-weight-asian="bold" style:font-weight-complex="bold" style:text-underline-style="none"/>
    </style:style>
    <style:style style:name="T134_2" style:family="text" style:parent-style-name="Default_20_Paragraph_20_Font">
      <style:text-properties style:text-line-through-style="none" fo:font-style="normal" style:font-style-asian="normal" style:font-style-complex="normal" fo:color="#003366" style:font-name="Georgia" fo:font-size="14pt" style:font-name-asian="Georgia" style:font-size-asian="14pt" style:font-name-complex="Georgia" style:font-size-complex="14pt" fo:font-weight="bold" style:font-weight-asian="bold" style:font-weight-complex="bold" style:text-underline-style="none"/>
    </style:style>
    <style:style style:name="T134_3" style:family="text" style:parent-style-name="Default_20_Paragraph_20_Font">
      <style:text-properties style:text-line-through-style="none" fo:font-style="normal" style:font-style-asian="normal" style:font-style-complex="normal" fo:color="#003366" style:font-name="Georgia" fo:font-size="14pt" style:font-name-asian="Georgia" style:font-size-asian="14pt" style:font-name-complex="Georgia" style:font-size-complex="14pt" fo:font-weight="bold" style:font-weight-asian="bold" style:font-weight-complex="bold" style:text-underline-style="none"/>
    </style:style>
    <style:style style:name="T134_4" style:family="text" style:parent-style-name="Default_20_Paragraph_20_Font">
      <style:text-properties style:text-line-through-style="none" fo:font-style="normal" style:font-style-asian="normal" style:font-style-complex="normal" fo:color="#003366" style:font-name="Georgia" fo:font-size="14pt" style:font-name-asian="Georgia" style:font-size-asian="14pt" style:font-name-complex="Georgia" style:font-size-complex="14pt" fo:font-weight="bold" style:font-weight-asian="bold" style:font-weight-complex="bold" style:text-underline-style="none"/>
    </style:style>
    <style:style style:name="T134_5" style:family="text" style:parent-style-name="Default_20_Paragraph_20_Font">
      <style:text-properties style:text-line-through-style="none" fo:font-style="normal" style:font-style-asian="normal" style:font-style-complex="normal" fo:color="#003366" style:font-name="Georgia" fo:font-size="14pt" style:font-name-asian="Georgia" style:font-size-asian="14pt" style:font-name-complex="Georgia" style:font-size-complex="14pt" fo:font-weight="bold" style:font-weight-asian="bold" style:font-weight-complex="bold" style:text-underline-style="none"/>
    </style:style>
    <style:style style:name="T134_6" style:family="text" style:parent-style-name="Default_20_Paragraph_20_Font">
      <style:text-properties style:text-line-through-style="none" fo:font-style="normal" style:font-style-asian="normal" style:font-style-complex="normal" fo:color="#003366" style:font-name="Georgia" fo:font-size="14pt" style:font-name-asian="Georgia" style:font-size-asian="14pt" style:font-name-complex="Georgia" style:font-size-complex="14pt" fo:font-weight="bold" style:font-weight-asian="bold" style:font-weight-complex="bold" style:text-underline-style="none"/>
    </style:style>
    <style:style style:name="P135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135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5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5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5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5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5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5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5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5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5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5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5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5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5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5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5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5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5_1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5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5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35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yle-2">
      <style:paragraph-properties fo:text-align="left" fo:text-indent="0cm" fo:line-height="100%" fo:margin-top="0cm" fo:margin-left="0cm" fo:margin-right="0cm"/>
    </style:style>
    <style:style style:name="T136_1" style:family="text" style:parent-style-name="Default_20_Paragraph_20_Font">
      <style:text-properties style:text-line-through-style="none" fo:font-style="normal" style:font-style-asian="normal" style:font-style-complex="normal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6_2" style:family="text" style:parent-style-name="Default_20_Paragraph_20_Font">
      <style:text-properties style:text-line-through-style="none" fo:font-style="normal" style:font-style-asian="normal" style:font-style-complex="normal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6_3" style:family="text" style:parent-style-name="Default_20_Paragraph_20_Font">
      <style:text-properties style:text-line-through-style="none" fo:font-style="normal" style:font-style-asian="normal" style:font-style-complex="normal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6_4" style:family="text" style:parent-style-name="Default_20_Paragraph_20_Font">
      <style:text-properties style:text-line-through-style="none" fo:font-style="normal" style:font-style-asian="normal" style:font-style-complex="normal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6_5" style:family="text" style:parent-style-name="Default_20_Paragraph_20_Font">
      <style:text-properties style:text-line-through-style="none" fo:font-style="normal" style:font-style-asian="normal" style:font-style-complex="normal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6_6" style:family="text" style:parent-style-name="Default_20_Paragraph_20_Font">
      <style:text-properties style:text-line-through-style="none" fo:font-style="normal" style:font-style-asian="normal" style:font-style-complex="normal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6_7" style:family="text" style:parent-style-name="Default_20_Paragraph_20_Font">
      <style:text-properties style:text-line-through-style="none" fo:font-style="normal" style:font-style-asian="normal" style:font-style-complex="normal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6_8" style:family="text" style:parent-style-name="Default_20_Paragraph_20_Font">
      <style:text-properties style:text-line-through-style="none" fo:font-style="normal" style:font-style-asian="normal" style:font-style-complex="normal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6_9" style:family="text" style:parent-style-name="Default_20_Paragraph_20_Font">
      <style:text-properties style:text-line-through-style="none" fo:font-style="normal" style:font-style-asian="normal" style:font-style-complex="normal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6_10" style:family="text" style:parent-style-name="Default_20_Paragraph_20_Font">
      <style:text-properties style:text-line-through-style="none" fo:font-style="normal" style:font-style-asian="normal" style:font-style-complex="normal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T136_11" style:family="text" style:parent-style-name="Default_20_Paragraph_20_Font">
      <style:text-properties style:text-line-through-style="none" fo:font-style="normal" style:font-style-asian="normal" style:font-style-complex="normal" fo:color="#222222" style:font-name="Georgia" fo:font-size="11pt" style:font-name-asian="Georgia" style:font-size-asian="11pt" style:font-name-complex="Georgia" style:font-size-complex="11pt" fo:font-weight="normal" style:font-weight-asian="normal" style:font-weight-complex="normal" style:text-underline-style="none"/>
    </style:style>
    <style:style style:name="P137" style:family="paragraph" style:parent-style-name="Style-2">
      <style:paragraph-properties fo:text-align="left" fo:text-indent="0cm" fo:line-height="100%" fo:margin-top="0cm" fo:margin-bottom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7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T138_1" style:family="text" style:parent-style-name="Default_20_Paragraph_20_Font"/>
    <style:style style:name="T138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3" style:family="text" style:parent-style-name="Default_20_Paragraph_20_Font"/>
    <style:style style:name="T138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5" style:family="text" style:parent-style-name="Default_20_Paragraph_20_Font"/>
    <style:style style:name="T138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7" style:family="text" style:parent-style-name="Default_20_Paragraph_20_Font"/>
    <style:style style:name="T138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9" style:family="text" style:parent-style-name="Default_20_Paragraph_20_Font"/>
    <style:style style:name="T138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11" style:family="text" style:parent-style-name="Default_20_Paragraph_20_Font"/>
    <style:style style:name="T138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13" style:family="text" style:parent-style-name="Default_20_Paragraph_20_Font"/>
    <style:style style:name="T138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15" style:family="text" style:parent-style-name="Default_20_Paragraph_20_Font"/>
    <style:style style:name="T138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17" style:family="text" style:parent-style-name="Default_20_Paragraph_20_Font"/>
    <style:style style:name="T138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19" style:family="text" style:parent-style-name="Default_20_Paragraph_20_Font"/>
    <style:style style:name="T138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21" style:family="text" style:parent-style-name="Default_20_Paragraph_20_Font"/>
    <style:style style:name="T138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23" style:family="text" style:parent-style-name="Default_20_Paragraph_20_Font"/>
    <style:style style:name="T138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25" style:family="text" style:parent-style-name="Default_20_Paragraph_20_Font"/>
    <style:style style:name="T138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27" style:family="text" style:parent-style-name="Default_20_Paragraph_20_Font"/>
    <style:style style:name="T138_2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29" style:family="text" style:parent-style-name="Default_20_Paragraph_20_Font"/>
    <style:style style:name="T138_3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138_31" style:family="text" style:parent-style-name="Default_20_Paragraph_20_Font"/>
    <style:style style:name="T138_3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Cell8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yle-2">
      <style:paragraph-properties fo:text-align="left" fo:text-indent="0cm" fo:line-height="100%" fo:margin-top="0cm" fo:margin-bottom="0cm" fo:margin-left="0cm" fo:margin-right="0cm"/>
    </style:style>
    <style:style style:name="P140" style:family="paragraph" style:parent-style-name="Style-1">
      <style:paragraph-properties fo:text-align="left" fo:text-indent="0cm" fo:line-height="115%" fo:margin-top="0cm" fo:margin-left="0cm" fo:margin-right="0cm"/>
    </style:style>
    <style:style style:name="P141" style:family="paragraph" style:parent-style-name="Style-1">
      <style:paragraph-properties fo:text-align="left" fo:text-indent="0cm" fo:line-height="115%" fo:margin-top="0cm" fo:margin-left="0cm" fo:margin-right="0cm"/>
    </style:style>
    <style:style style:name="P142" style:family="paragraph" style:parent-style-name="Style-1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43" style:family="paragraph" style:parent-style-name="Style-1">
      <style:paragraph-properties fo:text-align="left" fo:text-indent="0cm" fo:line-height="115%" fo:margin-top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44" style:family="paragraph" style:parent-style-name="Style-1">
      <style:paragraph-properties fo:text-align="left" fo:text-indent="0cm" fo:line-height="115%" fo:margin-top="0cm" fo:margin-left="0cm" fo:margin-right="0cm"/>
    </style:style>
    <style:style style:name="T14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4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4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4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4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4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4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4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4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4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44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144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P145" style:family="paragraph" style:parent-style-name="ListStyle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5_1" style:family="text" style:parent-style-name="Default_20_Paragraph_20_Font"/>
    <style:style style:name="T145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5_3" style:family="text" style:parent-style-name="Default_20_Paragraph_20_Font"/>
    <style:style style:name="T145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5_5" style:family="text" style:parent-style-name="Default_20_Paragraph_20_Font"/>
    <style:style style:name="T145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5_7" style:family="text" style:parent-style-name="Default_20_Paragraph_20_Font"/>
    <style:style style:name="T145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5_9" style:family="text" style:parent-style-name="Default_20_Paragraph_20_Font"/>
    <style:style style:name="T145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5_11" style:family="text" style:parent-style-name="Default_20_Paragraph_20_Font"/>
    <style:style style:name="T145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5_13" style:family="text" style:parent-style-name="Default_20_Paragraph_20_Font"/>
    <style:style style:name="T145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46" style:family="paragraph" style:parent-style-name="ListStyle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6_1" style:family="text" style:parent-style-name="Default_20_Paragraph_20_Font"/>
    <style:style style:name="T146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6_3" style:family="text" style:parent-style-name="Default_20_Paragraph_20_Font"/>
    <style:style style:name="T146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6_5" style:family="text" style:parent-style-name="Default_20_Paragraph_20_Font"/>
    <style:style style:name="T146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6_7" style:family="text" style:parent-style-name="Default_20_Paragraph_20_Font"/>
    <style:style style:name="T146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6_9" style:family="text" style:parent-style-name="Default_20_Paragraph_20_Font"/>
    <style:style style:name="T146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6_11" style:family="text" style:parent-style-name="Default_20_Paragraph_20_Font"/>
    <style:style style:name="T146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6_13" style:family="text" style:parent-style-name="Default_20_Paragraph_20_Font"/>
    <style:style style:name="T146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6_15" style:family="text" style:parent-style-name="Default_20_Paragraph_20_Font"/>
    <style:style style:name="T146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6_17" style:family="text" style:parent-style-name="Default_20_Paragraph_20_Font"/>
    <style:style style:name="T146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6_19" style:family="text" style:parent-style-name="Default_20_Paragraph_20_Font"/>
    <style:style style:name="T146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6_21" style:family="text" style:parent-style-name="Default_20_Paragraph_20_Font"/>
    <style:style style:name="T146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6_23" style:family="text" style:parent-style-name="Default_20_Paragraph_20_Font"/>
    <style:style style:name="T146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6_25" style:family="text" style:parent-style-name="Default_20_Paragraph_20_Font"/>
    <style:style style:name="T146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6_27" style:family="text" style:parent-style-name="Default_20_Paragraph_20_Font"/>
    <style:style style:name="T146_2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6_29" style:family="text" style:parent-style-name="Default_20_Paragraph_20_Font"/>
    <style:style style:name="T146_3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6_31" style:family="text" style:parent-style-name="Default_20_Paragraph_20_Font"/>
    <style:style style:name="T146_3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6_33" style:family="text" style:parent-style-name="Default_20_Paragraph_20_Font"/>
    <style:style style:name="T146_3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6_35" style:family="text" style:parent-style-name="Default_20_Paragraph_20_Font"/>
    <style:style style:name="T146_3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6_37" style:family="text" style:parent-style-name="Default_20_Paragraph_20_Font"/>
    <style:style style:name="T146_3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6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6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6_4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6_4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6_4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47" style:family="paragraph" style:parent-style-name="ListStyle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7_1" style:family="text" style:parent-style-name="Default_20_Paragraph_20_Font"/>
    <style:style style:name="T147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7_3" style:family="text" style:parent-style-name="Default_20_Paragraph_20_Font"/>
    <style:style style:name="T147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7_5" style:family="text" style:parent-style-name="Default_20_Paragraph_20_Font"/>
    <style:style style:name="T147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7_7" style:family="text" style:parent-style-name="Default_20_Paragraph_20_Font"/>
    <style:style style:name="T147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7_9" style:family="text" style:parent-style-name="Default_20_Paragraph_20_Font"/>
    <style:style style:name="T147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7_11" style:family="text" style:parent-style-name="Default_20_Paragraph_20_Font"/>
    <style:style style:name="T147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7_13" style:family="text" style:parent-style-name="Default_20_Paragraph_20_Font"/>
    <style:style style:name="T147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7_15" style:family="text" style:parent-style-name="Default_20_Paragraph_20_Font"/>
    <style:style style:name="T147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7_17" style:family="text" style:parent-style-name="Default_20_Paragraph_20_Font"/>
    <style:style style:name="T147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7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7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7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7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7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7_2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7_2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7_2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7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7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7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7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7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7_3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7_3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7_3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7_3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7_3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7_3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7_3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7_3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7_4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48" style:family="paragraph" style:parent-style-name="ListStyle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8_1" style:family="text" style:parent-style-name="Default_20_Paragraph_20_Font"/>
    <style:style style:name="T148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8_3" style:family="text" style:parent-style-name="Default_20_Paragraph_20_Font"/>
    <style:style style:name="T148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8_5" style:family="text" style:parent-style-name="Default_20_Paragraph_20_Font"/>
    <style:style style:name="T148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8_7" style:family="text" style:parent-style-name="Default_20_Paragraph_20_Font"/>
    <style:style style:name="T148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8_9" style:family="text" style:parent-style-name="Default_20_Paragraph_20_Font"/>
    <style:style style:name="T148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8_11" style:family="text" style:parent-style-name="Default_20_Paragraph_20_Font"/>
    <style:style style:name="T148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8_13" style:family="text" style:parent-style-name="Default_20_Paragraph_20_Font"/>
    <style:style style:name="T148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49" style:family="paragraph" style:parent-style-name="ListStyle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9_1" style:family="text" style:parent-style-name="Default_20_Paragraph_20_Font"/>
    <style:style style:name="T149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9_3" style:family="text" style:parent-style-name="Default_20_Paragraph_20_Font"/>
    <style:style style:name="T149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9_5" style:family="text" style:parent-style-name="Default_20_Paragraph_20_Font"/>
    <style:style style:name="T149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9_7" style:family="text" style:parent-style-name="Default_20_Paragraph_20_Font"/>
    <style:style style:name="T149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9_9" style:family="text" style:parent-style-name="Default_20_Paragraph_20_Font"/>
    <style:style style:name="T149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9_11" style:family="text" style:parent-style-name="Default_20_Paragraph_20_Font"/>
    <style:style style:name="T149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9_13" style:family="text" style:parent-style-name="Default_20_Paragraph_20_Font"/>
    <style:style style:name="T149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9_15" style:family="text" style:parent-style-name="Default_20_Paragraph_20_Font"/>
    <style:style style:name="T149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9_17" style:family="text" style:parent-style-name="Default_20_Paragraph_20_Font"/>
    <style:style style:name="T149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9_1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9_2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9_2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9_2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49_2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50" style:family="paragraph" style:parent-style-name="ListStyle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0_1" style:family="text" style:parent-style-name="Default_20_Paragraph_20_Font"/>
    <style:style style:name="T150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0_3" style:family="text" style:parent-style-name="Default_20_Paragraph_20_Font"/>
    <style:style style:name="T150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0_5" style:family="text" style:parent-style-name="Default_20_Paragraph_20_Font"/>
    <style:style style:name="T150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0_7" style:family="text" style:parent-style-name="Default_20_Paragraph_20_Font"/>
    <style:style style:name="T150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0_9" style:family="text" style:parent-style-name="Default_20_Paragraph_20_Font"/>
    <style:style style:name="T150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0_11" style:family="text" style:parent-style-name="Default_20_Paragraph_20_Font"/>
    <style:style style:name="T150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0_13" style:family="text" style:parent-style-name="Default_20_Paragraph_20_Font"/>
    <style:style style:name="T150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0_15" style:family="text" style:parent-style-name="Default_20_Paragraph_20_Font"/>
    <style:style style:name="T150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0_17" style:family="text" style:parent-style-name="Default_20_Paragraph_20_Font"/>
    <style:style style:name="T150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0_19" style:family="text" style:parent-style-name="Default_20_Paragraph_20_Font"/>
    <style:style style:name="T150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0_21" style:family="text" style:parent-style-name="Default_20_Paragraph_20_Font"/>
    <style:style style:name="T150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0_23" style:family="text" style:parent-style-name="Default_20_Paragraph_20_Font"/>
    <style:style style:name="T150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0_25" style:family="text" style:parent-style-name="Default_20_Paragraph_20_Font"/>
    <style:style style:name="T150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0_2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0_2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0_2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0_3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0_3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51" style:family="paragraph" style:parent-style-name="ListStyle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1" style:family="text" style:parent-style-name="Default_20_Paragraph_20_Font"/>
    <style:style style:name="T151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3" style:family="text" style:parent-style-name="Default_20_Paragraph_20_Font"/>
    <style:style style:name="T151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5" style:family="text" style:parent-style-name="Default_20_Paragraph_20_Font"/>
    <style:style style:name="T151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7" style:family="text" style:parent-style-name="Default_20_Paragraph_20_Font"/>
    <style:style style:name="T151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9" style:family="text" style:parent-style-name="Default_20_Paragraph_20_Font"/>
    <style:style style:name="T151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11" style:family="text" style:parent-style-name="Default_20_Paragraph_20_Font"/>
    <style:style style:name="T151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1_13" style:family="text" style:parent-style-name="Default_20_Paragraph_20_Font"/>
    <style:style style:name="T151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52" style:family="paragraph" style:parent-style-name="ListStyle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2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53" style:family="paragraph" style:parent-style-name="ListStyle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3_1" style:family="text" style:parent-style-name="Default_20_Paragraph_20_Font"/>
    <style:style style:name="T153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3_3" style:family="text" style:parent-style-name="Default_20_Paragraph_20_Font"/>
    <style:style style:name="T153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3_5" style:family="text" style:parent-style-name="Default_20_Paragraph_20_Font"/>
    <style:style style:name="T153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3_7" style:family="text" style:parent-style-name="Default_20_Paragraph_20_Font"/>
    <style:style style:name="T153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3_9" style:family="text" style:parent-style-name="Default_20_Paragraph_20_Font"/>
    <style:style style:name="T153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3_1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3_1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3_1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3_1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3_1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3_1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3_1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154" style:family="paragraph" style:parent-style-name="ListStyle">
      <style:paragraph-properties fo:text-align="left" fo:line-height="115%" fo:margin-top="0cm" fo:margin-left="1.27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4_1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4_2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4_3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4_4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4_5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4_6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4_7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4_8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4_9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4_10" style:family="text" style:parent-style-name="Default_20_Paragraph_20_Fon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154_11" style:family="text" style:parent-style-name="Default_20_Paragraph_20_Font"/>
    <style:style style:name="T154_1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54_13" style:family="text" style:parent-style-name="Default_20_Paragraph_20_Font"/>
    <style:style style:name="T154_1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54_15" style:family="text" style:parent-style-name="Default_20_Paragraph_20_Font"/>
    <style:style style:name="T154_1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54_17" style:family="text" style:parent-style-name="Default_20_Paragraph_20_Font"/>
    <style:style style:name="T154_1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54_19" style:family="text" style:parent-style-name="Default_20_Paragraph_20_Font"/>
    <style:style style:name="T154_2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54_21" style:family="text" style:parent-style-name="Default_20_Paragraph_20_Font"/>
    <style:style style:name="T154_2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54_23" style:family="text" style:parent-style-name="Default_20_Paragraph_20_Font"/>
    <style:style style:name="T154_2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54_25" style:family="text" style:parent-style-name="Default_20_Paragraph_20_Font"/>
    <style:style style:name="T154_2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54_27" style:family="text" style:parent-style-name="Default_20_Paragraph_20_Font"/>
    <style:style style:name="T154_2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154_29" style:family="text" style:parent-style-name="Default_20_Paragraph_20_Font"/>
    <style:style style:name="T154_3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P155" style:family="paragraph" style:parent-style-name="Style-1">
      <style:paragraph-properties fo:text-align="left" fo:text-indent="0cm" fo:line-height="115%" fo:margin-top="0cm" fo:margin-bottom="0cm" fo:margin-left="0cm" fo:margin-right="0cm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</office:automatic-styles>
  <office:body>
    <office:text>
      <text:p text:style-name="P1"/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2"><text:span text:style-name="T2_1">Conference</text:span></text:p>
          </table:table-cell>
          <table:table-cell table:style-name="Cell2">
            <text:p text:style-name="P3"><text:span text:style-name="T3_1">Dates</text:span></text:p>
          </table:table-cell>
          <table:table-cell table:style-name="Cell3">
            <text:p text:style-name="P4"><text:span text:style-name="T4_1">Site</text:span></text:p>
          </table:table-cell>
          <table:table-cell table:style-name="Cell4">
            <text:p text:style-name="P5"><text:span text:style-name="T5_1">Relevant</text:span><text:span text:style-name="T5_2"><text:s/></text:span><text:span text:style-name="T5_3">Sessions</text:span><text:span text:style-name="T5_4"><text:s/></text:span><text:span text:style-name="T5_5">in</text:span><text:span text:style-name="T5_6"><text:s/></text:span><text:span text:style-name="T5_7">previous</text:span><text:span text:style-name="T5_8"><text:s/></text:span><text:span text:style-name="T5_9">conference</text:span></text:p>
          </table:table-cell>
        </table:table-row>
        <table:table-row table:style-name="Row2">
          <table:table-cell table:style-name="Cell5">
            <text:p text:style-name="P6"><text:span text:style-name="T6_1">SIGIR</text:span><text:span text:style-name="T6_2"><text:s/>2011<text:s/>-<text:s/>34</text:span><text:span text:style-name="T6_3">th</text:span><text:span text:style-name="T6_4"><text:s/></text:span><text:span text:style-name="T6_5">Annual</text:span><text:span text:style-name="T6_6"><text:s/></text:span><text:span text:style-name="T6_7">ACM</text:span><text:span text:style-name="T6_8"><text:s/></text:span><text:span text:style-name="T6_9">SIGIR</text:span><text:span text:style-name="T6_10"><text:s/></text:span><text:span text:style-name="T6_11">Conference</text:span></text:p>
            <text:p text:style-name="P7"><text:span text:style-name="T7_1"><text:a xlink:type="simple" xlink:href="http://www.google.com/url?q=http%3A%2F%2Fwww.sigir.org%2F&amp;sa=D&amp;sntz=1&amp;usg=AFQjCNENIs0imiQ2hkIGKnv1dJExP2KszA"><text:span text:style-name="T7_2">ACM</text:span></text:a></text:span><text:span text:style-name="T7_3"><text:a xlink:type="simple" xlink:href="http://www.google.com/url?q=http%3A%2F%2Fwww.sigir.org%2F&amp;sa=D&amp;sntz=1&amp;usg=AFQjCNENIs0imiQ2hkIGKnv1dJExP2KszA"><text:span text:style-name="T7_4"><text:s/></text:span></text:a></text:span><text:span text:style-name="T7_5"><text:a xlink:type="simple" xlink:href="http://www.google.com/url?q=http%3A%2F%2Fwww.sigir.org%2F&amp;sa=D&amp;sntz=1&amp;usg=AFQjCNENIs0imiQ2hkIGKnv1dJExP2KszA"><text:span text:style-name="T7_6">SIGIR</text:span></text:a></text:span><text:span text:style-name="T7_7"><text:a xlink:type="simple" xlink:href="http://www.google.com/url?q=http%3A%2F%2Fwww.sigir.org%2F&amp;sa=D&amp;sntz=1&amp;usg=AFQjCNENIs0imiQ2hkIGKnv1dJExP2KszA"><text:span text:style-name="T7_8"><text:s/></text:span></text:a></text:span><text:span text:style-name="T7_9"><text:a xlink:type="simple" xlink:href="http://www.google.com/url?q=http%3A%2F%2Fwww.sigir.org%2F&amp;sa=D&amp;sntz=1&amp;usg=AFQjCNENIs0imiQ2hkIGKnv1dJExP2KszA"><text:span text:style-name="T7_10">Special</text:span></text:a></text:span><text:span text:style-name="T7_11"><text:a xlink:type="simple" xlink:href="http://www.google.com/url?q=http%3A%2F%2Fwww.sigir.org%2F&amp;sa=D&amp;sntz=1&amp;usg=AFQjCNENIs0imiQ2hkIGKnv1dJExP2KszA"><text:span text:style-name="T7_12"><text:s/></text:span></text:a></text:span><text:span text:style-name="T7_13"><text:a xlink:type="simple" xlink:href="http://www.google.com/url?q=http%3A%2F%2Fwww.sigir.org%2F&amp;sa=D&amp;sntz=1&amp;usg=AFQjCNENIs0imiQ2hkIGKnv1dJExP2KszA"><text:span text:style-name="T7_14">Interest</text:span></text:a></text:span><text:span text:style-name="T7_15"><text:a xlink:type="simple" xlink:href="http://www.google.com/url?q=http%3A%2F%2Fwww.sigir.org%2F&amp;sa=D&amp;sntz=1&amp;usg=AFQjCNENIs0imiQ2hkIGKnv1dJExP2KszA"><text:span text:style-name="T7_16"><text:s/></text:span></text:a></text:span><text:span text:style-name="T7_17"><text:a xlink:type="simple" xlink:href="http://www.google.com/url?q=http%3A%2F%2Fwww.sigir.org%2F&amp;sa=D&amp;sntz=1&amp;usg=AFQjCNENIs0imiQ2hkIGKnv1dJExP2KszA"><text:span text:style-name="T7_18">Group</text:span></text:a></text:span><text:span text:style-name="T7_19"><text:a xlink:type="simple" xlink:href="http://www.google.com/url?q=http%3A%2F%2Fwww.sigir.org%2F&amp;sa=D&amp;sntz=1&amp;usg=AFQjCNENIs0imiQ2hkIGKnv1dJExP2KszA"><text:span text:style-name="T7_20"><text:s/></text:span></text:a></text:span><text:span text:style-name="T7_21"><text:a xlink:type="simple" xlink:href="http://www.google.com/url?q=http%3A%2F%2Fwww.sigir.org%2F&amp;sa=D&amp;sntz=1&amp;usg=AFQjCNENIs0imiQ2hkIGKnv1dJExP2KszA"><text:span text:style-name="T7_22">on</text:span></text:a></text:span><text:span text:style-name="T7_23"><text:a xlink:type="simple" xlink:href="http://www.google.com/url?q=http%3A%2F%2Fwww.sigir.org%2F&amp;sa=D&amp;sntz=1&amp;usg=AFQjCNENIs0imiQ2hkIGKnv1dJExP2KszA"><text:span text:style-name="T7_24"><text:s/></text:span></text:a></text:span><text:span text:style-name="T7_25"><text:a xlink:type="simple" xlink:href="http://www.google.com/url?q=http%3A%2F%2Fwww.sigir.org%2F&amp;sa=D&amp;sntz=1&amp;usg=AFQjCNENIs0imiQ2hkIGKnv1dJExP2KszA"><text:span text:style-name="T7_26">Information</text:span></text:a></text:span><text:span text:style-name="T7_27"><text:a xlink:type="simple" xlink:href="http://www.google.com/url?q=http%3A%2F%2Fwww.sigir.org%2F&amp;sa=D&amp;sntz=1&amp;usg=AFQjCNENIs0imiQ2hkIGKnv1dJExP2KszA"><text:span text:style-name="T7_28"><text:s/></text:span></text:a></text:span><text:span text:style-name="T7_29"><text:a xlink:type="simple" xlink:href="http://www.google.com/url?q=http%3A%2F%2Fwww.sigir.org%2F&amp;sa=D&amp;sntz=1&amp;usg=AFQjCNENIs0imiQ2hkIGKnv1dJExP2KszA"><text:span text:style-name="T7_30">Retrieval</text:span></text:a></text:span></text:p>
            <text:p text:style-name="P8"/>
          </table:table-cell>
          <table:table-cell table:style-name="Cell6">
            <text:p text:style-name="P9"><text:span text:style-name="T9_1">17<text:s/></text:span><text:span text:style-name="T9_2">Jan</text:span><text:span text:style-name="T9_3"><text:s/>2011<text:s/>:<text:s/></text:span><text:span text:style-name="T9_4">Abstracts</text:span><text:span text:style-name="T9_5"><text:s/></text:span><text:span text:style-name="T9_6">for</text:span><text:span text:style-name="T9_7"><text:s/></text:span><text:span text:style-name="T9_8">full</text:span><text:span text:style-name="T9_9"><text:s/></text:span><text:span text:style-name="T9_10">research</text:span><text:span text:style-name="T9_11"><text:s/></text:span><text:span text:style-name="T9_12">papers</text:span><text:span text:style-name="T9_13"><text:s/></text:span><text:span text:style-name="T9_14">due</text:span></text:p>
            <text:p text:style-name="P10"><text:span text:style-name="T10_1">24<text:s/></text:span><text:span text:style-name="T10_2">Jan</text:span><text:span text:style-name="T10_3"><text:s/>2011<text:s/>:<text:s/></text:span><text:span text:style-name="T10_4">Full</text:span><text:span text:style-name="T10_5"><text:s/></text:span><text:span text:style-name="T10_6">research</text:span><text:span text:style-name="T10_7"><text:s/></text:span><text:span text:style-name="T10_8">paper</text:span><text:span text:style-name="T10_9"><text:s/></text:span><text:span text:style-name="T10_10">submissions</text:span><text:span text:style-name="T10_11"><text:s/></text:span><text:span text:style-name="T10_12">due</text:span></text:p>
          </table:table-cell>
          <table:table-cell table:style-name="Cell7">
            <text:p text:style-name="P11"/>
            <text:p text:style-name="P12"><text:span text:style-name="T12_1"><text:a xlink:type="simple" xlink:href="http://www.google.com/url?q=http%3A%2F%2Fwww.sigir2011.org%2F&amp;sa=D&amp;sntz=1&amp;usg=AFQjCNGwwYKV7LrUX5dTeVK4slNMsw_bRg"><text:span text:style-name="T12_2">http</text:span></text:a></text:span><text:span text:style-name="T12_3"><text:a xlink:type="simple" xlink:href="http://www.google.com/url?q=http%3A%2F%2Fwww.sigir2011.org%2F&amp;sa=D&amp;sntz=1&amp;usg=AFQjCNGwwYKV7LrUX5dTeVK4slNMsw_bRg"><text:span text:style-name="T12_4">://</text:span></text:a></text:span><text:span text:style-name="T12_5"><text:a xlink:type="simple" xlink:href="http://www.google.com/url?q=http%3A%2F%2Fwww.sigir2011.org%2F&amp;sa=D&amp;sntz=1&amp;usg=AFQjCNGwwYKV7LrUX5dTeVK4slNMsw_bRg"><text:span text:style-name="T12_6">www</text:span></text:a></text:span><text:span text:style-name="T12_7"><text:a xlink:type="simple" xlink:href="http://www.google.com/url?q=http%3A%2F%2Fwww.sigir2011.org%2F&amp;sa=D&amp;sntz=1&amp;usg=AFQjCNGwwYKV7LrUX5dTeVK4slNMsw_bRg"><text:span text:style-name="T12_8">.</text:span></text:a></text:span><text:span text:style-name="T12_9"><text:a xlink:type="simple" xlink:href="http://www.google.com/url?q=http%3A%2F%2Fwww.sigir2011.org%2F&amp;sa=D&amp;sntz=1&amp;usg=AFQjCNGwwYKV7LrUX5dTeVK4slNMsw_bRg"><text:span text:style-name="T12_10">sigir</text:span></text:a></text:span><text:span text:style-name="T12_11"><text:a xlink:type="simple" xlink:href="http://www.google.com/url?q=http%3A%2F%2Fwww.sigir2011.org%2F&amp;sa=D&amp;sntz=1&amp;usg=AFQjCNGwwYKV7LrUX5dTeVK4slNMsw_bRg"><text:span text:style-name="T12_12">2011.</text:span></text:a></text:span><text:span text:style-name="T12_13"><text:a xlink:type="simple" xlink:href="http://www.google.com/url?q=http%3A%2F%2Fwww.sigir2011.org%2F&amp;sa=D&amp;sntz=1&amp;usg=AFQjCNGwwYKV7LrUX5dTeVK4slNMsw_bRg"><text:span text:style-name="T12_14">org</text:span></text:a></text:span><text:span text:style-name="T12_15"><text:a xlink:type="simple" xlink:href="http://www.google.com/url?q=http%3A%2F%2Fwww.sigir2011.org%2F&amp;sa=D&amp;sntz=1&amp;usg=AFQjCNGwwYKV7LrUX5dTeVK4slNMsw_bRg"><text:span text:style-name="T12_16">/</text:span></text:a></text:span></text:p>
          </table:table-cell>
          <table:table-cell table:style-name="Cell8">
            <text:p text:style-name="P13"><text:span text:style-name="T13_1">Session</text:span><text:span text:style-name="T13_2"><text:s/>4</text:span><text:span text:style-name="T13_3">A</text:span><text:span text:style-name="T13_4">:<text:s/></text:span><text:span text:style-name="T13_5">Language</text:span><text:span text:style-name="T13_6"><text:s/></text:span><text:span text:style-name="T13_7">Models</text:span><text:span text:style-name="T13_8"><text:s/>&amp;<text:s/></text:span><text:span text:style-name="T13_9">IR</text:span><text:span text:style-name="T13_10"><text:s/></text:span><text:span text:style-name="T13_11">Theory</text:span></text:p>
            <text:p text:style-name="P14"><text:span text:style-name="T14_1">Session</text:span><text:span text:style-name="T14_2"><text:s/>10</text:span><text:span text:style-name="T14_3">A</text:span><text:span text:style-name="T14_4">:<text:s/></text:span><text:span text:style-name="T14_5">Non</text:span><text:span text:style-name="T14_6">-</text:span><text:span text:style-name="T14_7">English</text:span><text:span text:style-name="T14_8"><text:s/></text:span><text:span text:style-name="T14_9">IR</text:span><text:span text:style-name="T14_10"><text:s/>&amp;<text:s/></text:span><text:span text:style-name="T14_11">Evaluation</text:span></text:p>
            <text:p text:style-name="P15"/>
            <text:p text:style-name="P16"><text:span text:style-name="T16_1"><text:a xlink:type="simple" xlink:href="http://www.google.com/url?q=http%3A%2F%2Fwww.sigir2010.org%2Fdoku.php%3Fid%3Dprogram%3Asessions&amp;sa=D&amp;sntz=1&amp;usg=AFQjCNHqzFTW-GNfLV1KXJ2KLfBNu5SiPg"><text:span text:style-name="T16_2">http</text:span></text:a></text:span><text:span text:style-name="T16_3"><text:a xlink:type="simple" xlink:href="http://www.google.com/url?q=http%3A%2F%2Fwww.sigir2010.org%2Fdoku.php%3Fid%3Dprogram%3Asessions&amp;sa=D&amp;sntz=1&amp;usg=AFQjCNHqzFTW-GNfLV1KXJ2KLfBNu5SiPg"><text:span text:style-name="T16_4">://</text:span></text:a></text:span><text:span text:style-name="T16_5"><text:a xlink:type="simple" xlink:href="http://www.google.com/url?q=http%3A%2F%2Fwww.sigir2010.org%2Fdoku.php%3Fid%3Dprogram%3Asessions&amp;sa=D&amp;sntz=1&amp;usg=AFQjCNHqzFTW-GNfLV1KXJ2KLfBNu5SiPg"><text:span text:style-name="T16_6">www</text:span></text:a></text:span><text:span text:style-name="T16_7"><text:a xlink:type="simple" xlink:href="http://www.google.com/url?q=http%3A%2F%2Fwww.sigir2010.org%2Fdoku.php%3Fid%3Dprogram%3Asessions&amp;sa=D&amp;sntz=1&amp;usg=AFQjCNHqzFTW-GNfLV1KXJ2KLfBNu5SiPg"><text:span text:style-name="T16_8">.</text:span></text:a></text:span><text:span text:style-name="T16_9"><text:a xlink:type="simple" xlink:href="http://www.google.com/url?q=http%3A%2F%2Fwww.sigir2010.org%2Fdoku.php%3Fid%3Dprogram%3Asessions&amp;sa=D&amp;sntz=1&amp;usg=AFQjCNHqzFTW-GNfLV1KXJ2KLfBNu5SiPg"><text:span text:style-name="T16_10">sigir</text:span></text:a></text:span><text:span text:style-name="T16_11"><text:a xlink:type="simple" xlink:href="http://www.google.com/url?q=http%3A%2F%2Fwww.sigir2010.org%2Fdoku.php%3Fid%3Dprogram%3Asessions&amp;sa=D&amp;sntz=1&amp;usg=AFQjCNHqzFTW-GNfLV1KXJ2KLfBNu5SiPg"><text:span text:style-name="T16_12">2010.</text:span></text:a></text:span><text:span text:style-name="T16_13"><text:a xlink:type="simple" xlink:href="http://www.google.com/url?q=http%3A%2F%2Fwww.sigir2010.org%2Fdoku.php%3Fid%3Dprogram%3Asessions&amp;sa=D&amp;sntz=1&amp;usg=AFQjCNHqzFTW-GNfLV1KXJ2KLfBNu5SiPg"><text:span text:style-name="T16_14">org</text:span></text:a></text:span><text:span text:style-name="T16_15"><text:a xlink:type="simple" xlink:href="http://www.google.com/url?q=http%3A%2F%2Fwww.sigir2010.org%2Fdoku.php%3Fid%3Dprogram%3Asessions&amp;sa=D&amp;sntz=1&amp;usg=AFQjCNHqzFTW-GNfLV1KXJ2KLfBNu5SiPg"><text:span text:style-name="T16_16">/</text:span></text:a></text:span><text:span text:style-name="T16_17"><text:a xlink:type="simple" xlink:href="http://www.google.com/url?q=http%3A%2F%2Fwww.sigir2010.org%2Fdoku.php%3Fid%3Dprogram%3Asessions&amp;sa=D&amp;sntz=1&amp;usg=AFQjCNHqzFTW-GNfLV1KXJ2KLfBNu5SiPg"><text:span text:style-name="T16_18">doku</text:span></text:a></text:span><text:span text:style-name="T16_19"><text:a xlink:type="simple" xlink:href="http://www.google.com/url?q=http%3A%2F%2Fwww.sigir2010.org%2Fdoku.php%3Fid%3Dprogram%3Asessions&amp;sa=D&amp;sntz=1&amp;usg=AFQjCNHqzFTW-GNfLV1KXJ2KLfBNu5SiPg"><text:span text:style-name="T16_20">.</text:span></text:a></text:span><text:span text:style-name="T16_21"><text:a xlink:type="simple" xlink:href="http://www.google.com/url?q=http%3A%2F%2Fwww.sigir2010.org%2Fdoku.php%3Fid%3Dprogram%3Asessions&amp;sa=D&amp;sntz=1&amp;usg=AFQjCNHqzFTW-GNfLV1KXJ2KLfBNu5SiPg"><text:span text:style-name="T16_22">php</text:span></text:a></text:span><text:span text:style-name="T16_23"><text:a xlink:type="simple" xlink:href="http://www.google.com/url?q=http%3A%2F%2Fwww.sigir2010.org%2Fdoku.php%3Fid%3Dprogram%3Asessions&amp;sa=D&amp;sntz=1&amp;usg=AFQjCNHqzFTW-GNfLV1KXJ2KLfBNu5SiPg"><text:span text:style-name="T16_24">?</text:span></text:a></text:span><text:span text:style-name="T16_25"><text:a xlink:type="simple" xlink:href="http://www.google.com/url?q=http%3A%2F%2Fwww.sigir2010.org%2Fdoku.php%3Fid%3Dprogram%3Asessions&amp;sa=D&amp;sntz=1&amp;usg=AFQjCNHqzFTW-GNfLV1KXJ2KLfBNu5SiPg"><text:span text:style-name="T16_26">id</text:span></text:a></text:span><text:span text:style-name="T16_27"><text:a xlink:type="simple" xlink:href="http://www.google.com/url?q=http%3A%2F%2Fwww.sigir2010.org%2Fdoku.php%3Fid%3Dprogram%3Asessions&amp;sa=D&amp;sntz=1&amp;usg=AFQjCNHqzFTW-GNfLV1KXJ2KLfBNu5SiPg"><text:span text:style-name="T16_28">=</text:span></text:a></text:span><text:span text:style-name="T16_29"><text:a xlink:type="simple" xlink:href="http://www.google.com/url?q=http%3A%2F%2Fwww.sigir2010.org%2Fdoku.php%3Fid%3Dprogram%3Asessions&amp;sa=D&amp;sntz=1&amp;usg=AFQjCNHqzFTW-GNfLV1KXJ2KLfBNu5SiPg"><text:span text:style-name="T16_30">program</text:span></text:a></text:span><text:span text:style-name="T16_31"><text:a xlink:type="simple" xlink:href="http://www.google.com/url?q=http%3A%2F%2Fwww.sigir2010.org%2Fdoku.php%3Fid%3Dprogram%3Asessions&amp;sa=D&amp;sntz=1&amp;usg=AFQjCNHqzFTW-GNfLV1KXJ2KLfBNu5SiPg"><text:span text:style-name="T16_32">:</text:span></text:a></text:span><text:span text:style-name="T16_33"><text:a xlink:type="simple" xlink:href="http://www.google.com/url?q=http%3A%2F%2Fwww.sigir2010.org%2Fdoku.php%3Fid%3Dprogram%3Asessions&amp;sa=D&amp;sntz=1&amp;usg=AFQjCNHqzFTW-GNfLV1KXJ2KLfBNu5SiPg"><text:span text:style-name="T16_34">sessions</text:span></text:a></text:span></text:p>
          </table:table-cell>
        </table:table-row>
        <table:table-row table:style-name="Row3">
          <table:table-cell table:style-name="Cell9">
            <text:p text:style-name="P17"><text:span text:style-name="T17_1">AAAI</text:span><text:span text:style-name="T17_2">-11</text:span></text:p>
            <text:p text:style-name="P18"/>
            <text:p text:style-name="P19"><text:span text:style-name="T19_1"><text:s/></text:span><text:span text:style-name="T19_2">Association</text:span><text:span text:style-name="T19_3"><text:s/></text:span><text:span text:style-name="T19_4">for</text:span><text:span text:style-name="T19_5"><text:s/></text:span><text:span text:style-name="T19_6">the</text:span><text:span text:style-name="T19_7"><text:s/></text:span><text:span text:style-name="T19_8">Advancement</text:span><text:span text:style-name="T19_9"><text:s/></text:span><text:span text:style-name="T19_10">of</text:span><text:span text:style-name="T19_11"><text:s/></text:span><text:span text:style-name="T19_12">Artificial</text:span><text:span text:style-name="T19_13"><text:s/></text:span><text:span text:style-name="T19_14">Intelligence</text:span></text:p>
            <text:p text:style-name="P20"/>
          </table:table-cell>
          <table:table-cell table:style-name="Cell10">
            <text:p text:style-name="P21"><text:span text:style-name="T21_1">December</text:span><text:span text:style-name="T21_2"><text:s/>1,<text:s/>2010<text:s/>–<text:s/></text:span><text:span text:style-name="T21_3">February</text:span><text:span text:style-name="T21_4"><text:s/>1,<text:s/>2011:<text:s/></text:span><text:span text:style-name="T21_5">Authors</text:span><text:span text:style-name="T21_6"><text:s/></text:span><text:span text:style-name="T21_7">register</text:span><text:span text:style-name="T21_8"><text:s/></text:span><text:span text:style-name="T21_9">on</text:span><text:span text:style-name="T21_10"><text:s/></text:span><text:span text:style-name="T21_11">the</text:span><text:span text:style-name="T21_12"><text:s/></text:span><text:span text:style-name="T21_13">AAAI</text:span><text:span text:style-name="T21_14"><text:s/></text:span><text:span text:style-name="T21_15">web</text:span><text:span text:style-name="T21_16"><text:s/></text:span><text:span text:style-name="T21_17">site</text:span></text:p>
            <text:p text:style-name="P22"><text:span text:style-name="T22_1">February</text:span><text:span text:style-name="T22_2"><text:s/>3,<text:s/>2011:<text:s/></text:span><text:span text:style-name="T22_3">Electronic</text:span><text:span text:style-name="T22_4"><text:s/></text:span><text:span text:style-name="T22_5">abstracts</text:span><text:span text:style-name="T22_6"><text:s/></text:span><text:span text:style-name="T22_7">due</text:span></text:p>
            <text:p text:style-name="P23"><text:span text:style-name="T23_1">February</text:span><text:span text:style-name="T23_2"><text:s/>8,<text:s/>2011:<text:s/></text:span><text:span text:style-name="T23_3">Electronic</text:span><text:span text:style-name="T23_4"><text:s/></text:span><text:span text:style-name="T23_5">papers</text:span><text:span text:style-name="T23_6"><text:s/></text:span><text:span text:style-name="T23_7">due</text:span></text:p>
            <text:p text:style-name="P24"/>
          </table:table-cell>
          <table:table-cell table:style-name="Cell11">
            <text:p text:style-name="P25"><text:span text:style-name="T25_1"><text:a xlink:type="simple" xlink:href="http://www.google.com/url?q=http%3A%2F%2Fwww.aaai.org%2FConferences%2FAAAI%2Faaai11.php&amp;sa=D&amp;sntz=1&amp;usg=AFQjCNE7W9eNkflcKh0qanggAv-VUmlBLw"><text:span text:style-name="T25_2">http</text:span></text:a></text:span><text:span text:style-name="T25_3"><text:a xlink:type="simple" xlink:href="http://www.google.com/url?q=http%3A%2F%2Fwww.aaai.org%2FConferences%2FAAAI%2Faaai11.php&amp;sa=D&amp;sntz=1&amp;usg=AFQjCNE7W9eNkflcKh0qanggAv-VUmlBLw"><text:span text:style-name="T25_4">://</text:span></text:a></text:span><text:span text:style-name="T25_5"><text:a xlink:type="simple" xlink:href="http://www.google.com/url?q=http%3A%2F%2Fwww.aaai.org%2FConferences%2FAAAI%2Faaai11.php&amp;sa=D&amp;sntz=1&amp;usg=AFQjCNE7W9eNkflcKh0qanggAv-VUmlBLw"><text:span text:style-name="T25_6">www</text:span></text:a></text:span><text:span text:style-name="T25_7"><text:a xlink:type="simple" xlink:href="http://www.google.com/url?q=http%3A%2F%2Fwww.aaai.org%2FConferences%2FAAAI%2Faaai11.php&amp;sa=D&amp;sntz=1&amp;usg=AFQjCNE7W9eNkflcKh0qanggAv-VUmlBLw"><text:span text:style-name="T25_8">.</text:span></text:a></text:span><text:span text:style-name="T25_9"><text:a xlink:type="simple" xlink:href="http://www.google.com/url?q=http%3A%2F%2Fwww.aaai.org%2FConferences%2FAAAI%2Faaai11.php&amp;sa=D&amp;sntz=1&amp;usg=AFQjCNE7W9eNkflcKh0qanggAv-VUmlBLw"><text:span text:style-name="T25_10">aaai</text:span></text:a></text:span><text:span text:style-name="T25_11"><text:a xlink:type="simple" xlink:href="http://www.google.com/url?q=http%3A%2F%2Fwww.aaai.org%2FConferences%2FAAAI%2Faaai11.php&amp;sa=D&amp;sntz=1&amp;usg=AFQjCNE7W9eNkflcKh0qanggAv-VUmlBLw"><text:span text:style-name="T25_12">.</text:span></text:a></text:span><text:span text:style-name="T25_13"><text:a xlink:type="simple" xlink:href="http://www.google.com/url?q=http%3A%2F%2Fwww.aaai.org%2FConferences%2FAAAI%2Faaai11.php&amp;sa=D&amp;sntz=1&amp;usg=AFQjCNE7W9eNkflcKh0qanggAv-VUmlBLw"><text:span text:style-name="T25_14">org</text:span></text:a></text:span><text:span text:style-name="T25_15"><text:a xlink:type="simple" xlink:href="http://www.google.com/url?q=http%3A%2F%2Fwww.aaai.org%2FConferences%2FAAAI%2Faaai11.php&amp;sa=D&amp;sntz=1&amp;usg=AFQjCNE7W9eNkflcKh0qanggAv-VUmlBLw"><text:span text:style-name="T25_16">/</text:span></text:a></text:span><text:span text:style-name="T25_17"><text:a xlink:type="simple" xlink:href="http://www.google.com/url?q=http%3A%2F%2Fwww.aaai.org%2FConferences%2FAAAI%2Faaai11.php&amp;sa=D&amp;sntz=1&amp;usg=AFQjCNE7W9eNkflcKh0qanggAv-VUmlBLw"><text:span text:style-name="T25_18">Conferences</text:span></text:a></text:span><text:span text:style-name="T25_19"><text:a xlink:type="simple" xlink:href="http://www.google.com/url?q=http%3A%2F%2Fwww.aaai.org%2FConferences%2FAAAI%2Faaai11.php&amp;sa=D&amp;sntz=1&amp;usg=AFQjCNE7W9eNkflcKh0qanggAv-VUmlBLw"><text:span text:style-name="T25_20">/</text:span></text:a></text:span><text:span text:style-name="T25_21"><text:a xlink:type="simple" xlink:href="http://www.google.com/url?q=http%3A%2F%2Fwww.aaai.org%2FConferences%2FAAAI%2Faaai11.php&amp;sa=D&amp;sntz=1&amp;usg=AFQjCNE7W9eNkflcKh0qanggAv-VUmlBLw"><text:span text:style-name="T25_22">AAAI</text:span></text:a></text:span><text:span text:style-name="T25_23"><text:a xlink:type="simple" xlink:href="http://www.google.com/url?q=http%3A%2F%2Fwww.aaai.org%2FConferences%2FAAAI%2Faaai11.php&amp;sa=D&amp;sntz=1&amp;usg=AFQjCNE7W9eNkflcKh0qanggAv-VUmlBLw"><text:span text:style-name="T25_24">/</text:span></text:a></text:span><text:span text:style-name="T25_25"><text:a xlink:type="simple" xlink:href="http://www.google.com/url?q=http%3A%2F%2Fwww.aaai.org%2FConferences%2FAAAI%2Faaai11.php&amp;sa=D&amp;sntz=1&amp;usg=AFQjCNE7W9eNkflcKh0qanggAv-VUmlBLw"><text:span text:style-name="T25_26">aaai</text:span></text:a></text:span><text:span text:style-name="T25_27"><text:a xlink:type="simple" xlink:href="http://www.google.com/url?q=http%3A%2F%2Fwww.aaai.org%2FConferences%2FAAAI%2Faaai11.php&amp;sa=D&amp;sntz=1&amp;usg=AFQjCNE7W9eNkflcKh0qanggAv-VUmlBLw"><text:span text:style-name="T25_28">11.</text:span></text:a></text:span><text:span text:style-name="T25_29"><text:a xlink:type="simple" xlink:href="http://www.google.com/url?q=http%3A%2F%2Fwww.aaai.org%2FConferences%2FAAAI%2Faaai11.php&amp;sa=D&amp;sntz=1&amp;usg=AFQjCNE7W9eNkflcKh0qanggAv-VUmlBLw"><text:span text:style-name="T25_30">php</text:span></text:a></text:span></text:p>
          </table:table-cell>
          <table:table-cell table:style-name="Cell12">
            <text:p text:style-name="P26"><text:span text:style-name="T26_1">(</text:span><text:span text:style-name="T26_2">no</text:span><text:span text:style-name="T26_3"><text:s/></text:span><text:span text:style-name="T26_4">access</text:span><text:span text:style-name="T26_5"><text:s/></text:span><text:span text:style-name="T26_6">to</text:span><text:span text:style-name="T26_7"><text:s/></text:span><text:span text:style-name="T26_8">them</text:span><text:span text:style-name="T26_9">)</text:span></text:p>
            <text:p text:style-name="P27"><text:span text:style-name="T27_1"><text:a xlink:type="simple" xlink:href="http://www.google.com/url?q=http%3A%2F%2Fwww.aaai.org%2FPress%2FProceedings%2Faaai10.php&amp;sa=D&amp;sntz=1&amp;usg=AFQjCNH4X45jyC9OeOEUKVIpHtQN9pNE8w"><text:span text:style-name="T27_2">http</text:span></text:a></text:span><text:span text:style-name="T27_3"><text:a xlink:type="simple" xlink:href="http://www.google.com/url?q=http%3A%2F%2Fwww.aaai.org%2FPress%2FProceedings%2Faaai10.php&amp;sa=D&amp;sntz=1&amp;usg=AFQjCNH4X45jyC9OeOEUKVIpHtQN9pNE8w"><text:span text:style-name="T27_4">://</text:span></text:a></text:span><text:span text:style-name="T27_5"><text:a xlink:type="simple" xlink:href="http://www.google.com/url?q=http%3A%2F%2Fwww.aaai.org%2FPress%2FProceedings%2Faaai10.php&amp;sa=D&amp;sntz=1&amp;usg=AFQjCNH4X45jyC9OeOEUKVIpHtQN9pNE8w"><text:span text:style-name="T27_6">www</text:span></text:a></text:span><text:span text:style-name="T27_7"><text:a xlink:type="simple" xlink:href="http://www.google.com/url?q=http%3A%2F%2Fwww.aaai.org%2FPress%2FProceedings%2Faaai10.php&amp;sa=D&amp;sntz=1&amp;usg=AFQjCNH4X45jyC9OeOEUKVIpHtQN9pNE8w"><text:span text:style-name="T27_8">.</text:span></text:a></text:span><text:span text:style-name="T27_9"><text:a xlink:type="simple" xlink:href="http://www.google.com/url?q=http%3A%2F%2Fwww.aaai.org%2FPress%2FProceedings%2Faaai10.php&amp;sa=D&amp;sntz=1&amp;usg=AFQjCNH4X45jyC9OeOEUKVIpHtQN9pNE8w"><text:span text:style-name="T27_10">aaai</text:span></text:a></text:span><text:span text:style-name="T27_11"><text:a xlink:type="simple" xlink:href="http://www.google.com/url?q=http%3A%2F%2Fwww.aaai.org%2FPress%2FProceedings%2Faaai10.php&amp;sa=D&amp;sntz=1&amp;usg=AFQjCNH4X45jyC9OeOEUKVIpHtQN9pNE8w"><text:span text:style-name="T27_12">.</text:span></text:a></text:span><text:span text:style-name="T27_13"><text:a xlink:type="simple" xlink:href="http://www.google.com/url?q=http%3A%2F%2Fwww.aaai.org%2FPress%2FProceedings%2Faaai10.php&amp;sa=D&amp;sntz=1&amp;usg=AFQjCNH4X45jyC9OeOEUKVIpHtQN9pNE8w"><text:span text:style-name="T27_14">org</text:span></text:a></text:span><text:span text:style-name="T27_15"><text:a xlink:type="simple" xlink:href="http://www.google.com/url?q=http%3A%2F%2Fwww.aaai.org%2FPress%2FProceedings%2Faaai10.php&amp;sa=D&amp;sntz=1&amp;usg=AFQjCNH4X45jyC9OeOEUKVIpHtQN9pNE8w"><text:span text:style-name="T27_16">/</text:span></text:a></text:span><text:span text:style-name="T27_17"><text:a xlink:type="simple" xlink:href="http://www.google.com/url?q=http%3A%2F%2Fwww.aaai.org%2FPress%2FProceedings%2Faaai10.php&amp;sa=D&amp;sntz=1&amp;usg=AFQjCNH4X45jyC9OeOEUKVIpHtQN9pNE8w"><text:span text:style-name="T27_18">Press</text:span></text:a></text:span><text:span text:style-name="T27_19"><text:a xlink:type="simple" xlink:href="http://www.google.com/url?q=http%3A%2F%2Fwww.aaai.org%2FPress%2FProceedings%2Faaai10.php&amp;sa=D&amp;sntz=1&amp;usg=AFQjCNH4X45jyC9OeOEUKVIpHtQN9pNE8w"><text:span text:style-name="T27_20">/</text:span></text:a></text:span><text:span text:style-name="T27_21"><text:a xlink:type="simple" xlink:href="http://www.google.com/url?q=http%3A%2F%2Fwww.aaai.org%2FPress%2FProceedings%2Faaai10.php&amp;sa=D&amp;sntz=1&amp;usg=AFQjCNH4X45jyC9OeOEUKVIpHtQN9pNE8w"><text:span text:style-name="T27_22">Proceedings</text:span></text:a></text:span><text:span text:style-name="T27_23"><text:a xlink:type="simple" xlink:href="http://www.google.com/url?q=http%3A%2F%2Fwww.aaai.org%2FPress%2FProceedings%2Faaai10.php&amp;sa=D&amp;sntz=1&amp;usg=AFQjCNH4X45jyC9OeOEUKVIpHtQN9pNE8w"><text:span text:style-name="T27_24">/</text:span></text:a></text:span><text:span text:style-name="T27_25"><text:a xlink:type="simple" xlink:href="http://www.google.com/url?q=http%3A%2F%2Fwww.aaai.org%2FPress%2FProceedings%2Faaai10.php&amp;sa=D&amp;sntz=1&amp;usg=AFQjCNH4X45jyC9OeOEUKVIpHtQN9pNE8w"><text:span text:style-name="T27_26">aaai</text:span></text:a></text:span><text:span text:style-name="T27_27"><text:a xlink:type="simple" xlink:href="http://www.google.com/url?q=http%3A%2F%2Fwww.aaai.org%2FPress%2FProceedings%2Faaai10.php&amp;sa=D&amp;sntz=1&amp;usg=AFQjCNH4X45jyC9OeOEUKVIpHtQN9pNE8w"><text:span text:style-name="T27_28">10.</text:span></text:a></text:span><text:span text:style-name="T27_29"><text:a xlink:type="simple" xlink:href="http://www.google.com/url?q=http%3A%2F%2Fwww.aaai.org%2FPress%2FProceedings%2Faaai10.php&amp;sa=D&amp;sntz=1&amp;usg=AFQjCNH4X45jyC9OeOEUKVIpHtQN9pNE8w"><text:span text:style-name="T27_30">php</text:span></text:a></text:span></text:p>
            <text:p text:style-name="P28"/>
            <text:p text:style-name="P29"><text:span text:style-name="T29_1">access</text:span><text:span text:style-name="T29_2"><text:s/></text:span><text:span text:style-name="T29_3">to</text:span><text:span text:style-name="T29_4"><text:s/></text:span><text:span text:style-name="T29_5">AI</text:span><text:span text:style-name="T29_6"><text:s/></text:span><text:span text:style-name="T29_7">magazine</text:span><text:span text:style-name="T29_8">:</text:span></text:p>
            <text:p text:style-name="P30"><text:span text:style-name="T30_1"><text:a xlink:type="simple" xlink:href="http://www.google.com/url?q=http%3A%2F%2Fwww.aaai.org%2Fojs%2Findex.php%2Faimagazine%2Farticle%2Fview%2F2305&amp;sa=D&amp;sntz=1&amp;usg=AFQjCNGy3dkjhPZ_frd_XVVD1AN1mPzGpg"><text:span text:style-name="T30_2">http</text:span></text:a></text:span><text:span text:style-name="T30_3"><text:a xlink:type="simple" xlink:href="http://www.google.com/url?q=http%3A%2F%2Fwww.aaai.org%2Fojs%2Findex.php%2Faimagazine%2Farticle%2Fview%2F2305&amp;sa=D&amp;sntz=1&amp;usg=AFQjCNGy3dkjhPZ_frd_XVVD1AN1mPzGpg"><text:span text:style-name="T30_4">://</text:span></text:a></text:span><text:span text:style-name="T30_5"><text:a xlink:type="simple" xlink:href="http://www.google.com/url?q=http%3A%2F%2Fwww.aaai.org%2Fojs%2Findex.php%2Faimagazine%2Farticle%2Fview%2F2305&amp;sa=D&amp;sntz=1&amp;usg=AFQjCNGy3dkjhPZ_frd_XVVD1AN1mPzGpg"><text:span text:style-name="T30_6">www</text:span></text:a></text:span><text:span text:style-name="T30_7"><text:a xlink:type="simple" xlink:href="http://www.google.com/url?q=http%3A%2F%2Fwww.aaai.org%2Fojs%2Findex.php%2Faimagazine%2Farticle%2Fview%2F2305&amp;sa=D&amp;sntz=1&amp;usg=AFQjCNGy3dkjhPZ_frd_XVVD1AN1mPzGpg"><text:span text:style-name="T30_8">.</text:span></text:a></text:span><text:span text:style-name="T30_9"><text:a xlink:type="simple" xlink:href="http://www.google.com/url?q=http%3A%2F%2Fwww.aaai.org%2Fojs%2Findex.php%2Faimagazine%2Farticle%2Fview%2F2305&amp;sa=D&amp;sntz=1&amp;usg=AFQjCNGy3dkjhPZ_frd_XVVD1AN1mPzGpg"><text:span text:style-name="T30_10">aaai</text:span></text:a></text:span><text:span text:style-name="T30_11"><text:a xlink:type="simple" xlink:href="http://www.google.com/url?q=http%3A%2F%2Fwww.aaai.org%2Fojs%2Findex.php%2Faimagazine%2Farticle%2Fview%2F2305&amp;sa=D&amp;sntz=1&amp;usg=AFQjCNGy3dkjhPZ_frd_XVVD1AN1mPzGpg"><text:span text:style-name="T30_12">.</text:span></text:a></text:span><text:span text:style-name="T30_13"><text:a xlink:type="simple" xlink:href="http://www.google.com/url?q=http%3A%2F%2Fwww.aaai.org%2Fojs%2Findex.php%2Faimagazine%2Farticle%2Fview%2F2305&amp;sa=D&amp;sntz=1&amp;usg=AFQjCNGy3dkjhPZ_frd_XVVD1AN1mPzGpg"><text:span text:style-name="T30_14">org</text:span></text:a></text:span><text:span text:style-name="T30_15"><text:a xlink:type="simple" xlink:href="http://www.google.com/url?q=http%3A%2F%2Fwww.aaai.org%2Fojs%2Findex.php%2Faimagazine%2Farticle%2Fview%2F2305&amp;sa=D&amp;sntz=1&amp;usg=AFQjCNGy3dkjhPZ_frd_XVVD1AN1mPzGpg"><text:span text:style-name="T30_16">/</text:span></text:a></text:span><text:span text:style-name="T30_17"><text:a xlink:type="simple" xlink:href="http://www.google.com/url?q=http%3A%2F%2Fwww.aaai.org%2Fojs%2Findex.php%2Faimagazine%2Farticle%2Fview%2F2305&amp;sa=D&amp;sntz=1&amp;usg=AFQjCNGy3dkjhPZ_frd_XVVD1AN1mPzGpg"><text:span text:style-name="T30_18">ojs</text:span></text:a></text:span><text:span text:style-name="T30_19"><text:a xlink:type="simple" xlink:href="http://www.google.com/url?q=http%3A%2F%2Fwww.aaai.org%2Fojs%2Findex.php%2Faimagazine%2Farticle%2Fview%2F2305&amp;sa=D&amp;sntz=1&amp;usg=AFQjCNGy3dkjhPZ_frd_XVVD1AN1mPzGpg"><text:span text:style-name="T30_20">/</text:span></text:a></text:span><text:span text:style-name="T30_21"><text:a xlink:type="simple" xlink:href="http://www.google.com/url?q=http%3A%2F%2Fwww.aaai.org%2Fojs%2Findex.php%2Faimagazine%2Farticle%2Fview%2F2305&amp;sa=D&amp;sntz=1&amp;usg=AFQjCNGy3dkjhPZ_frd_XVVD1AN1mPzGpg"><text:span text:style-name="T30_22">index</text:span></text:a></text:span><text:span text:style-name="T30_23"><text:a xlink:type="simple" xlink:href="http://www.google.com/url?q=http%3A%2F%2Fwww.aaai.org%2Fojs%2Findex.php%2Faimagazine%2Farticle%2Fview%2F2305&amp;sa=D&amp;sntz=1&amp;usg=AFQjCNGy3dkjhPZ_frd_XVVD1AN1mPzGpg"><text:span text:style-name="T30_24">.</text:span></text:a></text:span><text:span text:style-name="T30_25"><text:a xlink:type="simple" xlink:href="http://www.google.com/url?q=http%3A%2F%2Fwww.aaai.org%2Fojs%2Findex.php%2Faimagazine%2Farticle%2Fview%2F2305&amp;sa=D&amp;sntz=1&amp;usg=AFQjCNGy3dkjhPZ_frd_XVVD1AN1mPzGpg"><text:span text:style-name="T30_26">php</text:span></text:a></text:span><text:span text:style-name="T30_27"><text:a xlink:type="simple" xlink:href="http://www.google.com/url?q=http%3A%2F%2Fwww.aaai.org%2Fojs%2Findex.php%2Faimagazine%2Farticle%2Fview%2F2305&amp;sa=D&amp;sntz=1&amp;usg=AFQjCNGy3dkjhPZ_frd_XVVD1AN1mPzGpg"><text:span text:style-name="T30_28">/</text:span></text:a></text:span><text:span text:style-name="T30_29"><text:a xlink:type="simple" xlink:href="http://www.google.com/url?q=http%3A%2F%2Fwww.aaai.org%2Fojs%2Findex.php%2Faimagazine%2Farticle%2Fview%2F2305&amp;sa=D&amp;sntz=1&amp;usg=AFQjCNGy3dkjhPZ_frd_XVVD1AN1mPzGpg"><text:span text:style-name="T30_30">aimagazine</text:span></text:a></text:span><text:span text:style-name="T30_31"><text:a xlink:type="simple" xlink:href="http://www.google.com/url?q=http%3A%2F%2Fwww.aaai.org%2Fojs%2Findex.php%2Faimagazine%2Farticle%2Fview%2F2305&amp;sa=D&amp;sntz=1&amp;usg=AFQjCNGy3dkjhPZ_frd_XVVD1AN1mPzGpg"><text:span text:style-name="T30_32">/</text:span></text:a></text:span><text:span text:style-name="T30_33"><text:a xlink:type="simple" xlink:href="http://www.google.com/url?q=http%3A%2F%2Fwww.aaai.org%2Fojs%2Findex.php%2Faimagazine%2Farticle%2Fview%2F2305&amp;sa=D&amp;sntz=1&amp;usg=AFQjCNGy3dkjhPZ_frd_XVVD1AN1mPzGpg"><text:span text:style-name="T30_34">article</text:span></text:a></text:span><text:span text:style-name="T30_35"><text:a xlink:type="simple" xlink:href="http://www.google.com/url?q=http%3A%2F%2Fwww.aaai.org%2Fojs%2Findex.php%2Faimagazine%2Farticle%2Fview%2F2305&amp;sa=D&amp;sntz=1&amp;usg=AFQjCNGy3dkjhPZ_frd_XVVD1AN1mPzGpg"><text:span text:style-name="T30_36">/</text:span></text:a></text:span><text:span text:style-name="T30_37"><text:a xlink:type="simple" xlink:href="http://www.google.com/url?q=http%3A%2F%2Fwww.aaai.org%2Fojs%2Findex.php%2Faimagazine%2Farticle%2Fview%2F2305&amp;sa=D&amp;sntz=1&amp;usg=AFQjCNGy3dkjhPZ_frd_XVVD1AN1mPzGpg"><text:span text:style-name="T30_38">view</text:span></text:a></text:span><text:span text:style-name="T30_39"><text:a xlink:type="simple" xlink:href="http://www.google.com/url?q=http%3A%2F%2Fwww.aaai.org%2Fojs%2Findex.php%2Faimagazine%2Farticle%2Fview%2F2305&amp;sa=D&amp;sntz=1&amp;usg=AFQjCNGy3dkjhPZ_frd_XVVD1AN1mPzGpg"><text:span text:style-name="T30_40">/2305</text:span></text:a></text:span></text:p>
          </table:table-cell>
        </table:table-row>
        <table:table-row table:style-name="Row4">
          <table:table-cell table:style-name="Cell13">
            <text:p text:style-name="P31"><text:span text:style-name="T31_1">ACL</text:span><text:span text:style-name="T31_2"><text:s/>2011</text:span></text:p>
            <text:p text:style-name="P32"><text:span text:style-name="T32_1">Association</text:span><text:span text:style-name="T32_2"><text:s/></text:span><text:span text:style-name="T32_3">for</text:span><text:span text:style-name="T32_4"><text:s/></text:span><text:span text:style-name="T32_5">Computational</text:span><text:span text:style-name="T32_6"><text:s/></text:span><text:span text:style-name="T32_7">Linguistics</text:span><text:span text:style-name="T32_8"><text:s/></text:span></text:p>
          </table:table-cell>
          <table:table-cell table:style-name="Cell14">
            <text:p text:style-name="P33"><text:span text:style-name="T33_1">December</text:span><text:span text:style-name="T33_2"><text:s/>17,<text:s/>2010</text:span></text:p>
            <text:p text:style-name="P34"><text:span text:style-name="T34_1">Long</text:span><text:span text:style-name="T34_2"><text:s/></text:span><text:span text:style-name="T34_3">Paper</text:span><text:span text:style-name="T34_4"><text:s/></text:span><text:span text:style-name="T34_5">Submission</text:span><text:span text:style-name="T34_6"><text:s/></text:span><text:span text:style-name="T34_7">Deadline</text:span></text:p>
          </table:table-cell>
          <table:table-cell table:style-name="Cell15">
            <text:p text:style-name="P35"><text:span text:style-name="T35_1"><text:a xlink:type="simple" xlink:href="http://www.google.com/url?q=http%3A%2F%2Fwww.acl2011.org%2Findex.shtml%23dates&amp;sa=D&amp;sntz=1&amp;usg=AFQjCNGKkdnMSmdpnM0td0-2oKgSpby1HQ"><text:span text:style-name="T35_2">http</text:span></text:a></text:span><text:span text:style-name="T35_3"><text:a xlink:type="simple" xlink:href="http://www.google.com/url?q=http%3A%2F%2Fwww.acl2011.org%2Findex.shtml%23dates&amp;sa=D&amp;sntz=1&amp;usg=AFQjCNGKkdnMSmdpnM0td0-2oKgSpby1HQ"><text:span text:style-name="T35_4">://</text:span></text:a></text:span><text:span text:style-name="T35_5"><text:a xlink:type="simple" xlink:href="http://www.google.com/url?q=http%3A%2F%2Fwww.acl2011.org%2Findex.shtml%23dates&amp;sa=D&amp;sntz=1&amp;usg=AFQjCNGKkdnMSmdpnM0td0-2oKgSpby1HQ"><text:span text:style-name="T35_6">www</text:span></text:a></text:span><text:span text:style-name="T35_7"><text:a xlink:type="simple" xlink:href="http://www.google.com/url?q=http%3A%2F%2Fwww.acl2011.org%2Findex.shtml%23dates&amp;sa=D&amp;sntz=1&amp;usg=AFQjCNGKkdnMSmdpnM0td0-2oKgSpby1HQ"><text:span text:style-name="T35_8">.</text:span></text:a></text:span><text:span text:style-name="T35_9"><text:a xlink:type="simple" xlink:href="http://www.google.com/url?q=http%3A%2F%2Fwww.acl2011.org%2Findex.shtml%23dates&amp;sa=D&amp;sntz=1&amp;usg=AFQjCNGKkdnMSmdpnM0td0-2oKgSpby1HQ"><text:span text:style-name="T35_10">acl</text:span></text:a></text:span><text:span text:style-name="T35_11"><text:a xlink:type="simple" xlink:href="http://www.google.com/url?q=http%3A%2F%2Fwww.acl2011.org%2Findex.shtml%23dates&amp;sa=D&amp;sntz=1&amp;usg=AFQjCNGKkdnMSmdpnM0td0-2oKgSpby1HQ"><text:span text:style-name="T35_12">2011.</text:span></text:a></text:span><text:span text:style-name="T35_13"><text:a xlink:type="simple" xlink:href="http://www.google.com/url?q=http%3A%2F%2Fwww.acl2011.org%2Findex.shtml%23dates&amp;sa=D&amp;sntz=1&amp;usg=AFQjCNGKkdnMSmdpnM0td0-2oKgSpby1HQ"><text:span text:style-name="T35_14">org</text:span></text:a></text:span><text:span text:style-name="T35_15"><text:a xlink:type="simple" xlink:href="http://www.google.com/url?q=http%3A%2F%2Fwww.acl2011.org%2Findex.shtml%23dates&amp;sa=D&amp;sntz=1&amp;usg=AFQjCNGKkdnMSmdpnM0td0-2oKgSpby1HQ"><text:span text:style-name="T35_16">/</text:span></text:a></text:span><text:span text:style-name="T35_17"><text:a xlink:type="simple" xlink:href="http://www.google.com/url?q=http%3A%2F%2Fwww.acl2011.org%2Findex.shtml%23dates&amp;sa=D&amp;sntz=1&amp;usg=AFQjCNGKkdnMSmdpnM0td0-2oKgSpby1HQ"><text:span text:style-name="T35_18">index</text:span></text:a></text:span><text:span text:style-name="T35_19"><text:a xlink:type="simple" xlink:href="http://www.google.com/url?q=http%3A%2F%2Fwww.acl2011.org%2Findex.shtml%23dates&amp;sa=D&amp;sntz=1&amp;usg=AFQjCNGKkdnMSmdpnM0td0-2oKgSpby1HQ"><text:span text:style-name="T35_20">.</text:span></text:a></text:span><text:span text:style-name="T35_21"><text:a xlink:type="simple" xlink:href="http://www.google.com/url?q=http%3A%2F%2Fwww.acl2011.org%2Findex.shtml%23dates&amp;sa=D&amp;sntz=1&amp;usg=AFQjCNGKkdnMSmdpnM0td0-2oKgSpby1HQ"><text:span text:style-name="T35_22">shtml</text:span></text:a></text:span><text:span text:style-name="T35_23"><text:a xlink:type="simple" xlink:href="http://www.google.com/url?q=http%3A%2F%2Fwww.acl2011.org%2Findex.shtml%23dates&amp;sa=D&amp;sntz=1&amp;usg=AFQjCNGKkdnMSmdpnM0td0-2oKgSpby1HQ"><text:span text:style-name="T35_24">#</text:span></text:a></text:span><text:span text:style-name="T35_25"><text:a xlink:type="simple" xlink:href="http://www.google.com/url?q=http%3A%2F%2Fwww.acl2011.org%2Findex.shtml%23dates&amp;sa=D&amp;sntz=1&amp;usg=AFQjCNGKkdnMSmdpnM0td0-2oKgSpby1HQ"><text:span text:style-name="T35_26">dates</text:span></text:a></text:span></text:p>
          </table:table-cell>
          <table:table-cell table:style-name="Cell16">
            <text:p text:style-name="P36"><text:span text:style-name="T36_1"><text:a xlink:type="simple" xlink:href="http://www.google.com/url?q=http%3A%2F%2Facl2010.org%2Fprogram_mainconf.html%23s16&amp;sa=D&amp;sntz=1&amp;usg=AFQjCNHXA-1JOsG3ox8Eb9OzTJC6FiUBMw"><text:span text:style-name="T36_2">http</text:span></text:a></text:span><text:span text:style-name="T36_3"><text:a xlink:type="simple" xlink:href="http://www.google.com/url?q=http%3A%2F%2Facl2010.org%2Fprogram_mainconf.html%23s16&amp;sa=D&amp;sntz=1&amp;usg=AFQjCNHXA-1JOsG3ox8Eb9OzTJC6FiUBMw"><text:span text:style-name="T36_4">://</text:span></text:a></text:span><text:span text:style-name="T36_5"><text:a xlink:type="simple" xlink:href="http://www.google.com/url?q=http%3A%2F%2Facl2010.org%2Fprogram_mainconf.html%23s16&amp;sa=D&amp;sntz=1&amp;usg=AFQjCNHXA-1JOsG3ox8Eb9OzTJC6FiUBMw"><text:span text:style-name="T36_6">acl</text:span></text:a></text:span><text:span text:style-name="T36_7"><text:a xlink:type="simple" xlink:href="http://www.google.com/url?q=http%3A%2F%2Facl2010.org%2Fprogram_mainconf.html%23s16&amp;sa=D&amp;sntz=1&amp;usg=AFQjCNHXA-1JOsG3ox8Eb9OzTJC6FiUBMw"><text:span text:style-name="T36_8">2010.</text:span></text:a></text:span><text:span text:style-name="T36_9"><text:a xlink:type="simple" xlink:href="http://www.google.com/url?q=http%3A%2F%2Facl2010.org%2Fprogram_mainconf.html%23s16&amp;sa=D&amp;sntz=1&amp;usg=AFQjCNHXA-1JOsG3ox8Eb9OzTJC6FiUBMw"><text:span text:style-name="T36_10">org</text:span></text:a></text:span><text:span text:style-name="T36_11"><text:a xlink:type="simple" xlink:href="http://www.google.com/url?q=http%3A%2F%2Facl2010.org%2Fprogram_mainconf.html%23s16&amp;sa=D&amp;sntz=1&amp;usg=AFQjCNHXA-1JOsG3ox8Eb9OzTJC6FiUBMw"><text:span text:style-name="T36_12">/</text:span></text:a></text:span><text:span text:style-name="T36_13"><text:a xlink:type="simple" xlink:href="http://www.google.com/url?q=http%3A%2F%2Facl2010.org%2Fprogram_mainconf.html%23s16&amp;sa=D&amp;sntz=1&amp;usg=AFQjCNHXA-1JOsG3ox8Eb9OzTJC6FiUBMw"><text:span text:style-name="T36_14">program</text:span></text:a></text:span><text:span text:style-name="T36_15"><text:a xlink:type="simple" xlink:href="http://www.google.com/url?q=http%3A%2F%2Facl2010.org%2Fprogram_mainconf.html%23s16&amp;sa=D&amp;sntz=1&amp;usg=AFQjCNHXA-1JOsG3ox8Eb9OzTJC6FiUBMw"><text:span text:style-name="T36_16">_</text:span></text:a></text:span><text:span text:style-name="T36_17"><text:a xlink:type="simple" xlink:href="http://www.google.com/url?q=http%3A%2F%2Facl2010.org%2Fprogram_mainconf.html%23s16&amp;sa=D&amp;sntz=1&amp;usg=AFQjCNHXA-1JOsG3ox8Eb9OzTJC6FiUBMw"><text:span text:style-name="T36_18">mainconf</text:span></text:a></text:span><text:span text:style-name="T36_19"><text:a xlink:type="simple" xlink:href="http://www.google.com/url?q=http%3A%2F%2Facl2010.org%2Fprogram_mainconf.html%23s16&amp;sa=D&amp;sntz=1&amp;usg=AFQjCNHXA-1JOsG3ox8Eb9OzTJC6FiUBMw"><text:span text:style-name="T36_20">.</text:span></text:a></text:span><text:span text:style-name="T36_21"><text:a xlink:type="simple" xlink:href="http://www.google.com/url?q=http%3A%2F%2Facl2010.org%2Fprogram_mainconf.html%23s16&amp;sa=D&amp;sntz=1&amp;usg=AFQjCNHXA-1JOsG3ox8Eb9OzTJC6FiUBMw"><text:span text:style-name="T36_22">html</text:span></text:a></text:span><text:span text:style-name="T36_23"><text:a xlink:type="simple" xlink:href="http://www.google.com/url?q=http%3A%2F%2Facl2010.org%2Fprogram_mainconf.html%23s16&amp;sa=D&amp;sntz=1&amp;usg=AFQjCNHXA-1JOsG3ox8Eb9OzTJC6FiUBMw"><text:span text:style-name="T36_24">#</text:span></text:a></text:span><text:span text:style-name="T36_25"><text:a xlink:type="simple" xlink:href="http://www.google.com/url?q=http%3A%2F%2Facl2010.org%2Fprogram_mainconf.html%23s16&amp;sa=D&amp;sntz=1&amp;usg=AFQjCNHXA-1JOsG3ox8Eb9OzTJC6FiUBMw"><text:span text:style-name="T36_26">s</text:span></text:a></text:span><text:span text:style-name="T36_27"><text:a xlink:type="simple" xlink:href="http://www.google.com/url?q=http%3A%2F%2Facl2010.org%2Fprogram_mainconf.html%23s16&amp;sa=D&amp;sntz=1&amp;usg=AFQjCNHXA-1JOsG3ox8Eb9OzTJC6FiUBMw"><text:span text:style-name="T36_28">16</text:span></text:a></text:span></text:p>
          </table:table-cell>
        </table:table-row>
        <table:table-row table:style-name="Row5">
          <table:table-cell table:style-name="Cell17">
            <text:p text:style-name="P37"><text:span text:style-name="T37_1">Conference</text:span><text:span text:style-name="T37_2"><text:s/></text:span><text:span text:style-name="T37_3">on</text:span><text:span text:style-name="T37_4"><text:s/></text:span><text:span text:style-name="T37_5">Computational</text:span><text:span text:style-name="T37_6"><text:s/></text:span><text:span text:style-name="T37_7">Natural</text:span><text:span text:style-name="T37_8"><text:s/></text:span><text:span text:style-name="T37_9">Language</text:span><text:span text:style-name="T37_10"><text:s/></text:span><text:span text:style-name="T37_11">Learning</text:span><text:span text:style-name="T37_12"><text:s/>(</text:span><text:span text:style-name="T37_13">CoNLL</text:span><text:span text:style-name="T37_14">-2011)</text:span></text:p>
            <text:p text:style-name="P38"/>
          </table:table-cell>
          <table:table-cell table:style-name="Cell18">
            <text:p text:style-name="P39"><text:span text:style-name="T39_1">Submission</text:span><text:span text:style-name="T39_2"><text:s/></text:span><text:span text:style-name="T39_3">Deadline</text:span></text:p>
            <text:p text:style-name="P40"/>
            <text:p text:style-name="P41"><text:span text:style-name="T41_1">Mar</text:span><text:span text:style-name="T41_2"><text:s/>8,<text:s/>2010</text:span></text:p>
          </table:table-cell>
          <table:table-cell table:style-name="Cell19">
            <text:p text:style-name="P42"/>
          </table:table-cell>
          <table:table-cell table:style-name="Cell20">
            <text:p text:style-name="P43"><text:span text:style-name="T43_1">Session</text:span><text:span text:style-name="T43_2"><text:s/>3:<text:s/></text:span><text:span text:style-name="T43_3">Semantics</text:span><text:span text:style-name="T43_4"><text:s/></text:span><text:span text:style-name="T43_5">and</text:span><text:span text:style-name="T43_6"><text:s/></text:span><text:span text:style-name="T43_7">Information</text:span><text:span text:style-name="T43_8"><text:s/></text:span><text:span text:style-name="T43_9">Extraction</text:span></text:p>
            <text:p text:style-name="P44"><text:span text:style-name="T44_1"><text:a xlink:type="simple" xlink:href="http://www.google.com/url?q=http%3A%2F%2Fwww.cnts.ua.ac.be%2Fconll%2Fprogram.html&amp;sa=D&amp;sntz=1&amp;usg=AFQjCNEPvmB7lj_lbNv259f38cFMUibTRQ"><text:span text:style-name="T44_2">http</text:span></text:a></text:span><text:span text:style-name="T44_3"><text:a xlink:type="simple" xlink:href="http://www.google.com/url?q=http%3A%2F%2Fwww.cnts.ua.ac.be%2Fconll%2Fprogram.html&amp;sa=D&amp;sntz=1&amp;usg=AFQjCNEPvmB7lj_lbNv259f38cFMUibTRQ"><text:span text:style-name="T44_4">://</text:span></text:a></text:span><text:span text:style-name="T44_5"><text:a xlink:type="simple" xlink:href="http://www.google.com/url?q=http%3A%2F%2Fwww.cnts.ua.ac.be%2Fconll%2Fprogram.html&amp;sa=D&amp;sntz=1&amp;usg=AFQjCNEPvmB7lj_lbNv259f38cFMUibTRQ"><text:span text:style-name="T44_6">www</text:span></text:a></text:span><text:span text:style-name="T44_7"><text:a xlink:type="simple" xlink:href="http://www.google.com/url?q=http%3A%2F%2Fwww.cnts.ua.ac.be%2Fconll%2Fprogram.html&amp;sa=D&amp;sntz=1&amp;usg=AFQjCNEPvmB7lj_lbNv259f38cFMUibTRQ"><text:span text:style-name="T44_8">.</text:span></text:a></text:span><text:span text:style-name="T44_9"><text:a xlink:type="simple" xlink:href="http://www.google.com/url?q=http%3A%2F%2Fwww.cnts.ua.ac.be%2Fconll%2Fprogram.html&amp;sa=D&amp;sntz=1&amp;usg=AFQjCNEPvmB7lj_lbNv259f38cFMUibTRQ"><text:span text:style-name="T44_10">cnts</text:span></text:a></text:span><text:span text:style-name="T44_11"><text:a xlink:type="simple" xlink:href="http://www.google.com/url?q=http%3A%2F%2Fwww.cnts.ua.ac.be%2Fconll%2Fprogram.html&amp;sa=D&amp;sntz=1&amp;usg=AFQjCNEPvmB7lj_lbNv259f38cFMUibTRQ"><text:span text:style-name="T44_12">.</text:span></text:a></text:span><text:span text:style-name="T44_13"><text:a xlink:type="simple" xlink:href="http://www.google.com/url?q=http%3A%2F%2Fwww.cnts.ua.ac.be%2Fconll%2Fprogram.html&amp;sa=D&amp;sntz=1&amp;usg=AFQjCNEPvmB7lj_lbNv259f38cFMUibTRQ"><text:span text:style-name="T44_14">ua</text:span></text:a></text:span><text:span text:style-name="T44_15"><text:a xlink:type="simple" xlink:href="http://www.google.com/url?q=http%3A%2F%2Fwww.cnts.ua.ac.be%2Fconll%2Fprogram.html&amp;sa=D&amp;sntz=1&amp;usg=AFQjCNEPvmB7lj_lbNv259f38cFMUibTRQ"><text:span text:style-name="T44_16">.</text:span></text:a></text:span><text:span text:style-name="T44_17"><text:a xlink:type="simple" xlink:href="http://www.google.com/url?q=http%3A%2F%2Fwww.cnts.ua.ac.be%2Fconll%2Fprogram.html&amp;sa=D&amp;sntz=1&amp;usg=AFQjCNEPvmB7lj_lbNv259f38cFMUibTRQ"><text:span text:style-name="T44_18">ac</text:span></text:a></text:span><text:span text:style-name="T44_19"><text:a xlink:type="simple" xlink:href="http://www.google.com/url?q=http%3A%2F%2Fwww.cnts.ua.ac.be%2Fconll%2Fprogram.html&amp;sa=D&amp;sntz=1&amp;usg=AFQjCNEPvmB7lj_lbNv259f38cFMUibTRQ"><text:span text:style-name="T44_20">.</text:span></text:a></text:span><text:span text:style-name="T44_21"><text:a xlink:type="simple" xlink:href="http://www.google.com/url?q=http%3A%2F%2Fwww.cnts.ua.ac.be%2Fconll%2Fprogram.html&amp;sa=D&amp;sntz=1&amp;usg=AFQjCNEPvmB7lj_lbNv259f38cFMUibTRQ"><text:span text:style-name="T44_22">be</text:span></text:a></text:span><text:span text:style-name="T44_23"><text:a xlink:type="simple" xlink:href="http://www.google.com/url?q=http%3A%2F%2Fwww.cnts.ua.ac.be%2Fconll%2Fprogram.html&amp;sa=D&amp;sntz=1&amp;usg=AFQjCNEPvmB7lj_lbNv259f38cFMUibTRQ"><text:span text:style-name="T44_24">/</text:span></text:a></text:span><text:span text:style-name="T44_25"><text:a xlink:type="simple" xlink:href="http://www.google.com/url?q=http%3A%2F%2Fwww.cnts.ua.ac.be%2Fconll%2Fprogram.html&amp;sa=D&amp;sntz=1&amp;usg=AFQjCNEPvmB7lj_lbNv259f38cFMUibTRQ"><text:span text:style-name="T44_26">conll</text:span></text:a></text:span><text:span text:style-name="T44_27"><text:a xlink:type="simple" xlink:href="http://www.google.com/url?q=http%3A%2F%2Fwww.cnts.ua.ac.be%2Fconll%2Fprogram.html&amp;sa=D&amp;sntz=1&amp;usg=AFQjCNEPvmB7lj_lbNv259f38cFMUibTRQ"><text:span text:style-name="T44_28">/</text:span></text:a></text:span><text:span text:style-name="T44_29"><text:a xlink:type="simple" xlink:href="http://www.google.com/url?q=http%3A%2F%2Fwww.cnts.ua.ac.be%2Fconll%2Fprogram.html&amp;sa=D&amp;sntz=1&amp;usg=AFQjCNEPvmB7lj_lbNv259f38cFMUibTRQ"><text:span text:style-name="T44_30">program</text:span></text:a></text:span><text:span text:style-name="T44_31"><text:a xlink:type="simple" xlink:href="http://www.google.com/url?q=http%3A%2F%2Fwww.cnts.ua.ac.be%2Fconll%2Fprogram.html&amp;sa=D&amp;sntz=1&amp;usg=AFQjCNEPvmB7lj_lbNv259f38cFMUibTRQ"><text:span text:style-name="T44_32">.</text:span></text:a></text:span><text:span text:style-name="T44_33"><text:a xlink:type="simple" xlink:href="http://www.google.com/url?q=http%3A%2F%2Fwww.cnts.ua.ac.be%2Fconll%2Fprogram.html&amp;sa=D&amp;sntz=1&amp;usg=AFQjCNEPvmB7lj_lbNv259f38cFMUibTRQ"><text:span text:style-name="T44_34">html</text:span></text:a></text:span></text:p>
          </table:table-cell>
        </table:table-row>
        <table:table-row table:style-name="Row6">
          <table:table-cell table:style-name="Cell21">
            <text:p text:style-name="P45"><text:span text:style-name="T45_1">RECENT</text:span><text:span text:style-name="T45_2"> <text:s/></text:span><text:span text:style-name="T45_3">ADVANCES</text:span><text:span text:style-name="T45_4"> <text:s/></text:span><text:span text:style-name="T45_5">IN</text:span><text:span text:style-name="T45_6"> <text:s/></text:span><text:span text:style-name="T45_7">NATURAL</text:span><text:span text:style-name="T45_8"> <text:s/></text:span><text:span text:style-name="T45_9">LANGUAGE</text:span><text:span text:style-name="T45_10"> <text:s/></text:span><text:span text:style-name="T45_11">PROCESSING</text:span></text:p>
            <text:p text:style-name="P46"><text:span text:style-name="T46_1">(</text:span><text:span text:style-name="T46_2">RANLP</text:span><text:span text:style-name="T46_3"><text:s/>2011)</text:span></text:p>
            <text:p text:style-name="P47"/>
          </table:table-cell>
          <table:table-cell table:style-name="Cell22">
            <text:p text:style-name="P48"><text:span text:style-name="T48_1">Main</text:span><text:span text:style-name="T48_2"><text:s/></text:span><text:span text:style-name="T48_3">conference</text:span><text:span text:style-name="T48_4"><text:s/></text:span><text:span text:style-name="T48_5">submission</text:span><text:span text:style-name="T48_6"><text:s/></text:span><text:span text:style-name="T48_7">deadline</text:span><text:span text:style-name="T48_8">:<text:s/></text:span><text:span text:style-name="T48_9">end</text:span><text:span text:style-name="T48_10"><text:s/></text:span><text:span text:style-name="T48_11">of</text:span><text:span text:style-name="T48_12"><text:s/></text:span><text:span text:style-name="T48_13">April</text:span><text:span text:style-name="T48_14">/</text:span><text:span text:style-name="T48_15">beginning</text:span><text:span text:style-name="T48_16"><text:s/></text:span><text:span text:style-name="T48_17">of</text:span><text:span text:style-name="T48_18"><text:s/></text:span><text:span text:style-name="T48_19">May</text:span><text:span text:style-name="T48_20"><text:s/>2011<text:s/></text:span></text:p>
            <text:p text:style-name="P49"/>
          </table:table-cell>
          <table:table-cell table:style-name="Cell23">
            <text:p text:style-name="P50"><text:span text:style-name="T50_1"><text:a xlink:type="simple" xlink:href="http://www.google.com/url?q=http%3A%2F%2Fwww.lml.bas.bg%2Franlp2011%2F&amp;sa=D&amp;sntz=1&amp;usg=AFQjCNHnqohJR9_hBdrJ_RXRi6CL9VRL1A"><text:span text:style-name="T50_2">http</text:span></text:a></text:span><text:span text:style-name="T50_3"><text:a xlink:type="simple" xlink:href="http://www.google.com/url?q=http%3A%2F%2Fwww.lml.bas.bg%2Franlp2011%2F&amp;sa=D&amp;sntz=1&amp;usg=AFQjCNHnqohJR9_hBdrJ_RXRi6CL9VRL1A"><text:span text:style-name="T50_4">://</text:span></text:a></text:span><text:span text:style-name="T50_5"><text:a xlink:type="simple" xlink:href="http://www.google.com/url?q=http%3A%2F%2Fwww.lml.bas.bg%2Franlp2011%2F&amp;sa=D&amp;sntz=1&amp;usg=AFQjCNHnqohJR9_hBdrJ_RXRi6CL9VRL1A"><text:span text:style-name="T50_6">www</text:span></text:a></text:span><text:span text:style-name="T50_7"><text:a xlink:type="simple" xlink:href="http://www.google.com/url?q=http%3A%2F%2Fwww.lml.bas.bg%2Franlp2011%2F&amp;sa=D&amp;sntz=1&amp;usg=AFQjCNHnqohJR9_hBdrJ_RXRi6CL9VRL1A"><text:span text:style-name="T50_8">.</text:span></text:a></text:span><text:span text:style-name="T50_9"><text:a xlink:type="simple" xlink:href="http://www.google.com/url?q=http%3A%2F%2Fwww.lml.bas.bg%2Franlp2011%2F&amp;sa=D&amp;sntz=1&amp;usg=AFQjCNHnqohJR9_hBdrJ_RXRi6CL9VRL1A"><text:span text:style-name="T50_10">lml</text:span></text:a></text:span><text:span text:style-name="T50_11"><text:a xlink:type="simple" xlink:href="http://www.google.com/url?q=http%3A%2F%2Fwww.lml.bas.bg%2Franlp2011%2F&amp;sa=D&amp;sntz=1&amp;usg=AFQjCNHnqohJR9_hBdrJ_RXRi6CL9VRL1A"><text:span text:style-name="T50_12">.</text:span></text:a></text:span><text:span text:style-name="T50_13"><text:a xlink:type="simple" xlink:href="http://www.google.com/url?q=http%3A%2F%2Fwww.lml.bas.bg%2Franlp2011%2F&amp;sa=D&amp;sntz=1&amp;usg=AFQjCNHnqohJR9_hBdrJ_RXRi6CL9VRL1A"><text:span text:style-name="T50_14">bas</text:span></text:a></text:span><text:span text:style-name="T50_15"><text:a xlink:type="simple" xlink:href="http://www.google.com/url?q=http%3A%2F%2Fwww.lml.bas.bg%2Franlp2011%2F&amp;sa=D&amp;sntz=1&amp;usg=AFQjCNHnqohJR9_hBdrJ_RXRi6CL9VRL1A"><text:span text:style-name="T50_16">.</text:span></text:a></text:span><text:span text:style-name="T50_17"><text:a xlink:type="simple" xlink:href="http://www.google.com/url?q=http%3A%2F%2Fwww.lml.bas.bg%2Franlp2011%2F&amp;sa=D&amp;sntz=1&amp;usg=AFQjCNHnqohJR9_hBdrJ_RXRi6CL9VRL1A"><text:span text:style-name="T50_18">bg</text:span></text:a></text:span><text:span text:style-name="T50_19"><text:a xlink:type="simple" xlink:href="http://www.google.com/url?q=http%3A%2F%2Fwww.lml.bas.bg%2Franlp2011%2F&amp;sa=D&amp;sntz=1&amp;usg=AFQjCNHnqohJR9_hBdrJ_RXRi6CL9VRL1A"><text:span text:style-name="T50_20">/</text:span></text:a></text:span><text:span text:style-name="T50_21"><text:a xlink:type="simple" xlink:href="http://www.google.com/url?q=http%3A%2F%2Fwww.lml.bas.bg%2Franlp2011%2F&amp;sa=D&amp;sntz=1&amp;usg=AFQjCNHnqohJR9_hBdrJ_RXRi6CL9VRL1A"><text:span text:style-name="T50_22">ranlp</text:span></text:a></text:span><text:span text:style-name="T50_23"><text:a xlink:type="simple" xlink:href="http://www.google.com/url?q=http%3A%2F%2Fwww.lml.bas.bg%2Franlp2011%2F&amp;sa=D&amp;sntz=1&amp;usg=AFQjCNHnqohJR9_hBdrJ_RXRi6CL9VRL1A"><text:span text:style-name="T50_24">2011/</text:span></text:a></text:span></text:p>
          </table:table-cell>
          <table:table-cell table:style-name="Cell24">
            <text:p text:style-name="P51"><text:span text:style-name="T51_1"><text:a xlink:type="simple" xlink:href="http://www.google.com/url?q=http%3A%2F%2Flml.bas.bg%2Franlp2009%2FDOCS%2Fprograme-09-twoColumns_v1.pdf&amp;sa=D&amp;sntz=1&amp;usg=AFQjCNH5t8Vqrx3fjgoRD2viNs8N4stCvQ"><text:span text:style-name="T51_2">http</text:span></text:a></text:span><text:span text:style-name="T51_3"><text:a xlink:type="simple" xlink:href="http://www.google.com/url?q=http%3A%2F%2Flml.bas.bg%2Franlp2009%2FDOCS%2Fprograme-09-twoColumns_v1.pdf&amp;sa=D&amp;sntz=1&amp;usg=AFQjCNH5t8Vqrx3fjgoRD2viNs8N4stCvQ"><text:span text:style-name="T51_4">://</text:span></text:a></text:span><text:span text:style-name="T51_5"><text:a xlink:type="simple" xlink:href="http://www.google.com/url?q=http%3A%2F%2Flml.bas.bg%2Franlp2009%2FDOCS%2Fprograme-09-twoColumns_v1.pdf&amp;sa=D&amp;sntz=1&amp;usg=AFQjCNH5t8Vqrx3fjgoRD2viNs8N4stCvQ"><text:span text:style-name="T51_6">lml</text:span></text:a></text:span><text:span text:style-name="T51_7"><text:a xlink:type="simple" xlink:href="http://www.google.com/url?q=http%3A%2F%2Flml.bas.bg%2Franlp2009%2FDOCS%2Fprograme-09-twoColumns_v1.pdf&amp;sa=D&amp;sntz=1&amp;usg=AFQjCNH5t8Vqrx3fjgoRD2viNs8N4stCvQ"><text:span text:style-name="T51_8">.</text:span></text:a></text:span><text:span text:style-name="T51_9"><text:a xlink:type="simple" xlink:href="http://www.google.com/url?q=http%3A%2F%2Flml.bas.bg%2Franlp2009%2FDOCS%2Fprograme-09-twoColumns_v1.pdf&amp;sa=D&amp;sntz=1&amp;usg=AFQjCNH5t8Vqrx3fjgoRD2viNs8N4stCvQ"><text:span text:style-name="T51_10">bas</text:span></text:a></text:span><text:span text:style-name="T51_11"><text:a xlink:type="simple" xlink:href="http://www.google.com/url?q=http%3A%2F%2Flml.bas.bg%2Franlp2009%2FDOCS%2Fprograme-09-twoColumns_v1.pdf&amp;sa=D&amp;sntz=1&amp;usg=AFQjCNH5t8Vqrx3fjgoRD2viNs8N4stCvQ"><text:span text:style-name="T51_12">.</text:span></text:a></text:span><text:span text:style-name="T51_13"><text:a xlink:type="simple" xlink:href="http://www.google.com/url?q=http%3A%2F%2Flml.bas.bg%2Franlp2009%2FDOCS%2Fprograme-09-twoColumns_v1.pdf&amp;sa=D&amp;sntz=1&amp;usg=AFQjCNH5t8Vqrx3fjgoRD2viNs8N4stCvQ"><text:span text:style-name="T51_14">bg</text:span></text:a></text:span><text:span text:style-name="T51_15"><text:a xlink:type="simple" xlink:href="http://www.google.com/url?q=http%3A%2F%2Flml.bas.bg%2Franlp2009%2FDOCS%2Fprograme-09-twoColumns_v1.pdf&amp;sa=D&amp;sntz=1&amp;usg=AFQjCNH5t8Vqrx3fjgoRD2viNs8N4stCvQ"><text:span text:style-name="T51_16">/</text:span></text:a></text:span><text:span text:style-name="T51_17"><text:a xlink:type="simple" xlink:href="http://www.google.com/url?q=http%3A%2F%2Flml.bas.bg%2Franlp2009%2FDOCS%2Fprograme-09-twoColumns_v1.pdf&amp;sa=D&amp;sntz=1&amp;usg=AFQjCNH5t8Vqrx3fjgoRD2viNs8N4stCvQ"><text:span text:style-name="T51_18">ranlp</text:span></text:a></text:span><text:span text:style-name="T51_19"><text:a xlink:type="simple" xlink:href="http://www.google.com/url?q=http%3A%2F%2Flml.bas.bg%2Franlp2009%2FDOCS%2Fprograme-09-twoColumns_v1.pdf&amp;sa=D&amp;sntz=1&amp;usg=AFQjCNH5t8Vqrx3fjgoRD2viNs8N4stCvQ"><text:span text:style-name="T51_20">2009/</text:span></text:a></text:span><text:span text:style-name="T51_21"><text:a xlink:type="simple" xlink:href="http://www.google.com/url?q=http%3A%2F%2Flml.bas.bg%2Franlp2009%2FDOCS%2Fprograme-09-twoColumns_v1.pdf&amp;sa=D&amp;sntz=1&amp;usg=AFQjCNH5t8Vqrx3fjgoRD2viNs8N4stCvQ"><text:span text:style-name="T51_22">DOCS</text:span></text:a></text:span><text:span text:style-name="T51_23"><text:a xlink:type="simple" xlink:href="http://www.google.com/url?q=http%3A%2F%2Flml.bas.bg%2Franlp2009%2FDOCS%2Fprograme-09-twoColumns_v1.pdf&amp;sa=D&amp;sntz=1&amp;usg=AFQjCNH5t8Vqrx3fjgoRD2viNs8N4stCvQ"><text:span text:style-name="T51_24">/</text:span></text:a></text:span><text:span text:style-name="T51_25"><text:a xlink:type="simple" xlink:href="http://www.google.com/url?q=http%3A%2F%2Flml.bas.bg%2Franlp2009%2FDOCS%2Fprograme-09-twoColumns_v1.pdf&amp;sa=D&amp;sntz=1&amp;usg=AFQjCNH5t8Vqrx3fjgoRD2viNs8N4stCvQ"><text:span text:style-name="T51_26">programe</text:span></text:a></text:span><text:span text:style-name="T51_27"><text:a xlink:type="simple" xlink:href="http://www.google.com/url?q=http%3A%2F%2Flml.bas.bg%2Franlp2009%2FDOCS%2Fprograme-09-twoColumns_v1.pdf&amp;sa=D&amp;sntz=1&amp;usg=AFQjCNH5t8Vqrx3fjgoRD2viNs8N4stCvQ"><text:span text:style-name="T51_28">-09-</text:span></text:a></text:span><text:span text:style-name="T51_29"><text:a xlink:type="simple" xlink:href="http://www.google.com/url?q=http%3A%2F%2Flml.bas.bg%2Franlp2009%2FDOCS%2Fprograme-09-twoColumns_v1.pdf&amp;sa=D&amp;sntz=1&amp;usg=AFQjCNH5t8Vqrx3fjgoRD2viNs8N4stCvQ"><text:span text:style-name="T51_30">twoColumns</text:span></text:a></text:span><text:span text:style-name="T51_31"><text:a xlink:type="simple" xlink:href="http://www.google.com/url?q=http%3A%2F%2Flml.bas.bg%2Franlp2009%2FDOCS%2Fprograme-09-twoColumns_v1.pdf&amp;sa=D&amp;sntz=1&amp;usg=AFQjCNH5t8Vqrx3fjgoRD2viNs8N4stCvQ"><text:span text:style-name="T51_32">_</text:span></text:a></text:span><text:span text:style-name="T51_33"><text:a xlink:type="simple" xlink:href="http://www.google.com/url?q=http%3A%2F%2Flml.bas.bg%2Franlp2009%2FDOCS%2Fprograme-09-twoColumns_v1.pdf&amp;sa=D&amp;sntz=1&amp;usg=AFQjCNH5t8Vqrx3fjgoRD2viNs8N4stCvQ"><text:span text:style-name="T51_34">v</text:span></text:a></text:span><text:span text:style-name="T51_35"><text:a xlink:type="simple" xlink:href="http://www.google.com/url?q=http%3A%2F%2Flml.bas.bg%2Franlp2009%2FDOCS%2Fprograme-09-twoColumns_v1.pdf&amp;sa=D&amp;sntz=1&amp;usg=AFQjCNH5t8Vqrx3fjgoRD2viNs8N4stCvQ"><text:span text:style-name="T51_36">1.</text:span></text:a></text:span><text:span text:style-name="T51_37"><text:a xlink:type="simple" xlink:href="http://www.google.com/url?q=http%3A%2F%2Flml.bas.bg%2Franlp2009%2FDOCS%2Fprograme-09-twoColumns_v1.pdf&amp;sa=D&amp;sntz=1&amp;usg=AFQjCNH5t8Vqrx3fjgoRD2viNs8N4stCvQ"><text:span text:style-name="T51_38">pdf</text:span></text:a></text:span></text:p>
            <text:p text:style-name="P52"/>
            <text:p text:style-name="P53"><text:span text:style-name="T53_1">(</text:span><text:span text:style-name="T53_2">eg</text:span><text:span text:style-name="T53_3">:<text:s/></text:span><text:span text:style-name="T53_4">A</text:span><text:span text:style-name="T53_5"><text:s/></text:span><text:span text:style-name="T53_6">morphological</text:span><text:span text:style-name="T53_7"><text:s/></text:span><text:span text:style-name="T53_8">and</text:span><text:span text:style-name="T53_9"><text:s/></text:span><text:span text:style-name="T53_10">syntactic</text:span></text:p>
            <text:p text:style-name="P54"><text:span text:style-name="T54_1">wide</text:span><text:span text:style-name="T54_2">-</text:span><text:span text:style-name="T54_3">coverage</text:span><text:span text:style-name="T54_4"><text:s/></text:span><text:span text:style-name="T54_5">lexicon</text:span><text:span text:style-name="T54_6"><text:s/></text:span><text:span text:style-name="T54_7">for</text:span><text:span text:style-name="T54_8"><text:s/></text:span><text:span text:style-name="T54_9">Spanish</text:span><text:span text:style-name="T54_10">:<text:s/></text:span><text:span text:style-name="T54_11">The</text:span></text:p>
            <text:p text:style-name="P55"><text:span text:style-name="T55_1">Leffe</text:span></text:p>
            <text:p text:style-name="P56"/>
            <text:p text:style-name="P57"><text:span text:style-name="T57_1">Evaluating</text:span><text:span text:style-name="T57_2"><text:s/></text:span><text:span text:style-name="T57_3">the</text:span><text:span text:style-name="T57_4"><text:s/></text:span><text:span text:style-name="T57_5">Impact</text:span><text:span text:style-name="T57_6"><text:s/></text:span><text:span text:style-name="T57_7">of</text:span></text:p>
            <text:p text:style-name="P58"><text:span text:style-name="T58_1">Morphosyntactic</text:span><text:span text:style-name="T58_2"><text:s/></text:span><text:span text:style-name="T58_3">Ambiguity</text:span><text:span text:style-name="T58_4"><text:s/></text:span><text:span text:style-name="T58_5">in</text:span></text:p>
            <text:p text:style-name="P59"><text:span text:style-name="T59_1">Grammatical</text:span><text:span text:style-name="T59_2"><text:s/></text:span><text:span text:style-name="T59_3">Error</text:span><text:span text:style-name="T59_4"><text:s/></text:span><text:span text:style-name="T59_5">Detection</text:span></text:p>
            <text:p text:style-name="P60"/>
            <text:p text:style-name="P61"><text:span text:style-name="T61_1">Amharic</text:span><text:span text:style-name="T61_2"><text:s/></text:span><text:span text:style-name="T61_3">Part</text:span><text:span text:style-name="T61_4">-</text:span><text:span text:style-name="T61_5">of</text:span><text:span text:style-name="T61_6">-</text:span><text:span text:style-name="T61_7">Speech</text:span><text:span text:style-name="T61_8"><text:s/></text:span><text:span text:style-name="T61_9">Tagger</text:span></text:p>
            <text:p text:style-name="P62"><text:span text:style-name="T62_1">for</text:span><text:span text:style-name="T62_2"><text:s/></text:span><text:span text:style-name="T62_3">Factored</text:span><text:span text:style-name="T62_4"><text:s/></text:span><text:span text:style-name="T62_5">Language</text:span><text:span text:style-name="T62_6"><text:s/></text:span><text:span text:style-name="T62_7">Modeling</text:span><text:span text:style-name="T62_8">)</text:span></text:p>
          </table:table-cell>
        </table:table-row>
        <table:table-row table:style-name="Row7">
          <table:table-cell table:style-name="Cell25">
            <text:p text:style-name="P63"><text:span text:style-name="T63_1">IJCNLP</text:span><text:span text:style-name="T63_2"><text:s/>2011</text:span></text:p>
            <text:p text:style-name="P64"><text:span text:style-name="T64_1"><text:a xlink:type="simple" xlink:href="http://www.google.com/url?q=http%3A%2F%2Fitpe.siit.tu.ac.th%2Fijcnlp2011%2Fposts%2Fread%2F46&amp;sa=D&amp;sntz=1&amp;usg=AFQjCNGs3mpj71aMUC-SwQMc5x20xjLpuQ"><text:span text:style-name="T64_2">International</text:span></text:a></text:span><text:span text:style-name="T64_3"><text:a xlink:type="simple" xlink:href="http://www.google.com/url?q=http%3A%2F%2Fitpe.siit.tu.ac.th%2Fijcnlp2011%2Fposts%2Fread%2F46&amp;sa=D&amp;sntz=1&amp;usg=AFQjCNGs3mpj71aMUC-SwQMc5x20xjLpuQ"><text:span text:style-name="T64_4"><text:s/></text:span></text:a></text:span><text:span text:style-name="T64_5"><text:a xlink:type="simple" xlink:href="http://www.google.com/url?q=http%3A%2F%2Fitpe.siit.tu.ac.th%2Fijcnlp2011%2Fposts%2Fread%2F46&amp;sa=D&amp;sntz=1&amp;usg=AFQjCNGs3mpj71aMUC-SwQMc5x20xjLpuQ"><text:span text:style-name="T64_6">Joint</text:span></text:a></text:span><text:span text:style-name="T64_7"><text:a xlink:type="simple" xlink:href="http://www.google.com/url?q=http%3A%2F%2Fitpe.siit.tu.ac.th%2Fijcnlp2011%2Fposts%2Fread%2F46&amp;sa=D&amp;sntz=1&amp;usg=AFQjCNGs3mpj71aMUC-SwQMc5x20xjLpuQ"><text:span text:style-name="T64_8"><text:s/></text:span></text:a></text:span><text:span text:style-name="T64_9"><text:a xlink:type="simple" xlink:href="http://www.google.com/url?q=http%3A%2F%2Fitpe.siit.tu.ac.th%2Fijcnlp2011%2Fposts%2Fread%2F46&amp;sa=D&amp;sntz=1&amp;usg=AFQjCNGs3mpj71aMUC-SwQMc5x20xjLpuQ"><text:span text:style-name="T64_10">Conference</text:span></text:a></text:span><text:span text:style-name="T64_11"><text:a xlink:type="simple" xlink:href="http://www.google.com/url?q=http%3A%2F%2Fitpe.siit.tu.ac.th%2Fijcnlp2011%2Fposts%2Fread%2F46&amp;sa=D&amp;sntz=1&amp;usg=AFQjCNGs3mpj71aMUC-SwQMc5x20xjLpuQ"><text:span text:style-name="T64_12"><text:s/></text:span></text:a></text:span><text:span text:style-name="T64_13"><text:a xlink:type="simple" xlink:href="http://www.google.com/url?q=http%3A%2F%2Fitpe.siit.tu.ac.th%2Fijcnlp2011%2Fposts%2Fread%2F46&amp;sa=D&amp;sntz=1&amp;usg=AFQjCNGs3mpj71aMUC-SwQMc5x20xjLpuQ"><text:span text:style-name="T64_14">on</text:span></text:a></text:span><text:span text:style-name="T64_15"><text:a xlink:type="simple" xlink:href="http://www.google.com/url?q=http%3A%2F%2Fitpe.siit.tu.ac.th%2Fijcnlp2011%2Fposts%2Fread%2F46&amp;sa=D&amp;sntz=1&amp;usg=AFQjCNGs3mpj71aMUC-SwQMc5x20xjLpuQ"><text:span text:style-name="T64_16"><text:s/></text:span></text:a></text:span><text:span text:style-name="T64_17"><text:a xlink:type="simple" xlink:href="http://www.google.com/url?q=http%3A%2F%2Fitpe.siit.tu.ac.th%2Fijcnlp2011%2Fposts%2Fread%2F46&amp;sa=D&amp;sntz=1&amp;usg=AFQjCNGs3mpj71aMUC-SwQMc5x20xjLpuQ"><text:span text:style-name="T64_18">Natura</text:span></text:a></text:span><text:span text:style-name="T64_19">l</text:span><text:span text:style-name="T64_20"><text:s/></text:span><text:span text:style-name="T64_21">Language</text:span><text:span text:style-name="T64_22"><text:s/></text:span><text:span text:style-name="T64_23">Processing</text:span></text:p>
          </table:table-cell>
          <table:table-cell table:style-name="Cell26">
            <text:p text:style-name="P65"><text:span text:style-name="T65_1">Submission</text:span><text:span text:style-name="T65_2"><text:s/></text:span><text:span text:style-name="T65_3">Deadline</text:span><text:span text:style-name="T65_4"><text:s/>(</text:span><text:span text:style-name="T65_5">Early</text:span><text:span text:style-name="T65_6"><text:s/></text:span><text:span text:style-name="T65_7">of</text:span><text:span text:style-name="T65_8"><text:s/></text:span><text:span text:style-name="T65_9">June</text:span><text:span text:style-name="T65_10">):<text:s/></text:span><text:span text:style-name="T65_11">June</text:span><text:span text:style-name="T65_12"><text:s/>01,<text:s/>2011</text:span></text:p>
            <text:p text:style-name="P66"/>
          </table:table-cell>
          <table:table-cell table:style-name="Cell27">
            <text:p text:style-name="P67"><text:span text:style-name="T67_1"><text:a xlink:type="simple" xlink:href="http://www.google.com/url?q=http%3A%2F%2Fwww.aclweb.org%2Findex.php%3Foption%3Dcom_content%26task%3Dview%26id%3D85%26Itemid%3D26&amp;sa=D&amp;sntz=1&amp;usg=AFQjCNEHBCMfdnr3l6qPsuRET57vZN0Efw"><text:span text:style-name="T67_2">http</text:span></text:a></text:span><text:span text:style-name="T67_3"><text:a xlink:type="simple" xlink:href="http://www.google.com/url?q=http%3A%2F%2Fwww.aclweb.org%2Findex.php%3Foption%3Dcom_content%26task%3Dview%26id%3D85%26Itemid%3D26&amp;sa=D&amp;sntz=1&amp;usg=AFQjCNEHBCMfdnr3l6qPsuRET57vZN0Efw"><text:span text:style-name="T67_4">://</text:span></text:a></text:span><text:span text:style-name="T67_5"><text:a xlink:type="simple" xlink:href="http://www.google.com/url?q=http%3A%2F%2Fwww.aclweb.org%2Findex.php%3Foption%3Dcom_content%26task%3Dview%26id%3D85%26Itemid%3D26&amp;sa=D&amp;sntz=1&amp;usg=AFQjCNEHBCMfdnr3l6qPsuRET57vZN0Efw"><text:span text:style-name="T67_6">www</text:span></text:a></text:span><text:span text:style-name="T67_7"><text:a xlink:type="simple" xlink:href="http://www.google.com/url?q=http%3A%2F%2Fwww.aclweb.org%2Findex.php%3Foption%3Dcom_content%26task%3Dview%26id%3D85%26Itemid%3D26&amp;sa=D&amp;sntz=1&amp;usg=AFQjCNEHBCMfdnr3l6qPsuRET57vZN0Efw"><text:span text:style-name="T67_8">.</text:span></text:a></text:span><text:span text:style-name="T67_9"><text:a xlink:type="simple" xlink:href="http://www.google.com/url?q=http%3A%2F%2Fwww.aclweb.org%2Findex.php%3Foption%3Dcom_content%26task%3Dview%26id%3D85%26Itemid%3D26&amp;sa=D&amp;sntz=1&amp;usg=AFQjCNEHBCMfdnr3l6qPsuRET57vZN0Efw"><text:span text:style-name="T67_10">aclweb</text:span></text:a></text:span><text:span text:style-name="T67_11"><text:a xlink:type="simple" xlink:href="http://www.google.com/url?q=http%3A%2F%2Fwww.aclweb.org%2Findex.php%3Foption%3Dcom_content%26task%3Dview%26id%3D85%26Itemid%3D26&amp;sa=D&amp;sntz=1&amp;usg=AFQjCNEHBCMfdnr3l6qPsuRET57vZN0Efw"><text:span text:style-name="T67_12">.</text:span></text:a></text:span><text:span text:style-name="T67_13"><text:a xlink:type="simple" xlink:href="http://www.google.com/url?q=http%3A%2F%2Fwww.aclweb.org%2Findex.php%3Foption%3Dcom_content%26task%3Dview%26id%3D85%26Itemid%3D26&amp;sa=D&amp;sntz=1&amp;usg=AFQjCNEHBCMfdnr3l6qPsuRET57vZN0Efw"><text:span text:style-name="T67_14">org</text:span></text:a></text:span><text:span text:style-name="T67_15"><text:a xlink:type="simple" xlink:href="http://www.google.com/url?q=http%3A%2F%2Fwww.aclweb.org%2Findex.php%3Foption%3Dcom_content%26task%3Dview%26id%3D85%26Itemid%3D26&amp;sa=D&amp;sntz=1&amp;usg=AFQjCNEHBCMfdnr3l6qPsuRET57vZN0Efw"><text:span text:style-name="T67_16">/</text:span></text:a></text:span><text:span text:style-name="T67_17"><text:a xlink:type="simple" xlink:href="http://www.google.com/url?q=http%3A%2F%2Fwww.aclweb.org%2Findex.php%3Foption%3Dcom_content%26task%3Dview%26id%3D85%26Itemid%3D26&amp;sa=D&amp;sntz=1&amp;usg=AFQjCNEHBCMfdnr3l6qPsuRET57vZN0Efw"><text:span text:style-name="T67_18">index</text:span></text:a></text:span><text:span text:style-name="T67_19"><text:a xlink:type="simple" xlink:href="http://www.google.com/url?q=http%3A%2F%2Fwww.aclweb.org%2Findex.php%3Foption%3Dcom_content%26task%3Dview%26id%3D85%26Itemid%3D26&amp;sa=D&amp;sntz=1&amp;usg=AFQjCNEHBCMfdnr3l6qPsuRET57vZN0Efw"><text:span text:style-name="T67_20">.</text:span></text:a></text:span><text:span text:style-name="T67_21"><text:a xlink:type="simple" xlink:href="http://www.google.com/url?q=http%3A%2F%2Fwww.aclweb.org%2Findex.php%3Foption%3Dcom_content%26task%3Dview%26id%3D85%26Itemid%3D26&amp;sa=D&amp;sntz=1&amp;usg=AFQjCNEHBCMfdnr3l6qPsuRET57vZN0Efw"><text:span text:style-name="T67_22">php</text:span></text:a></text:span><text:span text:style-name="T67_23"><text:a xlink:type="simple" xlink:href="http://www.google.com/url?q=http%3A%2F%2Fwww.aclweb.org%2Findex.php%3Foption%3Dcom_content%26task%3Dview%26id%3D85%26Itemid%3D26&amp;sa=D&amp;sntz=1&amp;usg=AFQjCNEHBCMfdnr3l6qPsuRET57vZN0Efw"><text:span text:style-name="T67_24">?</text:span></text:a></text:span><text:span text:style-name="T67_25"><text:a xlink:type="simple" xlink:href="http://www.google.com/url?q=http%3A%2F%2Fwww.aclweb.org%2Findex.php%3Foption%3Dcom_content%26task%3Dview%26id%3D85%26Itemid%3D26&amp;sa=D&amp;sntz=1&amp;usg=AFQjCNEHBCMfdnr3l6qPsuRET57vZN0Efw"><text:span text:style-name="T67_26">option</text:span></text:a></text:span><text:span text:style-name="T67_27"><text:a xlink:type="simple" xlink:href="http://www.google.com/url?q=http%3A%2F%2Fwww.aclweb.org%2Findex.php%3Foption%3Dcom_content%26task%3Dview%26id%3D85%26Itemid%3D26&amp;sa=D&amp;sntz=1&amp;usg=AFQjCNEHBCMfdnr3l6qPsuRET57vZN0Efw"><text:span text:style-name="T67_28">=</text:span></text:a></text:span><text:span text:style-name="T67_29"><text:a xlink:type="simple" xlink:href="http://www.google.com/url?q=http%3A%2F%2Fwww.aclweb.org%2Findex.php%3Foption%3Dcom_content%26task%3Dview%26id%3D85%26Itemid%3D26&amp;sa=D&amp;sntz=1&amp;usg=AFQjCNEHBCMfdnr3l6qPsuRET57vZN0Efw"><text:span text:style-name="T67_30">com</text:span></text:a></text:span><text:span text:style-name="T67_31"><text:a xlink:type="simple" xlink:href="http://www.google.com/url?q=http%3A%2F%2Fwww.aclweb.org%2Findex.php%3Foption%3Dcom_content%26task%3Dview%26id%3D85%26Itemid%3D26&amp;sa=D&amp;sntz=1&amp;usg=AFQjCNEHBCMfdnr3l6qPsuRET57vZN0Efw"><text:span text:style-name="T67_32">_</text:span></text:a></text:span><text:span text:style-name="T67_33"><text:a xlink:type="simple" xlink:href="http://www.google.com/url?q=http%3A%2F%2Fwww.aclweb.org%2Findex.php%3Foption%3Dcom_content%26task%3Dview%26id%3D85%26Itemid%3D26&amp;sa=D&amp;sntz=1&amp;usg=AFQjCNEHBCMfdnr3l6qPsuRET57vZN0Efw"><text:span text:style-name="T67_34">content</text:span></text:a></text:span><text:span text:style-name="T67_35"><text:a xlink:type="simple" xlink:href="http://www.google.com/url?q=http%3A%2F%2Fwww.aclweb.org%2Findex.php%3Foption%3Dcom_content%26task%3Dview%26id%3D85%26Itemid%3D26&amp;sa=D&amp;sntz=1&amp;usg=AFQjCNEHBCMfdnr3l6qPsuRET57vZN0Efw"><text:span text:style-name="T67_36">&amp;</text:span></text:a></text:span><text:span text:style-name="T67_37"><text:a xlink:type="simple" xlink:href="http://www.google.com/url?q=http%3A%2F%2Fwww.aclweb.org%2Findex.php%3Foption%3Dcom_content%26task%3Dview%26id%3D85%26Itemid%3D26&amp;sa=D&amp;sntz=1&amp;usg=AFQjCNEHBCMfdnr3l6qPsuRET57vZN0Efw"><text:span text:style-name="T67_38">task</text:span></text:a></text:span><text:span text:style-name="T67_39"><text:a xlink:type="simple" xlink:href="http://www.google.com/url?q=http%3A%2F%2Fwww.aclweb.org%2Findex.php%3Foption%3Dcom_content%26task%3Dview%26id%3D85%26Itemid%3D26&amp;sa=D&amp;sntz=1&amp;usg=AFQjCNEHBCMfdnr3l6qPsuRET57vZN0Efw"><text:span text:style-name="T67_40">=</text:span></text:a></text:span><text:span text:style-name="T67_41"><text:a xlink:type="simple" xlink:href="http://www.google.com/url?q=http%3A%2F%2Fwww.aclweb.org%2Findex.php%3Foption%3Dcom_content%26task%3Dview%26id%3D85%26Itemid%3D26&amp;sa=D&amp;sntz=1&amp;usg=AFQjCNEHBCMfdnr3l6qPsuRET57vZN0Efw"><text:span text:style-name="T67_42">view</text:span></text:a></text:span><text:span text:style-name="T67_43"><text:a xlink:type="simple" xlink:href="http://www.google.com/url?q=http%3A%2F%2Fwww.aclweb.org%2Findex.php%3Foption%3Dcom_content%26task%3Dview%26id%3D85%26Itemid%3D26&amp;sa=D&amp;sntz=1&amp;usg=AFQjCNEHBCMfdnr3l6qPsuRET57vZN0Efw"><text:span text:style-name="T67_44">&amp;</text:span></text:a></text:span><text:span text:style-name="T67_45"><text:a xlink:type="simple" xlink:href="http://www.google.com/url?q=http%3A%2F%2Fwww.aclweb.org%2Findex.php%3Foption%3Dcom_content%26task%3Dview%26id%3D85%26Itemid%3D26&amp;sa=D&amp;sntz=1&amp;usg=AFQjCNEHBCMfdnr3l6qPsuRET57vZN0Efw"><text:span text:style-name="T67_46">id</text:span></text:a></text:span><text:span text:style-name="T67_47"><text:a xlink:type="simple" xlink:href="http://www.google.com/url?q=http%3A%2F%2Fwww.aclweb.org%2Findex.php%3Foption%3Dcom_content%26task%3Dview%26id%3D85%26Itemid%3D26&amp;sa=D&amp;sntz=1&amp;usg=AFQjCNEHBCMfdnr3l6qPsuRET57vZN0Efw"><text:span text:style-name="T67_48">=85&amp;</text:span></text:a></text:span><text:span text:style-name="T67_49"><text:a xlink:type="simple" xlink:href="http://www.google.com/url?q=http%3A%2F%2Fwww.aclweb.org%2Findex.php%3Foption%3Dcom_content%26task%3Dview%26id%3D85%26Itemid%3D26&amp;sa=D&amp;sntz=1&amp;usg=AFQjCNEHBCMfdnr3l6qPsuRET57vZN0Efw"><text:span text:style-name="T67_50">Itemid</text:span></text:a></text:span><text:span text:style-name="T67_51"><text:a xlink:type="simple" xlink:href="http://www.google.com/url?q=http%3A%2F%2Fwww.aclweb.org%2Findex.php%3Foption%3Dcom_content%26task%3Dview%26id%3D85%26Itemid%3D26&amp;sa=D&amp;sntz=1&amp;usg=AFQjCNEHBCMfdnr3l6qPsuRET57vZN0Efw"><text:span text:style-name="T67_52">=26</text:span></text:a></text:span></text:p>
          </table:table-cell>
          <table:table-cell table:style-name="Cell28">
            <text:p text:style-name="P68"><text:span text:style-name="T68_1">Precedings</text:span><text:span text:style-name="T68_2"><text:s/>2009:</text:span></text:p>
            <text:p text:style-name="P69"><text:span text:style-name="T69_1"><text:a xlink:type="simple" xlink:href="http://www.google.com/url?q=http%3A%2F%2Fwww.acl-ijcnlp-2009.org%2Fmain%2Fprogram_mainconference.html&amp;sa=D&amp;sntz=1&amp;usg=AFQjCNHGIoezIwt6sH9kCqlZabyGMa2NWw"><text:span text:style-name="T69_2">http</text:span></text:a></text:span><text:span text:style-name="T69_3"><text:a xlink:type="simple" xlink:href="http://www.google.com/url?q=http%3A%2F%2Fwww.acl-ijcnlp-2009.org%2Fmain%2Fprogram_mainconference.html&amp;sa=D&amp;sntz=1&amp;usg=AFQjCNHGIoezIwt6sH9kCqlZabyGMa2NWw"><text:span text:style-name="T69_4">://</text:span></text:a></text:span><text:span text:style-name="T69_5"><text:a xlink:type="simple" xlink:href="http://www.google.com/url?q=http%3A%2F%2Fwww.acl-ijcnlp-2009.org%2Fmain%2Fprogram_mainconference.html&amp;sa=D&amp;sntz=1&amp;usg=AFQjCNHGIoezIwt6sH9kCqlZabyGMa2NWw"><text:span text:style-name="T69_6">www</text:span></text:a></text:span><text:span text:style-name="T69_7"><text:a xlink:type="simple" xlink:href="http://www.google.com/url?q=http%3A%2F%2Fwww.acl-ijcnlp-2009.org%2Fmain%2Fprogram_mainconference.html&amp;sa=D&amp;sntz=1&amp;usg=AFQjCNHGIoezIwt6sH9kCqlZabyGMa2NWw"><text:span text:style-name="T69_8">.</text:span></text:a></text:span><text:span text:style-name="T69_9"><text:a xlink:type="simple" xlink:href="http://www.google.com/url?q=http%3A%2F%2Fwww.acl-ijcnlp-2009.org%2Fmain%2Fprogram_mainconference.html&amp;sa=D&amp;sntz=1&amp;usg=AFQjCNHGIoezIwt6sH9kCqlZabyGMa2NWw"><text:span text:style-name="T69_10">acl</text:span></text:a></text:span><text:span text:style-name="T69_11"><text:a xlink:type="simple" xlink:href="http://www.google.com/url?q=http%3A%2F%2Fwww.acl-ijcnlp-2009.org%2Fmain%2Fprogram_mainconference.html&amp;sa=D&amp;sntz=1&amp;usg=AFQjCNHGIoezIwt6sH9kCqlZabyGMa2NWw"><text:span text:style-name="T69_12">-</text:span></text:a></text:span><text:span text:style-name="T69_13"><text:a xlink:type="simple" xlink:href="http://www.google.com/url?q=http%3A%2F%2Fwww.acl-ijcnlp-2009.org%2Fmain%2Fprogram_mainconference.html&amp;sa=D&amp;sntz=1&amp;usg=AFQjCNHGIoezIwt6sH9kCqlZabyGMa2NWw"><text:span text:style-name="T69_14">ijcnlp</text:span></text:a></text:span><text:span text:style-name="T69_15"><text:a xlink:type="simple" xlink:href="http://www.google.com/url?q=http%3A%2F%2Fwww.acl-ijcnlp-2009.org%2Fmain%2Fprogram_mainconference.html&amp;sa=D&amp;sntz=1&amp;usg=AFQjCNHGIoezIwt6sH9kCqlZabyGMa2NWw"><text:span text:style-name="T69_16">-2009.</text:span></text:a></text:span><text:span text:style-name="T69_17"><text:a xlink:type="simple" xlink:href="http://www.google.com/url?q=http%3A%2F%2Fwww.acl-ijcnlp-2009.org%2Fmain%2Fprogram_mainconference.html&amp;sa=D&amp;sntz=1&amp;usg=AFQjCNHGIoezIwt6sH9kCqlZabyGMa2NWw"><text:span text:style-name="T69_18">org</text:span></text:a></text:span><text:span text:style-name="T69_19"><text:a xlink:type="simple" xlink:href="http://www.google.com/url?q=http%3A%2F%2Fwww.acl-ijcnlp-2009.org%2Fmain%2Fprogram_mainconference.html&amp;sa=D&amp;sntz=1&amp;usg=AFQjCNHGIoezIwt6sH9kCqlZabyGMa2NWw"><text:span text:style-name="T69_20">/</text:span></text:a></text:span><text:span text:style-name="T69_21"><text:a xlink:type="simple" xlink:href="http://www.google.com/url?q=http%3A%2F%2Fwww.acl-ijcnlp-2009.org%2Fmain%2Fprogram_mainconference.html&amp;sa=D&amp;sntz=1&amp;usg=AFQjCNHGIoezIwt6sH9kCqlZabyGMa2NWw"><text:span text:style-name="T69_22">main</text:span></text:a></text:span><text:span text:style-name="T69_23"><text:a xlink:type="simple" xlink:href="http://www.google.com/url?q=http%3A%2F%2Fwww.acl-ijcnlp-2009.org%2Fmain%2Fprogram_mainconference.html&amp;sa=D&amp;sntz=1&amp;usg=AFQjCNHGIoezIwt6sH9kCqlZabyGMa2NWw"><text:span text:style-name="T69_24">/</text:span></text:a></text:span><text:span text:style-name="T69_25"><text:a xlink:type="simple" xlink:href="http://www.google.com/url?q=http%3A%2F%2Fwww.acl-ijcnlp-2009.org%2Fmain%2Fprogram_mainconference.html&amp;sa=D&amp;sntz=1&amp;usg=AFQjCNHGIoezIwt6sH9kCqlZabyGMa2NWw"><text:span text:style-name="T69_26">program</text:span></text:a></text:span><text:span text:style-name="T69_27"><text:a xlink:type="simple" xlink:href="http://www.google.com/url?q=http%3A%2F%2Fwww.acl-ijcnlp-2009.org%2Fmain%2Fprogram_mainconference.html&amp;sa=D&amp;sntz=1&amp;usg=AFQjCNHGIoezIwt6sH9kCqlZabyGMa2NWw"><text:span text:style-name="T69_28">_</text:span></text:a></text:span><text:span text:style-name="T69_29"><text:a xlink:type="simple" xlink:href="http://www.google.com/url?q=http%3A%2F%2Fwww.acl-ijcnlp-2009.org%2Fmain%2Fprogram_mainconference.html&amp;sa=D&amp;sntz=1&amp;usg=AFQjCNHGIoezIwt6sH9kCqlZabyGMa2NWw"><text:span text:style-name="T69_30">mainconference</text:span></text:a></text:span><text:span text:style-name="T69_31"><text:a xlink:type="simple" xlink:href="http://www.google.com/url?q=http%3A%2F%2Fwww.acl-ijcnlp-2009.org%2Fmain%2Fprogram_mainconference.html&amp;sa=D&amp;sntz=1&amp;usg=AFQjCNHGIoezIwt6sH9kCqlZabyGMa2NWw"><text:span text:style-name="T69_32">.</text:span></text:a></text:span><text:span text:style-name="T69_33"><text:a xlink:type="simple" xlink:href="http://www.google.com/url?q=http%3A%2F%2Fwww.acl-ijcnlp-2009.org%2Fmain%2Fprogram_mainconference.html&amp;sa=D&amp;sntz=1&amp;usg=AFQjCNHGIoezIwt6sH9kCqlZabyGMa2NWw"><text:span text:style-name="T69_34">html</text:span></text:a></text:span></text:p>
          </table:table-cell>
        </table:table-row>
        <table:table-row table:style-name="Row8">
          <table:table-cell table:style-name="Cell29">
            <text:p text:style-name="P70"><text:span text:style-name="T70_1">ICDE</text:span><text:span text:style-name="T70_2"><text:s/>2012<text:s/>-</text:span><text:span text:style-name="T70_3">IEEE</text:span><text:span text:style-name="T70_4"><text:s/></text:span><text:span text:style-name="T70_5">International</text:span><text:span text:style-name="T70_6"><text:s/></text:span><text:span text:style-name="T70_7">Conference</text:span><text:span text:style-name="T70_8"><text:s/></text:span><text:span text:style-name="T70_9">on</text:span><text:span text:style-name="T70_10"><text:s/></text:span><text:span text:style-name="T70_11">Data</text:span><text:span text:style-name="T70_12"><text:s/></text:span><text:span text:style-name="T70_13">Engineering</text:span></text:p>
          </table:table-cell>
          <table:table-cell table:style-name="Cell30">
            <text:p text:style-name="P71"><text:span text:style-name="T71_1">TBD</text:span></text:p>
          </table:table-cell>
          <table:table-cell table:style-name="Cell31">
            <text:p text:style-name="P72"><text:span text:style-name="T72_1"><text:a xlink:type="simple" xlink:href="http://www.google.com/url?q=http%3A%2F%2Fwww.ourglocal.com%2Fwikicfp%2F%3Fconid%3D52%26year%3D2012&amp;sa=D&amp;sntz=1&amp;usg=AFQjCNHYNnbDGsJsnJuI7DllYnH4OvjXSA"><text:span text:style-name="T72_2">http</text:span></text:a></text:span><text:span text:style-name="T72_3"><text:a xlink:type="simple" xlink:href="http://www.google.com/url?q=http%3A%2F%2Fwww.ourglocal.com%2Fwikicfp%2F%3Fconid%3D52%26year%3D2012&amp;sa=D&amp;sntz=1&amp;usg=AFQjCNHYNnbDGsJsnJuI7DllYnH4OvjXSA"><text:span text:style-name="T72_4">://</text:span></text:a></text:span><text:span text:style-name="T72_5"><text:a xlink:type="simple" xlink:href="http://www.google.com/url?q=http%3A%2F%2Fwww.ourglocal.com%2Fwikicfp%2F%3Fconid%3D52%26year%3D2012&amp;sa=D&amp;sntz=1&amp;usg=AFQjCNHYNnbDGsJsnJuI7DllYnH4OvjXSA"><text:span text:style-name="T72_6">www</text:span></text:a></text:span><text:span text:style-name="T72_7"><text:a xlink:type="simple" xlink:href="http://www.google.com/url?q=http%3A%2F%2Fwww.ourglocal.com%2Fwikicfp%2F%3Fconid%3D52%26year%3D2012&amp;sa=D&amp;sntz=1&amp;usg=AFQjCNHYNnbDGsJsnJuI7DllYnH4OvjXSA"><text:span text:style-name="T72_8">.</text:span></text:a></text:span><text:span text:style-name="T72_9"><text:a xlink:type="simple" xlink:href="http://www.google.com/url?q=http%3A%2F%2Fwww.ourglocal.com%2Fwikicfp%2F%3Fconid%3D52%26year%3D2012&amp;sa=D&amp;sntz=1&amp;usg=AFQjCNHYNnbDGsJsnJuI7DllYnH4OvjXSA"><text:span text:style-name="T72_10">ourglocal</text:span></text:a></text:span><text:span text:style-name="T72_11"><text:a xlink:type="simple" xlink:href="http://www.google.com/url?q=http%3A%2F%2Fwww.ourglocal.com%2Fwikicfp%2F%3Fconid%3D52%26year%3D2012&amp;sa=D&amp;sntz=1&amp;usg=AFQjCNHYNnbDGsJsnJuI7DllYnH4OvjXSA"><text:span text:style-name="T72_12">.</text:span></text:a></text:span><text:span text:style-name="T72_13"><text:a xlink:type="simple" xlink:href="http://www.google.com/url?q=http%3A%2F%2Fwww.ourglocal.com%2Fwikicfp%2F%3Fconid%3D52%26year%3D2012&amp;sa=D&amp;sntz=1&amp;usg=AFQjCNHYNnbDGsJsnJuI7DllYnH4OvjXSA"><text:span text:style-name="T72_14">com</text:span></text:a></text:span><text:span text:style-name="T72_15"><text:a xlink:type="simple" xlink:href="http://www.google.com/url?q=http%3A%2F%2Fwww.ourglocal.com%2Fwikicfp%2F%3Fconid%3D52%26year%3D2012&amp;sa=D&amp;sntz=1&amp;usg=AFQjCNHYNnbDGsJsnJuI7DllYnH4OvjXSA"><text:span text:style-name="T72_16">/</text:span></text:a></text:span><text:span text:style-name="T72_17"><text:a xlink:type="simple" xlink:href="http://www.google.com/url?q=http%3A%2F%2Fwww.ourglocal.com%2Fwikicfp%2F%3Fconid%3D52%26year%3D2012&amp;sa=D&amp;sntz=1&amp;usg=AFQjCNHYNnbDGsJsnJuI7DllYnH4OvjXSA"><text:span text:style-name="T72_18">wikicfp</text:span></text:a></text:span><text:span text:style-name="T72_19"><text:a xlink:type="simple" xlink:href="http://www.google.com/url?q=http%3A%2F%2Fwww.ourglocal.com%2Fwikicfp%2F%3Fconid%3D52%26year%3D2012&amp;sa=D&amp;sntz=1&amp;usg=AFQjCNHYNnbDGsJsnJuI7DllYnH4OvjXSA"><text:span text:style-name="T72_20">/?</text:span></text:a></text:span><text:span text:style-name="T72_21"><text:a xlink:type="simple" xlink:href="http://www.google.com/url?q=http%3A%2F%2Fwww.ourglocal.com%2Fwikicfp%2F%3Fconid%3D52%26year%3D2012&amp;sa=D&amp;sntz=1&amp;usg=AFQjCNHYNnbDGsJsnJuI7DllYnH4OvjXSA"><text:span text:style-name="T72_22">conid</text:span></text:a></text:span><text:span text:style-name="T72_23"><text:a xlink:type="simple" xlink:href="http://www.google.com/url?q=http%3A%2F%2Fwww.ourglocal.com%2Fwikicfp%2F%3Fconid%3D52%26year%3D2012&amp;sa=D&amp;sntz=1&amp;usg=AFQjCNHYNnbDGsJsnJuI7DllYnH4OvjXSA"><text:span text:style-name="T72_24">=52&amp;</text:span></text:a></text:span><text:span text:style-name="T72_25"><text:a xlink:type="simple" xlink:href="http://www.google.com/url?q=http%3A%2F%2Fwww.ourglocal.com%2Fwikicfp%2F%3Fconid%3D52%26year%3D2012&amp;sa=D&amp;sntz=1&amp;usg=AFQjCNHYNnbDGsJsnJuI7DllYnH4OvjXSA"><text:span text:style-name="T72_26">year</text:span></text:a></text:span><text:span text:style-name="T72_27"><text:a xlink:type="simple" xlink:href="http://www.google.com/url?q=http%3A%2F%2Fwww.ourglocal.com%2Fwikicfp%2F%3Fconid%3D52%26year%3D2012&amp;sa=D&amp;sntz=1&amp;usg=AFQjCNHYNnbDGsJsnJuI7DllYnH4OvjXSA"><text:span text:style-name="T72_28">=2012</text:span></text:a></text:span></text:p>
          </table:table-cell>
          <table:table-cell table:style-name="Cell32">
            <text:p text:style-name="P73"/>
          </table:table-cell>
        </table:table-row>
        <table:table-row table:style-name="Row9">
          <table:table-cell table:style-name="Cell33">
            <text:p text:style-name="P74"><text:span text:style-name="T74_1">12</text:span><text:span text:style-name="T74_2">th</text:span><text:span text:style-name="T74_3"><text:s/></text:span><text:span text:style-name="T74_4">International</text:span><text:span text:style-name="T74_5"><text:s/></text:span><text:span text:style-name="T74_6">Conference</text:span><text:span text:style-name="T74_7"><text:s/></text:span><text:span text:style-name="T74_8">on</text:span><text:span text:style-name="T74_9"><text:s/></text:span><text:span text:style-name="T74_10">Intelligent</text:span><text:span text:style-name="T74_11"><text:s/></text:span><text:span text:style-name="T74_12">Text</text:span><text:span text:style-name="T74_13"><text:s/></text:span><text:span text:style-name="T74_14">Processing</text:span><text:span text:style-name="T74_15"><text:s/></text:span><text:span text:style-name="T74_16">and</text:span><text:span text:style-name="T74_17"><text:s/></text:span><text:span text:style-name="T74_18">Computational</text:span><text:span text:style-name="T74_19"><text:s/></text:span><text:span text:style-name="T74_20">Linguistics</text:span><text:span text:style-name="T74_21"><text:s/>(</text:span><text:span text:style-name="T74_22">CICLing</text:span><text:span text:style-name="T74_23"><text:s/>2011)</text:span></text:p>
          </table:table-cell>
          <table:table-cell table:style-name="Cell34">
            <text:p text:style-name="P75"><text:span text:style-name="T75_1">Expression</text:span><text:span text:style-name="T75_2"><text:s/></text:span><text:span text:style-name="T75_3">of</text:span><text:span text:style-name="T75_4"><text:s/></text:span><text:span text:style-name="T75_5">interest</text:span><text:span text:style-name="T75_6">:<text:s/></text:span><text:span text:style-name="T75_7">October</text:span><text:span text:style-name="T75_8"><text:s/>20</text:span></text:p>
            <text:p text:style-name="P76"><text:span text:style-name="T76_1">Full</text:span><text:span text:style-name="T76_2"><text:s/></text:span><text:span text:style-name="T76_3">text</text:span><text:span text:style-name="T76_4"><text:s/></text:span><text:span text:style-name="T76_5">of</text:span><text:span text:style-name="T76_6"><text:s/></text:span><text:span text:style-name="T76_7">registered</text:span><text:span text:style-name="T76_8"><text:s/></text:span><text:span text:style-name="T76_9">papers</text:span><text:span text:style-name="T76_10">:<text:s/></text:span><text:span text:style-name="T76_11">November</text:span><text:span text:style-name="T76_12"><text:s/>1</text:span></text:p>
          </table:table-cell>
          <table:table-cell table:style-name="Cell35">
            <text:p text:style-name="P77"><text:span text:style-name="T77_1"><text:a xlink:type="simple" xlink:href="http://www.google.com/url?q=http%3A%2F%2Fwww.cicling.org%2F2011%2F&amp;sa=D&amp;sntz=1&amp;usg=AFQjCNElwaa_sSdOIKqW-hdYTSQPwqTPbA"><text:span text:style-name="T77_2">http</text:span></text:a></text:span><text:span text:style-name="T77_3"><text:a xlink:type="simple" xlink:href="http://www.google.com/url?q=http%3A%2F%2Fwww.cicling.org%2F2011%2F&amp;sa=D&amp;sntz=1&amp;usg=AFQjCNElwaa_sSdOIKqW-hdYTSQPwqTPbA"><text:span text:style-name="T77_4">://</text:span></text:a></text:span><text:span text:style-name="T77_5"><text:a xlink:type="simple" xlink:href="http://www.google.com/url?q=http%3A%2F%2Fwww.cicling.org%2F2011%2F&amp;sa=D&amp;sntz=1&amp;usg=AFQjCNElwaa_sSdOIKqW-hdYTSQPwqTPbA"><text:span text:style-name="T77_6">www</text:span></text:a></text:span><text:span text:style-name="T77_7"><text:a xlink:type="simple" xlink:href="http://www.google.com/url?q=http%3A%2F%2Fwww.cicling.org%2F2011%2F&amp;sa=D&amp;sntz=1&amp;usg=AFQjCNElwaa_sSdOIKqW-hdYTSQPwqTPbA"><text:span text:style-name="T77_8">.</text:span></text:a></text:span><text:span text:style-name="T77_9"><text:a xlink:type="simple" xlink:href="http://www.google.com/url?q=http%3A%2F%2Fwww.cicling.org%2F2011%2F&amp;sa=D&amp;sntz=1&amp;usg=AFQjCNElwaa_sSdOIKqW-hdYTSQPwqTPbA"><text:span text:style-name="T77_10">cicling</text:span></text:a></text:span><text:span text:style-name="T77_11"><text:a xlink:type="simple" xlink:href="http://www.google.com/url?q=http%3A%2F%2Fwww.cicling.org%2F2011%2F&amp;sa=D&amp;sntz=1&amp;usg=AFQjCNElwaa_sSdOIKqW-hdYTSQPwqTPbA"><text:span text:style-name="T77_12">.</text:span></text:a></text:span><text:span text:style-name="T77_13"><text:a xlink:type="simple" xlink:href="http://www.google.com/url?q=http%3A%2F%2Fwww.cicling.org%2F2011%2F&amp;sa=D&amp;sntz=1&amp;usg=AFQjCNElwaa_sSdOIKqW-hdYTSQPwqTPbA"><text:span text:style-name="T77_14">org</text:span></text:a></text:span><text:span text:style-name="T77_15"><text:a xlink:type="simple" xlink:href="http://www.google.com/url?q=http%3A%2F%2Fwww.cicling.org%2F2011%2F&amp;sa=D&amp;sntz=1&amp;usg=AFQjCNElwaa_sSdOIKqW-hdYTSQPwqTPbA"><text:span text:style-name="T77_16">/2011/</text:span></text:a></text:span></text:p>
          </table:table-cell>
          <table:table-cell table:style-name="Cell36">
            <text:p text:style-name="P78"><text:span text:style-name="T78_1"><text:a xlink:type="simple" xlink:href="http://www.google.com/url?q=http%3A%2F%2Fwww.cicling.org%2F2010%2Fprogram.htm&amp;sa=D&amp;sntz=1&amp;usg=AFQjCNFxlmzAsizB2KZhwsRzPqWHuQ-8iQ"><text:span text:style-name="T78_2">http</text:span></text:a></text:span><text:span text:style-name="T78_3"><text:a xlink:type="simple" xlink:href="http://www.google.com/url?q=http%3A%2F%2Fwww.cicling.org%2F2010%2Fprogram.htm&amp;sa=D&amp;sntz=1&amp;usg=AFQjCNFxlmzAsizB2KZhwsRzPqWHuQ-8iQ"><text:span text:style-name="T78_4">://</text:span></text:a></text:span><text:span text:style-name="T78_5"><text:a xlink:type="simple" xlink:href="http://www.google.com/url?q=http%3A%2F%2Fwww.cicling.org%2F2010%2Fprogram.htm&amp;sa=D&amp;sntz=1&amp;usg=AFQjCNFxlmzAsizB2KZhwsRzPqWHuQ-8iQ"><text:span text:style-name="T78_6">www</text:span></text:a></text:span><text:span text:style-name="T78_7"><text:a xlink:type="simple" xlink:href="http://www.google.com/url?q=http%3A%2F%2Fwww.cicling.org%2F2010%2Fprogram.htm&amp;sa=D&amp;sntz=1&amp;usg=AFQjCNFxlmzAsizB2KZhwsRzPqWHuQ-8iQ"><text:span text:style-name="T78_8">.</text:span></text:a></text:span><text:span text:style-name="T78_9"><text:a xlink:type="simple" xlink:href="http://www.google.com/url?q=http%3A%2F%2Fwww.cicling.org%2F2010%2Fprogram.htm&amp;sa=D&amp;sntz=1&amp;usg=AFQjCNFxlmzAsizB2KZhwsRzPqWHuQ-8iQ"><text:span text:style-name="T78_10">cicling</text:span></text:a></text:span><text:span text:style-name="T78_11"><text:a xlink:type="simple" xlink:href="http://www.google.com/url?q=http%3A%2F%2Fwww.cicling.org%2F2010%2Fprogram.htm&amp;sa=D&amp;sntz=1&amp;usg=AFQjCNFxlmzAsizB2KZhwsRzPqWHuQ-8iQ"><text:span text:style-name="T78_12">.</text:span></text:a></text:span><text:span text:style-name="T78_13"><text:a xlink:type="simple" xlink:href="http://www.google.com/url?q=http%3A%2F%2Fwww.cicling.org%2F2010%2Fprogram.htm&amp;sa=D&amp;sntz=1&amp;usg=AFQjCNFxlmzAsizB2KZhwsRzPqWHuQ-8iQ"><text:span text:style-name="T78_14">org</text:span></text:a></text:span><text:span text:style-name="T78_15"><text:a xlink:type="simple" xlink:href="http://www.google.com/url?q=http%3A%2F%2Fwww.cicling.org%2F2010%2Fprogram.htm&amp;sa=D&amp;sntz=1&amp;usg=AFQjCNFxlmzAsizB2KZhwsRzPqWHuQ-8iQ"><text:span text:style-name="T78_16">/2010/</text:span></text:a></text:span><text:span text:style-name="T78_17"><text:a xlink:type="simple" xlink:href="http://www.google.com/url?q=http%3A%2F%2Fwww.cicling.org%2F2010%2Fprogram.htm&amp;sa=D&amp;sntz=1&amp;usg=AFQjCNFxlmzAsizB2KZhwsRzPqWHuQ-8iQ"><text:span text:style-name="T78_18">program</text:span></text:a></text:span><text:span text:style-name="T78_19"><text:a xlink:type="simple" xlink:href="http://www.google.com/url?q=http%3A%2F%2Fwww.cicling.org%2F2010%2Fprogram.htm&amp;sa=D&amp;sntz=1&amp;usg=AFQjCNFxlmzAsizB2KZhwsRzPqWHuQ-8iQ"><text:span text:style-name="T78_20">.</text:span></text:a></text:span><text:span text:style-name="T78_21"><text:a xlink:type="simple" xlink:href="http://www.google.com/url?q=http%3A%2F%2Fwww.cicling.org%2F2010%2Fprogram.htm&amp;sa=D&amp;sntz=1&amp;usg=AFQjCNFxlmzAsizB2KZhwsRzPqWHuQ-8iQ"><text:span text:style-name="T78_22">htm</text:span></text:a></text:span></text:p>
          </table:table-cell>
        </table:table-row>
        <table:table-row table:style-name="Row10">
          <table:table-cell table:style-name="Cell37">
            <text:p text:style-name="P79"><text:span text:style-name="T79_1">4</text:span><text:span text:style-name="T79_2">th</text:span><text:span text:style-name="T79_3"><text:s/></text:span><text:span text:style-name="T79_4">Annual</text:span><text:span text:style-name="T79_5"><text:s/></text:span><text:span text:style-name="T79_6">International</text:span><text:span text:style-name="T79_7"><text:s/></text:span><text:span text:style-name="T79_8">Conference</text:span><text:span text:style-name="T79_9"><text:s/></text:span><text:span text:style-name="T79_10">on</text:span><text:span text:style-name="T79_11"><text:s/></text:span><text:span text:style-name="T79_12">Literature</text:span><text:span text:style-name="T79_13">,<text:s/></text:span><text:span text:style-name="T79_14">Languages</text:span><text:span text:style-name="T79_15"><text:s/>&amp;<text:s/></text:span><text:span text:style-name="T79_16">Linguistics</text:span></text:p>
          </table:table-cell>
          <table:table-cell table:style-name="Cell38">
            <text:p text:style-name="P80"><text:span text:style-name="T80_1">Deadline</text:span><text:span text:style-name="T80_2"><text:s/></text:span><text:span text:style-name="T80_3">to</text:span><text:span text:style-name="T80_4"><text:s/></text:span><text:span text:style-name="T80_5">submit</text:span><text:span text:style-name="T80_6"><text:s/></text:span><text:span text:style-name="T80_7">abstracts</text:span><text:span text:style-name="T80_8">:<text:s/>20</text:span><text:span text:style-name="T80_9">th</text:span><text:span text:style-name="T80_10"><text:s/></text:span><text:span text:style-name="T80_11">of</text:span><text:span text:style-name="T80_12"><text:s/></text:span><text:span text:style-name="T80_13">December</text:span><text:span text:style-name="T80_14"><text:s/>2010</text:span></text:p>
            <text:p text:style-name="P81"><text:span text:style-name="T81_1">Deadline</text:span><text:span text:style-name="T81_2"><text:s/></text:span><text:span text:style-name="T81_3">to</text:span><text:span text:style-name="T81_4"><text:s/></text:span><text:span text:style-name="T81_5">submit</text:span><text:span text:style-name="T81_6"><text:s/></text:span><text:span text:style-name="T81_7">full</text:span><text:span text:style-name="T81_8"><text:s/></text:span><text:span text:style-name="T81_9">papers</text:span><text:span text:style-name="T81_10"><text:s/></text:span><text:span text:style-name="T81_11">for</text:span><text:span text:style-name="T81_12"><text:s/></text:span><text:span text:style-name="T81_13">accepted</text:span><text:span text:style-name="T81_14"><text:s/></text:span><text:span text:style-name="T81_15">abstracts</text:span><text:span text:style-name="T81_16"><text:s/></text:span><text:span text:style-name="T81_17">only</text:span><text:span text:style-name="T81_18">:<text:s/>10</text:span><text:span text:style-name="T81_19">th</text:span><text:span text:style-name="T81_20"><text:s/></text:span><text:span text:style-name="T81_21">of</text:span><text:span text:style-name="T81_22"><text:s/></text:span><text:span text:style-name="T81_23">June</text:span><text:span text:style-name="T81_24"><text:s/>2011</text:span></text:p>
          </table:table-cell>
          <table:table-cell table:style-name="Cell39">
            <text:p text:style-name="P82"><text:span text:style-name="T82_1"><text:a xlink:type="simple" xlink:href="http://www.google.com/url?q=http%3A%2F%2Fwww.atiner.gr%2Fliterature.htm&amp;sa=D&amp;sntz=1&amp;usg=AFQjCNHkjIiloNGwjBErZIHsrlW92wD9vg"><text:span text:style-name="T82_2">http</text:span></text:a></text:span><text:span text:style-name="T82_3"><text:a xlink:type="simple" xlink:href="http://www.google.com/url?q=http%3A%2F%2Fwww.atiner.gr%2Fliterature.htm&amp;sa=D&amp;sntz=1&amp;usg=AFQjCNHkjIiloNGwjBErZIHsrlW92wD9vg"><text:span text:style-name="T82_4">://</text:span></text:a></text:span><text:span text:style-name="T82_5"><text:a xlink:type="simple" xlink:href="http://www.google.com/url?q=http%3A%2F%2Fwww.atiner.gr%2Fliterature.htm&amp;sa=D&amp;sntz=1&amp;usg=AFQjCNHkjIiloNGwjBErZIHsrlW92wD9vg"><text:span text:style-name="T82_6">www</text:span></text:a></text:span><text:span text:style-name="T82_7"><text:a xlink:type="simple" xlink:href="http://www.google.com/url?q=http%3A%2F%2Fwww.atiner.gr%2Fliterature.htm&amp;sa=D&amp;sntz=1&amp;usg=AFQjCNHkjIiloNGwjBErZIHsrlW92wD9vg"><text:span text:style-name="T82_8">.</text:span></text:a></text:span><text:span text:style-name="T82_9"><text:a xlink:type="simple" xlink:href="http://www.google.com/url?q=http%3A%2F%2Fwww.atiner.gr%2Fliterature.htm&amp;sa=D&amp;sntz=1&amp;usg=AFQjCNHkjIiloNGwjBErZIHsrlW92wD9vg"><text:span text:style-name="T82_10">atiner</text:span></text:a></text:span><text:span text:style-name="T82_11"><text:a xlink:type="simple" xlink:href="http://www.google.com/url?q=http%3A%2F%2Fwww.atiner.gr%2Fliterature.htm&amp;sa=D&amp;sntz=1&amp;usg=AFQjCNHkjIiloNGwjBErZIHsrlW92wD9vg"><text:span text:style-name="T82_12">.</text:span></text:a></text:span><text:span text:style-name="T82_13"><text:a xlink:type="simple" xlink:href="http://www.google.com/url?q=http%3A%2F%2Fwww.atiner.gr%2Fliterature.htm&amp;sa=D&amp;sntz=1&amp;usg=AFQjCNHkjIiloNGwjBErZIHsrlW92wD9vg"><text:span text:style-name="T82_14">gr</text:span></text:a></text:span><text:span text:style-name="T82_15"><text:a xlink:type="simple" xlink:href="http://www.google.com/url?q=http%3A%2F%2Fwww.atiner.gr%2Fliterature.htm&amp;sa=D&amp;sntz=1&amp;usg=AFQjCNHkjIiloNGwjBErZIHsrlW92wD9vg"><text:span text:style-name="T82_16">/</text:span></text:a></text:span><text:span text:style-name="T82_17"><text:a xlink:type="simple" xlink:href="http://www.google.com/url?q=http%3A%2F%2Fwww.atiner.gr%2Fliterature.htm&amp;sa=D&amp;sntz=1&amp;usg=AFQjCNHkjIiloNGwjBErZIHsrlW92wD9vg"><text:span text:style-name="T82_18">literature</text:span></text:a></text:span><text:span text:style-name="T82_19"><text:a xlink:type="simple" xlink:href="http://www.google.com/url?q=http%3A%2F%2Fwww.atiner.gr%2Fliterature.htm&amp;sa=D&amp;sntz=1&amp;usg=AFQjCNHkjIiloNGwjBErZIHsrlW92wD9vg"><text:span text:style-name="T82_20">.</text:span></text:a></text:span><text:span text:style-name="T82_21"><text:a xlink:type="simple" xlink:href="http://www.google.com/url?q=http%3A%2F%2Fwww.atiner.gr%2Fliterature.htm&amp;sa=D&amp;sntz=1&amp;usg=AFQjCNHkjIiloNGwjBErZIHsrlW92wD9vg"><text:span text:style-name="T82_22">htm</text:span></text:a></text:span></text:p>
          </table:table-cell>
          <table:table-cell table:style-name="Cell40">
            <text:p text:style-name="P83"><text:span text:style-name="T83_1">(</text:span><text:span text:style-name="T83_2">seems</text:span><text:span text:style-name="T83_3"><text:s/></text:span><text:span text:style-name="T83_4">unrelated</text:span><text:span text:style-name="T83_5">)</text:span></text:p>
            <text:p text:style-name="P84"/>
            <text:p text:style-name="P85"><text:span text:style-name="T85_1"><text:a xlink:type="simple" xlink:href="http://www.google.com/url?q=http%3A%2F%2Fwww.atiner.gr%2Fcall%2F2011CALL-LIT.htm&amp;sa=D&amp;sntz=1&amp;usg=AFQjCNFuBVKeohFfkZ84yuizasoBvRIoow"><text:span text:style-name="T85_2">http</text:span></text:a></text:span><text:span text:style-name="T85_3"><text:a xlink:type="simple" xlink:href="http://www.google.com/url?q=http%3A%2F%2Fwww.atiner.gr%2Fcall%2F2011CALL-LIT.htm&amp;sa=D&amp;sntz=1&amp;usg=AFQjCNFuBVKeohFfkZ84yuizasoBvRIoow"><text:span text:style-name="T85_4">://</text:span></text:a></text:span><text:span text:style-name="T85_5"><text:a xlink:type="simple" xlink:href="http://www.google.com/url?q=http%3A%2F%2Fwww.atiner.gr%2Fcall%2F2011CALL-LIT.htm&amp;sa=D&amp;sntz=1&amp;usg=AFQjCNFuBVKeohFfkZ84yuizasoBvRIoow"><text:span text:style-name="T85_6">www</text:span></text:a></text:span><text:span text:style-name="T85_7"><text:a xlink:type="simple" xlink:href="http://www.google.com/url?q=http%3A%2F%2Fwww.atiner.gr%2Fcall%2F2011CALL-LIT.htm&amp;sa=D&amp;sntz=1&amp;usg=AFQjCNFuBVKeohFfkZ84yuizasoBvRIoow"><text:span text:style-name="T85_8">.</text:span></text:a></text:span><text:span text:style-name="T85_9"><text:a xlink:type="simple" xlink:href="http://www.google.com/url?q=http%3A%2F%2Fwww.atiner.gr%2Fcall%2F2011CALL-LIT.htm&amp;sa=D&amp;sntz=1&amp;usg=AFQjCNFuBVKeohFfkZ84yuizasoBvRIoow"><text:span text:style-name="T85_10">atiner</text:span></text:a></text:span><text:span text:style-name="T85_11"><text:a xlink:type="simple" xlink:href="http://www.google.com/url?q=http%3A%2F%2Fwww.atiner.gr%2Fcall%2F2011CALL-LIT.htm&amp;sa=D&amp;sntz=1&amp;usg=AFQjCNFuBVKeohFfkZ84yuizasoBvRIoow"><text:span text:style-name="T85_12">.</text:span></text:a></text:span><text:span text:style-name="T85_13"><text:a xlink:type="simple" xlink:href="http://www.google.com/url?q=http%3A%2F%2Fwww.atiner.gr%2Fcall%2F2011CALL-LIT.htm&amp;sa=D&amp;sntz=1&amp;usg=AFQjCNFuBVKeohFfkZ84yuizasoBvRIoow"><text:span text:style-name="T85_14">gr</text:span></text:a></text:span><text:span text:style-name="T85_15"><text:a xlink:type="simple" xlink:href="http://www.google.com/url?q=http%3A%2F%2Fwww.atiner.gr%2Fcall%2F2011CALL-LIT.htm&amp;sa=D&amp;sntz=1&amp;usg=AFQjCNFuBVKeohFfkZ84yuizasoBvRIoow"><text:span text:style-name="T85_16">/</text:span></text:a></text:span><text:span text:style-name="T85_17"><text:a xlink:type="simple" xlink:href="http://www.google.com/url?q=http%3A%2F%2Fwww.atiner.gr%2Fcall%2F2011CALL-LIT.htm&amp;sa=D&amp;sntz=1&amp;usg=AFQjCNFuBVKeohFfkZ84yuizasoBvRIoow"><text:span text:style-name="T85_18">call</text:span></text:a></text:span><text:span text:style-name="T85_19"><text:a xlink:type="simple" xlink:href="http://www.google.com/url?q=http%3A%2F%2Fwww.atiner.gr%2Fcall%2F2011CALL-LIT.htm&amp;sa=D&amp;sntz=1&amp;usg=AFQjCNFuBVKeohFfkZ84yuizasoBvRIoow"><text:span text:style-name="T85_20">/2011</text:span></text:a></text:span><text:span text:style-name="T85_21"><text:a xlink:type="simple" xlink:href="http://www.google.com/url?q=http%3A%2F%2Fwww.atiner.gr%2Fcall%2F2011CALL-LIT.htm&amp;sa=D&amp;sntz=1&amp;usg=AFQjCNFuBVKeohFfkZ84yuizasoBvRIoow"><text:span text:style-name="T85_22">CALL</text:span></text:a></text:span><text:span text:style-name="T85_23"><text:a xlink:type="simple" xlink:href="http://www.google.com/url?q=http%3A%2F%2Fwww.atiner.gr%2Fcall%2F2011CALL-LIT.htm&amp;sa=D&amp;sntz=1&amp;usg=AFQjCNFuBVKeohFfkZ84yuizasoBvRIoow"><text:span text:style-name="T85_24">-</text:span></text:a></text:span><text:span text:style-name="T85_25"><text:a xlink:type="simple" xlink:href="http://www.google.com/url?q=http%3A%2F%2Fwww.atiner.gr%2Fcall%2F2011CALL-LIT.htm&amp;sa=D&amp;sntz=1&amp;usg=AFQjCNFuBVKeohFfkZ84yuizasoBvRIoow"><text:span text:style-name="T85_26">LIT</text:span></text:a></text:span><text:span text:style-name="T85_27"><text:a xlink:type="simple" xlink:href="http://www.google.com/url?q=http%3A%2F%2Fwww.atiner.gr%2Fcall%2F2011CALL-LIT.htm&amp;sa=D&amp;sntz=1&amp;usg=AFQjCNFuBVKeohFfkZ84yuizasoBvRIoow"><text:span text:style-name="T85_28">.</text:span></text:a></text:span><text:span text:style-name="T85_29"><text:a xlink:type="simple" xlink:href="http://www.google.com/url?q=http%3A%2F%2Fwww.atiner.gr%2Fcall%2F2011CALL-LIT.htm&amp;sa=D&amp;sntz=1&amp;usg=AFQjCNFuBVKeohFfkZ84yuizasoBvRIoow"><text:span text:style-name="T85_30">htm</text:span></text:a></text:span></text:p>
          </table:table-cell>
        </table:table-row>
        <table:table-row table:style-name="Row11">
          <table:table-cell table:style-name="Cell41">
            <text:p text:style-name="P86"><text:span text:style-name="T86_1">Workshop</text:span><text:span text:style-name="T86_2">:</text:span></text:p>
            <text:p text:style-name="P87"><text:span text:style-name="T87_1">Morphological</text:span><text:span text:style-name="T87_2"><text:s/></text:span><text:span text:style-name="T87_3">Complexity</text:span><text:span text:style-name="T87_4">:<text:s/></text:span><text:span text:style-name="T87_5">Implications</text:span><text:span text:style-name="T87_6"><text:s/></text:span><text:span text:style-name="T87_7">for</text:span><text:span text:style-name="T87_8"><text:s/></text:span><text:span text:style-name="T87_9">Psycholinguistics</text:span></text:p>
          </table:table-cell>
          <table:table-cell table:style-name="Cell42">
            <text:p text:style-name="P88"><text:span text:style-name="T88_1">Call</text:span><text:span text:style-name="T88_2"><text:s/></text:span><text:span text:style-name="T88_3">Deadline</text:span><text:span text:style-name="T88_4">:<text:s/>31-</text:span><text:span text:style-name="T88_5">Oct</text:span><text:span text:style-name="T88_6">-2010</text:span></text:p>
          </table:table-cell>
          <table:table-cell table:style-name="Cell43">
            <text:p text:style-name="P89"><text:span text:style-name="T89_1"><text:a xlink:type="simple" xlink:href="http://www.google.com/url?q=http%3A%2F%2Fwww.morphology.surrey.ac.uk%2Findex.htm&amp;sa=D&amp;sntz=1&amp;usg=AFQjCNEN_r-7ykUwQZaTXoriCUObIe7Ucg"><text:span text:style-name="T89_2">http</text:span></text:a></text:span><text:span text:style-name="T89_3"><text:a xlink:type="simple" xlink:href="http://www.google.com/url?q=http%3A%2F%2Fwww.morphology.surrey.ac.uk%2Findex.htm&amp;sa=D&amp;sntz=1&amp;usg=AFQjCNEN_r-7ykUwQZaTXoriCUObIe7Ucg"><text:span text:style-name="T89_4">://</text:span></text:a></text:span><text:span text:style-name="T89_5"><text:a xlink:type="simple" xlink:href="http://www.google.com/url?q=http%3A%2F%2Fwww.morphology.surrey.ac.uk%2Findex.htm&amp;sa=D&amp;sntz=1&amp;usg=AFQjCNEN_r-7ykUwQZaTXoriCUObIe7Ucg"><text:span text:style-name="T89_6">www</text:span></text:a></text:span><text:span text:style-name="T89_7"><text:a xlink:type="simple" xlink:href="http://www.google.com/url?q=http%3A%2F%2Fwww.morphology.surrey.ac.uk%2Findex.htm&amp;sa=D&amp;sntz=1&amp;usg=AFQjCNEN_r-7ykUwQZaTXoriCUObIe7Ucg"><text:span text:style-name="T89_8">.</text:span></text:a></text:span><text:span text:style-name="T89_9"><text:a xlink:type="simple" xlink:href="http://www.google.com/url?q=http%3A%2F%2Fwww.morphology.surrey.ac.uk%2Findex.htm&amp;sa=D&amp;sntz=1&amp;usg=AFQjCNEN_r-7ykUwQZaTXoriCUObIe7Ucg"><text:span text:style-name="T89_10">morphology</text:span></text:a></text:span><text:span text:style-name="T89_11"><text:a xlink:type="simple" xlink:href="http://www.google.com/url?q=http%3A%2F%2Fwww.morphology.surrey.ac.uk%2Findex.htm&amp;sa=D&amp;sntz=1&amp;usg=AFQjCNEN_r-7ykUwQZaTXoriCUObIe7Ucg"><text:span text:style-name="T89_12">.</text:span></text:a></text:span><text:span text:style-name="T89_13"><text:a xlink:type="simple" xlink:href="http://www.google.com/url?q=http%3A%2F%2Fwww.morphology.surrey.ac.uk%2Findex.htm&amp;sa=D&amp;sntz=1&amp;usg=AFQjCNEN_r-7ykUwQZaTXoriCUObIe7Ucg"><text:span text:style-name="T89_14">surrey</text:span></text:a></text:span><text:span text:style-name="T89_15"><text:a xlink:type="simple" xlink:href="http://www.google.com/url?q=http%3A%2F%2Fwww.morphology.surrey.ac.uk%2Findex.htm&amp;sa=D&amp;sntz=1&amp;usg=AFQjCNEN_r-7ykUwQZaTXoriCUObIe7Ucg"><text:span text:style-name="T89_16">.</text:span></text:a></text:span><text:span text:style-name="T89_17"><text:a xlink:type="simple" xlink:href="http://www.google.com/url?q=http%3A%2F%2Fwww.morphology.surrey.ac.uk%2Findex.htm&amp;sa=D&amp;sntz=1&amp;usg=AFQjCNEN_r-7ykUwQZaTXoriCUObIe7Ucg"><text:span text:style-name="T89_18">ac</text:span></text:a></text:span><text:span text:style-name="T89_19"><text:a xlink:type="simple" xlink:href="http://www.google.com/url?q=http%3A%2F%2Fwww.morphology.surrey.ac.uk%2Findex.htm&amp;sa=D&amp;sntz=1&amp;usg=AFQjCNEN_r-7ykUwQZaTXoriCUObIe7Ucg"><text:span text:style-name="T89_20">.</text:span></text:a></text:span><text:span text:style-name="T89_21"><text:a xlink:type="simple" xlink:href="http://www.google.com/url?q=http%3A%2F%2Fwww.morphology.surrey.ac.uk%2Findex.htm&amp;sa=D&amp;sntz=1&amp;usg=AFQjCNEN_r-7ykUwQZaTXoriCUObIe7Ucg"><text:span text:style-name="T89_22">uk</text:span></text:a></text:span><text:span text:style-name="T89_23"><text:a xlink:type="simple" xlink:href="http://www.google.com/url?q=http%3A%2F%2Fwww.morphology.surrey.ac.uk%2Findex.htm&amp;sa=D&amp;sntz=1&amp;usg=AFQjCNEN_r-7ykUwQZaTXoriCUObIe7Ucg"><text:span text:style-name="T89_24">/</text:span></text:a></text:span><text:span text:style-name="T89_25"><text:a xlink:type="simple" xlink:href="http://www.google.com/url?q=http%3A%2F%2Fwww.morphology.surrey.ac.uk%2Findex.htm&amp;sa=D&amp;sntz=1&amp;usg=AFQjCNEN_r-7ykUwQZaTXoriCUObIe7Ucg"><text:span text:style-name="T89_26">index</text:span></text:a></text:span><text:span text:style-name="T89_27"><text:a xlink:type="simple" xlink:href="http://www.google.com/url?q=http%3A%2F%2Fwww.morphology.surrey.ac.uk%2Findex.htm&amp;sa=D&amp;sntz=1&amp;usg=AFQjCNEN_r-7ykUwQZaTXoriCUObIe7Ucg"><text:span text:style-name="T89_28">.</text:span></text:a></text:span><text:span text:style-name="T89_29"><text:a xlink:type="simple" xlink:href="http://www.google.com/url?q=http%3A%2F%2Fwww.morphology.surrey.ac.uk%2Findex.htm&amp;sa=D&amp;sntz=1&amp;usg=AFQjCNEN_r-7ykUwQZaTXoriCUObIe7Ucg"><text:span text:style-name="T89_30">htm</text:span></text:a></text:span></text:p>
          </table:table-cell>
          <table:table-cell table:style-name="Cell44">
            <text:p text:style-name="P90"><text:span text:style-name="T90_1">1<text:s/></text:span><text:span text:style-name="T90_2">day</text:span><text:span text:style-name="T90_3"><text:s/></text:span><text:span text:style-name="T90_4">workshop</text:span><text:span text:style-name="T90_5"><text:s/></text:span><text:span text:style-name="T90_6">whose</text:span><text:span text:style-name="T90_7"><text:s/></text:span><text:span text:style-name="T90_8">call</text:span><text:span text:style-name="T90_9"><text:s/></text:span><text:span text:style-name="T90_10">for</text:span><text:span text:style-name="T90_11"><text:s/></text:span><text:span text:style-name="T90_12">papers</text:span><text:span text:style-name="T90_13"><text:s/></text:span><text:span text:style-name="T90_14">must</text:span><text:span text:style-name="T90_15"><text:s/></text:span><text:span text:style-name="T90_16">be</text:span><text:span text:style-name="T90_17"><text:s/></text:span><text:span text:style-name="T90_18">about</text:span></text:p>
            <text:p text:style-name="P91"/>
            <text:p text:style-name="P92"><text:span text:style-name="T92_1"><text:a xlink:type="simple" xlink:href="http://www.google.com/url?q=http%3A%2F%2Fwww.morphology.surrey.ac.uk%2FPapers%2FMorphological_complexity.pdf&amp;sa=D&amp;sntz=1&amp;usg=AFQjCNFdOzBBt82kE1ebeLqNtVUiDDivCg"><text:span text:style-name="T92_2">http</text:span></text:a></text:span><text:span text:style-name="T92_3"><text:a xlink:type="simple" xlink:href="http://www.google.com/url?q=http%3A%2F%2Fwww.morphology.surrey.ac.uk%2FPapers%2FMorphological_complexity.pdf&amp;sa=D&amp;sntz=1&amp;usg=AFQjCNFdOzBBt82kE1ebeLqNtVUiDDivCg"><text:span text:style-name="T92_4">://</text:span></text:a></text:span><text:span text:style-name="T92_5"><text:a xlink:type="simple" xlink:href="http://www.google.com/url?q=http%3A%2F%2Fwww.morphology.surrey.ac.uk%2FPapers%2FMorphological_complexity.pdf&amp;sa=D&amp;sntz=1&amp;usg=AFQjCNFdOzBBt82kE1ebeLqNtVUiDDivCg"><text:span text:style-name="T92_6">www</text:span></text:a></text:span><text:span text:style-name="T92_7"><text:a xlink:type="simple" xlink:href="http://www.google.com/url?q=http%3A%2F%2Fwww.morphology.surrey.ac.uk%2FPapers%2FMorphological_complexity.pdf&amp;sa=D&amp;sntz=1&amp;usg=AFQjCNFdOzBBt82kE1ebeLqNtVUiDDivCg"><text:span text:style-name="T92_8">.</text:span></text:a></text:span><text:span text:style-name="T92_9"><text:a xlink:type="simple" xlink:href="http://www.google.com/url?q=http%3A%2F%2Fwww.morphology.surrey.ac.uk%2FPapers%2FMorphological_complexity.pdf&amp;sa=D&amp;sntz=1&amp;usg=AFQjCNFdOzBBt82kE1ebeLqNtVUiDDivCg"><text:span text:style-name="T92_10">morphology</text:span></text:a></text:span><text:span text:style-name="T92_11"><text:a xlink:type="simple" xlink:href="http://www.google.com/url?q=http%3A%2F%2Fwww.morphology.surrey.ac.uk%2FPapers%2FMorphological_complexity.pdf&amp;sa=D&amp;sntz=1&amp;usg=AFQjCNFdOzBBt82kE1ebeLqNtVUiDDivCg"><text:span text:style-name="T92_12">.</text:span></text:a></text:span><text:span text:style-name="T92_13"><text:a xlink:type="simple" xlink:href="http://www.google.com/url?q=http%3A%2F%2Fwww.morphology.surrey.ac.uk%2FPapers%2FMorphological_complexity.pdf&amp;sa=D&amp;sntz=1&amp;usg=AFQjCNFdOzBBt82kE1ebeLqNtVUiDDivCg"><text:span text:style-name="T92_14">surrey</text:span></text:a></text:span><text:span text:style-name="T92_15"><text:a xlink:type="simple" xlink:href="http://www.google.com/url?q=http%3A%2F%2Fwww.morphology.surrey.ac.uk%2FPapers%2FMorphological_complexity.pdf&amp;sa=D&amp;sntz=1&amp;usg=AFQjCNFdOzBBt82kE1ebeLqNtVUiDDivCg"><text:span text:style-name="T92_16">.</text:span></text:a></text:span><text:span text:style-name="T92_17"><text:a xlink:type="simple" xlink:href="http://www.google.com/url?q=http%3A%2F%2Fwww.morphology.surrey.ac.uk%2FPapers%2FMorphological_complexity.pdf&amp;sa=D&amp;sntz=1&amp;usg=AFQjCNFdOzBBt82kE1ebeLqNtVUiDDivCg"><text:span text:style-name="T92_18">ac</text:span></text:a></text:span><text:span text:style-name="T92_19"><text:a xlink:type="simple" xlink:href="http://www.google.com/url?q=http%3A%2F%2Fwww.morphology.surrey.ac.uk%2FPapers%2FMorphological_complexity.pdf&amp;sa=D&amp;sntz=1&amp;usg=AFQjCNFdOzBBt82kE1ebeLqNtVUiDDivCg"><text:span text:style-name="T92_20">.</text:span></text:a></text:span><text:span text:style-name="T92_21"><text:a xlink:type="simple" xlink:href="http://www.google.com/url?q=http%3A%2F%2Fwww.morphology.surrey.ac.uk%2FPapers%2FMorphological_complexity.pdf&amp;sa=D&amp;sntz=1&amp;usg=AFQjCNFdOzBBt82kE1ebeLqNtVUiDDivCg"><text:span text:style-name="T92_22">uk</text:span></text:a></text:span><text:span text:style-name="T92_23"><text:a xlink:type="simple" xlink:href="http://www.google.com/url?q=http%3A%2F%2Fwww.morphology.surrey.ac.uk%2FPapers%2FMorphological_complexity.pdf&amp;sa=D&amp;sntz=1&amp;usg=AFQjCNFdOzBBt82kE1ebeLqNtVUiDDivCg"><text:span text:style-name="T92_24">/</text:span></text:a></text:span><text:span text:style-name="T92_25"><text:a xlink:type="simple" xlink:href="http://www.google.com/url?q=http%3A%2F%2Fwww.morphology.surrey.ac.uk%2FPapers%2FMorphological_complexity.pdf&amp;sa=D&amp;sntz=1&amp;usg=AFQjCNFdOzBBt82kE1ebeLqNtVUiDDivCg"><text:span text:style-name="T92_26">Papers</text:span></text:a></text:span><text:span text:style-name="T92_27"><text:a xlink:type="simple" xlink:href="http://www.google.com/url?q=http%3A%2F%2Fwww.morphology.surrey.ac.uk%2FPapers%2FMorphological_complexity.pdf&amp;sa=D&amp;sntz=1&amp;usg=AFQjCNFdOzBBt82kE1ebeLqNtVUiDDivCg"><text:span text:style-name="T92_28">/</text:span></text:a></text:span><text:span text:style-name="T92_29"><text:a xlink:type="simple" xlink:href="http://www.google.com/url?q=http%3A%2F%2Fwww.morphology.surrey.ac.uk%2FPapers%2FMorphological_complexity.pdf&amp;sa=D&amp;sntz=1&amp;usg=AFQjCNFdOzBBt82kE1ebeLqNtVUiDDivCg"><text:span text:style-name="T92_30">Morphological</text:span></text:a></text:span><text:span text:style-name="T92_31"><text:a xlink:type="simple" xlink:href="http://www.google.com/url?q=http%3A%2F%2Fwww.morphology.surrey.ac.uk%2FPapers%2FMorphological_complexity.pdf&amp;sa=D&amp;sntz=1&amp;usg=AFQjCNFdOzBBt82kE1ebeLqNtVUiDDivCg"><text:span text:style-name="T92_32">_</text:span></text:a></text:span><text:span text:style-name="T92_33"><text:a xlink:type="simple" xlink:href="http://www.google.com/url?q=http%3A%2F%2Fwww.morphology.surrey.ac.uk%2FPapers%2FMorphological_complexity.pdf&amp;sa=D&amp;sntz=1&amp;usg=AFQjCNFdOzBBt82kE1ebeLqNtVUiDDivCg"><text:span text:style-name="T92_34">complexity</text:span></text:a></text:span><text:span text:style-name="T92_35"><text:a xlink:type="simple" xlink:href="http://www.google.com/url?q=http%3A%2F%2Fwww.morphology.surrey.ac.uk%2FPapers%2FMorphological_complexity.pdf&amp;sa=D&amp;sntz=1&amp;usg=AFQjCNFdOzBBt82kE1ebeLqNtVUiDDivCg"><text:span text:style-name="T92_36">.</text:span></text:a></text:span><text:span text:style-name="T92_37"><text:a xlink:type="simple" xlink:href="http://www.google.com/url?q=http%3A%2F%2Fwww.morphology.surrey.ac.uk%2FPapers%2FMorphological_complexity.pdf&amp;sa=D&amp;sntz=1&amp;usg=AFQjCNFdOzBBt82kE1ebeLqNtVUiDDivCg"><text:span text:style-name="T92_38">pdf</text:span></text:a></text:span></text:p>
            <text:p text:style-name="P93"/>
          </table:table-cell>
        </table:table-row>
        <table:table-row table:style-name="Row12">
          <table:table-cell table:style-name="Cell45">
            <text:p text:style-name="P94"><text:span text:style-name="T94_1">(</text:span><text:span text:style-name="T94_2"><text:a xlink:type="simple" xlink:href="http://www.google.com/url?q=http%3A%2F%2Fwww.acl2011.org%2F&amp;sa=D&amp;sntz=1&amp;usg=AFQjCNFpxfjv_MTRt7itR37YZ7MG9bm9fQ"><text:span text:style-name="T94_3">ACL</text:span></text:a></text:span><text:span text:style-name="T94_4"><text:a xlink:type="simple" xlink:href="http://www.google.com/url?q=http%3A%2F%2Fwww.acl2011.org%2F&amp;sa=D&amp;sntz=1&amp;usg=AFQjCNFpxfjv_MTRt7itR37YZ7MG9bm9fQ"><text:span text:style-name="T94_5">/</text:span></text:a></text:span><text:span text:style-name="T94_6"><text:a xlink:type="simple" xlink:href="http://www.google.com/url?q=http%3A%2F%2Fwww.acl2011.org%2F&amp;sa=D&amp;sntz=1&amp;usg=AFQjCNFpxfjv_MTRt7itR37YZ7MG9bm9fQ"><text:span text:style-name="T94_7">HLT</text:span></text:a></text:span><text:span text:style-name="T94_8">)</text:span></text:p>
            <text:p text:style-name="P95"><text:span text:style-name="T95_1">The</text:span><text:span text:style-name="T95_2"><text:s/>49</text:span><text:span text:style-name="T95_3">th</text:span><text:span text:style-name="T95_4"><text:s/></text:span><text:span text:style-name="T95_5">Annual</text:span><text:span text:style-name="T95_6"><text:s/></text:span><text:span text:style-name="T95_7">Meeting</text:span><text:span text:style-name="T95_8"><text:s/></text:span><text:span text:style-name="T95_9">of</text:span><text:span text:style-name="T95_10"><text:s/></text:span><text:span text:style-name="T95_11">the</text:span><text:span text:style-name="T95_12"><text:s/></text:span><text:span text:style-name="T95_13">Association</text:span><text:span text:style-name="T95_14"><text:s/></text:span><text:span text:style-name="T95_15">for</text:span><text:span text:style-name="T95_16"><text:s/></text:span><text:span text:style-name="T95_17">Computational</text:span><text:span text:style-name="T95_18"><text:s/></text:span><text:span text:style-name="T95_19">Linguistics</text:span><text:span text:style-name="T95_20">:<text:s/></text:span><text:span text:style-name="T95_21">Human</text:span><text:span text:style-name="T95_22"><text:s/></text:span><text:span text:style-name="T95_23">Language</text:span><text:span text:style-name="T95_24"><text:s/></text:span><text:span text:style-name="T95_25">Technologies</text:span></text:p>
          </table:table-cell>
          <table:table-cell table:style-name="Cell46">
            <text:p text:style-name="P96"><text:span text:style-name="T96_1">Dec</text:span><text:span text:style-name="T96_2"><text:s/>17,<text:s/>2010</text:span></text:p>
          </table:table-cell>
          <table:table-cell table:style-name="Cell47">
            <text:p text:style-name="P97"><text:span text:style-name="T97_1"><text:a xlink:type="simple" xlink:href="http://www.google.com/url?q=http%3A%2F%2Fwww.acl2011.org%2F&amp;sa=D&amp;sntz=1&amp;usg=AFQjCNFpxfjv_MTRt7itR37YZ7MG9bm9fQ"><text:span text:style-name="T97_2">http</text:span></text:a></text:span><text:span text:style-name="T97_3"><text:a xlink:type="simple" xlink:href="http://www.google.com/url?q=http%3A%2F%2Fwww.acl2011.org%2F&amp;sa=D&amp;sntz=1&amp;usg=AFQjCNFpxfjv_MTRt7itR37YZ7MG9bm9fQ"><text:span text:style-name="T97_4">://</text:span></text:a></text:span><text:span text:style-name="T97_5"><text:a xlink:type="simple" xlink:href="http://www.google.com/url?q=http%3A%2F%2Fwww.acl2011.org%2F&amp;sa=D&amp;sntz=1&amp;usg=AFQjCNFpxfjv_MTRt7itR37YZ7MG9bm9fQ"><text:span text:style-name="T97_6">www</text:span></text:a></text:span><text:span text:style-name="T97_7"><text:a xlink:type="simple" xlink:href="http://www.google.com/url?q=http%3A%2F%2Fwww.acl2011.org%2F&amp;sa=D&amp;sntz=1&amp;usg=AFQjCNFpxfjv_MTRt7itR37YZ7MG9bm9fQ"><text:span text:style-name="T97_8">.</text:span></text:a></text:span><text:span text:style-name="T97_9"><text:a xlink:type="simple" xlink:href="http://www.google.com/url?q=http%3A%2F%2Fwww.acl2011.org%2F&amp;sa=D&amp;sntz=1&amp;usg=AFQjCNFpxfjv_MTRt7itR37YZ7MG9bm9fQ"><text:span text:style-name="T97_10">acl</text:span></text:a></text:span><text:span text:style-name="T97_11"><text:a xlink:type="simple" xlink:href="http://www.google.com/url?q=http%3A%2F%2Fwww.acl2011.org%2F&amp;sa=D&amp;sntz=1&amp;usg=AFQjCNFpxfjv_MTRt7itR37YZ7MG9bm9fQ"><text:span text:style-name="T97_12">2011.</text:span></text:a></text:span><text:span text:style-name="T97_13"><text:a xlink:type="simple" xlink:href="http://www.google.com/url?q=http%3A%2F%2Fwww.acl2011.org%2F&amp;sa=D&amp;sntz=1&amp;usg=AFQjCNFpxfjv_MTRt7itR37YZ7MG9bm9fQ"><text:span text:style-name="T97_14">org</text:span></text:a></text:span><text:span text:style-name="T97_15"><text:a xlink:type="simple" xlink:href="http://www.google.com/url?q=http%3A%2F%2Fwww.acl2011.org%2F&amp;sa=D&amp;sntz=1&amp;usg=AFQjCNFpxfjv_MTRt7itR37YZ7MG9bm9fQ"><text:span text:style-name="T97_16">/</text:span></text:a></text:span><text:span text:style-name="T97_17"><text:s/></text:span></text:p>
          </table:table-cell>
          <table:table-cell table:style-name="Cell48">
            <text:p text:style-name="P98"><text:span text:style-name="T98_1"><text:a xlink:type="simple" xlink:href="http://www.google.com/url?q=http%3A%2F%2Facl2010.org%2Fprogram_mainconf.html&amp;sa=D&amp;sntz=1&amp;usg=AFQjCNFNDUR4ffw8MvbRcxnsUawZR1GVrQ"><text:span text:style-name="T98_2">http</text:span></text:a></text:span><text:span text:style-name="T98_3"><text:a xlink:type="simple" xlink:href="http://www.google.com/url?q=http%3A%2F%2Facl2010.org%2Fprogram_mainconf.html&amp;sa=D&amp;sntz=1&amp;usg=AFQjCNFNDUR4ffw8MvbRcxnsUawZR1GVrQ"><text:span text:style-name="T98_4">://</text:span></text:a></text:span><text:span text:style-name="T98_5"><text:a xlink:type="simple" xlink:href="http://www.google.com/url?q=http%3A%2F%2Facl2010.org%2Fprogram_mainconf.html&amp;sa=D&amp;sntz=1&amp;usg=AFQjCNFNDUR4ffw8MvbRcxnsUawZR1GVrQ"><text:span text:style-name="T98_6">acl</text:span></text:a></text:span><text:span text:style-name="T98_7"><text:a xlink:type="simple" xlink:href="http://www.google.com/url?q=http%3A%2F%2Facl2010.org%2Fprogram_mainconf.html&amp;sa=D&amp;sntz=1&amp;usg=AFQjCNFNDUR4ffw8MvbRcxnsUawZR1GVrQ"><text:span text:style-name="T98_8">2010.</text:span></text:a></text:span><text:span text:style-name="T98_9"><text:a xlink:type="simple" xlink:href="http://www.google.com/url?q=http%3A%2F%2Facl2010.org%2Fprogram_mainconf.html&amp;sa=D&amp;sntz=1&amp;usg=AFQjCNFNDUR4ffw8MvbRcxnsUawZR1GVrQ"><text:span text:style-name="T98_10">org</text:span></text:a></text:span><text:span text:style-name="T98_11"><text:a xlink:type="simple" xlink:href="http://www.google.com/url?q=http%3A%2F%2Facl2010.org%2Fprogram_mainconf.html&amp;sa=D&amp;sntz=1&amp;usg=AFQjCNFNDUR4ffw8MvbRcxnsUawZR1GVrQ"><text:span text:style-name="T98_12">/</text:span></text:a></text:span><text:span text:style-name="T98_13"><text:a xlink:type="simple" xlink:href="http://www.google.com/url?q=http%3A%2F%2Facl2010.org%2Fprogram_mainconf.html&amp;sa=D&amp;sntz=1&amp;usg=AFQjCNFNDUR4ffw8MvbRcxnsUawZR1GVrQ"><text:span text:style-name="T98_14">program</text:span></text:a></text:span><text:span text:style-name="T98_15"><text:a xlink:type="simple" xlink:href="http://www.google.com/url?q=http%3A%2F%2Facl2010.org%2Fprogram_mainconf.html&amp;sa=D&amp;sntz=1&amp;usg=AFQjCNFNDUR4ffw8MvbRcxnsUawZR1GVrQ"><text:span text:style-name="T98_16">_</text:span></text:a></text:span><text:span text:style-name="T98_17"><text:a xlink:type="simple" xlink:href="http://www.google.com/url?q=http%3A%2F%2Facl2010.org%2Fprogram_mainconf.html&amp;sa=D&amp;sntz=1&amp;usg=AFQjCNFNDUR4ffw8MvbRcxnsUawZR1GVrQ"><text:span text:style-name="T98_18">mainconf</text:span></text:a></text:span><text:span text:style-name="T98_19"><text:a xlink:type="simple" xlink:href="http://www.google.com/url?q=http%3A%2F%2Facl2010.org%2Fprogram_mainconf.html&amp;sa=D&amp;sntz=1&amp;usg=AFQjCNFNDUR4ffw8MvbRcxnsUawZR1GVrQ"><text:span text:style-name="T98_20">.</text:span></text:a></text:span><text:span text:style-name="T98_21"><text:a xlink:type="simple" xlink:href="http://www.google.com/url?q=http%3A%2F%2Facl2010.org%2Fprogram_mainconf.html&amp;sa=D&amp;sntz=1&amp;usg=AFQjCNFNDUR4ffw8MvbRcxnsUawZR1GVrQ"><text:span text:style-name="T98_22">html</text:span></text:a></text:span></text:p>
          </table:table-cell>
        </table:table-row>
        <table:table-row table:style-name="Row13">
          <table:table-cell table:style-name="Cell49">
            <text:p text:style-name="P99"><text:span text:style-name="T99_1">5</text:span><text:span text:style-name="T99_2">th</text:span><text:span text:style-name="T99_3"><text:s/></text:span><text:span text:style-name="T99_4">INTERNATIONAL</text:span><text:span text:style-name="T99_5"><text:s/></text:span><text:span text:style-name="T99_6">CONFERENCE</text:span><text:span text:style-name="T99_7"><text:s/></text:span><text:span text:style-name="T99_8">ON</text:span><text:span text:style-name="T99_9"><text:s/></text:span><text:span text:style-name="T99_10">LANGUAGE</text:span><text:span text:style-name="T99_11"><text:s/></text:span><text:span text:style-name="T99_12">AND</text:span><text:span text:style-name="T99_13"><text:s/></text:span><text:span text:style-name="T99_14">AUTOMATA</text:span><text:span text:style-name="T99_15"><text:s/></text:span><text:span text:style-name="T99_16">THEORY</text:span><text:span text:style-name="T99_17"><text:s/></text:span><text:span text:style-name="T99_18">AND</text:span><text:span text:style-name="T99_19"><text:s/></text:span><text:span text:style-name="T99_20">APPLICATIONS</text:span></text:p>
            <text:p text:style-name="P100"><text:span text:style-name="T100_1">(</text:span><text:span text:style-name="T100_2">LATA</text:span><text:span text:style-name="T100_3"><text:s/>2011)</text:span></text:p>
            <text:p text:style-name="P101"/>
          </table:table-cell>
          <table:table-cell table:style-name="Cell50">
            <text:p text:style-name="P102"><text:span text:style-name="T102_1">Paper</text:span><text:span text:style-name="T102_2"><text:s/></text:span><text:span text:style-name="T102_3">submission</text:span><text:span text:style-name="T102_4">:</text:span><text:span text:style-name="T102_5"><text:s/></text:span><text:span text:style-name="T102_6">January</text:span><text:span text:style-name="T102_7"><text:s/>3,<text:s/>2011</text:span></text:p>
          </table:table-cell>
          <table:table-cell table:style-name="Cell51">
            <text:p text:style-name="P103"><text:span text:style-name="T103_1"><text:a xlink:type="simple" xlink:href="http://www.google.com/url?q=http%3A%2F%2Fgrammars.grlmc.com%2FLATA2011%2F&amp;sa=D&amp;sntz=1&amp;usg=AFQjCNFzOOukTHSVIW94F0rTlRmTBuKwcg"><text:span text:style-name="T103_2">http</text:span></text:a></text:span><text:span text:style-name="T103_3"><text:a xlink:type="simple" xlink:href="http://www.google.com/url?q=http%3A%2F%2Fgrammars.grlmc.com%2FLATA2011%2F&amp;sa=D&amp;sntz=1&amp;usg=AFQjCNFzOOukTHSVIW94F0rTlRmTBuKwcg"><text:span text:style-name="T103_4">://</text:span></text:a></text:span><text:span text:style-name="T103_5"><text:a xlink:type="simple" xlink:href="http://www.google.com/url?q=http%3A%2F%2Fgrammars.grlmc.com%2FLATA2011%2F&amp;sa=D&amp;sntz=1&amp;usg=AFQjCNFzOOukTHSVIW94F0rTlRmTBuKwcg"><text:span text:style-name="T103_6">grammars</text:span></text:a></text:span><text:span text:style-name="T103_7"><text:a xlink:type="simple" xlink:href="http://www.google.com/url?q=http%3A%2F%2Fgrammars.grlmc.com%2FLATA2011%2F&amp;sa=D&amp;sntz=1&amp;usg=AFQjCNFzOOukTHSVIW94F0rTlRmTBuKwcg"><text:span text:style-name="T103_8">.</text:span></text:a></text:span><text:span text:style-name="T103_9"><text:a xlink:type="simple" xlink:href="http://www.google.com/url?q=http%3A%2F%2Fgrammars.grlmc.com%2FLATA2011%2F&amp;sa=D&amp;sntz=1&amp;usg=AFQjCNFzOOukTHSVIW94F0rTlRmTBuKwcg"><text:span text:style-name="T103_10">grlmc</text:span></text:a></text:span><text:span text:style-name="T103_11"><text:a xlink:type="simple" xlink:href="http://www.google.com/url?q=http%3A%2F%2Fgrammars.grlmc.com%2FLATA2011%2F&amp;sa=D&amp;sntz=1&amp;usg=AFQjCNFzOOukTHSVIW94F0rTlRmTBuKwcg"><text:span text:style-name="T103_12">.</text:span></text:a></text:span><text:span text:style-name="T103_13"><text:a xlink:type="simple" xlink:href="http://www.google.com/url?q=http%3A%2F%2Fgrammars.grlmc.com%2FLATA2011%2F&amp;sa=D&amp;sntz=1&amp;usg=AFQjCNFzOOukTHSVIW94F0rTlRmTBuKwcg"><text:span text:style-name="T103_14">com</text:span></text:a></text:span><text:span text:style-name="T103_15"><text:a xlink:type="simple" xlink:href="http://www.google.com/url?q=http%3A%2F%2Fgrammars.grlmc.com%2FLATA2011%2F&amp;sa=D&amp;sntz=1&amp;usg=AFQjCNFzOOukTHSVIW94F0rTlRmTBuKwcg"><text:span text:style-name="T103_16">/</text:span></text:a></text:span><text:span text:style-name="T103_17"><text:a xlink:type="simple" xlink:href="http://www.google.com/url?q=http%3A%2F%2Fgrammars.grlmc.com%2FLATA2011%2F&amp;sa=D&amp;sntz=1&amp;usg=AFQjCNFzOOukTHSVIW94F0rTlRmTBuKwcg"><text:span text:style-name="T103_18">LATA</text:span></text:a></text:span><text:span text:style-name="T103_19"><text:a xlink:type="simple" xlink:href="http://www.google.com/url?q=http%3A%2F%2Fgrammars.grlmc.com%2FLATA2011%2F&amp;sa=D&amp;sntz=1&amp;usg=AFQjCNFzOOukTHSVIW94F0rTlRmTBuKwcg"><text:span text:style-name="T103_20">2011/</text:span></text:a></text:span></text:p>
          </table:table-cell>
          <table:table-cell table:style-name="Cell52">
            <text:p text:style-name="P104"><text:span text:style-name="T104_1"><text:a xlink:type="simple" xlink:href="http://www.google.com/url?q=http%3A%2F%2Fgrammars.grlmc.com%2FLATA2010%2FAcceptedPapers.php&amp;sa=D&amp;sntz=1&amp;usg=AFQjCNF0DSCwpGGRM1nX75Ew4VH7EpeCvw"><text:span text:style-name="T104_2">http</text:span></text:a></text:span><text:span text:style-name="T104_3"><text:a xlink:type="simple" xlink:href="http://www.google.com/url?q=http%3A%2F%2Fgrammars.grlmc.com%2FLATA2010%2FAcceptedPapers.php&amp;sa=D&amp;sntz=1&amp;usg=AFQjCNF0DSCwpGGRM1nX75Ew4VH7EpeCvw"><text:span text:style-name="T104_4">://</text:span></text:a></text:span><text:span text:style-name="T104_5"><text:a xlink:type="simple" xlink:href="http://www.google.com/url?q=http%3A%2F%2Fgrammars.grlmc.com%2FLATA2010%2FAcceptedPapers.php&amp;sa=D&amp;sntz=1&amp;usg=AFQjCNF0DSCwpGGRM1nX75Ew4VH7EpeCvw"><text:span text:style-name="T104_6">grammars</text:span></text:a></text:span><text:span text:style-name="T104_7"><text:a xlink:type="simple" xlink:href="http://www.google.com/url?q=http%3A%2F%2Fgrammars.grlmc.com%2FLATA2010%2FAcceptedPapers.php&amp;sa=D&amp;sntz=1&amp;usg=AFQjCNF0DSCwpGGRM1nX75Ew4VH7EpeCvw"><text:span text:style-name="T104_8">.</text:span></text:a></text:span><text:span text:style-name="T104_9"><text:a xlink:type="simple" xlink:href="http://www.google.com/url?q=http%3A%2F%2Fgrammars.grlmc.com%2FLATA2010%2FAcceptedPapers.php&amp;sa=D&amp;sntz=1&amp;usg=AFQjCNF0DSCwpGGRM1nX75Ew4VH7EpeCvw"><text:span text:style-name="T104_10">grlmc</text:span></text:a></text:span><text:span text:style-name="T104_11"><text:a xlink:type="simple" xlink:href="http://www.google.com/url?q=http%3A%2F%2Fgrammars.grlmc.com%2FLATA2010%2FAcceptedPapers.php&amp;sa=D&amp;sntz=1&amp;usg=AFQjCNF0DSCwpGGRM1nX75Ew4VH7EpeCvw"><text:span text:style-name="T104_12">.</text:span></text:a></text:span><text:span text:style-name="T104_13"><text:a xlink:type="simple" xlink:href="http://www.google.com/url?q=http%3A%2F%2Fgrammars.grlmc.com%2FLATA2010%2FAcceptedPapers.php&amp;sa=D&amp;sntz=1&amp;usg=AFQjCNF0DSCwpGGRM1nX75Ew4VH7EpeCvw"><text:span text:style-name="T104_14">com</text:span></text:a></text:span><text:span text:style-name="T104_15"><text:a xlink:type="simple" xlink:href="http://www.google.com/url?q=http%3A%2F%2Fgrammars.grlmc.com%2FLATA2010%2FAcceptedPapers.php&amp;sa=D&amp;sntz=1&amp;usg=AFQjCNF0DSCwpGGRM1nX75Ew4VH7EpeCvw"><text:span text:style-name="T104_16">/</text:span></text:a></text:span><text:span text:style-name="T104_17"><text:a xlink:type="simple" xlink:href="http://www.google.com/url?q=http%3A%2F%2Fgrammars.grlmc.com%2FLATA2010%2FAcceptedPapers.php&amp;sa=D&amp;sntz=1&amp;usg=AFQjCNF0DSCwpGGRM1nX75Ew4VH7EpeCvw"><text:span text:style-name="T104_18">LATA</text:span></text:a></text:span><text:span text:style-name="T104_19"><text:a xlink:type="simple" xlink:href="http://www.google.com/url?q=http%3A%2F%2Fgrammars.grlmc.com%2FLATA2010%2FAcceptedPapers.php&amp;sa=D&amp;sntz=1&amp;usg=AFQjCNF0DSCwpGGRM1nX75Ew4VH7EpeCvw"><text:span text:style-name="T104_20">2010/</text:span></text:a></text:span><text:span text:style-name="T104_21"><text:a xlink:type="simple" xlink:href="http://www.google.com/url?q=http%3A%2F%2Fgrammars.grlmc.com%2FLATA2010%2FAcceptedPapers.php&amp;sa=D&amp;sntz=1&amp;usg=AFQjCNF0DSCwpGGRM1nX75Ew4VH7EpeCvw"><text:span text:style-name="T104_22">AcceptedPapers</text:span></text:a></text:span><text:span text:style-name="T104_23"><text:a xlink:type="simple" xlink:href="http://www.google.com/url?q=http%3A%2F%2Fgrammars.grlmc.com%2FLATA2010%2FAcceptedPapers.php&amp;sa=D&amp;sntz=1&amp;usg=AFQjCNF0DSCwpGGRM1nX75Ew4VH7EpeCvw"><text:span text:style-name="T104_24">.</text:span></text:a></text:span><text:span text:style-name="T104_25"><text:a xlink:type="simple" xlink:href="http://www.google.com/url?q=http%3A%2F%2Fgrammars.grlmc.com%2FLATA2010%2FAcceptedPapers.php&amp;sa=D&amp;sntz=1&amp;usg=AFQjCNF0DSCwpGGRM1nX75Ew4VH7EpeCvw"><text:span text:style-name="T104_26">php</text:span></text:a></text:span></text:p>
          </table:table-cell>
        </table:table-row>
        <table:table-row table:style-name="Row14">
          <table:table-cell table:style-name="Cell53">
            <text:p text:style-name="P105"><text:span text:style-name="T105_1">NooJ</text:span><text:span text:style-name="T105_2"><text:s/>2011</text:span></text:p>
          </table:table-cell>
          <table:table-cell table:style-name="Cell54">
            <text:p text:style-name="P106"><text:span text:style-name="T106_1">Jan</text:span><text:span text:style-name="T106_2"><text:s/>17,<text:s/>2011</text:span></text:p>
          </table:table-cell>
          <table:table-cell table:style-name="Cell55">
            <text:p text:style-name="P107"><text:span text:style-name="T107_1"><text:a xlink:type="simple" xlink:href="http://www.google.com/url?q=http%3A%2F%2Fwikicfp.com%2Fcfp%2Fservlet%2Fevent.showcfp%3Feventid%3D11973%26copyownerid%3D16995&amp;sa=D&amp;sntz=1&amp;usg=AFQjCNH4EJNsxLAglD-hI8V5VlgVSRgadQ"><text:span text:style-name="T107_2">http</text:span></text:a></text:span><text:span text:style-name="T107_3"><text:a xlink:type="simple" xlink:href="http://www.google.com/url?q=http%3A%2F%2Fwikicfp.com%2Fcfp%2Fservlet%2Fevent.showcfp%3Feventid%3D11973%26copyownerid%3D16995&amp;sa=D&amp;sntz=1&amp;usg=AFQjCNH4EJNsxLAglD-hI8V5VlgVSRgadQ"><text:span text:style-name="T107_4">://</text:span></text:a></text:span><text:span text:style-name="T107_5"><text:a xlink:type="simple" xlink:href="http://www.google.com/url?q=http%3A%2F%2Fwikicfp.com%2Fcfp%2Fservlet%2Fevent.showcfp%3Feventid%3D11973%26copyownerid%3D16995&amp;sa=D&amp;sntz=1&amp;usg=AFQjCNH4EJNsxLAglD-hI8V5VlgVSRgadQ"><text:span text:style-name="T107_6">wikicfp</text:span></text:a></text:span><text:span text:style-name="T107_7"><text:a xlink:type="simple" xlink:href="http://www.google.com/url?q=http%3A%2F%2Fwikicfp.com%2Fcfp%2Fservlet%2Fevent.showcfp%3Feventid%3D11973%26copyownerid%3D16995&amp;sa=D&amp;sntz=1&amp;usg=AFQjCNH4EJNsxLAglD-hI8V5VlgVSRgadQ"><text:span text:style-name="T107_8">.</text:span></text:a></text:span><text:span text:style-name="T107_9"><text:a xlink:type="simple" xlink:href="http://www.google.com/url?q=http%3A%2F%2Fwikicfp.com%2Fcfp%2Fservlet%2Fevent.showcfp%3Feventid%3D11973%26copyownerid%3D16995&amp;sa=D&amp;sntz=1&amp;usg=AFQjCNH4EJNsxLAglD-hI8V5VlgVSRgadQ"><text:span text:style-name="T107_10">com</text:span></text:a></text:span><text:span text:style-name="T107_11"><text:a xlink:type="simple" xlink:href="http://www.google.com/url?q=http%3A%2F%2Fwikicfp.com%2Fcfp%2Fservlet%2Fevent.showcfp%3Feventid%3D11973%26copyownerid%3D16995&amp;sa=D&amp;sntz=1&amp;usg=AFQjCNH4EJNsxLAglD-hI8V5VlgVSRgadQ"><text:span text:style-name="T107_12">/</text:span></text:a></text:span><text:span text:style-name="T107_13"><text:a xlink:type="simple" xlink:href="http://www.google.com/url?q=http%3A%2F%2Fwikicfp.com%2Fcfp%2Fservlet%2Fevent.showcfp%3Feventid%3D11973%26copyownerid%3D16995&amp;sa=D&amp;sntz=1&amp;usg=AFQjCNH4EJNsxLAglD-hI8V5VlgVSRgadQ"><text:span text:style-name="T107_14">cfp</text:span></text:a></text:span><text:span text:style-name="T107_15"><text:a xlink:type="simple" xlink:href="http://www.google.com/url?q=http%3A%2F%2Fwikicfp.com%2Fcfp%2Fservlet%2Fevent.showcfp%3Feventid%3D11973%26copyownerid%3D16995&amp;sa=D&amp;sntz=1&amp;usg=AFQjCNH4EJNsxLAglD-hI8V5VlgVSRgadQ"><text:span text:style-name="T107_16">/</text:span></text:a></text:span><text:span text:style-name="T107_17"><text:a xlink:type="simple" xlink:href="http://www.google.com/url?q=http%3A%2F%2Fwikicfp.com%2Fcfp%2Fservlet%2Fevent.showcfp%3Feventid%3D11973%26copyownerid%3D16995&amp;sa=D&amp;sntz=1&amp;usg=AFQjCNH4EJNsxLAglD-hI8V5VlgVSRgadQ"><text:span text:style-name="T107_18">servlet</text:span></text:a></text:span><text:span text:style-name="T107_19"><text:a xlink:type="simple" xlink:href="http://www.google.com/url?q=http%3A%2F%2Fwikicfp.com%2Fcfp%2Fservlet%2Fevent.showcfp%3Feventid%3D11973%26copyownerid%3D16995&amp;sa=D&amp;sntz=1&amp;usg=AFQjCNH4EJNsxLAglD-hI8V5VlgVSRgadQ"><text:span text:style-name="T107_20">/</text:span></text:a></text:span><text:span text:style-name="T107_21"><text:a xlink:type="simple" xlink:href="http://www.google.com/url?q=http%3A%2F%2Fwikicfp.com%2Fcfp%2Fservlet%2Fevent.showcfp%3Feventid%3D11973%26copyownerid%3D16995&amp;sa=D&amp;sntz=1&amp;usg=AFQjCNH4EJNsxLAglD-hI8V5VlgVSRgadQ"><text:span text:style-name="T107_22">event</text:span></text:a></text:span><text:span text:style-name="T107_23"><text:a xlink:type="simple" xlink:href="http://www.google.com/url?q=http%3A%2F%2Fwikicfp.com%2Fcfp%2Fservlet%2Fevent.showcfp%3Feventid%3D11973%26copyownerid%3D16995&amp;sa=D&amp;sntz=1&amp;usg=AFQjCNH4EJNsxLAglD-hI8V5VlgVSRgadQ"><text:span text:style-name="T107_24">.</text:span></text:a></text:span><text:span text:style-name="T107_25"><text:a xlink:type="simple" xlink:href="http://www.google.com/url?q=http%3A%2F%2Fwikicfp.com%2Fcfp%2Fservlet%2Fevent.showcfp%3Feventid%3D11973%26copyownerid%3D16995&amp;sa=D&amp;sntz=1&amp;usg=AFQjCNH4EJNsxLAglD-hI8V5VlgVSRgadQ"><text:span text:style-name="T107_26">showcfp</text:span></text:a></text:span><text:span text:style-name="T107_27"><text:a xlink:type="simple" xlink:href="http://www.google.com/url?q=http%3A%2F%2Fwikicfp.com%2Fcfp%2Fservlet%2Fevent.showcfp%3Feventid%3D11973%26copyownerid%3D16995&amp;sa=D&amp;sntz=1&amp;usg=AFQjCNH4EJNsxLAglD-hI8V5VlgVSRgadQ"><text:span text:style-name="T107_28">?</text:span></text:a></text:span><text:span text:style-name="T107_29"><text:a xlink:type="simple" xlink:href="http://www.google.com/url?q=http%3A%2F%2Fwikicfp.com%2Fcfp%2Fservlet%2Fevent.showcfp%3Feventid%3D11973%26copyownerid%3D16995&amp;sa=D&amp;sntz=1&amp;usg=AFQjCNH4EJNsxLAglD-hI8V5VlgVSRgadQ"><text:span text:style-name="T107_30">eventid</text:span></text:a></text:span><text:span text:style-name="T107_31"><text:a xlink:type="simple" xlink:href="http://www.google.com/url?q=http%3A%2F%2Fwikicfp.com%2Fcfp%2Fservlet%2Fevent.showcfp%3Feventid%3D11973%26copyownerid%3D16995&amp;sa=D&amp;sntz=1&amp;usg=AFQjCNH4EJNsxLAglD-hI8V5VlgVSRgadQ"><text:span text:style-name="T107_32">=11973&amp;</text:span></text:a></text:span><text:span text:style-name="T107_33"><text:a xlink:type="simple" xlink:href="http://www.google.com/url?q=http%3A%2F%2Fwikicfp.com%2Fcfp%2Fservlet%2Fevent.showcfp%3Feventid%3D11973%26copyownerid%3D16995&amp;sa=D&amp;sntz=1&amp;usg=AFQjCNH4EJNsxLAglD-hI8V5VlgVSRgadQ"><text:span text:style-name="T107_34">copyownerid</text:span></text:a></text:span><text:span text:style-name="T107_35"><text:a xlink:type="simple" xlink:href="http://www.google.com/url?q=http%3A%2F%2Fwikicfp.com%2Fcfp%2Fservlet%2Fevent.showcfp%3Feventid%3D11973%26copyownerid%3D16995&amp;sa=D&amp;sntz=1&amp;usg=AFQjCNH4EJNsxLAglD-hI8V5VlgVSRgadQ"><text:span text:style-name="T107_36">=16995</text:span></text:a></text:span></text:p>
          </table:table-cell>
          <table:table-cell table:style-name="Cell56">
            <text:p text:style-name="P108"><text:span text:style-name="T108_1">(</text:span><text:span text:style-name="T108_2">seems</text:span><text:span text:style-name="T108_3"><text:s/></text:span><text:span text:style-name="T108_4">unrelated</text:span><text:span text:style-name="T108_5">,<text:s/></text:span><text:span text:style-name="T108_6">only</text:span><text:span text:style-name="T108_7"><text:s/></text:span><text:span text:style-name="T108_8">about</text:span><text:span text:style-name="T108_9"><text:s/></text:span><text:span text:style-name="T108_10">using</text:span><text:span text:style-name="T108_11"><text:s/></text:span><text:span text:style-name="T108_12">the</text:span><text:span text:style-name="T108_13"><text:s/></text:span><text:span text:style-name="T108_14">NooJ</text:span><text:span text:style-name="T108_15"><text:s/></text:span><text:span text:style-name="T108_16">tool</text:span><text:span text:style-name="T108_17">)</text:span></text:p>
          </table:table-cell>
        </table:table-row>
        <table:table-row table:style-name="Row15">
          <table:table-cell table:style-name="Cell57">
            <text:p text:style-name="P109"><text:span text:style-name="T109_1">Corpus</text:span><text:span text:style-name="T109_2"><text:s/></text:span><text:span text:style-name="T109_3">Linguistics</text:span><text:span text:style-name="T109_4"><text:s/>2011</text:span></text:p>
            <text:p text:style-name="P110"><text:span text:style-name="T110_1">(</text:span><text:span text:style-name="T110_2">CL</text:span><text:span text:style-name="T110_3"><text:s/>2011)</text:span></text:p>
          </table:table-cell>
          <table:table-cell table:style-name="Cell58">
            <text:p text:style-name="P111"><text:span text:style-name="T111_1">submission</text:span><text:span text:style-name="T111_2"><text:s/></text:span><text:span text:style-name="T111_3">of</text:span><text:span text:style-name="T111_4"><text:s/></text:span><text:span text:style-name="T111_5">abstracts</text:span><text:span text:style-name="T111_6"><text:s/></text:span><text:span text:style-name="T111_7">is</text:span><text:span text:style-name="T111_8"><text:s/>22<text:s/></text:span><text:span text:style-name="T111_9">November</text:span><text:span text:style-name="T111_10"><text:s/>2010</text:span></text:p>
          </table:table-cell>
          <table:table-cell table:style-name="Cell59">
            <text:p text:style-name="P112"><text:span text:style-name="T112_1"><text:a xlink:type="simple" xlink:href="http://www.google.com/url?q=http%3A%2F%2Fcl2011.org.uk%2F&amp;sa=D&amp;sntz=1&amp;usg=AFQjCNHChbXmsPe0rMY1_0bqA6Gi3CP3vw"><text:span text:style-name="T112_2">http</text:span></text:a></text:span><text:span text:style-name="T112_3"><text:a xlink:type="simple" xlink:href="http://www.google.com/url?q=http%3A%2F%2Fcl2011.org.uk%2F&amp;sa=D&amp;sntz=1&amp;usg=AFQjCNHChbXmsPe0rMY1_0bqA6Gi3CP3vw"><text:span text:style-name="T112_4">://</text:span></text:a></text:span><text:span text:style-name="T112_5"><text:a xlink:type="simple" xlink:href="http://www.google.com/url?q=http%3A%2F%2Fcl2011.org.uk%2F&amp;sa=D&amp;sntz=1&amp;usg=AFQjCNHChbXmsPe0rMY1_0bqA6Gi3CP3vw"><text:span text:style-name="T112_6">cl</text:span></text:a></text:span><text:span text:style-name="T112_7"><text:a xlink:type="simple" xlink:href="http://www.google.com/url?q=http%3A%2F%2Fcl2011.org.uk%2F&amp;sa=D&amp;sntz=1&amp;usg=AFQjCNHChbXmsPe0rMY1_0bqA6Gi3CP3vw"><text:span text:style-name="T112_8">2011.</text:span></text:a></text:span><text:span text:style-name="T112_9"><text:a xlink:type="simple" xlink:href="http://www.google.com/url?q=http%3A%2F%2Fcl2011.org.uk%2F&amp;sa=D&amp;sntz=1&amp;usg=AFQjCNHChbXmsPe0rMY1_0bqA6Gi3CP3vw"><text:span text:style-name="T112_10">org</text:span></text:a></text:span><text:span text:style-name="T112_11"><text:a xlink:type="simple" xlink:href="http://www.google.com/url?q=http%3A%2F%2Fcl2011.org.uk%2F&amp;sa=D&amp;sntz=1&amp;usg=AFQjCNHChbXmsPe0rMY1_0bqA6Gi3CP3vw"><text:span text:style-name="T112_12">.</text:span></text:a></text:span><text:span text:style-name="T112_13"><text:a xlink:type="simple" xlink:href="http://www.google.com/url?q=http%3A%2F%2Fcl2011.org.uk%2F&amp;sa=D&amp;sntz=1&amp;usg=AFQjCNHChbXmsPe0rMY1_0bqA6Gi3CP3vw"><text:span text:style-name="T112_14">uk</text:span></text:a></text:span><text:span text:style-name="T112_15"><text:a xlink:type="simple" xlink:href="http://www.google.com/url?q=http%3A%2F%2Fcl2011.org.uk%2F&amp;sa=D&amp;sntz=1&amp;usg=AFQjCNHChbXmsPe0rMY1_0bqA6Gi3CP3vw"><text:span text:style-name="T112_16">/</text:span></text:a></text:span></text:p>
          </table:table-cell>
          <table:table-cell table:style-name="Cell60">
            <text:p text:style-name="P113"><text:span text:style-name="T113_1"><text:a xlink:type="simple" xlink:href="http://www.google.com/url?q=http%3A%2F%2Fucrel.lancs.ac.uk%2Fpublications%2Fcl2009%2F&amp;sa=D&amp;sntz=1&amp;usg=AFQjCNF4Xxb8XwM01b9TB35YAIYtzFlxEg"><text:span text:style-name="T113_2">http</text:span></text:a></text:span><text:span text:style-name="T113_3"><text:a xlink:type="simple" xlink:href="http://www.google.com/url?q=http%3A%2F%2Fucrel.lancs.ac.uk%2Fpublications%2Fcl2009%2F&amp;sa=D&amp;sntz=1&amp;usg=AFQjCNF4Xxb8XwM01b9TB35YAIYtzFlxEg"><text:span text:style-name="T113_4">://</text:span></text:a></text:span><text:span text:style-name="T113_5"><text:a xlink:type="simple" xlink:href="http://www.google.com/url?q=http%3A%2F%2Fucrel.lancs.ac.uk%2Fpublications%2Fcl2009%2F&amp;sa=D&amp;sntz=1&amp;usg=AFQjCNF4Xxb8XwM01b9TB35YAIYtzFlxEg"><text:span text:style-name="T113_6">ucrel</text:span></text:a></text:span><text:span text:style-name="T113_7"><text:a xlink:type="simple" xlink:href="http://www.google.com/url?q=http%3A%2F%2Fucrel.lancs.ac.uk%2Fpublications%2Fcl2009%2F&amp;sa=D&amp;sntz=1&amp;usg=AFQjCNF4Xxb8XwM01b9TB35YAIYtzFlxEg"><text:span text:style-name="T113_8">.</text:span></text:a></text:span><text:span text:style-name="T113_9"><text:a xlink:type="simple" xlink:href="http://www.google.com/url?q=http%3A%2F%2Fucrel.lancs.ac.uk%2Fpublications%2Fcl2009%2F&amp;sa=D&amp;sntz=1&amp;usg=AFQjCNF4Xxb8XwM01b9TB35YAIYtzFlxEg"><text:span text:style-name="T113_10">lancs</text:span></text:a></text:span><text:span text:style-name="T113_11"><text:a xlink:type="simple" xlink:href="http://www.google.com/url?q=http%3A%2F%2Fucrel.lancs.ac.uk%2Fpublications%2Fcl2009%2F&amp;sa=D&amp;sntz=1&amp;usg=AFQjCNF4Xxb8XwM01b9TB35YAIYtzFlxEg"><text:span text:style-name="T113_12">.</text:span></text:a></text:span><text:span text:style-name="T113_13"><text:a xlink:type="simple" xlink:href="http://www.google.com/url?q=http%3A%2F%2Fucrel.lancs.ac.uk%2Fpublications%2Fcl2009%2F&amp;sa=D&amp;sntz=1&amp;usg=AFQjCNF4Xxb8XwM01b9TB35YAIYtzFlxEg"><text:span text:style-name="T113_14">ac</text:span></text:a></text:span><text:span text:style-name="T113_15"><text:a xlink:type="simple" xlink:href="http://www.google.com/url?q=http%3A%2F%2Fucrel.lancs.ac.uk%2Fpublications%2Fcl2009%2F&amp;sa=D&amp;sntz=1&amp;usg=AFQjCNF4Xxb8XwM01b9TB35YAIYtzFlxEg"><text:span text:style-name="T113_16">.</text:span></text:a></text:span><text:span text:style-name="T113_17"><text:a xlink:type="simple" xlink:href="http://www.google.com/url?q=http%3A%2F%2Fucrel.lancs.ac.uk%2Fpublications%2Fcl2009%2F&amp;sa=D&amp;sntz=1&amp;usg=AFQjCNF4Xxb8XwM01b9TB35YAIYtzFlxEg"><text:span text:style-name="T113_18">uk</text:span></text:a></text:span><text:span text:style-name="T113_19"><text:a xlink:type="simple" xlink:href="http://www.google.com/url?q=http%3A%2F%2Fucrel.lancs.ac.uk%2Fpublications%2Fcl2009%2F&amp;sa=D&amp;sntz=1&amp;usg=AFQjCNF4Xxb8XwM01b9TB35YAIYtzFlxEg"><text:span text:style-name="T113_20">/</text:span></text:a></text:span><text:span text:style-name="T113_21"><text:a xlink:type="simple" xlink:href="http://www.google.com/url?q=http%3A%2F%2Fucrel.lancs.ac.uk%2Fpublications%2Fcl2009%2F&amp;sa=D&amp;sntz=1&amp;usg=AFQjCNF4Xxb8XwM01b9TB35YAIYtzFlxEg"><text:span text:style-name="T113_22">publications</text:span></text:a></text:span><text:span text:style-name="T113_23"><text:a xlink:type="simple" xlink:href="http://www.google.com/url?q=http%3A%2F%2Fucrel.lancs.ac.uk%2Fpublications%2Fcl2009%2F&amp;sa=D&amp;sntz=1&amp;usg=AFQjCNF4Xxb8XwM01b9TB35YAIYtzFlxEg"><text:span text:style-name="T113_24">/</text:span></text:a></text:span><text:span text:style-name="T113_25"><text:a xlink:type="simple" xlink:href="http://www.google.com/url?q=http%3A%2F%2Fucrel.lancs.ac.uk%2Fpublications%2Fcl2009%2F&amp;sa=D&amp;sntz=1&amp;usg=AFQjCNF4Xxb8XwM01b9TB35YAIYtzFlxEg"><text:span text:style-name="T113_26">cl</text:span></text:a></text:span><text:span text:style-name="T113_27"><text:a xlink:type="simple" xlink:href="http://www.google.com/url?q=http%3A%2F%2Fucrel.lancs.ac.uk%2Fpublications%2Fcl2009%2F&amp;sa=D&amp;sntz=1&amp;usg=AFQjCNF4Xxb8XwM01b9TB35YAIYtzFlxEg"><text:span text:style-name="T113_28">2009/</text:span></text:a></text:span></text:p>
          </table:table-cell>
        </table:table-row>
        <table:table-row table:style-name="Row16">
          <table:table-cell table:style-name="Cell61">
            <text:p text:style-name="P114"><text:span text:style-name="T114_1">THE</text:span><text:span text:style-name="T114_2"><text:s/>33</text:span><text:span text:style-name="T114_3">RD</text:span><text:span text:style-name="T114_4"><text:s/></text:span><text:span text:style-name="T114_5">EUROPEAN</text:span><text:span text:style-name="T114_6"><text:s/></text:span><text:span text:style-name="T114_7">CONFERENCE</text:span><text:span text:style-name="T114_8"><text:s/></text:span><text:span text:style-name="T114_9">ON</text:span><text:span text:style-name="T114_10"><text:s/></text:span><text:span text:style-name="T114_11">INFORMATION</text:span><text:span text:style-name="T114_12"><text:s/></text:span><text:span text:style-name="T114_13">RETRIEVAL</text:span></text:p>
            <text:p text:style-name="P115"><text:span text:style-name="T115_1">(</text:span><text:span text:style-name="T115_2">ECIR</text:span><text:span text:style-name="T115_3"><text:s/>2011)</text:span></text:p>
          </table:table-cell>
          <table:table-cell table:style-name="Cell62">
            <text:p text:style-name="P116"><text:span text:style-name="T116_1">17</text:span><text:span text:style-name="T116_2">th</text:span><text:span text:style-name="T116_3"><text:s/></text:span><text:span text:style-name="T116_4">Sep</text:span><text:span text:style-name="T116_5"><text:s/>2010:<text:s/></text:span><text:span text:style-name="T116_6">Workshop</text:span><text:span text:style-name="T116_7">/<text:s/></text:span><text:span text:style-name="T116_8">Tutorial</text:span><text:span text:style-name="T116_9"><text:s/></text:span><text:span text:style-name="T116_10">proposals</text:span></text:p>
            <text:p text:style-name="P117"><text:span text:style-name="T117_1">18</text:span><text:span text:style-name="T117_2">th</text:span><text:span text:style-name="T117_3"><text:s/></text:span><text:span text:style-name="T117_4">Oct</text:span><text:span text:style-name="T117_5"><text:s/>2010:</text:span><text:span text:style-name="T117_6"><text:s/></text:span><text:span text:style-name="T117_7">Full</text:span><text:span text:style-name="T117_8"><text:s/></text:span><text:span text:style-name="T117_9">and</text:span><text:span text:style-name="T117_10"><text:s/></text:span><text:span text:style-name="T117_11">Short</text:span><text:span text:style-name="T117_12"><text:s/></text:span><text:span text:style-name="T117_13">papers</text:span></text:p>
          </table:table-cell>
          <table:table-cell table:style-name="Cell63">
            <text:p text:style-name="P118"><text:span text:style-name="T118_1"><text:a xlink:type="simple" xlink:href="http://www.google.com/url?q=http%3A%2F%2Fwww.ecir2011.dcu.ie%2F&amp;sa=D&amp;sntz=1&amp;usg=AFQjCNE3NTpf_VOqhSxkYMXy2NAPDhNYAA"><text:span text:style-name="T118_2">http</text:span></text:a></text:span><text:span text:style-name="T118_3"><text:a xlink:type="simple" xlink:href="http://www.google.com/url?q=http%3A%2F%2Fwww.ecir2011.dcu.ie%2F&amp;sa=D&amp;sntz=1&amp;usg=AFQjCNE3NTpf_VOqhSxkYMXy2NAPDhNYAA"><text:span text:style-name="T118_4">://</text:span></text:a></text:span><text:span text:style-name="T118_5"><text:a xlink:type="simple" xlink:href="http://www.google.com/url?q=http%3A%2F%2Fwww.ecir2011.dcu.ie%2F&amp;sa=D&amp;sntz=1&amp;usg=AFQjCNE3NTpf_VOqhSxkYMXy2NAPDhNYAA"><text:span text:style-name="T118_6">www</text:span></text:a></text:span><text:span text:style-name="T118_7"><text:a xlink:type="simple" xlink:href="http://www.google.com/url?q=http%3A%2F%2Fwww.ecir2011.dcu.ie%2F&amp;sa=D&amp;sntz=1&amp;usg=AFQjCNE3NTpf_VOqhSxkYMXy2NAPDhNYAA"><text:span text:style-name="T118_8">.</text:span></text:a></text:span><text:span text:style-name="T118_9"><text:a xlink:type="simple" xlink:href="http://www.google.com/url?q=http%3A%2F%2Fwww.ecir2011.dcu.ie%2F&amp;sa=D&amp;sntz=1&amp;usg=AFQjCNE3NTpf_VOqhSxkYMXy2NAPDhNYAA"><text:span text:style-name="T118_10">ecir</text:span></text:a></text:span><text:span text:style-name="T118_11"><text:a xlink:type="simple" xlink:href="http://www.google.com/url?q=http%3A%2F%2Fwww.ecir2011.dcu.ie%2F&amp;sa=D&amp;sntz=1&amp;usg=AFQjCNE3NTpf_VOqhSxkYMXy2NAPDhNYAA"><text:span text:style-name="T118_12">2011.</text:span></text:a></text:span><text:span text:style-name="T118_13"><text:a xlink:type="simple" xlink:href="http://www.google.com/url?q=http%3A%2F%2Fwww.ecir2011.dcu.ie%2F&amp;sa=D&amp;sntz=1&amp;usg=AFQjCNE3NTpf_VOqhSxkYMXy2NAPDhNYAA"><text:span text:style-name="T118_14">dcu</text:span></text:a></text:span><text:span text:style-name="T118_15"><text:a xlink:type="simple" xlink:href="http://www.google.com/url?q=http%3A%2F%2Fwww.ecir2011.dcu.ie%2F&amp;sa=D&amp;sntz=1&amp;usg=AFQjCNE3NTpf_VOqhSxkYMXy2NAPDhNYAA"><text:span text:style-name="T118_16">.</text:span></text:a></text:span><text:span text:style-name="T118_17"><text:a xlink:type="simple" xlink:href="http://www.google.com/url?q=http%3A%2F%2Fwww.ecir2011.dcu.ie%2F&amp;sa=D&amp;sntz=1&amp;usg=AFQjCNE3NTpf_VOqhSxkYMXy2NAPDhNYAA"><text:span text:style-name="T118_18">ie</text:span></text:a></text:span><text:span text:style-name="T118_19"><text:a xlink:type="simple" xlink:href="http://www.google.com/url?q=http%3A%2F%2Fwww.ecir2011.dcu.ie%2F&amp;sa=D&amp;sntz=1&amp;usg=AFQjCNE3NTpf_VOqhSxkYMXy2NAPDhNYAA"><text:span text:style-name="T118_20">/</text:span></text:a></text:span></text:p>
          </table:table-cell>
          <table:table-cell table:style-name="Cell64">
            <text:p text:style-name="P119"/>
          </table:table-cell>
        </table:table-row>
        <table:table-row table:style-name="Row17">
          <table:table-cell table:style-name="Cell65">
            <text:p text:style-name="P120"><text:span text:style-name="T120_1">PRACTICAL</text:span><text:span text:style-name="T120_2"><text:s/></text:span><text:span text:style-name="T120_3">APPLICATIONS</text:span><text:span text:style-name="T120_4"><text:s/></text:span><text:span text:style-name="T120_5">IN</text:span><text:span text:style-name="T120_6"><text:s/></text:span><text:span text:style-name="T120_7">LANGUAGE</text:span><text:span text:style-name="T120_8"><text:s/></text:span><text:span text:style-name="T120_9">AND</text:span><text:span text:style-name="T120_10"><text:s/></text:span><text:span text:style-name="T120_11">COMPUTERS</text:span><text:span text:style-name="T120_12"><text:s/>(</text:span><text:span text:style-name="T120_13">PALC</text:span><text:span text:style-name="T120_14"><text:s/>2011)</text:span></text:p>
          </table:table-cell>
          <table:table-cell table:style-name="Cell66">
            <text:p text:style-name="P121"><text:span text:style-name="T121_1">05<text:s/></text:span><text:span text:style-name="T121_2">January</text:span><text:span text:style-name="T121_3"><text:s/>2011</text:span></text:p>
          </table:table-cell>
          <table:table-cell table:style-name="Cell67">
            <text:p text:style-name="P122"><text:span text:style-name="T122_1"><text:a xlink:type="simple" xlink:href="http://www.google.com/url?q=http%3A%2F%2Fwww.ourglocal.com%2Furl%2F%3Furl%3Dhttp%3A%2F%2Fpalc.ia.uni.lodz.pl&amp;sa=D&amp;sntz=1&amp;usg=AFQjCNGLg7dA5oPCJIGAdjy5l4WCIBZ9_g"><text:span text:style-name="T122_2">http</text:span></text:a></text:span><text:span text:style-name="T122_3"><text:a xlink:type="simple" xlink:href="http://www.google.com/url?q=http%3A%2F%2Fwww.ourglocal.com%2Furl%2F%3Furl%3Dhttp%3A%2F%2Fpalc.ia.uni.lodz.pl&amp;sa=D&amp;sntz=1&amp;usg=AFQjCNGLg7dA5oPCJIGAdjy5l4WCIBZ9_g"><text:span text:style-name="T122_4">://</text:span></text:a></text:span><text:span text:style-name="T122_5"><text:a xlink:type="simple" xlink:href="http://www.google.com/url?q=http%3A%2F%2Fwww.ourglocal.com%2Furl%2F%3Furl%3Dhttp%3A%2F%2Fpalc.ia.uni.lodz.pl&amp;sa=D&amp;sntz=1&amp;usg=AFQjCNGLg7dA5oPCJIGAdjy5l4WCIBZ9_g"><text:span text:style-name="T122_6">www</text:span></text:a></text:span><text:span text:style-name="T122_7"><text:a xlink:type="simple" xlink:href="http://www.google.com/url?q=http%3A%2F%2Fwww.ourglocal.com%2Furl%2F%3Furl%3Dhttp%3A%2F%2Fpalc.ia.uni.lodz.pl&amp;sa=D&amp;sntz=1&amp;usg=AFQjCNGLg7dA5oPCJIGAdjy5l4WCIBZ9_g"><text:span text:style-name="T122_8">.</text:span></text:a></text:span><text:span text:style-name="T122_9"><text:a xlink:type="simple" xlink:href="http://www.google.com/url?q=http%3A%2F%2Fwww.ourglocal.com%2Furl%2F%3Furl%3Dhttp%3A%2F%2Fpalc.ia.uni.lodz.pl&amp;sa=D&amp;sntz=1&amp;usg=AFQjCNGLg7dA5oPCJIGAdjy5l4WCIBZ9_g"><text:span text:style-name="T122_10">ourglocal</text:span></text:a></text:span><text:span text:style-name="T122_11"><text:a xlink:type="simple" xlink:href="http://www.google.com/url?q=http%3A%2F%2Fwww.ourglocal.com%2Furl%2F%3Furl%3Dhttp%3A%2F%2Fpalc.ia.uni.lodz.pl&amp;sa=D&amp;sntz=1&amp;usg=AFQjCNGLg7dA5oPCJIGAdjy5l4WCIBZ9_g"><text:span text:style-name="T122_12">.</text:span></text:a></text:span><text:span text:style-name="T122_13"><text:a xlink:type="simple" xlink:href="http://www.google.com/url?q=http%3A%2F%2Fwww.ourglocal.com%2Furl%2F%3Furl%3Dhttp%3A%2F%2Fpalc.ia.uni.lodz.pl&amp;sa=D&amp;sntz=1&amp;usg=AFQjCNGLg7dA5oPCJIGAdjy5l4WCIBZ9_g"><text:span text:style-name="T122_14">com</text:span></text:a></text:span><text:span text:style-name="T122_15"><text:a xlink:type="simple" xlink:href="http://www.google.com/url?q=http%3A%2F%2Fwww.ourglocal.com%2Furl%2F%3Furl%3Dhttp%3A%2F%2Fpalc.ia.uni.lodz.pl&amp;sa=D&amp;sntz=1&amp;usg=AFQjCNGLg7dA5oPCJIGAdjy5l4WCIBZ9_g"><text:span text:style-name="T122_16">/</text:span></text:a></text:span><text:span text:style-name="T122_17"><text:a xlink:type="simple" xlink:href="http://www.google.com/url?q=http%3A%2F%2Fwww.ourglocal.com%2Furl%2F%3Furl%3Dhttp%3A%2F%2Fpalc.ia.uni.lodz.pl&amp;sa=D&amp;sntz=1&amp;usg=AFQjCNGLg7dA5oPCJIGAdjy5l4WCIBZ9_g"><text:span text:style-name="T122_18">url</text:span></text:a></text:span><text:span text:style-name="T122_19"><text:a xlink:type="simple" xlink:href="http://www.google.com/url?q=http%3A%2F%2Fwww.ourglocal.com%2Furl%2F%3Furl%3Dhttp%3A%2F%2Fpalc.ia.uni.lodz.pl&amp;sa=D&amp;sntz=1&amp;usg=AFQjCNGLg7dA5oPCJIGAdjy5l4WCIBZ9_g"><text:span text:style-name="T122_20">/?</text:span></text:a></text:span><text:span text:style-name="T122_21"><text:a xlink:type="simple" xlink:href="http://www.google.com/url?q=http%3A%2F%2Fwww.ourglocal.com%2Furl%2F%3Furl%3Dhttp%3A%2F%2Fpalc.ia.uni.lodz.pl&amp;sa=D&amp;sntz=1&amp;usg=AFQjCNGLg7dA5oPCJIGAdjy5l4WCIBZ9_g"><text:span text:style-name="T122_22">url</text:span></text:a></text:span><text:span text:style-name="T122_23"><text:a xlink:type="simple" xlink:href="http://www.google.com/url?q=http%3A%2F%2Fwww.ourglocal.com%2Furl%2F%3Furl%3Dhttp%3A%2F%2Fpalc.ia.uni.lodz.pl&amp;sa=D&amp;sntz=1&amp;usg=AFQjCNGLg7dA5oPCJIGAdjy5l4WCIBZ9_g"><text:span text:style-name="T122_24">=</text:span></text:a></text:span><text:span text:style-name="T122_25"><text:a xlink:type="simple" xlink:href="http://www.google.com/url?q=http%3A%2F%2Fwww.ourglocal.com%2Furl%2F%3Furl%3Dhttp%3A%2F%2Fpalc.ia.uni.lodz.pl&amp;sa=D&amp;sntz=1&amp;usg=AFQjCNGLg7dA5oPCJIGAdjy5l4WCIBZ9_g"><text:span text:style-name="T122_26">http</text:span></text:a></text:span><text:span text:style-name="T122_27"><text:a xlink:type="simple" xlink:href="http://www.google.com/url?q=http%3A%2F%2Fwww.ourglocal.com%2Furl%2F%3Furl%3Dhttp%3A%2F%2Fpalc.ia.uni.lodz.pl&amp;sa=D&amp;sntz=1&amp;usg=AFQjCNGLg7dA5oPCJIGAdjy5l4WCIBZ9_g"><text:span text:style-name="T122_28">://</text:span></text:a></text:span><text:span text:style-name="T122_29"><text:a xlink:type="simple" xlink:href="http://www.google.com/url?q=http%3A%2F%2Fwww.ourglocal.com%2Furl%2F%3Furl%3Dhttp%3A%2F%2Fpalc.ia.uni.lodz.pl&amp;sa=D&amp;sntz=1&amp;usg=AFQjCNGLg7dA5oPCJIGAdjy5l4WCIBZ9_g"><text:span text:style-name="T122_30">palc</text:span></text:a></text:span><text:span text:style-name="T122_31"><text:a xlink:type="simple" xlink:href="http://www.google.com/url?q=http%3A%2F%2Fwww.ourglocal.com%2Furl%2F%3Furl%3Dhttp%3A%2F%2Fpalc.ia.uni.lodz.pl&amp;sa=D&amp;sntz=1&amp;usg=AFQjCNGLg7dA5oPCJIGAdjy5l4WCIBZ9_g"><text:span text:style-name="T122_32">.</text:span></text:a></text:span><text:span text:style-name="T122_33"><text:a xlink:type="simple" xlink:href="http://www.google.com/url?q=http%3A%2F%2Fwww.ourglocal.com%2Furl%2F%3Furl%3Dhttp%3A%2F%2Fpalc.ia.uni.lodz.pl&amp;sa=D&amp;sntz=1&amp;usg=AFQjCNGLg7dA5oPCJIGAdjy5l4WCIBZ9_g"><text:span text:style-name="T122_34">ia</text:span></text:a></text:span><text:span text:style-name="T122_35"><text:a xlink:type="simple" xlink:href="http://www.google.com/url?q=http%3A%2F%2Fwww.ourglocal.com%2Furl%2F%3Furl%3Dhttp%3A%2F%2Fpalc.ia.uni.lodz.pl&amp;sa=D&amp;sntz=1&amp;usg=AFQjCNGLg7dA5oPCJIGAdjy5l4WCIBZ9_g"><text:span text:style-name="T122_36">.</text:span></text:a></text:span><text:span text:style-name="T122_37"><text:a xlink:type="simple" xlink:href="http://www.google.com/url?q=http%3A%2F%2Fwww.ourglocal.com%2Furl%2F%3Furl%3Dhttp%3A%2F%2Fpalc.ia.uni.lodz.pl&amp;sa=D&amp;sntz=1&amp;usg=AFQjCNGLg7dA5oPCJIGAdjy5l4WCIBZ9_g"><text:span text:style-name="T122_38">uni</text:span></text:a></text:span><text:span text:style-name="T122_39"><text:a xlink:type="simple" xlink:href="http://www.google.com/url?q=http%3A%2F%2Fwww.ourglocal.com%2Furl%2F%3Furl%3Dhttp%3A%2F%2Fpalc.ia.uni.lodz.pl&amp;sa=D&amp;sntz=1&amp;usg=AFQjCNGLg7dA5oPCJIGAdjy5l4WCIBZ9_g"><text:span text:style-name="T122_40">.</text:span></text:a></text:span><text:span text:style-name="T122_41"><text:a xlink:type="simple" xlink:href="http://www.google.com/url?q=http%3A%2F%2Fwww.ourglocal.com%2Furl%2F%3Furl%3Dhttp%3A%2F%2Fpalc.ia.uni.lodz.pl&amp;sa=D&amp;sntz=1&amp;usg=AFQjCNGLg7dA5oPCJIGAdjy5l4WCIBZ9_g"><text:span text:style-name="T122_42">lodz</text:span></text:a></text:span><text:span text:style-name="T122_43"><text:a xlink:type="simple" xlink:href="http://www.google.com/url?q=http%3A%2F%2Fwww.ourglocal.com%2Furl%2F%3Furl%3Dhttp%3A%2F%2Fpalc.ia.uni.lodz.pl&amp;sa=D&amp;sntz=1&amp;usg=AFQjCNGLg7dA5oPCJIGAdjy5l4WCIBZ9_g"><text:span text:style-name="T122_44">.</text:span></text:a></text:span><text:span text:style-name="T122_45"><text:a xlink:type="simple" xlink:href="http://www.google.com/url?q=http%3A%2F%2Fwww.ourglocal.com%2Furl%2F%3Furl%3Dhttp%3A%2F%2Fpalc.ia.uni.lodz.pl&amp;sa=D&amp;sntz=1&amp;usg=AFQjCNGLg7dA5oPCJIGAdjy5l4WCIBZ9_g"><text:span text:style-name="T122_46">pl</text:span></text:a></text:span></text:p>
          </table:table-cell>
          <table:table-cell table:style-name="Cell68">
            <text:p text:style-name="P123"/>
          </table:table-cell>
        </table:table-row>
        <table:table-row table:style-name="Row18">
          <table:table-cell table:style-name="Cell69">
            <text:p text:style-name="P124"><text:span text:style-name="T124_1"><text:a xlink:type="simple" xlink:href="http://www.google.com/url?q=http%3A%2F%2Fmmm.lingue.unibo.it%2F&amp;sa=D&amp;sntz=1&amp;usg=AFQjCNFaOo_LzdB-eksPlrzBw0wSu1cnZw"><text:span text:style-name="T124_2">8</text:span></text:a></text:span><text:span text:style-name="T124_3"><text:a xlink:type="simple" xlink:href="http://www.google.com/url?q=http%3A%2F%2Fmmm.lingue.unibo.it%2F&amp;sa=D&amp;sntz=1&amp;usg=AFQjCNFaOo_LzdB-eksPlrzBw0wSu1cnZw"><text:span text:style-name="T124_4">th</text:span></text:a></text:span><text:span text:style-name="T124_5"><text:a xlink:type="simple" xlink:href="http://www.google.com/url?q=http%3A%2F%2Fmmm.lingue.unibo.it%2F&amp;sa=D&amp;sntz=1&amp;usg=AFQjCNFaOo_LzdB-eksPlrzBw0wSu1cnZw"><text:span text:style-name="T124_6"><text:s/></text:span></text:a></text:span><text:span text:style-name="T124_7"><text:a xlink:type="simple" xlink:href="http://www.google.com/url?q=http%3A%2F%2Fmmm.lingue.unibo.it%2F&amp;sa=D&amp;sntz=1&amp;usg=AFQjCNFaOo_LzdB-eksPlrzBw0wSu1cnZw"><text:span text:style-name="T124_8">Mediterranean</text:span></text:a></text:span><text:span text:style-name="T124_9"><text:a xlink:type="simple" xlink:href="http://www.google.com/url?q=http%3A%2F%2Fmmm.lingue.unibo.it%2F&amp;sa=D&amp;sntz=1&amp;usg=AFQjCNFaOo_LzdB-eksPlrzBw0wSu1cnZw"><text:span text:style-name="T124_10"><text:s/></text:span></text:a></text:span><text:span text:style-name="T124_11"><text:a xlink:type="simple" xlink:href="http://www.google.com/url?q=http%3A%2F%2Fmmm.lingue.unibo.it%2F&amp;sa=D&amp;sntz=1&amp;usg=AFQjCNFaOo_LzdB-eksPlrzBw0wSu1cnZw"><text:span text:style-name="T124_12">Morphology</text:span></text:a></text:span><text:span text:style-name="T124_13"><text:a xlink:type="simple" xlink:href="http://www.google.com/url?q=http%3A%2F%2Fmmm.lingue.unibo.it%2F&amp;sa=D&amp;sntz=1&amp;usg=AFQjCNFaOo_LzdB-eksPlrzBw0wSu1cnZw"><text:span text:style-name="T124_14"><text:s/></text:span></text:a></text:span><text:span text:style-name="T124_15"><text:a xlink:type="simple" xlink:href="http://www.google.com/url?q=http%3A%2F%2Fmmm.lingue.unibo.it%2F&amp;sa=D&amp;sntz=1&amp;usg=AFQjCNFaOo_LzdB-eksPlrzBw0wSu1cnZw"><text:span text:style-name="T124_16">Meeting</text:span></text:a></text:span></text:p>
          </table:table-cell>
          <table:table-cell table:style-name="Cell70">
            <text:p text:style-name="P125"><text:span text:style-name="T125_1">Call</text:span><text:span text:style-name="T125_2"><text:s/></text:span><text:span text:style-name="T125_3">Deadline</text:span><text:span text:style-name="T125_4">:<text:s/>28-</text:span><text:span text:style-name="T125_5">Feb</text:span><text:span text:style-name="T125_6">-2011</text:span></text:p>
          </table:table-cell>
          <table:table-cell table:style-name="Cell71">
            <text:p text:style-name="P126"/>
          </table:table-cell>
          <table:table-cell table:style-name="Cell72">
            <text:p text:style-name="P127"><text:span text:style-name="T127_1">(</text:span><text:span text:style-name="T127_2">not</text:span><text:span text:style-name="T127_3"><text:s/></text:span><text:span text:style-name="T127_4">relevant</text:span><text:span text:style-name="T127_5">)</text:span></text:p>
          </table:table-cell>
        </table:table-row>
        <table:table-row table:style-name="Row19">
          <table:table-cell table:style-name="Cell73">
            <text:p text:style-name="P128"><text:span text:style-name="T128_1">EMNLP</text:span><text:span text:style-name="T128_2"><text:s/>2011</text:span></text:p>
          </table:table-cell>
          <table:table-cell table:style-name="Cell74">
            <text:p text:style-name="P129"><text:span text:style-name="T129_1">Proposed</text:span><text:span text:style-name="T129_2"><text:s/></text:span><text:span text:style-name="T129_3">workshop</text:span><text:span text:style-name="T129_4"><text:s/></text:span><text:span text:style-name="T129_5">CFP</text:span><text:span text:style-name="T129_6">: <text:s/></text:span><text:span text:style-name="T129_7">Jan</text:span><text:span text:style-name="T129_8"><text:s/>22,<text:s/>2011</text:span></text:p>
            <text:p text:style-name="P130"/>
            <text:p text:style-name="P131"><text:span text:style-name="T131_1">Proposed</text:span><text:span text:style-name="T131_2"><text:s/></text:span><text:span text:style-name="T131_3">paper</text:span><text:span text:style-name="T131_4"><text:s/></text:span><text:span text:style-name="T131_5">due</text:span><text:span text:style-name="T131_6"><text:s/></text:span><text:span text:style-name="T131_7">date</text:span><text:span text:style-name="T131_8">:<text:s/></text:span><text:span text:style-name="T131_9">Apr</text:span><text:span text:style-name="T131_10"><text:s/>22,<text:s/>2011</text:span></text:p>
          </table:table-cell>
          <table:table-cell table:style-name="Cell75">
            <text:p text:style-name="P132"><text:span text:style-name="T132_1"><text:a xlink:type="simple" xlink:href="http://www.google.com/url?q=http%3A%2F%2Fwww.umiacs.umd.edu%2F~hal%2Facl11cfwp.html&amp;sa=D&amp;sntz=1&amp;usg=AFQjCNGIu2p7is2o5cs26a6R-uDJ3Q-sDw"><text:span text:style-name="T132_2">http</text:span></text:a></text:span><text:span text:style-name="T132_3"><text:a xlink:type="simple" xlink:href="http://www.google.com/url?q=http%3A%2F%2Fwww.umiacs.umd.edu%2F~hal%2Facl11cfwp.html&amp;sa=D&amp;sntz=1&amp;usg=AFQjCNGIu2p7is2o5cs26a6R-uDJ3Q-sDw"><text:span text:style-name="T132_4">://</text:span></text:a></text:span><text:span text:style-name="T132_5"><text:a xlink:type="simple" xlink:href="http://www.google.com/url?q=http%3A%2F%2Fwww.umiacs.umd.edu%2F~hal%2Facl11cfwp.html&amp;sa=D&amp;sntz=1&amp;usg=AFQjCNGIu2p7is2o5cs26a6R-uDJ3Q-sDw"><text:span text:style-name="T132_6">www</text:span></text:a></text:span><text:span text:style-name="T132_7"><text:a xlink:type="simple" xlink:href="http://www.google.com/url?q=http%3A%2F%2Fwww.umiacs.umd.edu%2F~hal%2Facl11cfwp.html&amp;sa=D&amp;sntz=1&amp;usg=AFQjCNGIu2p7is2o5cs26a6R-uDJ3Q-sDw"><text:span text:style-name="T132_8">.</text:span></text:a></text:span><text:span text:style-name="T132_9"><text:a xlink:type="simple" xlink:href="http://www.google.com/url?q=http%3A%2F%2Fwww.umiacs.umd.edu%2F~hal%2Facl11cfwp.html&amp;sa=D&amp;sntz=1&amp;usg=AFQjCNGIu2p7is2o5cs26a6R-uDJ3Q-sDw"><text:span text:style-name="T132_10">umiacs</text:span></text:a></text:span><text:span text:style-name="T132_11"><text:a xlink:type="simple" xlink:href="http://www.google.com/url?q=http%3A%2F%2Fwww.umiacs.umd.edu%2F~hal%2Facl11cfwp.html&amp;sa=D&amp;sntz=1&amp;usg=AFQjCNGIu2p7is2o5cs26a6R-uDJ3Q-sDw"><text:span text:style-name="T132_12">.</text:span></text:a></text:span><text:span text:style-name="T132_13"><text:a xlink:type="simple" xlink:href="http://www.google.com/url?q=http%3A%2F%2Fwww.umiacs.umd.edu%2F~hal%2Facl11cfwp.html&amp;sa=D&amp;sntz=1&amp;usg=AFQjCNGIu2p7is2o5cs26a6R-uDJ3Q-sDw"><text:span text:style-name="T132_14">umd</text:span></text:a></text:span><text:span text:style-name="T132_15"><text:a xlink:type="simple" xlink:href="http://www.google.com/url?q=http%3A%2F%2Fwww.umiacs.umd.edu%2F~hal%2Facl11cfwp.html&amp;sa=D&amp;sntz=1&amp;usg=AFQjCNGIu2p7is2o5cs26a6R-uDJ3Q-sDw"><text:span text:style-name="T132_16">.</text:span></text:a></text:span><text:span text:style-name="T132_17"><text:a xlink:type="simple" xlink:href="http://www.google.com/url?q=http%3A%2F%2Fwww.umiacs.umd.edu%2F~hal%2Facl11cfwp.html&amp;sa=D&amp;sntz=1&amp;usg=AFQjCNGIu2p7is2o5cs26a6R-uDJ3Q-sDw"><text:span text:style-name="T132_18">edu</text:span></text:a></text:span><text:span text:style-name="T132_19"><text:a xlink:type="simple" xlink:href="http://www.google.com/url?q=http%3A%2F%2Fwww.umiacs.umd.edu%2F~hal%2Facl11cfwp.html&amp;sa=D&amp;sntz=1&amp;usg=AFQjCNGIu2p7is2o5cs26a6R-uDJ3Q-sDw"><text:span text:style-name="T132_20">/~</text:span></text:a></text:span><text:span text:style-name="T132_21"><text:a xlink:type="simple" xlink:href="http://www.google.com/url?q=http%3A%2F%2Fwww.umiacs.umd.edu%2F~hal%2Facl11cfwp.html&amp;sa=D&amp;sntz=1&amp;usg=AFQjCNGIu2p7is2o5cs26a6R-uDJ3Q-sDw"><text:span text:style-name="T132_22">hal</text:span></text:a></text:span><text:span text:style-name="T132_23"><text:a xlink:type="simple" xlink:href="http://www.google.com/url?q=http%3A%2F%2Fwww.umiacs.umd.edu%2F~hal%2Facl11cfwp.html&amp;sa=D&amp;sntz=1&amp;usg=AFQjCNGIu2p7is2o5cs26a6R-uDJ3Q-sDw"><text:span text:style-name="T132_24">/</text:span></text:a></text:span><text:span text:style-name="T132_25"><text:a xlink:type="simple" xlink:href="http://www.google.com/url?q=http%3A%2F%2Fwww.umiacs.umd.edu%2F~hal%2Facl11cfwp.html&amp;sa=D&amp;sntz=1&amp;usg=AFQjCNGIu2p7is2o5cs26a6R-uDJ3Q-sDw"><text:span text:style-name="T132_26">acl</text:span></text:a></text:span><text:span text:style-name="T132_27"><text:a xlink:type="simple" xlink:href="http://www.google.com/url?q=http%3A%2F%2Fwww.umiacs.umd.edu%2F~hal%2Facl11cfwp.html&amp;sa=D&amp;sntz=1&amp;usg=AFQjCNGIu2p7is2o5cs26a6R-uDJ3Q-sDw"><text:span text:style-name="T132_28">11</text:span></text:a></text:span><text:span text:style-name="T132_29"><text:a xlink:type="simple" xlink:href="http://www.google.com/url?q=http%3A%2F%2Fwww.umiacs.umd.edu%2F~hal%2Facl11cfwp.html&amp;sa=D&amp;sntz=1&amp;usg=AFQjCNGIu2p7is2o5cs26a6R-uDJ3Q-sDw"><text:span text:style-name="T132_30">cfwp</text:span></text:a></text:span><text:span text:style-name="T132_31"><text:a xlink:type="simple" xlink:href="http://www.google.com/url?q=http%3A%2F%2Fwww.umiacs.umd.edu%2F~hal%2Facl11cfwp.html&amp;sa=D&amp;sntz=1&amp;usg=AFQjCNGIu2p7is2o5cs26a6R-uDJ3Q-sDw"><text:span text:style-name="T132_32">.</text:span></text:a></text:span><text:span text:style-name="T132_33"><text:a xlink:type="simple" xlink:href="http://www.google.com/url?q=http%3A%2F%2Fwww.umiacs.umd.edu%2F~hal%2Facl11cfwp.html&amp;sa=D&amp;sntz=1&amp;usg=AFQjCNGIu2p7is2o5cs26a6R-uDJ3Q-sDw"><text:span text:style-name="T132_34">html</text:span></text:a></text:span></text:p>
          </table:table-cell>
          <table:table-cell table:style-name="Cell76">
            <text:p text:style-name="P133"/>
          </table:table-cell>
        </table:table-row>
        <table:table-row table:style-name="Row20">
          <table:table-cell table:style-name="Cell77">
            <text:p text:style-name="P134"><text:span text:style-name="T134_1">CoNLL</text:span><text:span text:style-name="T134_2"><text:s/></text:span><text:span text:style-name="T134_3">Shared</text:span><text:span text:style-name="T134_4"><text:s/></text:span><text:span text:style-name="T134_5">Task</text:span><text:span text:style-name="T134_6"><text:s/>2011</text:span></text:p>
            <text:p text:style-name="P135"><text:span text:style-name="T135_1">(</text:span><text:span text:style-name="T135_2">did</text:span><text:span text:style-name="T135_3"><text:s/></text:span><text:span text:style-name="T135_4">not</text:span><text:span text:style-name="T135_5"><text:s/></text:span><text:span text:style-name="T135_6">understand</text:span><text:span text:style-name="T135_7"><text:s/></text:span><text:span text:style-name="T135_8">if</text:span><text:span text:style-name="T135_9"><text:s/></text:span><text:span text:style-name="T135_10">it</text:span><text:span text:style-name="T135_11"><text:s/></text:span><text:span text:style-name="T135_12">is</text:span><text:span text:style-name="T135_13"><text:s/></text:span><text:span text:style-name="T135_14">a</text:span><text:span text:style-name="T135_15"><text:s/></text:span><text:span text:style-name="T135_16">conference</text:span><text:span text:style-name="T135_17"><text:s/></text:span><text:span text:style-name="T135_18">or</text:span><text:span text:style-name="T135_19"><text:s/></text:span><text:span text:style-name="T135_20">not</text:span><text:span text:style-name="T135_21">)</text:span></text:p>
          </table:table-cell>
          <table:table-cell table:style-name="Cell78">
            <text:p text:style-name="P136"><text:span text:style-name="T136_1">December</text:span><text:span text:style-name="T136_2"><text:s/>1,<text:s/>2010:<text:s/></text:span><text:span text:style-name="T136_3">call</text:span><text:span text:style-name="T136_4"><text:s/></text:span><text:span text:style-name="T136_5">for</text:span><text:span text:style-name="T136_6"><text:s/></text:span><text:span text:style-name="T136_7">interest</text:span><text:span text:style-name="T136_8"><text:s/></text:span><text:span text:style-name="T136_9">in</text:span><text:span text:style-name="T136_10"><text:s/></text:span><text:span text:style-name="T136_11">participation</text:span></text:p>
            <text:p text:style-name="P137"/>
          </table:table-cell>
          <table:table-cell table:style-name="Cell79">
            <text:p text:style-name="P138"><text:span text:style-name="T138_1"><text:a xlink:type="simple" xlink:href="http://www.google.com/url?q=http%3A%2F%2Fpermalink.gmane.org%2Fgmane.science.linguistics.corpora%2F11472&amp;sa=D&amp;sntz=1&amp;usg=AFQjCNEeAR2Y633zfcVeunOP15bu1xMCqg"><text:span text:style-name="T138_2">http</text:span></text:a></text:span><text:span text:style-name="T138_3"><text:a xlink:type="simple" xlink:href="http://www.google.com/url?q=http%3A%2F%2Fpermalink.gmane.org%2Fgmane.science.linguistics.corpora%2F11472&amp;sa=D&amp;sntz=1&amp;usg=AFQjCNEeAR2Y633zfcVeunOP15bu1xMCqg"><text:span text:style-name="T138_4">://</text:span></text:a></text:span><text:span text:style-name="T138_5"><text:a xlink:type="simple" xlink:href="http://www.google.com/url?q=http%3A%2F%2Fpermalink.gmane.org%2Fgmane.science.linguistics.corpora%2F11472&amp;sa=D&amp;sntz=1&amp;usg=AFQjCNEeAR2Y633zfcVeunOP15bu1xMCqg"><text:span text:style-name="T138_6">permalink</text:span></text:a></text:span><text:span text:style-name="T138_7"><text:a xlink:type="simple" xlink:href="http://www.google.com/url?q=http%3A%2F%2Fpermalink.gmane.org%2Fgmane.science.linguistics.corpora%2F11472&amp;sa=D&amp;sntz=1&amp;usg=AFQjCNEeAR2Y633zfcVeunOP15bu1xMCqg"><text:span text:style-name="T138_8">.</text:span></text:a></text:span><text:span text:style-name="T138_9"><text:a xlink:type="simple" xlink:href="http://www.google.com/url?q=http%3A%2F%2Fpermalink.gmane.org%2Fgmane.science.linguistics.corpora%2F11472&amp;sa=D&amp;sntz=1&amp;usg=AFQjCNEeAR2Y633zfcVeunOP15bu1xMCqg"><text:span text:style-name="T138_10">gmane</text:span></text:a></text:span><text:span text:style-name="T138_11"><text:a xlink:type="simple" xlink:href="http://www.google.com/url?q=http%3A%2F%2Fpermalink.gmane.org%2Fgmane.science.linguistics.corpora%2F11472&amp;sa=D&amp;sntz=1&amp;usg=AFQjCNEeAR2Y633zfcVeunOP15bu1xMCqg"><text:span text:style-name="T138_12">.</text:span></text:a></text:span><text:span text:style-name="T138_13"><text:a xlink:type="simple" xlink:href="http://www.google.com/url?q=http%3A%2F%2Fpermalink.gmane.org%2Fgmane.science.linguistics.corpora%2F11472&amp;sa=D&amp;sntz=1&amp;usg=AFQjCNEeAR2Y633zfcVeunOP15bu1xMCqg"><text:span text:style-name="T138_14">org</text:span></text:a></text:span><text:span text:style-name="T138_15"><text:a xlink:type="simple" xlink:href="http://www.google.com/url?q=http%3A%2F%2Fpermalink.gmane.org%2Fgmane.science.linguistics.corpora%2F11472&amp;sa=D&amp;sntz=1&amp;usg=AFQjCNEeAR2Y633zfcVeunOP15bu1xMCqg"><text:span text:style-name="T138_16">/</text:span></text:a></text:span><text:span text:style-name="T138_17"><text:a xlink:type="simple" xlink:href="http://www.google.com/url?q=http%3A%2F%2Fpermalink.gmane.org%2Fgmane.science.linguistics.corpora%2F11472&amp;sa=D&amp;sntz=1&amp;usg=AFQjCNEeAR2Y633zfcVeunOP15bu1xMCqg"><text:span text:style-name="T138_18">gmane</text:span></text:a></text:span><text:span text:style-name="T138_19"><text:a xlink:type="simple" xlink:href="http://www.google.com/url?q=http%3A%2F%2Fpermalink.gmane.org%2Fgmane.science.linguistics.corpora%2F11472&amp;sa=D&amp;sntz=1&amp;usg=AFQjCNEeAR2Y633zfcVeunOP15bu1xMCqg"><text:span text:style-name="T138_20">.</text:span></text:a></text:span><text:span text:style-name="T138_21"><text:a xlink:type="simple" xlink:href="http://www.google.com/url?q=http%3A%2F%2Fpermalink.gmane.org%2Fgmane.science.linguistics.corpora%2F11472&amp;sa=D&amp;sntz=1&amp;usg=AFQjCNEeAR2Y633zfcVeunOP15bu1xMCqg"><text:span text:style-name="T138_22">science</text:span></text:a></text:span><text:span text:style-name="T138_23"><text:a xlink:type="simple" xlink:href="http://www.google.com/url?q=http%3A%2F%2Fpermalink.gmane.org%2Fgmane.science.linguistics.corpora%2F11472&amp;sa=D&amp;sntz=1&amp;usg=AFQjCNEeAR2Y633zfcVeunOP15bu1xMCqg"><text:span text:style-name="T138_24">.</text:span></text:a></text:span><text:span text:style-name="T138_25"><text:a xlink:type="simple" xlink:href="http://www.google.com/url?q=http%3A%2F%2Fpermalink.gmane.org%2Fgmane.science.linguistics.corpora%2F11472&amp;sa=D&amp;sntz=1&amp;usg=AFQjCNEeAR2Y633zfcVeunOP15bu1xMCqg"><text:span text:style-name="T138_26">linguistics</text:span></text:a></text:span><text:span text:style-name="T138_27"><text:a xlink:type="simple" xlink:href="http://www.google.com/url?q=http%3A%2F%2Fpermalink.gmane.org%2Fgmane.science.linguistics.corpora%2F11472&amp;sa=D&amp;sntz=1&amp;usg=AFQjCNEeAR2Y633zfcVeunOP15bu1xMCqg"><text:span text:style-name="T138_28">.</text:span></text:a></text:span><text:span text:style-name="T138_29"><text:a xlink:type="simple" xlink:href="http://www.google.com/url?q=http%3A%2F%2Fpermalink.gmane.org%2Fgmane.science.linguistics.corpora%2F11472&amp;sa=D&amp;sntz=1&amp;usg=AFQjCNEeAR2Y633zfcVeunOP15bu1xMCqg"><text:span text:style-name="T138_30">corpora</text:span></text:a></text:span><text:span text:style-name="T138_31"><text:a xlink:type="simple" xlink:href="http://www.google.com/url?q=http%3A%2F%2Fpermalink.gmane.org%2Fgmane.science.linguistics.corpora%2F11472&amp;sa=D&amp;sntz=1&amp;usg=AFQjCNEeAR2Y633zfcVeunOP15bu1xMCqg"><text:span text:style-name="T138_32">/11472</text:span></text:a></text:span></text:p>
          </table:table-cell>
          <table:table-cell table:style-name="Cell80">
            <text:p text:style-name="P139"/>
          </table:table-cell>
        </table:table-row>
      </table:table>
      <text:p text:style-name="P140"/>
      <text:p text:style-name="P141"/>
      <text:p text:style-name="P142"/>
      <text:p text:style-name="P143"/>
      <text:p text:style-name="P144"><text:span text:style-name="T144_1">Other</text:span><text:span text:style-name="T144_2"><text:s/></text:span><text:span text:style-name="T144_3">Conference</text:span><text:span text:style-name="T144_4"><text:s/></text:span><text:span text:style-name="T144_5">Lists</text:span><text:span text:style-name="T144_6"><text:s/>(</text:span><text:span text:style-name="T144_7">from</text:span><text:span text:style-name="T144_8"><text:s/></text:span><text:span text:style-name="T144_9">the</text:span><text:span text:style-name="T144_10"><text:s/></text:span><text:span text:style-name="T144_11">site</text:span><text:span text:style-name="T144_12">)</text:span></text:p>
      <text:list text:style-name="LS1" xml:id="list0">
        <text:list-item>
          <text:p text:style-name="P145"><text:span text:style-name="T145_1"><text:a xlink:type="simple" xlink:href="http://www.google.com/url?q=http%3A%2F%2Fwww.linguistlist.org%2Fcallconf%2Fbrowse-current-LF-Conf.html%237191&amp;sa=D&amp;sntz=1&amp;usg=AFQjCNEEPP6pIyuL2VkxFwx-kP_hDxxBZg"><text:span text:style-name="T145_2">LinguistList</text:span></text:a></text:span><text:span text:style-name="T145_3"><text:a xlink:type="simple" xlink:href="http://www.google.com/url?q=http%3A%2F%2Fwww.linguistlist.org%2Fcallconf%2Fbrowse-current-LF-Conf.html%237191&amp;sa=D&amp;sntz=1&amp;usg=AFQjCNEEPP6pIyuL2VkxFwx-kP_hDxxBZg"><text:span text:style-name="T145_4">'</text:span></text:a></text:span><text:span text:style-name="T145_5"><text:a xlink:type="simple" xlink:href="http://www.google.com/url?q=http%3A%2F%2Fwww.linguistlist.org%2Fcallconf%2Fbrowse-current-LF-Conf.html%237191&amp;sa=D&amp;sntz=1&amp;usg=AFQjCNEEPP6pIyuL2VkxFwx-kP_hDxxBZg"><text:span text:style-name="T145_6">s</text:span></text:a></text:span><text:span text:style-name="T145_7"><text:a xlink:type="simple" xlink:href="http://www.google.com/url?q=http%3A%2F%2Fwww.linguistlist.org%2Fcallconf%2Fbrowse-current-LF-Conf.html%237191&amp;sa=D&amp;sntz=1&amp;usg=AFQjCNEEPP6pIyuL2VkxFwx-kP_hDxxBZg"><text:span text:style-name="T145_8"><text:s/></text:span></text:a></text:span><text:span text:style-name="T145_9"><text:a xlink:type="simple" xlink:href="http://www.google.com/url?q=http%3A%2F%2Fwww.linguistlist.org%2Fcallconf%2Fbrowse-current-LF-Conf.html%237191&amp;sa=D&amp;sntz=1&amp;usg=AFQjCNEEPP6pIyuL2VkxFwx-kP_hDxxBZg"><text:span text:style-name="T145_10">conference</text:span></text:a></text:span><text:span text:style-name="T145_11"><text:a xlink:type="simple" xlink:href="http://www.google.com/url?q=http%3A%2F%2Fwww.linguistlist.org%2Fcallconf%2Fbrowse-current-LF-Conf.html%237191&amp;sa=D&amp;sntz=1&amp;usg=AFQjCNEEPP6pIyuL2VkxFwx-kP_hDxxBZg"><text:span text:style-name="T145_12"><text:s/></text:span></text:a></text:span><text:span text:style-name="T145_13"><text:a xlink:type="simple" xlink:href="http://www.google.com/url?q=http%3A%2F%2Fwww.linguistlist.org%2Fcallconf%2Fbrowse-current-LF-Conf.html%237191&amp;sa=D&amp;sntz=1&amp;usg=AFQjCNEEPP6pIyuL2VkxFwx-kP_hDxxBZg"><text:span text:style-name="T145_14">list</text:span></text:a></text:span></text:p>
        </text:list-item>
        <text:list-item>
          <text:p text:style-name="P146"><text:span text:style-name="T146_1"><text:a xlink:type="simple" xlink:href="http://www.google.com/url?q=http%3A%2F%2Fwww-tsujii.is.s.u-tokyo.ac.jp%2F~yoshinag%2Fresearch%2Fconference_link.html&amp;sa=D&amp;sntz=1&amp;usg=AFQjCNEkEytUVW_ID9aObqFUU1eTwjjQCQ"><text:span text:style-name="T146_2">Comprehensive</text:span></text:a></text:span><text:span text:style-name="T146_3"><text:a xlink:type="simple" xlink:href="http://www.google.com/url?q=http%3A%2F%2Fwww-tsujii.is.s.u-tokyo.ac.jp%2F~yoshinag%2Fresearch%2Fconference_link.html&amp;sa=D&amp;sntz=1&amp;usg=AFQjCNEkEytUVW_ID9aObqFUU1eTwjjQCQ"><text:span text:style-name="T146_4"><text:s/></text:span></text:a></text:span><text:span text:style-name="T146_5"><text:a xlink:type="simple" xlink:href="http://www.google.com/url?q=http%3A%2F%2Fwww-tsujii.is.s.u-tokyo.ac.jp%2F~yoshinag%2Fresearch%2Fconference_link.html&amp;sa=D&amp;sntz=1&amp;usg=AFQjCNEkEytUVW_ID9aObqFUU1eTwjjQCQ"><text:span text:style-name="T146_6">links</text:span></text:a></text:span><text:span text:style-name="T146_7"><text:a xlink:type="simple" xlink:href="http://www.google.com/url?q=http%3A%2F%2Fwww-tsujii.is.s.u-tokyo.ac.jp%2F~yoshinag%2Fresearch%2Fconference_link.html&amp;sa=D&amp;sntz=1&amp;usg=AFQjCNEkEytUVW_ID9aObqFUU1eTwjjQCQ"><text:span text:style-name="T146_8"><text:s/></text:span></text:a></text:span><text:span text:style-name="T146_9"><text:a xlink:type="simple" xlink:href="http://www.google.com/url?q=http%3A%2F%2Fwww-tsujii.is.s.u-tokyo.ac.jp%2F~yoshinag%2Fresearch%2Fconference_link.html&amp;sa=D&amp;sntz=1&amp;usg=AFQjCNEkEytUVW_ID9aObqFUU1eTwjjQCQ"><text:span text:style-name="T146_10">to</text:span></text:a></text:span><text:span text:style-name="T146_11"><text:a xlink:type="simple" xlink:href="http://www.google.com/url?q=http%3A%2F%2Fwww-tsujii.is.s.u-tokyo.ac.jp%2F~yoshinag%2Fresearch%2Fconference_link.html&amp;sa=D&amp;sntz=1&amp;usg=AFQjCNEkEytUVW_ID9aObqFUU1eTwjjQCQ"><text:span text:style-name="T146_12"><text:s/></text:span></text:a></text:span><text:span text:style-name="T146_13"><text:a xlink:type="simple" xlink:href="http://www.google.com/url?q=http%3A%2F%2Fwww-tsujii.is.s.u-tokyo.ac.jp%2F~yoshinag%2Fresearch%2Fconference_link.html&amp;sa=D&amp;sntz=1&amp;usg=AFQjCNEkEytUVW_ID9aObqFUU1eTwjjQCQ"><text:span text:style-name="T146_14">current</text:span></text:a></text:span><text:span text:style-name="T146_15"><text:a xlink:type="simple" xlink:href="http://www.google.com/url?q=http%3A%2F%2Fwww-tsujii.is.s.u-tokyo.ac.jp%2F~yoshinag%2Fresearch%2Fconference_link.html&amp;sa=D&amp;sntz=1&amp;usg=AFQjCNEkEytUVW_ID9aObqFUU1eTwjjQCQ"><text:span text:style-name="T146_16"><text:s/></text:span></text:a></text:span><text:span text:style-name="T146_17"><text:a xlink:type="simple" xlink:href="http://www.google.com/url?q=http%3A%2F%2Fwww-tsujii.is.s.u-tokyo.ac.jp%2F~yoshinag%2Fresearch%2Fconference_link.html&amp;sa=D&amp;sntz=1&amp;usg=AFQjCNEkEytUVW_ID9aObqFUU1eTwjjQCQ"><text:span text:style-name="T146_18">and</text:span></text:a></text:span><text:span text:style-name="T146_19"><text:a xlink:type="simple" xlink:href="http://www.google.com/url?q=http%3A%2F%2Fwww-tsujii.is.s.u-tokyo.ac.jp%2F~yoshinag%2Fresearch%2Fconference_link.html&amp;sa=D&amp;sntz=1&amp;usg=AFQjCNEkEytUVW_ID9aObqFUU1eTwjjQCQ"><text:span text:style-name="T146_20"><text:s/></text:span></text:a></text:span><text:span text:style-name="T146_21"><text:a xlink:type="simple" xlink:href="http://www.google.com/url?q=http%3A%2F%2Fwww-tsujii.is.s.u-tokyo.ac.jp%2F~yoshinag%2Fresearch%2Fconference_link.html&amp;sa=D&amp;sntz=1&amp;usg=AFQjCNEkEytUVW_ID9aObqFUU1eTwjjQCQ"><text:span text:style-name="T146_22">past</text:span></text:a></text:span><text:span text:style-name="T146_23"><text:a xlink:type="simple" xlink:href="http://www.google.com/url?q=http%3A%2F%2Fwww-tsujii.is.s.u-tokyo.ac.jp%2F~yoshinag%2Fresearch%2Fconference_link.html&amp;sa=D&amp;sntz=1&amp;usg=AFQjCNEkEytUVW_ID9aObqFUU1eTwjjQCQ"><text:span text:style-name="T146_24"><text:s/></text:span></text:a></text:span><text:span text:style-name="T146_25"><text:a xlink:type="simple" xlink:href="http://www.google.com/url?q=http%3A%2F%2Fwww-tsujii.is.s.u-tokyo.ac.jp%2F~yoshinag%2Fresearch%2Fconference_link.html&amp;sa=D&amp;sntz=1&amp;usg=AFQjCNEkEytUVW_ID9aObqFUU1eTwjjQCQ"><text:span text:style-name="T146_26">major</text:span></text:a></text:span><text:span text:style-name="T146_27"><text:a xlink:type="simple" xlink:href="http://www.google.com/url?q=http%3A%2F%2Fwww-tsujii.is.s.u-tokyo.ac.jp%2F~yoshinag%2Fresearch%2Fconference_link.html&amp;sa=D&amp;sntz=1&amp;usg=AFQjCNEkEytUVW_ID9aObqFUU1eTwjjQCQ"><text:span text:style-name="T146_28"><text:s/></text:span></text:a></text:span><text:span text:style-name="T146_29"><text:a xlink:type="simple" xlink:href="http://www.google.com/url?q=http%3A%2F%2Fwww-tsujii.is.s.u-tokyo.ac.jp%2F~yoshinag%2Fresearch%2Fconference_link.html&amp;sa=D&amp;sntz=1&amp;usg=AFQjCNEkEytUVW_ID9aObqFUU1eTwjjQCQ"><text:span text:style-name="T146_30">NLP</text:span></text:a></text:span><text:span text:style-name="T146_31"><text:a xlink:type="simple" xlink:href="http://www.google.com/url?q=http%3A%2F%2Fwww-tsujii.is.s.u-tokyo.ac.jp%2F~yoshinag%2Fresearch%2Fconference_link.html&amp;sa=D&amp;sntz=1&amp;usg=AFQjCNEkEytUVW_ID9aObqFUU1eTwjjQCQ"><text:span text:style-name="T146_32">/</text:span></text:a></text:span><text:span text:style-name="T146_33"><text:a xlink:type="simple" xlink:href="http://www.google.com/url?q=http%3A%2F%2Fwww-tsujii.is.s.u-tokyo.ac.jp%2F~yoshinag%2Fresearch%2Fconference_link.html&amp;sa=D&amp;sntz=1&amp;usg=AFQjCNEkEytUVW_ID9aObqFUU1eTwjjQCQ"><text:span text:style-name="T146_34">CL</text:span></text:a></text:span><text:span text:style-name="T146_35"><text:a xlink:type="simple" xlink:href="http://www.google.com/url?q=http%3A%2F%2Fwww-tsujii.is.s.u-tokyo.ac.jp%2F~yoshinag%2Fresearch%2Fconference_link.html&amp;sa=D&amp;sntz=1&amp;usg=AFQjCNEkEytUVW_ID9aObqFUU1eTwjjQCQ"><text:span text:style-name="T146_36"><text:s/></text:span></text:a></text:span><text:span text:style-name="T146_37"><text:a xlink:type="simple" xlink:href="http://www.google.com/url?q=http%3A%2F%2Fwww-tsujii.is.s.u-tokyo.ac.jp%2F~yoshinag%2Fresearch%2Fconference_link.html&amp;sa=D&amp;sntz=1&amp;usg=AFQjCNEkEytUVW_ID9aObqFUU1eTwjjQCQ"><text:span text:style-name="T146_38">conferences</text:span></text:a></text:span><text:span text:style-name="T146_39"><text:s/>(</text:span><text:span text:style-name="T146_40">Yoshinaga</text:span><text:span text:style-name="T146_41"><text:s/></text:span><text:span text:style-name="T146_42">Naoki</text:span><text:span text:style-name="T146_43">)</text:span></text:p>
        </text:list-item>
        <text:list-item>
          <text:p text:style-name="P147"><text:span text:style-name="T147_1"><text:a xlink:type="simple" xlink:href="http://www.google.com/url?q=http%3A%2F%2Fnlp.nagaokaut.ac.jp%2FNLP%2Fconference.html&amp;sa=D&amp;sntz=1&amp;usg=AFQjCNEoyiyYxsQDhvh4EPLgXeFCnGSWrA"><text:span text:style-name="T147_2">Listing</text:span></text:a></text:span><text:span text:style-name="T147_3"><text:a xlink:type="simple" xlink:href="http://www.google.com/url?q=http%3A%2F%2Fnlp.nagaokaut.ac.jp%2FNLP%2Fconference.html&amp;sa=D&amp;sntz=1&amp;usg=AFQjCNEoyiyYxsQDhvh4EPLgXeFCnGSWrA"><text:span text:style-name="T147_4"><text:s/></text:span></text:a></text:span><text:span text:style-name="T147_5"><text:a xlink:type="simple" xlink:href="http://www.google.com/url?q=http%3A%2F%2Fnlp.nagaokaut.ac.jp%2FNLP%2Fconference.html&amp;sa=D&amp;sntz=1&amp;usg=AFQjCNEoyiyYxsQDhvh4EPLgXeFCnGSWrA"><text:span text:style-name="T147_6">of</text:span></text:a></text:span><text:span text:style-name="T147_7"><text:a xlink:type="simple" xlink:href="http://www.google.com/url?q=http%3A%2F%2Fnlp.nagaokaut.ac.jp%2FNLP%2Fconference.html&amp;sa=D&amp;sntz=1&amp;usg=AFQjCNEoyiyYxsQDhvh4EPLgXeFCnGSWrA"><text:span text:style-name="T147_8"><text:s/></text:span></text:a></text:span><text:span text:style-name="T147_9"><text:a xlink:type="simple" xlink:href="http://www.google.com/url?q=http%3A%2F%2Fnlp.nagaokaut.ac.jp%2FNLP%2Fconference.html&amp;sa=D&amp;sntz=1&amp;usg=AFQjCNEoyiyYxsQDhvh4EPLgXeFCnGSWrA"><text:span text:style-name="T147_10">International</text:span></text:a></text:span><text:span text:style-name="T147_11"><text:a xlink:type="simple" xlink:href="http://www.google.com/url?q=http%3A%2F%2Fnlp.nagaokaut.ac.jp%2FNLP%2Fconference.html&amp;sa=D&amp;sntz=1&amp;usg=AFQjCNEoyiyYxsQDhvh4EPLgXeFCnGSWrA"><text:span text:style-name="T147_12"><text:s/></text:span></text:a></text:span><text:span text:style-name="T147_13"><text:a xlink:type="simple" xlink:href="http://www.google.com/url?q=http%3A%2F%2Fnlp.nagaokaut.ac.jp%2FNLP%2Fconference.html&amp;sa=D&amp;sntz=1&amp;usg=AFQjCNEoyiyYxsQDhvh4EPLgXeFCnGSWrA"><text:span text:style-name="T147_14">NLP</text:span></text:a></text:span><text:span text:style-name="T147_15"><text:a xlink:type="simple" xlink:href="http://www.google.com/url?q=http%3A%2F%2Fnlp.nagaokaut.ac.jp%2FNLP%2Fconference.html&amp;sa=D&amp;sntz=1&amp;usg=AFQjCNEoyiyYxsQDhvh4EPLgXeFCnGSWrA"><text:span text:style-name="T147_16"><text:s/></text:span></text:a></text:span><text:span text:style-name="T147_17"><text:a xlink:type="simple" xlink:href="http://www.google.com/url?q=http%3A%2F%2Fnlp.nagaokaut.ac.jp%2FNLP%2Fconference.html&amp;sa=D&amp;sntz=1&amp;usg=AFQjCNEoyiyYxsQDhvh4EPLgXeFCnGSWrA"><text:span text:style-name="T147_18">Conferences</text:span></text:a></text:span><text:span text:style-name="T147_19"><text:s/>(</text:span><text:span text:style-name="T147_20">NLP</text:span><text:span text:style-name="T147_21"><text:s/></text:span><text:span text:style-name="T147_22">lab</text:span><text:span text:style-name="T147_23">,<text:s/></text:span><text:span text:style-name="T147_24">Nagaoka</text:span><text:span text:style-name="T147_25"><text:s/></text:span><text:span text:style-name="T147_26">Univ</text:span><text:span text:style-name="T147_27">.<text:s/></text:span><text:span text:style-name="T147_28">of</text:span><text:span text:style-name="T147_29"><text:s/></text:span><text:span text:style-name="T147_30">Technology</text:span><text:span text:style-name="T147_31">):<text:s/></text:span><text:span text:style-name="T147_32">major</text:span><text:span text:style-name="T147_33"><text:s/></text:span><text:span text:style-name="T147_34">conferences</text:span><text:span text:style-name="T147_35"><text:s/></text:span><text:span text:style-name="T147_36">organized</text:span><text:span text:style-name="T147_37"><text:s/></text:span><text:span text:style-name="T147_38">by</text:span><text:span text:style-name="T147_39"><text:s/></text:span><text:span text:style-name="T147_40">theme</text:span></text:p>
        </text:list-item>
        <text:list-item>
          <text:p text:style-name="P148"><text:span text:style-name="T148_1"><text:a xlink:type="simple" xlink:href="http://www.google.com/url?q=http%3A%2F%2Faclweb.org%2Faclwiki%2Findex.php%3Ftitle%3DConferences_in_2010&amp;sa=D&amp;sntz=1&amp;usg=AFQjCNH5dDP0kBaAkwSpNy5yzFeAWnMn4w"><text:span text:style-name="T148_2">ACL</text:span></text:a></text:span><text:span text:style-name="T148_3"><text:a xlink:type="simple" xlink:href="http://www.google.com/url?q=http%3A%2F%2Faclweb.org%2Faclwiki%2Findex.php%3Ftitle%3DConferences_in_2010&amp;sa=D&amp;sntz=1&amp;usg=AFQjCNH5dDP0kBaAkwSpNy5yzFeAWnMn4w"><text:span text:style-name="T148_4"><text:s/></text:span></text:a></text:span><text:span text:style-name="T148_5"><text:a xlink:type="simple" xlink:href="http://www.google.com/url?q=http%3A%2F%2Faclweb.org%2Faclwiki%2Findex.php%3Ftitle%3DConferences_in_2010&amp;sa=D&amp;sntz=1&amp;usg=AFQjCNH5dDP0kBaAkwSpNy5yzFeAWnMn4w"><text:span text:style-name="T148_6">Wiki</text:span></text:a></text:span><text:span text:style-name="T148_7"><text:a xlink:type="simple" xlink:href="http://www.google.com/url?q=http%3A%2F%2Faclweb.org%2Faclwiki%2Findex.php%3Ftitle%3DConferences_in_2010&amp;sa=D&amp;sntz=1&amp;usg=AFQjCNH5dDP0kBaAkwSpNy5yzFeAWnMn4w"><text:span text:style-name="T148_8"><text:s/>'10<text:s/></text:span></text:a></text:span><text:span text:style-name="T148_9"><text:a xlink:type="simple" xlink:href="http://www.google.com/url?q=http%3A%2F%2Faclweb.org%2Faclwiki%2Findex.php%3Ftitle%3DConferences_in_2010&amp;sa=D&amp;sntz=1&amp;usg=AFQjCNH5dDP0kBaAkwSpNy5yzFeAWnMn4w"><text:span text:style-name="T148_10">Conference</text:span></text:a></text:span><text:span text:style-name="T148_11"><text:a xlink:type="simple" xlink:href="http://www.google.com/url?q=http%3A%2F%2Faclweb.org%2Faclwiki%2Findex.php%3Ftitle%3DConferences_in_2010&amp;sa=D&amp;sntz=1&amp;usg=AFQjCNH5dDP0kBaAkwSpNy5yzFeAWnMn4w"><text:span text:style-name="T148_12"><text:s/></text:span></text:a></text:span><text:span text:style-name="T148_13"><text:a xlink:type="simple" xlink:href="http://www.google.com/url?q=http%3A%2F%2Faclweb.org%2Faclwiki%2Findex.php%3Ftitle%3DConferences_in_2010&amp;sa=D&amp;sntz=1&amp;usg=AFQjCNH5dDP0kBaAkwSpNy5yzFeAWnMn4w"><text:span text:style-name="T148_14">Listings</text:span></text:a></text:span></text:p>
        </text:list-item>
        <text:list-item>
          <text:p text:style-name="P149"><text:span text:style-name="T149_1"><text:a xlink:type="simple" xlink:href="http://www.google.com/url?q=http%3A%2F%2Fwww.statmt.org%2F&amp;sa=D&amp;sntz=1&amp;usg=AFQjCNEB-maTbChi6iKz628INuqQ-pKI1Q"><text:span text:style-name="T149_2">Statistical</text:span></text:a></text:span><text:span text:style-name="T149_3"><text:a xlink:type="simple" xlink:href="http://www.google.com/url?q=http%3A%2F%2Fwww.statmt.org%2F&amp;sa=D&amp;sntz=1&amp;usg=AFQjCNEB-maTbChi6iKz628INuqQ-pKI1Q"><text:span text:style-name="T149_4"><text:s/></text:span></text:a></text:span><text:span text:style-name="T149_5"><text:a xlink:type="simple" xlink:href="http://www.google.com/url?q=http%3A%2F%2Fwww.statmt.org%2F&amp;sa=D&amp;sntz=1&amp;usg=AFQjCNEB-maTbChi6iKz628INuqQ-pKI1Q"><text:span text:style-name="T149_6">Machine</text:span></text:a></text:span><text:span text:style-name="T149_7"><text:a xlink:type="simple" xlink:href="http://www.google.com/url?q=http%3A%2F%2Fwww.statmt.org%2F&amp;sa=D&amp;sntz=1&amp;usg=AFQjCNEB-maTbChi6iKz628INuqQ-pKI1Q"><text:span text:style-name="T149_8"><text:s/></text:span></text:a></text:span><text:span text:style-name="T149_9"><text:a xlink:type="simple" xlink:href="http://www.google.com/url?q=http%3A%2F%2Fwww.statmt.org%2F&amp;sa=D&amp;sntz=1&amp;usg=AFQjCNEB-maTbChi6iKz628INuqQ-pKI1Q"><text:span text:style-name="T149_10">Translation</text:span></text:a></text:span><text:span text:style-name="T149_11"><text:a xlink:type="simple" xlink:href="http://www.google.com/url?q=http%3A%2F%2Fwww.statmt.org%2F&amp;sa=D&amp;sntz=1&amp;usg=AFQjCNEB-maTbChi6iKz628INuqQ-pKI1Q"><text:span text:style-name="T149_12"><text:s/></text:span></text:a></text:span><text:span text:style-name="T149_13"><text:a xlink:type="simple" xlink:href="http://www.google.com/url?q=http%3A%2F%2Fwww.statmt.org%2F&amp;sa=D&amp;sntz=1&amp;usg=AFQjCNEB-maTbChi6iKz628INuqQ-pKI1Q"><text:span text:style-name="T149_14">Conference</text:span></text:a></text:span><text:span text:style-name="T149_15"><text:a xlink:type="simple" xlink:href="http://www.google.com/url?q=http%3A%2F%2Fwww.statmt.org%2F&amp;sa=D&amp;sntz=1&amp;usg=AFQjCNEB-maTbChi6iKz628INuqQ-pKI1Q"><text:span text:style-name="T149_16"><text:s/></text:span></text:a></text:span><text:span text:style-name="T149_17"><text:a xlink:type="simple" xlink:href="http://www.google.com/url?q=http%3A%2F%2Fwww.statmt.org%2F&amp;sa=D&amp;sntz=1&amp;usg=AFQjCNEB-maTbChi6iKz628INuqQ-pKI1Q"><text:span text:style-name="T149_18">Links</text:span></text:a></text:span><text:span text:style-name="T149_19"><text:s/>(</text:span><text:span text:style-name="T149_20">Philipp</text:span><text:span text:style-name="T149_21"><text:s/></text:span><text:span text:style-name="T149_22">Koehn</text:span><text:span text:style-name="T149_23">)</text:span></text:p>
        </text:list-item>
        <text:list-item>
          <text:p text:style-name="P150"><text:span text:style-name="T150_1"><text:a xlink:type="simple" xlink:href="http://www.google.com/url?q=http%3A%2F%2Fusers.cs.dal.ca%2F~vlado%2Fnlp%2Fconferences.html&amp;sa=D&amp;sntz=1&amp;usg=AFQjCNHLtKx1UnwdoEWMhe26O7jRRrehRQ"><text:span text:style-name="T150_2">NLP</text:span></text:a></text:span><text:span text:style-name="T150_3"><text:a xlink:type="simple" xlink:href="http://www.google.com/url?q=http%3A%2F%2Fusers.cs.dal.ca%2F~vlado%2Fnlp%2Fconferences.html&amp;sa=D&amp;sntz=1&amp;usg=AFQjCNHLtKx1UnwdoEWMhe26O7jRRrehRQ"><text:span text:style-name="T150_4"><text:s/></text:span></text:a></text:span><text:span text:style-name="T150_5"><text:a xlink:type="simple" xlink:href="http://www.google.com/url?q=http%3A%2F%2Fusers.cs.dal.ca%2F~vlado%2Fnlp%2Fconferences.html&amp;sa=D&amp;sntz=1&amp;usg=AFQjCNHLtKx1UnwdoEWMhe26O7jRRrehRQ"><text:span text:style-name="T150_6">Conference</text:span></text:a></text:span><text:span text:style-name="T150_7"><text:a xlink:type="simple" xlink:href="http://www.google.com/url?q=http%3A%2F%2Fusers.cs.dal.ca%2F~vlado%2Fnlp%2Fconferences.html&amp;sa=D&amp;sntz=1&amp;usg=AFQjCNHLtKx1UnwdoEWMhe26O7jRRrehRQ"><text:span text:style-name="T150_8"><text:s/></text:span></text:a></text:span><text:span text:style-name="T150_9"><text:a xlink:type="simple" xlink:href="http://www.google.com/url?q=http%3A%2F%2Fusers.cs.dal.ca%2F~vlado%2Fnlp%2Fconferences.html&amp;sa=D&amp;sntz=1&amp;usg=AFQjCNHLtKx1UnwdoEWMhe26O7jRRrehRQ"><text:span text:style-name="T150_10">Calendar</text:span></text:a></text:span><text:span text:style-name="T150_11"><text:a xlink:type="simple" xlink:href="http://www.google.com/url?q=http%3A%2F%2Fusers.cs.dal.ca%2F~vlado%2Fnlp%2Fconferences.html&amp;sa=D&amp;sntz=1&amp;usg=AFQjCNHLtKx1UnwdoEWMhe26O7jRRrehRQ"><text:span text:style-name="T150_12"><text:s/></text:span></text:a></text:span><text:span text:style-name="T150_13"><text:a xlink:type="simple" xlink:href="http://www.google.com/url?q=http%3A%2F%2Fusers.cs.dal.ca%2F~vlado%2Fnlp%2Fconferences.html&amp;sa=D&amp;sntz=1&amp;usg=AFQjCNHLtKx1UnwdoEWMhe26O7jRRrehRQ"><text:span text:style-name="T150_14">with</text:span></text:a></text:span><text:span text:style-name="T150_15"><text:a xlink:type="simple" xlink:href="http://www.google.com/url?q=http%3A%2F%2Fusers.cs.dal.ca%2F~vlado%2Fnlp%2Fconferences.html&amp;sa=D&amp;sntz=1&amp;usg=AFQjCNHLtKx1UnwdoEWMhe26O7jRRrehRQ"><text:span text:style-name="T150_16"><text:s/></text:span></text:a></text:span><text:span text:style-name="T150_17"><text:a xlink:type="simple" xlink:href="http://www.google.com/url?q=http%3A%2F%2Fusers.cs.dal.ca%2F~vlado%2Fnlp%2Fconferences.html&amp;sa=D&amp;sntz=1&amp;usg=AFQjCNHLtKx1UnwdoEWMhe26O7jRRrehRQ"><text:span text:style-name="T150_18">focus</text:span></text:a></text:span><text:span text:style-name="T150_19"><text:a xlink:type="simple" xlink:href="http://www.google.com/url?q=http%3A%2F%2Fusers.cs.dal.ca%2F~vlado%2Fnlp%2Fconferences.html&amp;sa=D&amp;sntz=1&amp;usg=AFQjCNHLtKx1UnwdoEWMhe26O7jRRrehRQ"><text:span text:style-name="T150_20"><text:s/></text:span></text:a></text:span><text:span text:style-name="T150_21"><text:a xlink:type="simple" xlink:href="http://www.google.com/url?q=http%3A%2F%2Fusers.cs.dal.ca%2F~vlado%2Fnlp%2Fconferences.html&amp;sa=D&amp;sntz=1&amp;usg=AFQjCNHLtKx1UnwdoEWMhe26O7jRRrehRQ"><text:span text:style-name="T150_22">on</text:span></text:a></text:span><text:span text:style-name="T150_23"><text:a xlink:type="simple" xlink:href="http://www.google.com/url?q=http%3A%2F%2Fusers.cs.dal.ca%2F~vlado%2Fnlp%2Fconferences.html&amp;sa=D&amp;sntz=1&amp;usg=AFQjCNHLtKx1UnwdoEWMhe26O7jRRrehRQ"><text:span text:style-name="T150_24"><text:s/></text:span></text:a></text:span><text:span text:style-name="T150_25"><text:a xlink:type="simple" xlink:href="http://www.google.com/url?q=http%3A%2F%2Fusers.cs.dal.ca%2F~vlado%2Fnlp%2Fconferences.html&amp;sa=D&amp;sntz=1&amp;usg=AFQjCNHLtKx1UnwdoEWMhe26O7jRRrehRQ"><text:span text:style-name="T150_26">Bioinformatics</text:span></text:a></text:span><text:span text:style-name="T150_27"><text:s/>(</text:span><text:span text:style-name="T150_28">Vlado</text:span><text:span text:style-name="T150_29"><text:s/></text:span><text:span text:style-name="T150_30">Keselj</text:span><text:span text:style-name="T150_31">)</text:span></text:p>
        </text:list-item>
        <text:list-item>
          <text:p text:style-name="P151"><text:span text:style-name="T151_1"><text:a xlink:type="simple" xlink:href="http://www.google.com/url?q=http%3A%2F%2Fwikicfp.com%2Fcfp%2Fcall%3Fconference%3DNLP&amp;sa=D&amp;sntz=1&amp;usg=AFQjCNGVk5txoQiUgSxasIltnq_ElgSnCw"><text:span text:style-name="T151_2">WikiCFP</text:span></text:a></text:span><text:span text:style-name="T151_3"><text:a xlink:type="simple" xlink:href="http://www.google.com/url?q=http%3A%2F%2Fwikicfp.com%2Fcfp%2Fcall%3Fconference%3DNLP&amp;sa=D&amp;sntz=1&amp;usg=AFQjCNGVk5txoQiUgSxasIltnq_ElgSnCw"><text:span text:style-name="T151_4">'</text:span></text:a></text:span><text:span text:style-name="T151_5"><text:a xlink:type="simple" xlink:href="http://www.google.com/url?q=http%3A%2F%2Fwikicfp.com%2Fcfp%2Fcall%3Fconference%3DNLP&amp;sa=D&amp;sntz=1&amp;usg=AFQjCNGVk5txoQiUgSxasIltnq_ElgSnCw"><text:span text:style-name="T151_6">s</text:span></text:a></text:span><text:span text:style-name="T151_7"><text:a xlink:type="simple" xlink:href="http://www.google.com/url?q=http%3A%2F%2Fwikicfp.com%2Fcfp%2Fcall%3Fconference%3DNLP&amp;sa=D&amp;sntz=1&amp;usg=AFQjCNGVk5txoQiUgSxasIltnq_ElgSnCw"><text:span text:style-name="T151_8"><text:s/></text:span></text:a></text:span><text:span text:style-name="T151_9"><text:a xlink:type="simple" xlink:href="http://www.google.com/url?q=http%3A%2F%2Fwikicfp.com%2Fcfp%2Fcall%3Fconference%3DNLP&amp;sa=D&amp;sntz=1&amp;usg=AFQjCNGVk5txoQiUgSxasIltnq_ElgSnCw"><text:span text:style-name="T151_10">NLP</text:span></text:a></text:span><text:span text:style-name="T151_11"><text:a xlink:type="simple" xlink:href="http://www.google.com/url?q=http%3A%2F%2Fwikicfp.com%2Fcfp%2Fcall%3Fconference%3DNLP&amp;sa=D&amp;sntz=1&amp;usg=AFQjCNGVk5txoQiUgSxasIltnq_ElgSnCw"><text:span text:style-name="T151_12"><text:s/></text:span></text:a></text:span><text:span text:style-name="T151_13"><text:a xlink:type="simple" xlink:href="http://www.google.com/url?q=http%3A%2F%2Fwikicfp.com%2Fcfp%2Fcall%3Fconference%3DNLP&amp;sa=D&amp;sntz=1&amp;usg=AFQjCNGVk5txoQiUgSxasIltnq_ElgSnCw"><text:span text:style-name="T151_14">list</text:span></text:a></text:span></text:p>
        </text:list-item>
        <text:list-item>
          <text:p text:style-name="P152"><text:span text:style-name="T152_1">My</text:span><text:span text:style-name="T152_2"><text:s/></text:span><text:span text:style-name="T152_3">listings</text:span><text:span text:style-name="T152_4"><text:s/></text:span><text:span text:style-name="T152_5">for</text:span><text:span text:style-name="T152_6"><text:s/></text:span><text:span text:style-name="T152_7">past</text:span><text:span text:style-name="T152_8"><text:s/></text:span><text:span text:style-name="T152_9">conferences</text:span><text:span text:style-name="T152_10">:<text:s/>[<text:s/>2010<text:s/>]<text:s/>[<text:s/>2009<text:s/>]<text:s/>[<text:s/>2008<text:s/>]<text:s/>[<text:s/>2007<text:s/>]<text:s/>[<text:s/>2006<text:s/>]<text:s/>[<text:s/>2005<text:s/>]<text:s/>[<text:s/>2004<text:s/>]</text:span></text:p>
        </text:list-item>
        <text:list-item>
          <text:p text:style-name="P153"><text:span text:style-name="T153_1"><text:a xlink:type="simple" xlink:href="http://www.google.com/url?q=http%3A%2F%2Faclweb.org%2Faclwiki%2Findex.php%3Ftitle%3DConference_acceptance_rates&amp;sa=D&amp;sntz=1&amp;usg=AFQjCNHB53K5ccWSE9E4x5nhM-OwEUZnbA"><text:span text:style-name="T153_2">Conference</text:span></text:a></text:span><text:span text:style-name="T153_3"><text:a xlink:type="simple" xlink:href="http://www.google.com/url?q=http%3A%2F%2Faclweb.org%2Faclwiki%2Findex.php%3Ftitle%3DConference_acceptance_rates&amp;sa=D&amp;sntz=1&amp;usg=AFQjCNHB53K5ccWSE9E4x5nhM-OwEUZnbA"><text:span text:style-name="T153_4"><text:s/></text:span></text:a></text:span><text:span text:style-name="T153_5"><text:a xlink:type="simple" xlink:href="http://www.google.com/url?q=http%3A%2F%2Faclweb.org%2Faclwiki%2Findex.php%3Ftitle%3DConference_acceptance_rates&amp;sa=D&amp;sntz=1&amp;usg=AFQjCNHB53K5ccWSE9E4x5nhM-OwEUZnbA"><text:span text:style-name="T153_6">Acceptance</text:span></text:a></text:span><text:span text:style-name="T153_7"><text:a xlink:type="simple" xlink:href="http://www.google.com/url?q=http%3A%2F%2Faclweb.org%2Faclwiki%2Findex.php%3Ftitle%3DConference_acceptance_rates&amp;sa=D&amp;sntz=1&amp;usg=AFQjCNHB53K5ccWSE9E4x5nhM-OwEUZnbA"><text:span text:style-name="T153_8"><text:s/></text:span></text:a></text:span><text:span text:style-name="T153_9"><text:a xlink:type="simple" xlink:href="http://www.google.com/url?q=http%3A%2F%2Faclweb.org%2Faclwiki%2Findex.php%3Ftitle%3DConference_acceptance_rates&amp;sa=D&amp;sntz=1&amp;usg=AFQjCNHB53K5ccWSE9E4x5nhM-OwEUZnbA"><text:span text:style-name="T153_10">Rates</text:span></text:a></text:span><text:span text:style-name="T153_11"><text:s/>(</text:span><text:span text:style-name="T153_12">from</text:span><text:span text:style-name="T153_13"><text:s/></text:span><text:span text:style-name="T153_14">ACL</text:span><text:span text:style-name="T153_15"><text:s/></text:span><text:span text:style-name="T153_16">wiki</text:span><text:span text:style-name="T153_17">)</text:span></text:p>
        </text:list-item>
        <text:list-item>
          <text:p text:style-name="P154"><text:span text:style-name="T154_1">Another</text:span><text:span text:style-name="T154_2"><text:s/></text:span><text:span text:style-name="T154_3">site</text:span><text:span text:style-name="T154_4"><text:s/></text:span><text:span text:style-name="T154_5">for</text:span><text:span text:style-name="T154_6"><text:s/></text:span><text:span text:style-name="T154_7">relevant</text:span><text:span text:style-name="T154_8"><text:s/></text:span><text:span text:style-name="T154_9">conferences</text:span><text:span text:style-name="T154_10">:<text:s/></text:span><text:span text:style-name="T154_11"><text:a xlink:type="simple" xlink:href="http://www.google.com/url?q=http%3A%2F%2Fifarm.nl%2Fsignll%2Fevents%2F&amp;sa=D&amp;sntz=1&amp;usg=AFQjCNEm3uu1uPXUdEd_g2zzGC7w1blU5Q"><text:span text:style-name="T154_12">http</text:span></text:a></text:span><text:span text:style-name="T154_13"><text:a xlink:type="simple" xlink:href="http://www.google.com/url?q=http%3A%2F%2Fifarm.nl%2Fsignll%2Fevents%2F&amp;sa=D&amp;sntz=1&amp;usg=AFQjCNEm3uu1uPXUdEd_g2zzGC7w1blU5Q"><text:span text:style-name="T154_14">://</text:span></text:a></text:span><text:span text:style-name="T154_15"><text:a xlink:type="simple" xlink:href="http://www.google.com/url?q=http%3A%2F%2Fifarm.nl%2Fsignll%2Fevents%2F&amp;sa=D&amp;sntz=1&amp;usg=AFQjCNEm3uu1uPXUdEd_g2zzGC7w1blU5Q"><text:span text:style-name="T154_16">ifarm</text:span></text:a></text:span><text:span text:style-name="T154_17"><text:a xlink:type="simple" xlink:href="http://www.google.com/url?q=http%3A%2F%2Fifarm.nl%2Fsignll%2Fevents%2F&amp;sa=D&amp;sntz=1&amp;usg=AFQjCNEm3uu1uPXUdEd_g2zzGC7w1blU5Q"><text:span text:style-name="T154_18">.</text:span></text:a></text:span><text:span text:style-name="T154_19"><text:a xlink:type="simple" xlink:href="http://www.google.com/url?q=http%3A%2F%2Fifarm.nl%2Fsignll%2Fevents%2F&amp;sa=D&amp;sntz=1&amp;usg=AFQjCNEm3uu1uPXUdEd_g2zzGC7w1blU5Q"><text:span text:style-name="T154_20">nl</text:span></text:a></text:span><text:span text:style-name="T154_21"><text:a xlink:type="simple" xlink:href="http://www.google.com/url?q=http%3A%2F%2Fifarm.nl%2Fsignll%2Fevents%2F&amp;sa=D&amp;sntz=1&amp;usg=AFQjCNEm3uu1uPXUdEd_g2zzGC7w1blU5Q"><text:span text:style-name="T154_22">/</text:span></text:a></text:span><text:span text:style-name="T154_23"><text:a xlink:type="simple" xlink:href="http://www.google.com/url?q=http%3A%2F%2Fifarm.nl%2Fsignll%2Fevents%2F&amp;sa=D&amp;sntz=1&amp;usg=AFQjCNEm3uu1uPXUdEd_g2zzGC7w1blU5Q"><text:span text:style-name="T154_24">signll</text:span></text:a></text:span><text:span text:style-name="T154_25"><text:a xlink:type="simple" xlink:href="http://www.google.com/url?q=http%3A%2F%2Fifarm.nl%2Fsignll%2Fevents%2F&amp;sa=D&amp;sntz=1&amp;usg=AFQjCNEm3uu1uPXUdEd_g2zzGC7w1blU5Q"><text:span text:style-name="T154_26">/</text:span></text:a></text:span><text:span text:style-name="T154_27"><text:a xlink:type="simple" xlink:href="http://www.google.com/url?q=http%3A%2F%2Fifarm.nl%2Fsignll%2Fevents%2F&amp;sa=D&amp;sntz=1&amp;usg=AFQjCNEm3uu1uPXUdEd_g2zzGC7w1blU5Q"><text:span text:style-name="T154_28">events</text:span></text:a></text:span><text:span text:style-name="T154_29"><text:a xlink:type="simple" xlink:href="http://www.google.com/url?q=http%3A%2F%2Fifarm.nl%2Fsignll%2Fevents%2F&amp;sa=D&amp;sntz=1&amp;usg=AFQjCNEm3uu1uPXUdEd_g2zzGC7w1blU5Q"><text:span text:style-name="T154_30">/</text:span></text:a></text:span></text:p>
        </text:list-item>
      </text:list>
      <text:p text:style-name="P15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Georgia" svg:font-family="Georgia"/>
    <style:font-face style:name="Tahoma" svg:font-family="Tahoma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orphans="2" fo:widows="2"/>
      <style:text-properties style:use-window-font-color="true" fo:font-size="12pt" style:font-size-asian="12pt" style:font-size-complex="12pt" fo:language="en" fo:language-asian="en" fo:language-complex="ar" fo:country="US" fo:country-asian="US" fo:country-complex="SA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Style-1" style:family="paragraph" style:parent-style-name="Standard"/>
    <style:style style:name="Style-2" style:family="paragraph" style:parent-style-name="Standard"/>
    <style:style style:name="Style-3" style:family="paragraph" style:parent-style-name="Standard"/>
    <style:style style:name="Style-4" style:family="paragraph" style:parent-style-name="Standard"/>
    <style:style style:name="Style-5" style:family="paragraph" style:parent-style-name="Standard"/>
    <style:style style:name="Style-6" style:family="paragraph" style:parent-style-name="Standard"/>
    <style:style style:name="Style-7" style:family="paragraph" style:parent-style-name="Standard"/>
    <style:style style:name="Style-8" style:family="paragraph" style:parent-style-name="Standard"/>
    <style:style style:name="Style-9" style:family="paragraph" style:parent-style-name="Standard"/>
    <style:style style:name="Style-10" style:family="paragraph" style:parent-style-name="Standard"/>
    <style:style style:name="ListStyle" style:family="paragraph" style:parent-style-name="Standard"/>
    <style:style style:name="LLS_1_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LS_1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1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1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1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2.54cm" fo:margin-bottom="2.54cm" fo:margin-left="2.54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2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